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665in"/>
    </style:style>
    <style:style style:name="co2" style:family="table-column">
      <style:table-column-properties fo:break-before="auto" style:column-width="1.0717in"/>
    </style:style>
    <style:style style:name="co3" style:family="table-column">
      <style:table-column-properties fo:break-before="auto" style:column-width="6.2866in"/>
    </style:style>
    <style:style style:name="co4" style:family="table-column">
      <style:table-column-properties fo:break-before="auto" style:column-width="12.0134in"/>
    </style:style>
    <style:style style:name="co5" style:family="table-column">
      <style:table-column-properties fo:break-before="auto" style:column-width="2.24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/>
      <style:text-properties fo:font-size="14pt" style:font-size-asian="14pt" style:font-size-complex="14pt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rotein Function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Default"/>
        <table:table-row table:style-name="ro1">
          <table:table-cell table:style-name="ce1" office:value-type="string">
            <text:p>Common name</text:p>
          </table:table-cell>
          <table:table-cell table:style-name="ce3" office:value-type="string">
            <text:p>Entrez ID</text:p>
          </table:table-cell>
          <table:table-cell table:style-name="ce1" office:value-type="string">
            <text:p>Gene Name</text:p>
          </table:table-cell>
          <table:table-cell table:style-name="ce1" office:value-type="string">
            <text:p>Prediction</text:p>
          </table:table-cell>
          <table:table-cell table:style-name="ce1" office:value-type="string">
            <text:p>Sorted Category</text:p>
          </table:table-cell>
          <table:table-cell table:style-name="ce5" table:number-columns-repeated="1019"/>
        </table:table-row>
        <table:table-row table:style-name="ro1">
          <table:table-cell office:value-type="string">
            <text:p>ispD</text:p>
          </table:table-cell>
          <table:table-cell office:value-type="float" office:value="948269">
            <text:p>948269</text:p>
          </table:table-cell>
          <table:table-cell office:value-type="string">
            <text:p>2-C-methyl-D-erythritol 4-phosphate cytidylyltransferas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dxr</text:p>
          </table:table-cell>
          <table:table-cell office:value-type="float" office:value="945019">
            <text:p>945019</text:p>
          </table:table-cell>
          <table:table-cell office:value-type="string">
            <text:p>1-deoxy-D-xylulose 5-phosphate reductoisom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bsB</text:p>
          </table:table-cell>
          <table:table-cell office:value-type="float" office:value="948261">
            <text:p>948261</text:p>
          </table:table-cell>
          <table:table-cell office:value-type="string">
            <text:p>D-ribose-binding periplasmic protein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bsC</text:p>
          </table:table-cell>
          <table:table-cell office:value-type="float" office:value="948262">
            <text:p>948262</text:p>
          </table:table-cell>
          <table:table-cell office:value-type="string">
            <text:p>Ribose transport system permease protein rbsC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ieP</text:p>
          </table:table-cell>
          <table:table-cell office:value-type="float" office:value="948263">
            <text:p>948263</text:p>
          </table:table-cell>
          <table:table-cell office:value-type="string">
            <text:p>Uncharacterized HTH-type transcriptional regulator yieP</text:p>
          </table:table-cell>
          <table:table-cell office:value-type="string">
            <text:p>[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ucU</text:p>
          </table:table-cell>
          <table:table-cell office:value-type="float" office:value="945842">
            <text:p>945842</text:p>
          </table:table-cell>
          <table:table-cell office:value-type="string">
            <text:p>L-fucose mutarot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hemB</text:p>
          </table:table-cell>
          <table:table-cell office:value-type="float" office:value="945017">
            <text:p>945017</text:p>
          </table:table-cell>
          <table:table-cell office:value-type="string">
            <text:p>Delta-aminolevulinic acid dehydrat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tonB</text:p>
          </table:table-cell>
          <table:table-cell office:value-type="float" office:value="945843">
            <text:p>945843</text:p>
          </table:table-cell>
          <table:table-cell office:value-type="string">
            <text:p>Protein tonB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bsA</text:p>
          </table:table-cell>
          <table:table-cell office:value-type="float" office:value="948264">
            <text:p>948264</text:p>
          </table:table-cell>
          <table:table-cell office:value-type="string">
            <text:p>Ribose import ATP-binding protein rbsA; Ribose import ATP-binding protein rbsA 1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luB</text:p>
          </table:table-cell>
          <table:table-cell office:value-type="float" office:value="945840">
            <text:p>945840</text:p>
          </table:table-cell>
          <table:table-cell office:value-type="string">
            <text:p>Pseudouridine synthase; Ribosomal large subunit pseudouridine synthase 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bsR</text:p>
          </table:table-cell>
          <table:table-cell office:value-type="float" office:value="948266">
            <text:p>948266</text:p>
          </table:table-cell>
          <table:table-cell office:value-type="string">
            <text:p>Ribose operon repressor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kch</text:p>
          </table:table-cell>
          <table:table-cell office:value-type="float" office:value="945841">
            <text:p>945841</text:p>
          </table:table-cell>
          <table:table-cell office:value-type="string">
            <text:p>Putative potassium channel protein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bsD</text:p>
          </table:table-cell>
          <table:table-cell office:value-type="float" office:value="948267">
            <text:p>948267</text:p>
          </table:table-cell>
          <table:table-cell office:value-type="string">
            <text:p>D-ribose pyran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dnaC</text:p>
          </table:table-cell>
          <table:table-cell office:value-type="float" office:value="948864">
            <text:p>948864</text:p>
          </table:table-cell>
          <table:table-cell office:value-type="string">
            <text:p>DNA replication protein dnaC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dcI</text:p>
          </table:table-cell>
          <table:table-cell office:value-type="float" office:value="948865">
            <text:p>948865</text:p>
          </table:table-cell>
          <table:table-cell office:value-type="string">
            <text:p>Uncharacterized HTH-type transcriptional regulator ydcI</text:p>
          </table:table-cell>
          <table:table-cell office:value-type="string">
            <text:p>['Transcription', ' RNA related', ' Type of regulation', ' Genetic unit regulated', 'transcription', 'regulation of transcription <text:s/>DNA dependent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btuR</text:p>
          </table:table-cell>
          <table:table-cell office:value-type="float" office:value="945839">
            <text:p>945839</text:p>
          </table:table-cell>
          <table:table-cell office:value-type="string">
            <text:p>Cob(I)yrinic acid a,c-diamide adenosyltransfer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hsdS</text:p>
          </table:table-cell>
          <table:table-cell office:value-type="float" office:value="948867">
            <text:p>948867</text:p>
          </table:table-cell>
          <table:table-cell office:value-type="string">
            <text:p>Type-1 restriction enzyme EcoKI specificity prote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dhE</text:p>
          </table:table-cell>
          <table:table-cell office:value-type="float" office:value="945837">
            <text:p>945837</text:p>
          </table:table-cell>
          <table:table-cell office:value-type="string">
            <text:p>Aldehyde-alcohol dehydrogen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bsK</text:p>
          </table:table-cell>
          <table:table-cell office:value-type="float" office:value="948260">
            <text:p>948260</text:p>
          </table:table-cell>
          <table:table-cell office:value-type="string">
            <text:p>Ribokin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nadC</text:p>
          </table:table-cell>
          <table:table-cell office:value-type="float" office:value="948869">
            <text:p>948869</text:p>
          </table:table-cell>
          <table:table-cell office:value-type="string">
            <text:p>Nicotinate-nucleotide pyrophosphorylase [carboxylating]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chE</text:p>
          </table:table-cell>
          <table:table-cell office:value-type="float" office:value="945836">
            <text:p>945836</text:p>
          </table:table-cell>
          <table:table-cell office:value-type="string">
            <text:p>UPF0056 membrane protein yhc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dosC</text:p>
          </table:table-cell>
          <table:table-cell office:value-type="float" office:value="945835">
            <text:p>945835</text:p>
          </table:table-cell>
          <table:table-cell office:value-type="string">
            <text:p>Diguanylate cyclase yddV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ddV</text:p>
          </table:table-cell>
          <table:table-cell office:value-type="float" office:value="945835">
            <text:p>945835</text:p>
          </table:table-cell>
          <table:table-cell office:value-type="string">
            <text:p>Diguanylate cyclase yddV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tauD</text:p>
          </table:table-cell>
          <table:table-cell office:value-type="float" office:value="945021">
            <text:p>945021</text:p>
          </table:table-cell>
          <table:table-cell office:value-type="string">
            <text:p>Alpha-ketoglutarate-dependent taurine dioxygen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dinI</text:p>
          </table:table-cell>
          <table:table-cell office:value-type="float" office:value="945022">
            <text:p>945022</text:p>
          </table:table-cell>
          <table:table-cell office:value-type="string">
            <text:p>DNA-damage-inducible protein I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ccK</text:p>
          </table:table-cell>
          <table:table-cell office:value-type="float" office:value="945023">
            <text:p>945023</text:p>
          </table:table-cell>
          <table:table-cell office:value-type="string">
            <text:p>Sulfurtransferase tu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mutH</text:p>
          </table:table-cell>
          <table:table-cell office:value-type="float" office:value="947299">
            <text:p>947299</text:p>
          </table:table-cell>
          <table:table-cell office:value-type="string">
            <text:p>DNA mismatch repair protein mutH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ieL</text:p>
          </table:table-cell>
          <table:table-cell office:value-type="float" office:value="948272">
            <text:p>948272</text:p>
          </table:table-cell>
          <table:table-cell office:value-type="string">
            <text:p>Uncharacterized protein yieL</text:p>
          </table:table-cell>
          <table:table-cell office:value-type="string">
            <text:p>['Carbohydrate transport and metabolism'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ahF</text:p>
          </table:table-cell>
          <table:table-cell office:value-type="float" office:value="947298">
            <text:p>947298</text:p>
          </table:table-cell>
          <table:table-cell office:value-type="string">
            <text:p>Uncharacterized protein yahF</text:p>
          </table:table-cell>
          <table:table-cell office:value-type="string">
            <text:p>['Amino acid transport and metabolism', ' Carbon compound utilization', 'amino acid metabolic process'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tdk</text:p>
          </table:table-cell>
          <table:table-cell office:value-type="float" office:value="945834">
            <text:p>945834</text:p>
          </table:table-cell>
          <table:table-cell office:value-type="string">
            <text:p>Thymidine kin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ilvE</text:p>
          </table:table-cell>
          <table:table-cell office:value-type="float" office:value="948278">
            <text:p>948278</text:p>
          </table:table-cell>
          <table:table-cell office:value-type="string">
            <text:p>Branched-chain-amino-acid aminotransfer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smpB</text:p>
          </table:table-cell>
          <table:table-cell office:value-type="float" office:value="947296">
            <text:p>947296</text:p>
          </table:table-cell>
          <table:table-cell office:value-type="string">
            <text:p>SsrA-binding prote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ilvM</text:p>
          </table:table-cell>
          <table:table-cell office:value-type="float" office:value="948279">
            <text:p>948279</text:p>
          </table:table-cell>
          <table:table-cell office:value-type="string">
            <text:p>Acetolactate synthase isozyme 2 small subunit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miC</text:p>
          </table:table-cell>
          <table:table-cell office:value-type="float" office:value="947293">
            <text:p>947293</text:p>
          </table:table-cell>
          <table:table-cell office:value-type="string">
            <text:p>N-acetylmuramoyl-L-alanine amidase amiC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tauB</text:p>
          </table:table-cell>
          <table:table-cell office:value-type="float" office:value="945027">
            <text:p>945027</text:p>
          </table:table-cell>
          <table:table-cell office:value-type="string">
            <text:p>Taurine import ATP-binding protein tauB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ecC</text:p>
          </table:table-cell>
          <table:table-cell office:value-type="float" office:value="947294">
            <text:p>947294</text:p>
          </table:table-cell>
          <table:table-cell office:value-type="string">
            <text:p>Exodeoxyribonuclease V gamma cha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hns</text:p>
          </table:table-cell>
          <table:table-cell office:value-type="float" office:value="945829">
            <text:p>945829</text:p>
          </table:table-cell>
          <table:table-cell office:value-type="string">
            <text:p>DNA-binding protein H-NS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laC</text:p>
          </table:table-cell>
          <table:table-cell office:value-type="float" office:value="948876">
            <text:p>948876</text:p>
          </table:table-cell>
          <table:table-cell office:value-type="string">
            <text:p>Inner membrane protein ylaC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gdL</text:p>
          </table:table-cell>
          <table:table-cell office:value-type="float" office:value="947291">
            <text:p>947291</text:p>
          </table:table-cell>
          <table:table-cell office:value-type="string">
            <text:p>Uncharacterized protein ygdL</text:p>
          </table:table-cell>
          <table:table-cell office:value-type="string">
            <text:p>[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sdL</text:p>
          </table:table-cell>
          <table:table-cell office:value-type="float" office:value="947291">
            <text:p>947291</text:p>
          </table:table-cell>
          <table:table-cell office:value-type="string">
            <text:p>Uncharacterized protein ygdL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chJ</text:p>
          </table:table-cell>
          <table:table-cell office:value-type="float" office:value="945828">
            <text:p>945828</text:p>
          </table:table-cell>
          <table:table-cell office:value-type="string">
            <text:p>UPF0225 protein ychJ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mpD</text:p>
          </table:table-cell>
          <table:table-cell office:value-type="float" office:value="948877">
            <text:p>948877</text:p>
          </table:table-cell>
          <table:table-cell office:value-type="string">
            <text:p>1,6-anhydro-N-acetylmuramyl-L-alanine amidase ampD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arcA</text:p>
          </table:table-cell>
          <table:table-cell office:value-type="float" office:value="948874">
            <text:p>948874</text:p>
          </table:table-cell>
          <table:table-cell office:value-type="string">
            <text:p>Aerobic respiration control protein arc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hsdR</text:p>
          </table:table-cell>
          <table:table-cell office:value-type="float" office:value="948878">
            <text:p>948878</text:p>
          </table:table-cell>
          <table:table-cell office:value-type="string">
            <text:p>Type I restriction enzyme EcoKI R prote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geW</text:p>
          </table:table-cell>
          <table:table-cell office:value-type="float" office:value="945826">
            <text:p>945826</text:p>
          </table:table-cell>
          <table:table-cell office:value-type="string">
            <text:p>Uncharacterized protein ygeW</text:p>
          </table:table-cell>
          <table:table-cell office:value-type="string">
            <text:p>[' Central intermediary metabolism']</text:p>
          </table:table-cell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hsdM</text:p>
          </table:table-cell>
          <table:table-cell office:value-type="float" office:value="948872">
            <text:p>948872</text:p>
          </table:table-cell>
          <table:table-cell office:value-type="string">
            <text:p>Type I restriction enzyme EcoKI M prote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stB</text:p>
          </table:table-cell>
          <table:table-cell office:value-type="float" office:value="948870">
            <text:p>948870</text:p>
          </table:table-cell>
          <table:table-cell office:value-type="string">
            <text:p>Sensor protein; Sensor protein rst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tauA</text:p>
          </table:table-cell>
          <table:table-cell office:value-type="float" office:value="945030">
            <text:p>945030</text:p>
          </table:table-cell>
          <table:table-cell office:value-type="string">
            <text:p>Taurine-binding periplasmic prote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tpF</text:p>
          </table:table-cell>
          <table:table-cell office:value-type="float" office:value="948247">
            <text:p>948247</text:p>
          </table:table-cell>
          <table:table-cell office:value-type="string">
            <text:p>ATP synthase subunit b; ATP synthase B chain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aiI</text:p>
          </table:table-cell>
          <table:table-cell office:value-type="float" office:value="945033">
            <text:p>945033</text:p>
          </table:table-cell>
          <table:table-cell office:value-type="string">
            <text:p>UPF0178 protein yaiI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mnmG</text:p>
          </table:table-cell>
          <table:table-cell office:value-type="float" office:value="948248">
            <text:p>948248</text:p>
          </table:table-cell>
          <table:table-cell office:value-type="string">
            <text:p>tRNA uridine 5-carboxymethylaminomethyl modification enzyme mnmG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roL</text:p>
          </table:table-cell>
          <table:table-cell office:value-type="float" office:value="945031">
            <text:p>945031</text:p>
          </table:table-cell>
          <table:table-cell office:value-type="string">
            <text:p>Shikimate kinase 2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mioC</text:p>
          </table:table-cell>
          <table:table-cell office:value-type="float" office:value="948249">
            <text:p>948249</text:p>
          </table:table-cell>
          <table:table-cell office:value-type="string">
            <text:p>Protein mioC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lmM</text:p>
          </table:table-cell>
          <table:table-cell office:value-type="float" office:value="947283">
            <text:p>947283</text:p>
          </table:table-cell>
          <table:table-cell office:value-type="string">
            <text:p>UTI89_C3178; b2806; ECIAI39_3228; ECIAI1_2916; Z4123; c3376; ECED1_3259; ECUMN_3135; E2348C_3073; APECO1_3725; ECS88_3075; EC55989_3085; ECDH10B_2975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gdE</text:p>
          </table:table-cell>
          <table:table-cell office:value-type="float" office:value="947283">
            <text:p>947283</text:p>
          </table:table-cell>
          <table:table-cell office:value-type="string">
            <text:p>UTI89_C3178; b2806; ECIAI39_3228; ECIAI1_2916; Z4123; c3376; ECED1_3259; ECUMN_3135; E2348C_3073; APECO1_3725; ECS88_3075; EC55989_3085; ECDH10B_2975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tpD</text:p>
          </table:table-cell>
          <table:table-cell office:value-type="float" office:value="948244">
            <text:p>948244</text:p>
          </table:table-cell>
          <table:table-cell office:value-type="string">
            <text:p>ATP synthase subunit bet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aiW</text:p>
          </table:table-cell>
          <table:table-cell office:value-type="float" office:value="945038">
            <text:p>945038</text:p>
          </table:table-cell>
          <table:table-cell office:value-type="string">
            <text:p>Uncharacterized protein yaiW</text:p>
          </table:table-cell>
          <table:table-cell office:value-type="string">
            <text:p>[' Carbon compound utilization', ' RNA related', ' Type of regulation', ' Genetic unit regulated', 'transcription', 'regulation of transcription <text:s/>DNA dependent'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ptrA</text:p>
          </table:table-cell>
          <table:table-cell office:value-type="float" office:value="947284">
            <text:p>947284</text:p>
          </table:table-cell>
          <table:table-cell office:value-type="string">
            <text:p>Protease 3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suhB</text:p>
          </table:table-cell>
          <table:table-cell office:value-type="float" office:value="947285">
            <text:p>947285</text:p>
          </table:table-cell>
          <table:table-cell office:value-type="string">
            <text:p>Inositol-1-monophosphat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recB</text:p>
          </table:table-cell>
          <table:table-cell office:value-type="float" office:value="947286">
            <text:p>947286</text:p>
          </table:table-cell>
          <table:table-cell office:value-type="string">
            <text:p>Exodeoxyribonuclease V beta chain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ecD</text:p>
          </table:table-cell>
          <table:table-cell office:value-type="float" office:value="947287">
            <text:p>947287</text:p>
          </table:table-cell>
          <table:table-cell office:value-type="string">
            <text:p>Exodeoxyribonuclease V alpha cha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stB</text:p>
          </table:table-cell>
          <table:table-cell office:value-type="float" office:value="948240">
            <text:p>948240</text:p>
          </table:table-cell>
          <table:table-cell office:value-type="string">
            <text:p>Phosphate import ATP-binding protein pstB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oppB</text:p>
          </table:table-cell>
          <table:table-cell office:value-type="float" office:value="945823">
            <text:p>945823</text:p>
          </table:table-cell>
          <table:table-cell office:value-type="string">
            <text:p>Oligopeptide transport system permease protein opp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ls</text:p>
          </table:table-cell>
          <table:table-cell office:value-type="float" office:value="945821">
            <text:p>945821</text:p>
          </table:table-cell>
          <table:table-cell office:value-type="string">
            <text:p>Cardiolipin synthet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argA</text:p>
          </table:table-cell>
          <table:table-cell office:value-type="float" office:value="947289">
            <text:p>947289</text:p>
          </table:table-cell>
          <table:table-cell office:value-type="string">
            <text:p>Amino-acid acetyltransfer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smE</text:p>
          </table:table-cell>
          <table:table-cell office:value-type="float" office:value="945816">
            <text:p>945816</text:p>
          </table:table-cell>
          <table:table-cell office:value-type="string">
            <text:p>Ribosomal RNA small subunit methyltransferase 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Dos</text:p>
          </table:table-cell>
          <table:table-cell office:value-type="float" office:value="945815">
            <text:p>945815</text:p>
          </table:table-cell>
          <table:table-cell office:value-type="string">
            <text:p>Heme-regulated cyclic di-GMP, cyclic AMP phosphodiesterase,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dosP</text:p>
          </table:table-cell>
          <table:table-cell office:value-type="float" office:value="945815">
            <text:p>945815</text:p>
          </table:table-cell>
          <table:table-cell office:value-type="string">
            <text:p>Heme-regulated cyclic di-GMP, cyclic AMP phosphodiesterase,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giT</text:p>
          </table:table-cell>
          <table:table-cell office:value-type="float" office:value="945814">
            <text:p>945814</text:p>
          </table:table-cell>
          <table:table-cell office:value-type="string">
            <text:p>Uncharacterized HTH-type transcriptional regulator ygiT</text:p>
          </table:table-cell>
          <table:table-cell office:value-type="string">
            <text:p>[' Carbon compound utilization', 'metabolic process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mqsA</text:p>
          </table:table-cell>
          <table:table-cell office:value-type="float" office:value="945814">
            <text:p>945814</text:p>
          </table:table-cell>
          <table:table-cell office:value-type="string">
            <text:p>Uncharacterized HTH-type transcriptional regulator ygiT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flgD</text:p>
          </table:table-cell>
          <table:table-cell office:value-type="float" office:value="945813">
            <text:p>945813</text:p>
          </table:table-cell>
          <table:table-cell office:value-type="string">
            <text:p>Basal-body rod modification protein flgD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oppF</text:p>
          </table:table-cell>
          <table:table-cell office:value-type="float" office:value="945818">
            <text:p>945818</text:p>
          </table:table-cell>
          <table:table-cell office:value-type="string">
            <text:p>Oligopeptide transport ATP-binding protein oppF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flhC</text:p>
          </table:table-cell>
          <table:table-cell office:value-type="float" office:value="947280">
            <text:p>947280</text:p>
          </table:table-cell>
          <table:table-cell office:value-type="string">
            <text:p>Flagellar transcriptional activator flhC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sgcX</text:p>
          </table:table-cell>
          <table:table-cell office:value-type="float" office:value="948840">
            <text:p>948840</text:p>
          </table:table-cell>
          <table:table-cell office:value-type="string">
            <text:p>Putative sgc region protein sgcX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psiF</text:p>
          </table:table-cell>
          <table:table-cell office:value-type="float" office:value="945040">
            <text:p>945040</text:p>
          </table:table-cell>
          <table:table-cell office:value-type="string">
            <text:p>Phosphate starvation-inducible protein psiF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phoA</text:p>
          </table:table-cell>
          <table:table-cell office:value-type="float" office:value="945041">
            <text:p>945041</text:p>
          </table:table-cell>
          <table:table-cell office:value-type="string">
            <text:p>Alkaline phosphat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aiA</text:p>
          </table:table-cell>
          <table:table-cell office:value-type="float" office:value="945043">
            <text:p>945043</text:p>
          </table:table-cell>
          <table:table-cell office:value-type="string">
            <text:p>Uncharacterized protein yaiA</text:p>
          </table:table-cell>
          <table:table-cell office:value-type="string">
            <text:p>['Amino acid transport and metabolism', ' Building block biosynthesis', 'aromatic amino acid family biosynthetic process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asnA</text:p>
          </table:table-cell>
          <table:table-cell office:value-type="float" office:value="948258">
            <text:p>948258</text:p>
          </table:table-cell>
          <table:table-cell office:value-type="string">
            <text:p>Aspartate--ammonia lig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phoR</text:p>
          </table:table-cell>
          <table:table-cell office:value-type="float" office:value="945044">
            <text:p>945044</text:p>
          </table:table-cell>
          <table:table-cell office:value-type="string">
            <text:p>Sensor protein; Phosphate regulon sensor protein phoR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aroM</text:p>
          </table:table-cell>
          <table:table-cell office:value-type="float" office:value="945045">
            <text:p>945045</text:p>
          </table:table-cell>
          <table:table-cell office:value-type="string">
            <text:p>Protein aroM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snC</text:p>
          </table:table-cell>
          <table:table-cell office:value-type="float" office:value="948259">
            <text:p>948259</text:p>
          </table:table-cell>
          <table:table-cell office:value-type="string">
            <text:p>Asparaginyl-tRNA synthetase; Regulatory protein asnC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avA</text:p>
          </table:table-cell>
          <table:table-cell office:value-type="float" office:value="948256">
            <text:p>948256</text:p>
          </table:table-cell>
          <table:table-cell office:value-type="string">
            <text:p>ATPase ravA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phoB</text:p>
          </table:table-cell>
          <table:table-cell office:value-type="float" office:value="945046">
            <text:p>945046</text:p>
          </table:table-cell>
          <table:table-cell office:value-type="string">
            <text:p>Phosphate regulon transcriptional regulatory protein phoB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csdE</text:p>
          </table:table-cell>
          <table:table-cell office:value-type="float" office:value="947274">
            <text:p>947274</text:p>
          </table:table-cell>
          <table:table-cell office:value-type="string">
            <text:p>Uncharacterized sufE-like protein ygdK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aiE</text:p>
          </table:table-cell>
          <table:table-cell office:value-type="float" office:value="945048">
            <text:p>945048</text:p>
          </table:table-cell>
          <table:table-cell office:value-type="string">
            <text:p>UPF0345 protein yai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syd</text:p>
          </table:table-cell>
          <table:table-cell office:value-type="float" office:value="947271">
            <text:p>947271</text:p>
          </table:table-cell>
          <table:table-cell office:value-type="string">
            <text:p>Protein syd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sbcD</text:p>
          </table:table-cell>
          <table:table-cell office:value-type="float" office:value="945049">
            <text:p>945049</text:p>
          </table:table-cell>
          <table:table-cell office:value-type="string">
            <text:p>Nuclease sbcCD subunit D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kup</text:p>
          </table:table-cell>
          <table:table-cell office:value-type="float" office:value="948255">
            <text:p>948255</text:p>
          </table:table-cell>
          <table:table-cell office:value-type="string">
            <text:p>Low affinity potassium transport system protein kup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atpB</text:p>
          </table:table-cell>
          <table:table-cell office:value-type="float" office:value="948252">
            <text:p>948252</text:p>
          </table:table-cell>
          <table:table-cell office:value-type="string">
            <text:p>ATP synthase subunit 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cvA</text:p>
          </table:table-cell>
          <table:table-cell office:value-type="float" office:value="947278">
            <text:p>947278</text:p>
          </table:table-cell>
          <table:table-cell office:value-type="string">
            <text:p>Glycine cleavage system transcriptional activator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gdI</text:p>
          </table:table-cell>
          <table:table-cell office:value-type="float" office:value="947276">
            <text:p>947276</text:p>
          </table:table-cell>
          <table:table-cell office:value-type="string">
            <text:p>Uncharacterized lipoprotein ygdI</text:p>
          </table:table-cell>
          <table:table-cell office:value-type="string">
            <text:p>[' Carbon compound utilization', ' RNA related', ' Type of regulation', ' Genetic unit regulated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uxuR</text:p>
          </table:table-cell>
          <table:table-cell office:value-type="float" office:value="948849">
            <text:p>948849</text:p>
          </table:table-cell>
          <table:table-cell office:value-type="string">
            <text:p>Uxu operon transcriptional regulator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oppD</text:p>
          </table:table-cell>
          <table:table-cell office:value-type="float" office:value="945802">
            <text:p>945802</text:p>
          </table:table-cell>
          <table:table-cell office:value-type="string">
            <text:p>Oligopeptide transport ATP-binding protein oppD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cgN</text:p>
          </table:table-cell>
          <table:table-cell office:value-type="float" office:value="945804">
            <text:p>945804</text:p>
          </table:table-cell>
          <table:table-cell office:value-type="string">
            <text:p>UPF0260 protein ycg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lcB</text:p>
          </table:table-cell>
          <table:table-cell office:value-type="float" office:value="948857">
            <text:p>948857</text:p>
          </table:table-cell>
          <table:table-cell office:value-type="string">
            <text:p>Malate synthase G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narJ</text:p>
          </table:table-cell>
          <table:table-cell office:value-type="float" office:value="945807">
            <text:p>945807</text:p>
          </table:table-cell>
          <table:table-cell office:value-type="string">
            <text:p>Respiratory nitrate reductase 1 delta chain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gudP</text:p>
          </table:table-cell>
          <table:table-cell office:value-type="float" office:value="947265">
            <text:p>947265</text:p>
          </table:table-cell>
          <table:table-cell office:value-type="string">
            <text:p>Probable glucarate transporter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ilvH</text:p>
          </table:table-cell>
          <table:table-cell office:value-type="float" office:value="947267">
            <text:p>947267</text:p>
          </table:table-cell>
          <table:table-cell office:value-type="string">
            <text:p>Acetolactate synthase isozyme 3 small subunit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tnaB</text:p>
          </table:table-cell>
          <table:table-cell office:value-type="float" office:value="948220">
            <text:p>948220</text:p>
          </table:table-cell>
          <table:table-cell office:value-type="string">
            <text:p>Low affinity tryptophan permeas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mnmE</text:p>
          </table:table-cell>
          <table:table-cell office:value-type="float" office:value="948222">
            <text:p>948222</text:p>
          </table:table-cell>
          <table:table-cell office:value-type="string">
            <text:p>tRNA modification GTPase mnm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rumB</text:p>
          </table:table-cell>
          <table:table-cell office:value-type="float" office:value="947260">
            <text:p>947260</text:p>
          </table:table-cell>
          <table:table-cell office:value-type="string">
            <text:p>23S rRNA (uracil-5-)-methyltransferase rumB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wrbA</text:p>
          </table:table-cell>
          <table:table-cell office:value-type="float" office:value="947263">
            <text:p>947263</text:p>
          </table:table-cell>
          <table:table-cell office:value-type="string">
            <text:p>Flavoprotein wrbA; Putative flavoprotein wrb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sdaB</text:p>
          </table:table-cell>
          <table:table-cell office:value-type="float" office:value="947262">
            <text:p>947262</text:p>
          </table:table-cell>
          <table:table-cell office:value-type="string">
            <text:p>L-serine dehydratase 2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ieE</text:p>
          </table:table-cell>
          <table:table-cell office:value-type="float" office:value="948226">
            <text:p>948226</text:p>
          </table:table-cell>
          <table:table-cell office:value-type="string">
            <text:p>Uncharacterized protein yieE</text:p>
          </table:table-cell>
          <table:table-cell office:value-type="string">
            <text:p>['Amino acid transport and metabolism']</text:p>
          </table:table-cell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ieF</text:p>
          </table:table-cell>
          <table:table-cell office:value-type="float" office:value="948225">
            <text:p>948225</text:p>
          </table:table-cell>
          <table:table-cell office:value-type="string">
            <text:p>Uncharacterized protein yieF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idZ</text:p>
          </table:table-cell>
          <table:table-cell office:value-type="float" office:value="948227">
            <text:p>948227</text:p>
          </table:table-cell>
          <table:table-cell office:value-type="string">
            <text:p>HTH-type transcriptional regulator yidZ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ieK</text:p>
          </table:table-cell>
          <table:table-cell office:value-type="float" office:value="948229">
            <text:p>948229</text:p>
          </table:table-cell>
          <table:table-cell office:value-type="string">
            <text:p>Uncharacterized protein yieK</text:p>
          </table:table-cell>
          <table:table-cell office:value-type="string">
            <text:p>['Carbohydrate transport and metabolism'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gdG</text:p>
          </table:table-cell>
          <table:table-cell office:value-type="float" office:value="947256">
            <text:p>947256</text:p>
          </table:table-cell>
          <table:table-cell office:value-type="string">
            <text:p>Uncharacterized exonuclease xni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barA</text:p>
          </table:table-cell>
          <table:table-cell office:value-type="float" office:value="947255">
            <text:p>947255</text:p>
          </table:table-cell>
          <table:table-cell office:value-type="string">
            <text:p>Sensor protein; Signal transduction histidine-protein kinase bar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mazG</text:p>
          </table:table-cell>
          <table:table-cell office:value-type="float" office:value="947254">
            <text:p>947254</text:p>
          </table:table-cell>
          <table:table-cell office:value-type="string">
            <text:p>Protein mazG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epN</text:p>
          </table:table-cell>
          <table:table-cell office:value-type="float" office:value="947253">
            <text:p>947253</text:p>
          </table:table-cell>
          <table:table-cell office:value-type="string">
            <text:p>Aminopeptidase N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mazF</text:p>
          </table:table-cell>
          <table:table-cell office:value-type="float" office:value="947252">
            <text:p>947252</text:p>
          </table:table-cell>
          <table:table-cell office:value-type="string">
            <text:p>PemK-like protein 1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nhoA</text:p>
          </table:table-cell>
          <table:table-cell office:value-type="float" office:value="947251">
            <text:p>947251</text:p>
          </table:table-cell>
          <table:table-cell office:value-type="string">
            <text:p>N-hydroxyarylamine O-acetyltransfer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bglB</text:p>
          </table:table-cell>
          <table:table-cell office:value-type="float" office:value="948234">
            <text:p>948234</text:p>
          </table:table-cell>
          <table:table-cell office:value-type="string">
            <text:p>6-phospho-beta-glucosidase bglB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phoU</text:p>
          </table:table-cell>
          <table:table-cell office:value-type="float" office:value="948233">
            <text:p>948233</text:p>
          </table:table-cell>
          <table:table-cell office:value-type="string">
            <text:p>Phosphate transport system protein phoU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ieH</text:p>
          </table:table-cell>
          <table:table-cell office:value-type="float" office:value="948232">
            <text:p>948232</text:p>
          </table:table-cell>
          <table:table-cell office:value-type="string">
            <text:p>Phosphatase yieH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stS</text:p>
          </table:table-cell>
          <table:table-cell office:value-type="float" office:value="948237">
            <text:p>948237</text:p>
          </table:table-cell>
          <table:table-cell office:value-type="string">
            <text:p>Phosphate-binding protein pstS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gudD</text:p>
          </table:table-cell>
          <table:table-cell office:value-type="float" office:value="947258">
            <text:p>947258</text:p>
          </table:table-cell>
          <table:table-cell office:value-type="string">
            <text:p>Glucarate dehydrat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qmcA</text:p>
          </table:table-cell>
          <table:table-cell office:value-type="float" office:value="947257">
            <text:p>947257</text:p>
          </table:table-cell>
          <table:table-cell office:value-type="string">
            <text:p>Protein qmcA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ibpA</text:p>
          </table:table-cell>
          <table:table-cell office:value-type="float" office:value="948200">
            <text:p>948200</text:p>
          </table:table-cell>
          <table:table-cell office:value-type="string">
            <text:p>Small heat shock protein ibp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YBB</text:p>
          </table:table-cell>
          <table:table-cell office:value-type="float" office:value="947241">
            <text:p>947241</text:p>
          </table:table-cell>
          <table:table-cell office:value-type="string">
            <text:p>Cytochrome b561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gcR</text:p>
          </table:table-cell>
          <table:table-cell office:value-type="float" office:value="947240">
            <text:p>947240</text:p>
          </table:table-cell>
          <table:table-cell office:value-type="string">
            <text:p>Putative electron transfer flavoprotein subunit ygcR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umA</text:p>
          </table:table-cell>
          <table:table-cell office:value-type="float" office:value="947243">
            <text:p>947243</text:p>
          </table:table-cell>
          <table:table-cell office:value-type="string">
            <text:p>23S rRNA (uracil-5-)-methyltransferase rumA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mazE</text:p>
          </table:table-cell>
          <table:table-cell office:value-type="float" office:value="947245">
            <text:p>947245</text:p>
          </table:table-cell>
          <table:table-cell office:value-type="string">
            <text:p>PemI-like protein 1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elA</text:p>
          </table:table-cell>
          <table:table-cell office:value-type="float" office:value="947244">
            <text:p>947244</text:p>
          </table:table-cell>
          <table:table-cell office:value-type="string">
            <text:p>GTP pyrophosphokin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bdK</text:p>
          </table:table-cell>
          <table:table-cell office:value-type="float" office:value="947246">
            <text:p>947246</text:p>
          </table:table-cell>
          <table:table-cell office:value-type="string">
            <text:p>Carboxylate-amine ligase ybdK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giC</text:p>
          </table:table-cell>
          <table:table-cell office:value-type="float" office:value="947249">
            <text:p>947249</text:p>
          </table:table-cell>
          <table:table-cell office:value-type="string">
            <text:p>Uncharacterized protein ygiC</text:p>
          </table:table-cell>
          <table:table-cell office:value-type="string">
            <text:p>[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ecF</text:p>
          </table:table-cell>
          <table:table-cell office:value-type="float" office:value="948209">
            <text:p>948209</text:p>
          </table:table-cell>
          <table:table-cell office:value-type="string">
            <text:p>DNA replication and repair protein recF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dcL</text:p>
          </table:table-cell>
          <table:table-cell office:value-type="float" office:value="948203">
            <text:p>948203</text:p>
          </table:table-cell>
          <table:table-cell office:value-type="string">
            <text:p>Uncharacterized lipoprotein ydcL</text:p>
          </table:table-cell>
          <table:table-cell office:value-type="string">
            <text:p>['Amino acid transport and metabolism', 'amino acid transport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jiA</text:p>
          </table:table-cell>
          <table:table-cell office:value-type="float" office:value="948882">
            <text:p>948882</text:p>
          </table:table-cell>
          <table:table-cell office:value-type="string">
            <text:p>Uncharacterized GTP-binding protein yjiA</text:p>
          </table:table-cell>
          <table:table-cell office:value-type="string">
            <text:p>[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opgB</text:p>
          </table:table-cell>
          <table:table-cell office:value-type="float" office:value="948888">
            <text:p>948888</text:p>
          </table:table-cell>
          <table:table-cell office:value-type="string">
            <text:p>Phosphoglycerol transferase I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jjA</text:p>
          </table:table-cell>
          <table:table-cell office:value-type="float" office:value="948887">
            <text:p>948887</text:p>
          </table:table-cell>
          <table:table-cell office:value-type="string">
            <text:p>Uncharacterized protein yjjA</text:p>
          </table:table-cell>
          <table:table-cell office:value-type="string">
            <text:p>[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usR</text:p>
          </table:table-cell>
          <table:table-cell office:value-type="float" office:value="945003">
            <text:p>945003</text:p>
          </table:table-cell>
          <table:table-cell office:value-type="string">
            <text:p>Transcriptional regulatory protein cusR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idB</text:p>
          </table:table-cell>
          <table:table-cell office:value-type="float" office:value="948212">
            <text:p>948212</text:p>
          </table:table-cell>
          <table:table-cell office:value-type="string">
            <text:p>Uncharacterized protein yidB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pal</text:p>
          </table:table-cell>
          <table:table-cell office:value-type="float" office:value="945004">
            <text:p>945004</text:p>
          </table:table-cell>
          <table:table-cell office:value-type="string">
            <text:p>Peptidoglycan-associated lipoprotein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egD</text:p>
          </table:table-cell>
          <table:table-cell office:value-type="float" office:value="947234">
            <text:p>947234</text:p>
          </table:table-cell>
          <table:table-cell office:value-type="string">
            <text:p>Uncharacterized chaperone protein yegD</text:p>
          </table:table-cell>
          <table:table-cell office:value-type="string">
            <text:p>[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lacI</text:p>
          </table:table-cell>
          <table:table-cell office:value-type="float" office:value="945007">
            <text:p>945007</text:p>
          </table:table-cell>
          <table:table-cell office:value-type="string">
            <text:p>Lactose operon repressor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lacZ</text:p>
          </table:table-cell>
          <table:table-cell office:value-type="float" office:value="945006">
            <text:p>945006</text:p>
          </table:table-cell>
          <table:table-cell office:value-type="string">
            <text:p>Beta-galactosid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hisQ</text:p>
          </table:table-cell>
          <table:table-cell office:value-type="float" office:value="947235">
            <text:p>947235</text:p>
          </table:table-cell>
          <table:table-cell office:value-type="string">
            <text:p>Histidine transport system permease protein hisQ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dnaN</text:p>
          </table:table-cell>
          <table:table-cell office:value-type="float" office:value="948218">
            <text:p>948218</text:p>
          </table:table-cell>
          <table:table-cell office:value-type="string">
            <text:p>DNA polymerase III subunit bet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dnaA</text:p>
          </table:table-cell>
          <table:table-cell office:value-type="float" office:value="948217">
            <text:p>948217</text:p>
          </table:table-cell>
          <table:table-cell office:value-type="string">
            <text:p>Chromosomal replication initiator protein dna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pmH</text:p>
          </table:table-cell>
          <table:table-cell office:value-type="float" office:value="948216">
            <text:p>948216</text:p>
          </table:table-cell>
          <table:table-cell office:value-type="string">
            <text:p>50S ribosomal protein L34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npA</text:p>
          </table:table-cell>
          <table:table-cell office:value-type="float" office:value="948215">
            <text:p>948215</text:p>
          </table:table-cell>
          <table:table-cell office:value-type="string">
            <text:p>Ribonuclease P protein component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cynR</text:p>
          </table:table-cell>
          <table:table-cell office:value-type="float" office:value="945001">
            <text:p>945001</text:p>
          </table:table-cell>
          <table:table-cell office:value-type="string">
            <text:p>HTH-type transcriptional regulator cynR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cysJ</text:p>
          </table:table-cell>
          <table:table-cell office:value-type="float" office:value="947239">
            <text:p>947239</text:p>
          </table:table-cell>
          <table:table-cell office:value-type="string">
            <text:p>Sulfite reductase [NADPH] flavoprotein alpha-component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osmY</text:p>
          </table:table-cell>
          <table:table-cell office:value-type="float" office:value="948895">
            <text:p>948895</text:p>
          </table:table-cell>
          <table:table-cell office:value-type="string">
            <text:p>Osmotically-inducible protein Y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imI</text:p>
          </table:table-cell>
          <table:table-cell office:value-type="float" office:value="948894">
            <text:p>948894</text:p>
          </table:table-cell>
          <table:table-cell office:value-type="string">
            <text:p>Ribosomal-protein-alanine acetyltransfer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fhuF</text:p>
          </table:table-cell>
          <table:table-cell office:value-type="float" office:value="948891">
            <text:p>948891</text:p>
          </table:table-cell>
          <table:table-cell office:value-type="string">
            <text:p>Ferric iron reductase protein fhuF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holD</text:p>
          </table:table-cell>
          <table:table-cell office:value-type="float" office:value="948890">
            <text:p>948890</text:p>
          </table:table-cell>
          <table:table-cell office:value-type="string">
            <text:p>DNA polymerase III subunit psi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jjG</text:p>
          </table:table-cell>
          <table:table-cell office:value-type="float" office:value="948899">
            <text:p>948899</text:p>
          </table:table-cell>
          <table:table-cell office:value-type="string">
            <text:p>5'-nucleotidase yjjG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rr</text:p>
          </table:table-cell>
          <table:table-cell office:value-type="float" office:value="948898">
            <text:p>948898</text:p>
          </table:table-cell>
          <table:table-cell office:value-type="string">
            <text:p>Mrr restriction system protein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prfC</text:p>
          </table:table-cell>
          <table:table-cell office:value-type="float" office:value="948897">
            <text:p>948897</text:p>
          </table:table-cell>
          <table:table-cell office:value-type="string">
            <text:p>Peptide chain release factor 3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lpp</text:p>
          </table:table-cell>
          <table:table-cell office:value-type="float" office:value="946175">
            <text:p>946175</text:p>
          </table:table-cell>
          <table:table-cell office:value-type="string">
            <text:p>Major outer membrane lipoprotein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entB</text:p>
          </table:table-cell>
          <table:table-cell office:value-type="float" office:value="946178">
            <text:p>946178</text:p>
          </table:table-cell>
          <table:table-cell office:value-type="string">
            <text:p>Isochorismat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dhR</text:p>
          </table:table-cell>
          <table:table-cell office:value-type="float" office:value="946177">
            <text:p>946177</text:p>
          </table:table-cell>
          <table:table-cell office:value-type="string">
            <text:p>Putative monooxygenase ydhR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nhG</text:p>
          </table:table-cell>
          <table:table-cell office:value-type="float" office:value="946174">
            <text:p>946174</text:p>
          </table:table-cell>
          <table:table-cell office:value-type="string">
            <text:p>Uncharacterized protein ynhG</text:p>
          </table:table-cell>
          <table:table-cell office:value-type="string">
            <text:p>[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slyA</text:p>
          </table:table-cell>
          <table:table-cell office:value-type="float" office:value="946167">
            <text:p>946167</text:p>
          </table:table-cell>
          <table:table-cell office:value-type="string">
            <text:p>Transcriptional regulator slyA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plsX</text:p>
          </table:table-cell>
          <table:table-cell office:value-type="float" office:value="946165">
            <text:p>946165</text:p>
          </table:table-cell>
          <table:table-cell office:value-type="string">
            <text:p>Fatty acid/phospholipid synthesis protein plsX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pdxY</text:p>
          </table:table-cell>
          <table:table-cell office:value-type="float" office:value="946162">
            <text:p>946162</text:p>
          </table:table-cell>
          <table:table-cell office:value-type="string">
            <text:p>Pyridoxamine kin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sxG</text:p>
          </table:table-cell>
          <table:table-cell office:value-type="float" office:value="946158">
            <text:p>946158</text:p>
          </table:table-cell>
          <table:table-cell office:value-type="string">
            <text:p>Electron transport complex protein rnfG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nt</text:p>
          </table:table-cell>
          <table:table-cell office:value-type="float" office:value="946159">
            <text:p>946159</text:p>
          </table:table-cell>
          <table:table-cell office:value-type="string">
            <text:p>Ribonuclease T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uidR</text:p>
          </table:table-cell>
          <table:table-cell office:value-type="float" office:value="946150">
            <text:p>946150</text:p>
          </table:table-cell>
          <table:table-cell office:value-type="string">
            <text:p>HTH-type transcriptional regulator uidR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nu</text:p>
          </table:table-cell>
          <table:table-cell office:value-type="float" office:value="946152">
            <text:p>946152</text:p>
          </table:table-cell>
          <table:table-cell office:value-type="string">
            <text:p>OriC-binding nucleoid-associated protein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hdhA</text:p>
          </table:table-cell>
          <table:table-cell office:value-type="float" office:value="946151">
            <text:p>946151</text:p>
          </table:table-cell>
          <table:table-cell office:value-type="string">
            <text:p>7-alpha-hydroxysteroid dehydrogen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lhr</text:p>
          </table:table-cell>
          <table:table-cell office:value-type="float" office:value="946156">
            <text:p>946156</text:p>
          </table:table-cell>
          <table:table-cell office:value-type="string">
            <text:p>Probable ATP-dependent helicase lhr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uidA</text:p>
          </table:table-cell>
          <table:table-cell office:value-type="float" office:value="946149">
            <text:p>946149</text:p>
          </table:table-cell>
          <table:table-cell office:value-type="string">
            <text:p>Beta-glucuronid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fumC</text:p>
          </table:table-cell>
          <table:table-cell office:value-type="float" office:value="946147">
            <text:p>946147</text:p>
          </table:table-cell>
          <table:table-cell office:value-type="string">
            <text:p>Fumarate hydratase class II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rsxB</text:p>
          </table:table-cell>
          <table:table-cell office:value-type="float" office:value="946146">
            <text:p>946146</text:p>
          </table:table-cell>
          <table:table-cell office:value-type="string">
            <text:p>Electron transport complex protein rnf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topB</text:p>
          </table:table-cell>
          <table:table-cell office:value-type="float" office:value="946141">
            <text:p>946141</text:p>
          </table:table-cell>
          <table:table-cell office:value-type="string">
            <text:p>DNA topoisomerase 3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ceI</text:p>
          </table:table-cell>
          <table:table-cell office:value-type="float" office:value="946145">
            <text:p>946145</text:p>
          </table:table-cell>
          <table:table-cell office:value-type="string">
            <text:p>Protein yceI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pntB</text:p>
          </table:table-cell>
          <table:table-cell office:value-type="float" office:value="946144">
            <text:p>946144</text:p>
          </table:table-cell>
          <table:table-cell office:value-type="string">
            <text:p>NAD(P) transhydrogenase subunit bet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fecC</text:p>
          </table:table-cell>
          <table:table-cell office:value-type="float" office:value="948826">
            <text:p>948826</text:p>
          </table:table-cell>
          <table:table-cell office:value-type="string">
            <text:p>Fe(3+) dicitrate transport system permease protein fecC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fecE</text:p>
          </table:table-cell>
          <table:table-cell office:value-type="float" office:value="948819">
            <text:p>948819</text:p>
          </table:table-cell>
          <table:table-cell office:value-type="string">
            <text:p>Fe(3+) dicitrate transport ATP-binding protein fec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fcZ</text:p>
          </table:table-cell>
          <table:table-cell office:value-type="float" office:value="948817">
            <text:p>948817</text:p>
          </table:table-cell>
          <table:table-cell office:value-type="string">
            <text:p>UPF0381 protein yfcZ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sspA</text:p>
          </table:table-cell>
          <table:table-cell office:value-type="float" office:value="944744">
            <text:p>944744</text:p>
          </table:table-cell>
          <table:table-cell office:value-type="string">
            <text:p>Stringent starvation protein 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jgB</text:p>
          </table:table-cell>
          <table:table-cell office:value-type="float" office:value="948802">
            <text:p>948802</text:p>
          </table:table-cell>
          <table:table-cell office:value-type="string">
            <text:p>Uncharacterized zinc-type alcohol dehydrogenase-like protein yjgB</text:p>
          </table:table-cell>
          <table:table-cell office:value-type="string">
            <text:p>['Amino acid transport and metabolism', ' Carbon compound utilization', 'metabolic process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diI</text:p>
          </table:table-cell>
          <table:table-cell office:value-type="float" office:value="946190">
            <text:p>946190</text:p>
          </table:table-cell>
          <table:table-cell office:value-type="string">
            <text:p>Esterase ydiI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baQ</text:p>
          </table:table-cell>
          <table:table-cell office:value-type="float" office:value="948800">
            <text:p>948800</text:p>
          </table:table-cell>
          <table:table-cell office:value-type="string">
            <text:p>Uncharacterized HTH-type transcriptional regulator ybaQ</text:p>
          </table:table-cell>
          <table:table-cell office:value-type="string">
            <text:p>['Energy production and conversion', ' Energy production transport', 'electron transport', 'amino acid metabolic process']</text:p>
          </table:table-cell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ddH</text:p>
          </table:table-cell>
          <table:table-cell office:value-type="float" office:value="946192">
            <text:p>946192</text:p>
          </table:table-cell>
          <table:table-cell office:value-type="string">
            <text:p>Uncharacterized protein yddH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sapB</text:p>
          </table:table-cell>
          <table:table-cell office:value-type="float" office:value="946191">
            <text:p>946191</text:p>
          </table:table-cell>
          <table:table-cell office:value-type="string">
            <text:p>Peptide transport system permease protein sapB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gcE</text:p>
          </table:table-cell>
          <table:table-cell office:value-type="float" office:value="946193">
            <text:p>946193</text:p>
          </table:table-cell>
          <table:table-cell office:value-type="string">
            <text:p>Uncharacterized sugar kinase ygcE</text:p>
          </table:table-cell>
          <table:table-cell office:value-type="string">
            <text:p>[' Central intermediary metabolism', 'carbohydrate metabolic process'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trxA</text:p>
          </table:table-cell>
          <table:table-cell office:value-type="float" office:value="948289">
            <text:p>948289</text:p>
          </table:table-cell>
          <table:table-cell office:value-type="string">
            <text:p>Thioredoxin-1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diH</text:p>
          </table:table-cell>
          <table:table-cell office:value-type="float" office:value="946194">
            <text:p>946194</text:p>
          </table:table-cell>
          <table:table-cell office:value-type="string">
            <text:p>Uncharacterized protein ydiH</text:p>
          </table:table-cell>
          <table:table-cell office:value-type="string">
            <text:p>['proteolysis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fucI</text:p>
          </table:table-cell>
          <table:table-cell office:value-type="float" office:value="946195">
            <text:p>946195</text:p>
          </table:table-cell>
          <table:table-cell office:value-type="string">
            <text:p>L-fucose isomer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ilvA</text:p>
          </table:table-cell>
          <table:table-cell office:value-type="float" office:value="948287">
            <text:p>948287</text:p>
          </table:table-cell>
          <table:table-cell office:value-type="string">
            <text:p>Threonine dehydratase biosynthetic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ppiC</text:p>
          </table:table-cell>
          <table:table-cell office:value-type="float" office:value="948285">
            <text:p>948285</text:p>
          </table:table-cell>
          <table:table-cell office:value-type="string">
            <text:p>Peptidyl-prolyl cis-trans isomerase C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stA</text:p>
          </table:table-cell>
          <table:table-cell office:value-type="float" office:value="946199">
            <text:p>946199</text:p>
          </table:table-cell>
          <table:table-cell office:value-type="string">
            <text:p>Transcriptional regulatory protein rstA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gpp</text:p>
          </table:table-cell>
          <table:table-cell office:value-type="float" office:value="948291">
            <text:p>948291</text:p>
          </table:table-cell>
          <table:table-cell office:value-type="string">
            <text:p>Guanosine-5'-triphosphate,3'-diphosphate pyrophosphat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ep</text:p>
          </table:table-cell>
          <table:table-cell office:value-type="float" office:value="948292">
            <text:p>948292</text:p>
          </table:table-cell>
          <table:table-cell office:value-type="string">
            <text:p>ATP-dependent DNA helicase rep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wzyE</text:p>
          </table:table-cell>
          <table:table-cell office:value-type="float" office:value="948293">
            <text:p>948293</text:p>
          </table:table-cell>
          <table:table-cell office:value-type="string">
            <text:p>Putative ECA polym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diL</text:p>
          </table:table-cell>
          <table:table-cell office:value-type="float" office:value="946181">
            <text:p>946181</text:p>
          </table:table-cell>
          <table:table-cell office:value-type="string">
            <text:p>Uncharacterized protein ydiL</text:p>
          </table:table-cell>
          <table:table-cell office:value-type="string">
            <text:p>[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dhZ</text:p>
          </table:table-cell>
          <table:table-cell office:value-type="float" office:value="946180">
            <text:p>946180</text:p>
          </table:table-cell>
          <table:table-cell office:value-type="string">
            <text:p>Uncharacterized protein ydhZ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ffH</text:p>
          </table:table-cell>
          <table:table-cell office:value-type="float" office:value="948299">
            <text:p>948299</text:p>
          </table:table-cell>
          <table:table-cell office:value-type="string">
            <text:p>Glucose-1-phosphate thymidylyltransferase; Glucose-1-phosphate thymidylyltransferase 2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sufS</text:p>
          </table:table-cell>
          <table:table-cell office:value-type="float" office:value="946185">
            <text:p>946185</text:p>
          </table:table-cell>
          <table:table-cell office:value-type="string">
            <text:p>Cysteine desulfur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torR</text:p>
          </table:table-cell>
          <table:table-cell office:value-type="float" office:value="946182">
            <text:p>946182</text:p>
          </table:table-cell>
          <table:table-cell office:value-type="string">
            <text:p>TorCAD operon transcriptional regulatory protein torR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diJ</text:p>
          </table:table-cell>
          <table:table-cell office:value-type="float" office:value="946189">
            <text:p>946189</text:p>
          </table:table-cell>
          <table:table-cell office:value-type="string">
            <text:p>Uncharacterized protein ydiJ</text:p>
          </table:table-cell>
          <table:table-cell office:value-type="string">
            <text:p>['Energy production and conversion'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ffA</text:p>
          </table:table-cell>
          <table:table-cell office:value-type="float" office:value="948296">
            <text:p>948296</text:p>
          </table:table-cell>
          <table:table-cell office:value-type="string">
            <text:p>Lipopolysaccharide biosynthesis protein rff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baS</text:p>
          </table:table-cell>
          <table:table-cell office:value-type="float" office:value="946187">
            <text:p>946187</text:p>
          </table:table-cell>
          <table:table-cell office:value-type="string">
            <text:p>Glutaminase 1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puuA</text:p>
          </table:table-cell>
          <table:table-cell office:value-type="float" office:value="946202">
            <text:p>946202</text:p>
          </table:table-cell>
          <table:table-cell office:value-type="string">
            <text:p>Gamma-glutamylputrescine synthet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lnt</text:p>
          </table:table-cell>
          <table:table-cell office:value-type="float" office:value="946201">
            <text:p>946201</text:p>
          </table:table-cell>
          <table:table-cell office:value-type="string">
            <text:p>Apolipoprotein N-acyltransfer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sapD</text:p>
          </table:table-cell>
          <table:table-cell office:value-type="float" office:value="946203">
            <text:p>946203</text:p>
          </table:table-cell>
          <table:table-cell office:value-type="string">
            <text:p>Peptide transport system ATP-binding protein sapD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adD</text:p>
          </table:table-cell>
          <table:table-cell office:value-type="float" office:value="944781">
            <text:p>944781</text:p>
          </table:table-cell>
          <table:table-cell office:value-type="string">
            <text:p>Uncharacterized protein yadD</text:p>
          </table:table-cell>
          <table:table-cell office:value-type="string">
            <text:p>['Replication <text:s/>recombination and repair', 'DNA recombination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ppA</text:p>
          </table:table-cell>
          <table:table-cell office:value-type="float" office:value="946206">
            <text:p>946206</text:p>
          </table:table-cell>
          <table:table-cell office:value-type="string">
            <text:p>Periplasmic appA protein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diA</text:p>
          </table:table-cell>
          <table:table-cell office:value-type="float" office:value="946207">
            <text:p>946207</text:p>
          </table:table-cell>
          <table:table-cell office:value-type="string">
            <text:p>Uncharacterized protein yuaU; Putative phosphotransferase ydiA</text:p>
          </table:table-cell>
          <table:table-cell office:value-type="string">
            <text:p>[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psR</text:p>
          </table:table-cell>
          <table:table-cell office:value-type="float" office:value="946207">
            <text:p>946207</text:p>
          </table:table-cell>
          <table:table-cell office:value-type="string">
            <text:p>Uncharacterized protein yuaU; Putative phosphotransferase ydi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dtB</text:p>
          </table:table-cell>
          <table:table-cell office:value-type="float" office:value="946606">
            <text:p>946606</text:p>
          </table:table-cell>
          <table:table-cell office:value-type="string">
            <text:p>Multidrug resistance protein mdtB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mdtC</text:p>
          </table:table-cell>
          <table:table-cell office:value-type="float" office:value="946608">
            <text:p>946608</text:p>
          </table:table-cell>
          <table:table-cell office:value-type="string">
            <text:p>Multidrug resistance protein mdtC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ffE</text:p>
          </table:table-cell>
          <table:table-cell office:value-type="float" office:value="944789">
            <text:p>944789</text:p>
          </table:table-cell>
          <table:table-cell office:value-type="string">
            <text:p>UDP-N-acetylglucosamine 2-epimer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egQ</text:p>
          </table:table-cell>
          <table:table-cell office:value-type="float" office:value="946609">
            <text:p>946609</text:p>
          </table:table-cell>
          <table:table-cell office:value-type="string">
            <text:p>Uncharacterized protease yegQ</text:p>
          </table:table-cell>
          <table:table-cell office:value-type="string">
            <text:p>[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diB</text:p>
          </table:table-cell>
          <table:table-cell office:value-type="float" office:value="946200">
            <text:p>946200</text:p>
          </table:table-cell>
          <table:table-cell office:value-type="string">
            <text:p>Quinate/shikimate dehydrogenas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ftsZ</text:p>
          </table:table-cell>
          <table:table-cell office:value-type="float" office:value="944786">
            <text:p>944786</text:p>
          </table:table-cell>
          <table:table-cell office:value-type="string">
            <text:p>Cell division protein ftsZ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baeS</text:p>
          </table:table-cell>
          <table:table-cell office:value-type="float" office:value="946611">
            <text:p>946611</text:p>
          </table:table-cell>
          <table:table-cell office:value-type="string">
            <text:p>Sensor protein; Signal transduction histidine-protein kinase baeS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biS</text:p>
          </table:table-cell>
          <table:table-cell office:value-type="float" office:value="945441">
            <text:p>945441</text:p>
          </table:table-cell>
          <table:table-cell office:value-type="string">
            <text:p>Uncharacterized protein ybiS</text:p>
          </table:table-cell>
          <table:table-cell office:value-type="string">
            <text:p>['phosphoenolpyruvate dependent sugar phosphotransferase system'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biT</text:p>
          </table:table-cell>
          <table:table-cell office:value-type="float" office:value="945440">
            <text:p>945440</text:p>
          </table:table-cell>
          <table:table-cell office:value-type="string">
            <text:p>Uncharacterized ABC transporter ATP-binding protein ybiT</text:p>
          </table:table-cell>
          <table:table-cell office:value-type="string">
            <text:p>[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flhD</text:p>
          </table:table-cell>
          <table:table-cell office:value-type="float" office:value="945442">
            <text:p>945442</text:p>
          </table:table-cell>
          <table:table-cell office:value-type="string">
            <text:p>Transcriptional activator flhD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uuE</text:p>
          </table:table-cell>
          <table:table-cell office:value-type="float" office:value="945446">
            <text:p>945446</text:p>
          </table:table-cell>
          <table:table-cell office:value-type="string">
            <text:p>4-aminobutyrate aminotransf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dcF</text:p>
          </table:table-cell>
          <table:table-cell office:value-type="float" office:value="946215">
            <text:p>946215</text:p>
          </table:table-cell>
          <table:table-cell office:value-type="string">
            <text:p>Protein ydcF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fadK</text:p>
          </table:table-cell>
          <table:table-cell office:value-type="float" office:value="946213">
            <text:p>946213</text:p>
          </table:table-cell>
          <table:table-cell office:value-type="string">
            <text:p>Short-chain-fatty-acid--CoA lig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mltC</text:p>
          </table:table-cell>
          <table:table-cell office:value-type="float" office:value="945428">
            <text:p>945428</text:p>
          </table:table-cell>
          <table:table-cell office:value-type="string">
            <text:p>Membrane-bound lytic murein transglycosylase C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diS</text:p>
          </table:table-cell>
          <table:table-cell office:value-type="float" office:value="946212">
            <text:p>946212</text:p>
          </table:table-cell>
          <table:table-cell office:value-type="string">
            <text:p>Probable electron transfer flavoprotein-quinone oxidoreductase ydiS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folA</text:p>
          </table:table-cell>
          <table:table-cell office:value-type="float" office:value="944790">
            <text:p>944790</text:p>
          </table:table-cell>
          <table:table-cell office:value-type="string">
            <text:p>Dihydrofolate reductase; Dihydrofolate reductase type 1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diU</text:p>
          </table:table-cell>
          <table:table-cell office:value-type="float" office:value="946219">
            <text:p>946219</text:p>
          </table:table-cell>
          <table:table-cell office:value-type="string">
            <text:p>UPF0061 protein ydiU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diY</text:p>
          </table:table-cell>
          <table:table-cell office:value-type="float" office:value="946218">
            <text:p>946218</text:p>
          </table:table-cell>
          <table:table-cell office:value-type="string">
            <text:p>Uncharacterized protein ydiY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murE</text:p>
          </table:table-cell>
          <table:table-cell office:value-type="float" office:value="944791">
            <text:p>944791</text:p>
          </table:table-cell>
          <table:table-cell office:value-type="string">
            <text:p>UDP-N-acetylmuramoyl-L-alanyl-D-glutamate--2,6-diaminopimelate lig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lpxL</text:p>
          </table:table-cell>
          <table:table-cell office:value-type="float" office:value="946216">
            <text:p>946216</text:p>
          </table:table-cell>
          <table:table-cell office:value-type="string">
            <text:p>Lipid A biosynthesis lauroyl acyltransfer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ihC</text:p>
          </table:table-cell>
          <table:table-cell office:value-type="float" office:value="944796">
            <text:p>944796</text:p>
          </table:table-cell>
          <table:table-cell office:value-type="string">
            <text:p>Non-specific ribonucleoside hydrolase rihC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leuB</text:p>
          </table:table-cell>
          <table:table-cell office:value-type="float" office:value="944798">
            <text:p>944798</text:p>
          </table:table-cell>
          <table:table-cell office:value-type="string">
            <text:p>3-isopropylmalate dehydrogen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aroD</text:p>
          </table:table-cell>
          <table:table-cell office:value-type="float" office:value="946210">
            <text:p>946210</text:p>
          </table:table-cell>
          <table:table-cell office:value-type="string">
            <text:p>3-dehydroquinate dehydrat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ceK</text:p>
          </table:table-cell>
          <table:table-cell office:value-type="float" office:value="944797">
            <text:p>944797</text:p>
          </table:table-cell>
          <table:table-cell office:value-type="string">
            <text:p>Isocitrate dehydrogenase kinase/phosphat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tsI</text:p>
          </table:table-cell>
          <table:table-cell office:value-type="float" office:value="944799">
            <text:p>944799</text:p>
          </table:table-cell>
          <table:table-cell office:value-type="string">
            <text:p>Peptidoglycan synthetase ftsI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egE</text:p>
          </table:table-cell>
          <table:table-cell office:value-type="float" office:value="946600">
            <text:p>946600</text:p>
          </table:table-cell>
          <table:table-cell office:value-type="string">
            <text:p>Uncharacterized protein yegE</text:p>
          </table:table-cell>
          <table:table-cell office:value-type="string">
            <text:p>['Signal transduction mechanisms', ' Type of regulation', 'two component signal transduction system <text:s/>phosphorelay ', 'regulation of transcription <text:s/>DNA dependent'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mdtA</text:p>
          </table:table-cell>
          <table:table-cell office:value-type="float" office:value="946604">
            <text:p>946604</text:p>
          </table:table-cell>
          <table:table-cell office:value-type="string">
            <text:p>Multidrug resistance protein mdt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biI</text:p>
          </table:table-cell>
          <table:table-cell office:value-type="float" office:value="945434">
            <text:p>945434</text:p>
          </table:table-cell>
          <table:table-cell office:value-type="string">
            <text:p>Uncharacterized protein ybiI</text:p>
          </table:table-cell>
          <table:table-cell office:value-type="string">
            <text:p>[' Adaptation to stress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biJ</text:p>
          </table:table-cell>
          <table:table-cell office:value-type="float" office:value="945433">
            <text:p>945433</text:p>
          </table:table-cell>
          <table:table-cell office:value-type="string">
            <text:p>Uncharacterized protein ybiJ</text:p>
          </table:table-cell>
          <table:table-cell office:value-type="string">
            <text:p>[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pps</text:p>
          </table:table-cell>
          <table:table-cell office:value-type="float" office:value="946209">
            <text:p>946209</text:p>
          </table:table-cell>
          <table:table-cell office:value-type="string">
            <text:p>Phosphoenolpyruvate synth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ppsA</text:p>
          </table:table-cell>
          <table:table-cell office:value-type="float" office:value="946209">
            <text:p>946209</text:p>
          </table:table-cell>
          <table:table-cell office:value-type="string">
            <text:p>Phosphoenolpyruvate synth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dinG</text:p>
          </table:table-cell>
          <table:table-cell office:value-type="float" office:value="945431">
            <text:p>945431</text:p>
          </table:table-cell>
          <table:table-cell office:value-type="string">
            <text:p>Probable ATP-dependent helicase dinG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ntR</text:p>
          </table:table-cell>
          <table:table-cell office:value-type="float" office:value="945437">
            <text:p>945437</text:p>
          </table:table-cell>
          <table:table-cell office:value-type="string">
            <text:p>Transcriptional regulator mntR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glnQ</text:p>
          </table:table-cell>
          <table:table-cell office:value-type="float" office:value="945435">
            <text:p>945435</text:p>
          </table:table-cell>
          <table:table-cell office:value-type="string">
            <text:p>Glutamine transport ATP-binding protein glnQ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dapB</text:p>
          </table:table-cell>
          <table:table-cell office:value-type="float" office:value="944762">
            <text:p>944762</text:p>
          </table:table-cell>
          <table:table-cell office:value-type="string">
            <text:p>Dihydrodipicolinate reduct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Mog</text:p>
          </table:table-cell>
          <table:table-cell office:value-type="float" office:value="944760">
            <text:p>944760</text:p>
          </table:table-cell>
          <table:table-cell office:value-type="string">
            <text:p>Molybdopterin biosynthesis mog protein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psT</text:p>
          </table:table-cell>
          <table:table-cell office:value-type="float" office:value="944759">
            <text:p>944759</text:p>
          </table:table-cell>
          <table:table-cell office:value-type="string">
            <text:p>30S ribosomal protein S20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nhaR</text:p>
          </table:table-cell>
          <table:table-cell office:value-type="float" office:value="944757">
            <text:p>944757</text:p>
          </table:table-cell>
          <table:table-cell office:value-type="string">
            <text:p>Transcriptional activator protein nhaR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hlE</text:p>
          </table:table-cell>
          <table:table-cell office:value-type="float" office:value="945425">
            <text:p>945425</text:p>
          </table:table-cell>
          <table:table-cell office:value-type="string">
            <text:p>Putative ATP-dependent RNA helicase rhl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biB</text:p>
          </table:table-cell>
          <table:table-cell office:value-type="float" office:value="945424">
            <text:p>945424</text:p>
          </table:table-cell>
          <table:table-cell office:value-type="string">
            <text:p>Uncharacterized protein ybiB</text:p>
          </table:table-cell>
          <table:table-cell office:value-type="string">
            <text:p>[' Energy metabolism <text:s/>carbon ', 'nitrate assimilation'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biH</text:p>
          </table:table-cell>
          <table:table-cell office:value-type="float" office:value="945421">
            <text:p>945421</text:p>
          </table:table-cell>
          <table:table-cell office:value-type="string">
            <text:p>Uncharacterized HTH-type transcriptional regulator ybiH</text:p>
          </table:table-cell>
          <table:table-cell office:value-type="string">
            <text:p>['Defense mechanisms', ' Primary Active Transporters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exbB</text:p>
          </table:table-cell>
          <table:table-cell office:value-type="float" office:value="945420">
            <text:p>945420</text:p>
          </table:table-cell>
          <table:table-cell office:value-type="string">
            <text:p>Biopolymer transport protein exbB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apaH</text:p>
          </table:table-cell>
          <table:table-cell office:value-type="float" office:value="944770">
            <text:p>944770</text:p>
          </table:table-cell>
          <table:table-cell office:value-type="string">
            <text:p>Bis(5'-nucleosyl)-tetraphosphatase, symmetrical; Bis(5'-nucleosyl)-tetraphosphatase [symmetrical]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ftsA</text:p>
          </table:table-cell>
          <table:table-cell office:value-type="float" office:value="944778">
            <text:p>944778</text:p>
          </table:table-cell>
          <table:table-cell office:value-type="string">
            <text:p>Cell division protein fts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ispH</text:p>
          </table:table-cell>
          <table:table-cell office:value-type="float" office:value="944777">
            <text:p>944777</text:p>
          </table:table-cell>
          <table:table-cell office:value-type="string">
            <text:p>4-hydroxy-3-methylbut-2-enyl diphosphate reduct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apaG</text:p>
          </table:table-cell>
          <table:table-cell office:value-type="float" office:value="944772">
            <text:p>944772</text:p>
          </table:table-cell>
          <table:table-cell office:value-type="string">
            <text:p>Protein apaG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sspB</text:p>
          </table:table-cell>
          <table:table-cell office:value-type="float" office:value="944774">
            <text:p>944774</text:p>
          </table:table-cell>
          <table:table-cell office:value-type="string">
            <text:p>Stringent starvation protein 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pmD</text:p>
          </table:table-cell>
          <table:table-cell office:value-type="float" office:value="947797">
            <text:p>947797</text:p>
          </table:table-cell>
          <table:table-cell office:value-type="string">
            <text:p>50S ribosomal protein L30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secY</text:p>
          </table:table-cell>
          <table:table-cell office:value-type="float" office:value="947799">
            <text:p>947799</text:p>
          </table:table-cell>
          <table:table-cell office:value-type="string">
            <text:p>Preprotein translocase subunit secY; Preprotein translocase secY subunit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plO</text:p>
          </table:table-cell>
          <table:table-cell office:value-type="float" office:value="947798">
            <text:p>947798</text:p>
          </table:table-cell>
          <table:table-cell office:value-type="string">
            <text:p>50S ribosomal protein L15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psD</text:p>
          </table:table-cell>
          <table:table-cell office:value-type="float" office:value="947793">
            <text:p>947793</text:p>
          </table:table-cell>
          <table:table-cell office:value-type="string">
            <text:p>30S ribosomal protein S4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rpsK</text:p>
          </table:table-cell>
          <table:table-cell office:value-type="float" office:value="947792">
            <text:p>947792</text:p>
          </table:table-cell>
          <table:table-cell office:value-type="string">
            <text:p>30S ribosomal protein S11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psE</text:p>
          </table:table-cell>
          <table:table-cell office:value-type="float" office:value="947795">
            <text:p>947795</text:p>
          </table:table-cell>
          <table:table-cell office:value-type="string">
            <text:p>30S ribosomal protein S5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bhG</text:p>
          </table:table-cell>
          <table:table-cell office:value-type="float" office:value="945414">
            <text:p>945414</text:p>
          </table:table-cell>
          <table:table-cell office:value-type="string">
            <text:p>UPF0194 membrane protein ybhG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bhF</text:p>
          </table:table-cell>
          <table:table-cell office:value-type="float" office:value="945413">
            <text:p>945413</text:p>
          </table:table-cell>
          <table:table-cell office:value-type="string">
            <text:p>Uncharacterized ABC transporter ATP-binding protein ybhF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rpsM</text:p>
          </table:table-cell>
          <table:table-cell office:value-type="float" office:value="947791">
            <text:p>947791</text:p>
          </table:table-cell>
          <table:table-cell office:value-type="string">
            <text:p>30S ribosomal protein S13; 30S ribosomal prote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ehI</text:p>
          </table:table-cell>
          <table:table-cell office:value-type="float" office:value="946649">
            <text:p>946649</text:p>
          </table:table-cell>
          <table:table-cell office:value-type="string">
            <text:p>Uncharacterized protein yehI</text:p>
          </table:table-cell>
          <table:table-cell office:value-type="string">
            <text:p>['Translation <text:s/>ribosomal structure and biogenesis', 'translation', 'ion transport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metC</text:p>
          </table:table-cell>
          <table:table-cell office:value-type="float" office:value="946240">
            <text:p>946240</text:p>
          </table:table-cell>
          <table:table-cell office:value-type="string">
            <text:p>Cystathionine beta-lyase metC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bdG</text:p>
          </table:table-cell>
          <table:table-cell office:value-type="float" office:value="946243">
            <text:p>946243</text:p>
          </table:table-cell>
          <table:table-cell office:value-type="string">
            <text:p>Uncharacterized protein ybdG</text:p>
          </table:table-cell>
          <table:table-cell office:value-type="string">
            <text:p>[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fiu</text:p>
          </table:table-cell>
          <table:table-cell office:value-type="float" office:value="946246">
            <text:p>946246</text:p>
          </table:table-cell>
          <table:table-cell office:value-type="string">
            <text:p>Catecholate siderophore receptor fiu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lmN</text:p>
          </table:table-cell>
          <table:table-cell office:value-type="float" office:value="946249">
            <text:p>946249</text:p>
          </table:table-cell>
          <table:table-cell office:value-type="string">
            <text:p>Ribosomal RNA large subunit methyltransferase 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imN</text:p>
          </table:table-cell>
          <table:table-cell office:value-type="float" office:value="947783">
            <text:p>947783</text:p>
          </table:table-cell>
          <table:table-cell office:value-type="string">
            <text:p>Putative ribosome maturation factor rimN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SDHA</text:p>
          </table:table-cell>
          <table:table-cell office:value-type="float" office:value="945402">
            <text:p>945402</text:p>
          </table:table-cell>
          <table:table-cell office:value-type="string">
            <text:p>Succinate dehydrogenase flavoprotein subunit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bhR</text:p>
          </table:table-cell>
          <table:table-cell office:value-type="float" office:value="945403">
            <text:p>945403</text:p>
          </table:table-cell>
          <table:table-cell office:value-type="string">
            <text:p>Inner membrane transport permease ybhR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rplQ</text:p>
          </table:table-cell>
          <table:table-cell office:value-type="float" office:value="947784">
            <text:p>947784</text:p>
          </table:table-cell>
          <table:table-cell office:value-type="string">
            <text:p>50S ribosomal protein L17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rdD</text:p>
          </table:table-cell>
          <table:table-cell office:value-type="float" office:value="947782">
            <text:p>947782</text:p>
          </table:table-cell>
          <table:table-cell office:value-type="string">
            <text:p>Uncharacterized protein yrdD</text:p>
          </table:table-cell>
          <table:table-cell office:value-type="string">
            <text:p>['Replication <text:s/>recombination and repair', 'amino acid biosynthetic process', 'aromatic amino acid family biosynthetic process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dld</text:p>
          </table:table-cell>
          <table:table-cell office:value-type="float" office:value="946653">
            <text:p>946653</text:p>
          </table:table-cell>
          <table:table-cell office:value-type="string">
            <text:p>D-lactate dehydrogen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mscL</text:p>
          </table:table-cell>
          <table:table-cell office:value-type="float" office:value="947787">
            <text:p>947787</text:p>
          </table:table-cell>
          <table:table-cell office:value-type="string">
            <text:p>Large-conductance mechanosensitive channel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trkA</text:p>
          </table:table-cell>
          <table:table-cell office:value-type="float" office:value="947788">
            <text:p>947788</text:p>
          </table:table-cell>
          <table:table-cell office:value-type="string">
            <text:p>Trk system potassium uptake protein trk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hdN</text:p>
          </table:table-cell>
          <table:table-cell office:value-type="float" office:value="947785">
            <text:p>947785</text:p>
          </table:table-cell>
          <table:table-cell office:value-type="string">
            <text:p>Uncharacterized protein yhdN</text:p>
          </table:table-cell>
          <table:table-cell office:value-type="string">
            <text:p>[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zntR</text:p>
          </table:table-cell>
          <table:table-cell office:value-type="float" office:value="947786">
            <text:p>947786</text:p>
          </table:table-cell>
          <table:table-cell office:value-type="string">
            <text:p>HTH-type transcriptional regulator zntR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eiE</text:p>
          </table:table-cell>
          <table:table-cell office:value-type="float" office:value="946657">
            <text:p>946657</text:p>
          </table:table-cell>
          <table:table-cell office:value-type="string">
            <text:p>Uncharacterized HTH-type transcriptional regulator yeiE</text:p>
          </table:table-cell>
          <table:table-cell office:value-type="string">
            <text:p>['Transcription', ' RNA related', ' Type of regulation', 'transcription', 'regulation of transcription <text:s/>DNA dependent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egW</text:p>
          </table:table-cell>
          <table:table-cell office:value-type="float" office:value="946639">
            <text:p>946639</text:p>
          </table:table-cell>
          <table:table-cell office:value-type="string">
            <text:p>Uncharacterized HTH-type transcriptional regulator yegW</text:p>
          </table:table-cell>
          <table:table-cell office:value-type="string">
            <text:p>[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astC</text:p>
          </table:table-cell>
          <table:table-cell office:value-type="float" office:value="946255">
            <text:p>946255</text:p>
          </table:table-cell>
          <table:table-cell office:value-type="string">
            <text:p>Succinylornithine transamin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spy</text:p>
          </table:table-cell>
          <table:table-cell office:value-type="float" office:value="946253">
            <text:p>946253</text:p>
          </table:table-cell>
          <table:table-cell office:value-type="string">
            <text:p>Spheroplast protein Y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astB</text:p>
          </table:table-cell>
          <table:table-cell office:value-type="float" office:value="946259">
            <text:p>946259</text:p>
          </table:table-cell>
          <table:table-cell office:value-type="string">
            <text:p>N-succinylarginine dihydrol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lptE</text:p>
          </table:table-cell>
          <table:table-cell office:value-type="float" office:value="946257">
            <text:p>946257</text:p>
          </table:table-cell>
          <table:table-cell office:value-type="string">
            <text:p>LPS-assembly lipoprotein lpt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rdB</text:p>
          </table:table-cell>
          <table:table-cell office:value-type="float" office:value="947774">
            <text:p>947774</text:p>
          </table:table-cell>
          <table:table-cell office:value-type="string">
            <text:p>Uncharacterized protein yrdB</text:p>
          </table:table-cell>
          <table:table-cell office:value-type="string">
            <text:p>[' Building block biosynthesis', 'purine nucleotide biosynthetic process', 'aromatic amino acid family biosynthetic process']</text:p>
          </table:table-cell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rdA</text:p>
          </table:table-cell>
          <table:table-cell office:value-type="float" office:value="947775">
            <text:p>947775</text:p>
          </table:table-cell>
          <table:table-cell office:value-type="string">
            <text:p>Protein yrd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aroE</text:p>
          </table:table-cell>
          <table:table-cell office:value-type="float" office:value="947776">
            <text:p>947776</text:p>
          </table:table-cell>
          <table:table-cell office:value-type="string">
            <text:p>Shikimate dehydrogenase; Quinate/shikimate dehydrogen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pncB</text:p>
          </table:table-cell>
          <table:table-cell office:value-type="float" office:value="946648">
            <text:p>946648</text:p>
          </table:table-cell>
          <table:table-cell office:value-type="string">
            <text:p>Nicotinate phosphoribosyltransf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ihB</text:p>
          </table:table-cell>
          <table:table-cell office:value-type="float" office:value="946646">
            <text:p>946646</text:p>
          </table:table-cell>
          <table:table-cell office:value-type="string">
            <text:p>Pyrimidine-specific ribonucleoside hydrolase rihB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mrp</text:p>
          </table:table-cell>
          <table:table-cell office:value-type="float" office:value="946627">
            <text:p>946627</text:p>
          </table:table-cell>
          <table:table-cell office:value-type="string">
            <text:p>Protein mrp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ntA</text:p>
          </table:table-cell>
          <table:table-cell office:value-type="float" office:value="946628">
            <text:p>946628</text:p>
          </table:table-cell>
          <table:table-cell office:value-type="string">
            <text:p>NAD(P) transhydrogenase subunit alph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helD</text:p>
          </table:table-cell>
          <table:table-cell office:value-type="float" office:value="946227">
            <text:p>946227</text:p>
          </table:table-cell>
          <table:table-cell office:value-type="string">
            <text:p>Helicase IV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heS</text:p>
          </table:table-cell>
          <table:table-cell office:value-type="float" office:value="946223">
            <text:p>946223</text:p>
          </table:table-cell>
          <table:table-cell office:value-type="string">
            <text:p>Phenylalanyl-tRNA synthetase alpha chain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cgL</text:p>
          </table:table-cell>
          <table:table-cell office:value-type="float" office:value="946226">
            <text:p>946226</text:p>
          </table:table-cell>
          <table:table-cell office:value-type="string">
            <text:p>UPF0745 protein ycgL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aaeR</text:p>
          </table:table-cell>
          <table:table-cell office:value-type="float" office:value="947760">
            <text:p>947760</text:p>
          </table:table-cell>
          <table:table-cell office:value-type="string">
            <text:p>HTH-type transcriptional activator aaeR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acrF</text:p>
          </table:table-cell>
          <table:table-cell office:value-type="float" office:value="947768">
            <text:p>947768</text:p>
          </table:table-cell>
          <table:table-cell office:value-type="string">
            <text:p>Acriflavine resistance protein F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hdW</text:p>
          </table:table-cell>
          <table:table-cell office:value-type="float" office:value="947766">
            <text:p>947766</text:p>
          </table:table-cell>
          <table:table-cell office:value-type="string">
            <text:p>Putative amino-acid ABC transporter-binding protein yhdW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egU</text:p>
          </table:table-cell>
          <table:table-cell office:value-type="float" office:value="946630">
            <text:p>946630</text:p>
          </table:table-cell>
          <table:table-cell office:value-type="string">
            <text:p>Uncharacterized protein yegU</text:p>
          </table:table-cell>
          <table:table-cell office:value-type="string">
            <text:p>[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hdZ</text:p>
          </table:table-cell>
          <table:table-cell office:value-type="float" office:value="947763">
            <text:p>947763</text:p>
          </table:table-cell>
          <table:table-cell office:value-type="string">
            <text:p>Uncharacterized amino-acid ABC transporter ATP-binding protein yhdZ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hdY</text:p>
          </table:table-cell>
          <table:table-cell office:value-type="float" office:value="947764">
            <text:p>947764</text:p>
          </table:table-cell>
          <table:table-cell office:value-type="string">
            <text:p>Inner membrane amino-acid ABC transporter permease protein yhdY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fbaB</text:p>
          </table:table-cell>
          <table:table-cell office:value-type="float" office:value="946632">
            <text:p>946632</text:p>
          </table:table-cell>
          <table:table-cell office:value-type="string">
            <text:p>Fructose-bisphosphate aldolase class 1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pfkB</text:p>
          </table:table-cell>
          <table:table-cell office:value-type="float" office:value="946230">
            <text:p>946230</text:p>
          </table:table-cell>
          <table:table-cell office:value-type="string">
            <text:p>6-phosphofructokinase isozyme 2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chbG</text:p>
          </table:table-cell>
          <table:table-cell office:value-type="float" office:value="946231">
            <text:p>946231</text:p>
          </table:table-cell>
          <table:table-cell office:value-type="string">
            <text:p>UPF0249 protein chbG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tldD</text:p>
          </table:table-cell>
          <table:table-cell office:value-type="float" office:value="947749">
            <text:p>947749</text:p>
          </table:table-cell>
          <table:table-cell office:value-type="string">
            <text:p>Protein tldD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djN</text:p>
          </table:table-cell>
          <table:table-cell office:value-type="float" office:value="946238">
            <text:p>946238</text:p>
          </table:table-cell>
          <table:table-cell office:value-type="string">
            <text:p>Uncharacterized symporter ydjN</text:p>
          </table:table-cell>
          <table:table-cell office:value-type="string">
            <text:p>[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niA</text:p>
          </table:table-cell>
          <table:table-cell office:value-type="float" office:value="946236">
            <text:p>946236</text:p>
          </table:table-cell>
          <table:table-cell office:value-type="string">
            <text:p>Uncharacterized protein yniA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katE</text:p>
          </table:table-cell>
          <table:table-cell office:value-type="float" office:value="946234">
            <text:p>946234</text:p>
          </table:table-cell>
          <table:table-cell office:value-type="string">
            <text:p>Catalase HPII; Catal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cedA</text:p>
          </table:table-cell>
          <table:table-cell office:value-type="float" office:value="946235">
            <text:p>946235</text:p>
          </table:table-cell>
          <table:table-cell office:value-type="string">
            <text:p>Cell division activator ced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hcH</text:p>
          </table:table-cell>
          <table:table-cell office:value-type="float" office:value="947750">
            <text:p>947750</text:p>
          </table:table-cell>
          <table:table-cell office:value-type="string">
            <text:p>Uncharacterized protein yhcH</text:p>
          </table:table-cell>
          <table:table-cell office:value-type="string">
            <text:p>['Carbohydrate transport and metabolism', 'carbohydrate metabolic process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tolA</text:p>
          </table:table-cell>
          <table:table-cell office:value-type="float" office:value="946625">
            <text:p>946625</text:p>
          </table:table-cell>
          <table:table-cell office:value-type="string">
            <text:p>Protein tol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ccB</text:p>
          </table:table-cell>
          <table:table-cell office:value-type="float" office:value="947758">
            <text:p>947758</text:p>
          </table:table-cell>
          <table:table-cell office:value-type="string">
            <text:p>Biotin carboxyl carrier protein of acetyl-CoA carboxyl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hpt</text:p>
          </table:table-cell>
          <table:table-cell office:value-type="float" office:value="946624">
            <text:p>946624</text:p>
          </table:table-cell>
          <table:table-cell office:value-type="string">
            <text:p>Hypoxanthine phosphoribosyltransfer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cyaY</text:p>
          </table:table-cell>
          <table:table-cell office:value-type="float" office:value="947754">
            <text:p>947754</text:p>
          </table:table-cell>
          <table:table-cell office:value-type="string">
            <text:p>Protein cyaY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cyaA</text:p>
          </table:table-cell>
          <table:table-cell office:value-type="float" office:value="947755">
            <text:p>947755</text:p>
          </table:table-cell>
          <table:table-cell office:value-type="string">
            <text:p>Adenylate cycl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nanA</text:p>
          </table:table-cell>
          <table:table-cell office:value-type="float" office:value="947742">
            <text:p>947742</text:p>
          </table:table-cell>
          <table:table-cell office:value-type="string">
            <text:p>N-acetylneuraminate lyase 1; N-acetylneuraminate ly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ccmE</text:p>
          </table:table-cell>
          <table:table-cell office:value-type="float" office:value="946697">
            <text:p>946697</text:p>
          </table:table-cell>
          <table:table-cell office:value-type="string">
            <text:p>Cytochrome c-type biogenesis protein ccm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aaeA</text:p>
          </table:table-cell>
          <table:table-cell office:value-type="float" office:value="947748">
            <text:p>947748</text:p>
          </table:table-cell>
          <table:table-cell office:value-type="string">
            <text:p>p-hydroxybenzoic acid efflux pump subunit aae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ejK</text:p>
          </table:table-cell>
          <table:table-cell office:value-type="float" office:value="946690">
            <text:p>946690</text:p>
          </table:table-cell>
          <table:table-cell office:value-type="string">
            <text:p>Nucleoid-associated protein ndp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lmI</text:p>
          </table:table-cell>
          <table:table-cell office:value-type="float" office:value="946691">
            <text:p>946691</text:p>
          </table:table-cell>
          <table:table-cell office:value-type="string">
            <text:p>Ribosomal RNA large subunit methyltransferase I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ejL</text:p>
          </table:table-cell>
          <table:table-cell office:value-type="float" office:value="946694">
            <text:p>946694</text:p>
          </table:table-cell>
          <table:table-cell office:value-type="string">
            <text:p>UPF0352 protein yejL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rtn</text:p>
          </table:table-cell>
          <table:table-cell office:value-type="float" office:value="946695">
            <text:p>946695</text:p>
          </table:table-cell>
          <table:table-cell office:value-type="string">
            <text:p>Protein rtn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lpxT</text:p>
          </table:table-cell>
          <table:table-cell office:value-type="float" office:value="946693">
            <text:p>946693</text:p>
          </table:table-cell>
          <table:table-cell office:value-type="string">
            <text:p>Inner membrane protein yeiU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ecQ</text:p>
          </table:table-cell>
          <table:table-cell office:value-type="float" office:value="948318">
            <text:p>948318</text:p>
          </table:table-cell>
          <table:table-cell office:value-type="string">
            <text:p>ATP-dependent DNA helicase recQ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dapE</text:p>
          </table:table-cell>
          <table:table-cell office:value-type="float" office:value="948313">
            <text:p>948313</text:p>
          </table:table-cell>
          <table:table-cell office:value-type="string">
            <text:p>Succinyl-diaminopimelate desuccinyl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pldB</text:p>
          </table:table-cell>
          <table:table-cell office:value-type="float" office:value="948314">
            <text:p>948314</text:p>
          </table:table-cell>
          <table:table-cell office:value-type="string">
            <text:p>Lysophospholipase L2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etR</text:p>
          </table:table-cell>
          <table:table-cell office:value-type="float" office:value="948310">
            <text:p>948310</text:p>
          </table:table-cell>
          <table:table-cell office:value-type="string">
            <text:p>HTH-type transcriptional regulator metR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hemY</text:p>
          </table:table-cell>
          <table:table-cell office:value-type="float" office:value="948311">
            <text:p>948311</text:p>
          </table:table-cell>
          <table:table-cell office:value-type="string">
            <text:p>Protein hemY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ushA</text:p>
          </table:table-cell>
          <table:table-cell office:value-type="float" office:value="947331">
            <text:p>947331</text:p>
          </table:table-cell>
          <table:table-cell office:value-type="string">
            <text:p>Protein ush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ejM</text:p>
          </table:table-cell>
          <table:table-cell office:value-type="float" office:value="946685">
            <text:p>946685</text:p>
          </table:table-cell>
          <table:table-cell office:value-type="string">
            <text:p>Inner membrane protein yejM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laE</text:p>
          </table:table-cell>
          <table:table-cell office:value-type="float" office:value="947732">
            <text:p>947732</text:p>
          </table:table-cell>
          <table:table-cell office:value-type="string">
            <text:p>UPF0393 inner membrane protein yrb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rbE</text:p>
          </table:table-cell>
          <table:table-cell office:value-type="float" office:value="947732">
            <text:p>947732</text:p>
          </table:table-cell>
          <table:table-cell office:value-type="string">
            <text:p>UPF0393 inner membrane protein yrb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flgC</text:p>
          </table:table-cell>
          <table:table-cell office:value-type="float" office:value="946687">
            <text:p>946687</text:p>
          </table:table-cell>
          <table:table-cell office:value-type="string">
            <text:p>Flagellar basal-body rod protein flgC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ejF</text:p>
          </table:table-cell>
          <table:table-cell office:value-type="float" office:value="946689">
            <text:p>946689</text:p>
          </table:table-cell>
          <table:table-cell office:value-type="string">
            <text:p>Uncharacterized ABC transporter ATP-binding protein yejF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cueO</text:p>
          </table:table-cell>
          <table:table-cell office:value-type="float" office:value="947736">
            <text:p>947736</text:p>
          </table:table-cell>
          <table:table-cell office:value-type="string">
            <text:p>Blue copper oxidase cueO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kdsD</text:p>
          </table:table-cell>
          <table:table-cell office:value-type="float" office:value="947734">
            <text:p>947734</text:p>
          </table:table-cell>
          <table:table-cell office:value-type="string">
            <text:p>Arabinose 5-phosphate isomer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osmF</text:p>
          </table:table-cell>
          <table:table-cell office:value-type="float" office:value="946681">
            <text:p>946681</text:p>
          </table:table-cell>
          <table:table-cell office:value-type="string">
            <text:p>Putative osmoprotectant uptake system substrate-binding protein osmF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flgM</text:p>
          </table:table-cell>
          <table:table-cell office:value-type="float" office:value="946684">
            <text:p>946684</text:p>
          </table:table-cell>
          <table:table-cell office:value-type="string">
            <text:p>Negative regulator of flagellin synthesis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pldA</text:p>
          </table:table-cell>
          <table:table-cell office:value-type="float" office:value="948307">
            <text:p>948307</text:p>
          </table:table-cell>
          <table:table-cell office:value-type="string">
            <text:p>Phospholipase A1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ffG</text:p>
          </table:table-cell>
          <table:table-cell office:value-type="float" office:value="948300">
            <text:p>948300</text:p>
          </table:table-cell>
          <table:table-cell office:value-type="string">
            <text:p>dTDP-glucose 4,6-dehydrat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dhP</text:p>
          </table:table-cell>
          <table:table-cell office:value-type="float" office:value="947340">
            <text:p>947340</text:p>
          </table:table-cell>
          <table:table-cell office:value-type="string">
            <text:p>Inner membrane transport protein ydhP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rffM</text:p>
          </table:table-cell>
          <table:table-cell office:value-type="float" office:value="948301">
            <text:p>948301</text:p>
          </table:table-cell>
          <table:table-cell office:value-type="string">
            <text:p>Probable UDP-N-acetyl-D-mannosaminuronic acid transferas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gltB</text:p>
          </table:table-cell>
          <table:table-cell office:value-type="float" office:value="947724">
            <text:p>947724</text:p>
          </table:table-cell>
          <table:table-cell office:value-type="string">
            <text:p>Glutamate synthase [NADPH] large chain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gltD</text:p>
          </table:table-cell>
          <table:table-cell office:value-type="float" office:value="947723">
            <text:p>947723</text:p>
          </table:table-cell>
          <table:table-cell office:value-type="string">
            <text:p>Glutamate synthase [NADPH] small cha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mpE</text:p>
          </table:table-cell>
          <table:table-cell office:value-type="float" office:value="946678">
            <text:p>946678</text:p>
          </table:table-cell>
          <table:table-cell office:value-type="string">
            <text:p>Protein amp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speE</text:p>
          </table:table-cell>
          <table:table-cell office:value-type="float" office:value="947726">
            <text:p>947726</text:p>
          </table:table-cell>
          <table:table-cell office:value-type="string">
            <text:p>Spermidine synth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secG</text:p>
          </table:table-cell>
          <table:table-cell office:value-type="float" office:value="947720">
            <text:p>947720</text:p>
          </table:table-cell>
          <table:table-cell office:value-type="string">
            <text:p>Protein-export membrane protein secG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fruK</text:p>
          </table:table-cell>
          <table:table-cell office:value-type="float" office:value="946676">
            <text:p>946676</text:p>
          </table:table-cell>
          <table:table-cell office:value-type="string">
            <text:p>1-phosphofructokin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ruB</text:p>
          </table:table-cell>
          <table:table-cell office:value-type="float" office:value="946677">
            <text:p>946677</text:p>
          </table:table-cell>
          <table:table-cell office:value-type="string">
            <text:p>Multiphosphoryl transfer protein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eiP</text:p>
          </table:table-cell>
          <table:table-cell office:value-type="float" office:value="946674">
            <text:p>946674</text:p>
          </table:table-cell>
          <table:table-cell office:value-type="string">
            <text:p>Elongation factor P-like protein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ejA</text:p>
          </table:table-cell>
          <table:table-cell office:value-type="float" office:value="946675">
            <text:p>946675</text:p>
          </table:table-cell>
          <table:table-cell office:value-type="string">
            <text:p>Uncharacterized protein yej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ruA</text:p>
          </table:table-cell>
          <table:table-cell office:value-type="float" office:value="946672">
            <text:p>946672</text:p>
          </table:table-cell>
          <table:table-cell office:value-type="string">
            <text:p>PTS system fructose-specific EIIBC component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ixA</text:p>
          </table:table-cell>
          <table:table-cell office:value-type="float" office:value="947316">
            <text:p>947316</text:p>
          </table:table-cell>
          <table:table-cell office:value-type="string">
            <text:p>Protein fix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pcnB</text:p>
          </table:table-cell>
          <table:table-cell office:value-type="float" office:value="947318">
            <text:p>947318</text:p>
          </table:table-cell>
          <table:table-cell office:value-type="string">
            <text:p>Poly(A) polym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lysA</text:p>
          </table:table-cell>
          <table:table-cell office:value-type="float" office:value="947313">
            <text:p>947313</text:p>
          </table:table-cell>
          <table:table-cell office:value-type="string">
            <text:p>Diaminopimelate decarboxyl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galR</text:p>
          </table:table-cell>
          <table:table-cell office:value-type="float" office:value="947314">
            <text:p>947314</text:p>
          </table:table-cell>
          <table:table-cell office:value-type="string">
            <text:p>HTH-type transcriptional regulator galR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aas</text:p>
          </table:table-cell>
          <table:table-cell office:value-type="float" office:value="947315">
            <text:p>947315</text:p>
          </table:table-cell>
          <table:table-cell office:value-type="string">
            <text:p>Bifunctional protein aas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hpf</text:p>
          </table:table-cell>
          <table:table-cell office:value-type="float" office:value="947718">
            <text:p>947718</text:p>
          </table:table-cell>
          <table:table-cell office:value-type="string">
            <text:p>Probable sigma(54) modulation prote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spB</text:p>
          </table:table-cell>
          <table:table-cell office:value-type="float" office:value="945893">
            <text:p>945893</text:p>
          </table:table-cell>
          <table:table-cell office:value-type="string">
            <text:p>Phage shock protein B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speD</text:p>
          </table:table-cell>
          <table:table-cell office:value-type="float" office:value="947719">
            <text:p>947719</text:p>
          </table:table-cell>
          <table:table-cell office:value-type="string">
            <text:p>S-adenosylmethionine decarboxylase proenzym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speB</text:p>
          </table:table-cell>
          <table:table-cell office:value-type="float" office:value="947715">
            <text:p>947715</text:p>
          </table:table-cell>
          <table:table-cell office:value-type="string">
            <text:p>Agmatin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lysP</text:p>
          </table:table-cell>
          <table:table-cell office:value-type="float" office:value="946667">
            <text:p>946667</text:p>
          </table:table-cell>
          <table:table-cell office:value-type="string">
            <text:p>Lysine-specific perme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miD</text:p>
          </table:table-cell>
          <table:table-cell office:value-type="float" office:value="945494">
            <text:p>945494</text:p>
          </table:table-cell>
          <table:table-cell office:value-type="string">
            <text:p>N-acetylmuramoyl-L-alanine amidase amiD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rpoN</text:p>
          </table:table-cell>
          <table:table-cell office:value-type="float" office:value="947714">
            <text:p>947714</text:p>
          </table:table-cell>
          <table:table-cell office:value-type="string">
            <text:p>RNA polymerase sigma-54 factor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bjQ</text:p>
          </table:table-cell>
          <table:table-cell office:value-type="float" office:value="945493">
            <text:p>945493</text:p>
          </table:table-cell>
          <table:table-cell office:value-type="string">
            <text:p>UPF0145 protein ybjQ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bjT</text:p>
          </table:table-cell>
          <table:table-cell office:value-type="float" office:value="945496">
            <text:p>945496</text:p>
          </table:table-cell>
          <table:table-cell office:value-type="string">
            <text:p>Uncharacterized protein ybjT</text:p>
          </table:table-cell>
          <table:table-cell office:value-type="string">
            <text:p>['Cell wall membrane envelope biogenesis']</text:p>
          </table:table-cell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nfo</text:p>
          </table:table-cell>
          <table:table-cell office:value-type="float" office:value="946669">
            <text:p>946669</text:p>
          </table:table-cell>
          <table:table-cell office:value-type="string">
            <text:p>Endonuclease 4; Probable endonuclease 4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bjS</text:p>
          </table:table-cell>
          <table:table-cell office:value-type="float" office:value="945495">
            <text:p>945495</text:p>
          </table:table-cell>
          <table:table-cell office:value-type="string">
            <text:p>Uncharacterized protein ybjS</text:p>
          </table:table-cell>
          <table:table-cell office:value-type="string">
            <text:p>[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aat</text:p>
          </table:table-cell>
          <table:table-cell office:value-type="float" office:value="945490">
            <text:p>945490</text:p>
          </table:table-cell>
          <table:table-cell office:value-type="string">
            <text:p>Leucyl/phenylalanyl-tRNA--protein transf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dd</text:p>
          </table:table-cell>
          <table:table-cell office:value-type="float" office:value="946663">
            <text:p>946663</text:p>
          </table:table-cell>
          <table:table-cell office:value-type="string">
            <text:p>Cytidine deamin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bjP</text:p>
          </table:table-cell>
          <table:table-cell office:value-type="float" office:value="945491">
            <text:p>945491</text:p>
          </table:table-cell>
          <table:table-cell office:value-type="string">
            <text:p>Uncharacterized lipoprotein ybjP</text:p>
          </table:table-cell>
          <table:table-cell office:value-type="string">
            <text:p>['Amino acid transport and metabolism', ' Building block biosynthesis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pbpG</text:p>
          </table:table-cell>
          <table:table-cell office:value-type="float" office:value="946662">
            <text:p>946662</text:p>
          </table:table-cell>
          <table:table-cell office:value-type="string">
            <text:p>D-alanyl-D-alanine endopeptid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bjD</text:p>
          </table:table-cell>
          <table:table-cell office:value-type="float" office:value="945498">
            <text:p>945498</text:p>
          </table:table-cell>
          <table:table-cell office:value-type="string">
            <text:p>Uncharacterized protein ybjD</text:p>
          </table:table-cell>
          <table:table-cell office:value-type="string">
            <text:p>['SOS response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pspC</text:p>
          </table:table-cell>
          <table:table-cell office:value-type="float" office:value="945499">
            <text:p>945499</text:p>
          </table:table-cell>
          <table:table-cell office:value-type="string">
            <text:p>Phage shock protein C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kduD</text:p>
          </table:table-cell>
          <table:table-cell office:value-type="float" office:value="947323">
            <text:p>947323</text:p>
          </table:table-cell>
          <table:table-cell office:value-type="string">
            <text:p>2-deoxy-D-gluconate 3-dehydrogen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qeF</text:p>
          </table:table-cell>
          <table:table-cell office:value-type="float" office:value="947324">
            <text:p>947324</text:p>
          </table:table-cell>
          <table:table-cell office:value-type="string">
            <text:p>Probable acetyl-CoA acetyltransferas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mdC</text:p>
          </table:table-cell>
          <table:table-cell office:value-type="float" office:value="947321">
            <text:p>947321</text:p>
          </table:table-cell>
          <table:table-cell office:value-type="string">
            <text:p>Uncharacterized protein ymdC</text:p>
          </table:table-cell>
          <table:table-cell office:value-type="string">
            <text:p>[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macA</text:p>
          </table:table-cell>
          <table:table-cell office:value-type="float" office:value="947322">
            <text:p>947322</text:p>
          </table:table-cell>
          <table:table-cell office:value-type="string">
            <text:p>Macrolide-specific efflux protein mac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iraP</text:p>
          </table:table-cell>
          <table:table-cell office:value-type="float" office:value="947709">
            <text:p>947709</text:p>
          </table:table-cell>
          <table:table-cell office:value-type="string">
            <text:p>Anti-adapter protein iraP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geV</text:p>
          </table:table-cell>
          <table:table-cell office:value-type="float" office:value="947320">
            <text:p>947320</text:p>
          </table:table-cell>
          <table:table-cell office:value-type="string">
            <text:p>Uncharacterized sigma-54-dependent transcriptional regulator ygeV</text:p>
          </table:table-cell>
          <table:table-cell office:value-type="string">
            <text:p>['Signal transduction mechanisms', ' Genetic unit regulated', 'two component signal transduction system <text:s/>phosphorelay ', 'regulation of transcription <text:s/>DNA dependent', 'phosphorylation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dusB</text:p>
          </table:table-cell>
          <table:table-cell office:value-type="float" office:value="947707">
            <text:p>947707</text:p>
          </table:table-cell>
          <table:table-cell office:value-type="string">
            <text:p>tRNA-dihydrouridine synthase B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prmA</text:p>
          </table:table-cell>
          <table:table-cell office:value-type="float" office:value="947708">
            <text:p>947708</text:p>
          </table:table-cell>
          <table:table-cell office:value-type="string">
            <text:p>Ribosomal protein L11 methyltransfer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artP</text:p>
          </table:table-cell>
          <table:table-cell office:value-type="float" office:value="945489">
            <text:p>945489</text:p>
          </table:table-cell>
          <table:table-cell office:value-type="string">
            <text:p>Arginine transport ATP-binding protein artP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potF</text:p>
          </table:table-cell>
          <table:table-cell office:value-type="float" office:value="945480">
            <text:p>945480</text:p>
          </table:table-cell>
          <table:table-cell office:value-type="string">
            <text:p>Putrescine-binding periplasmic protein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gmr</text:p>
          </table:table-cell>
          <table:table-cell office:value-type="float" office:value="945868">
            <text:p>945868</text:p>
          </table:table-cell>
          <table:table-cell office:value-type="string">
            <text:p>Protein gmr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ciT</text:p>
          </table:table-cell>
          <table:table-cell office:value-type="float" office:value="945869">
            <text:p>945869</text:p>
          </table:table-cell>
          <table:table-cell office:value-type="string">
            <text:p>Uncharacterized HTH-type transcriptional regulator yciT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imK</text:p>
          </table:table-cell>
          <table:table-cell office:value-type="float" office:value="945484">
            <text:p>945484</text:p>
          </table:table-cell>
          <table:table-cell office:value-type="string">
            <text:p>Ribosomal protein S6 modification protein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csrD</text:p>
          </table:table-cell>
          <table:table-cell office:value-type="float" office:value="947702">
            <text:p>947702</text:p>
          </table:table-cell>
          <table:table-cell office:value-type="string">
            <text:p>Uncharacterized protein yhdA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bjN</text:p>
          </table:table-cell>
          <table:table-cell office:value-type="float" office:value="945482">
            <text:p>945482</text:p>
          </table:table-cell>
          <table:table-cell office:value-type="string">
            <text:p>Uncharacterized protein ybjN</text:p>
          </table:table-cell>
          <table:table-cell office:value-type="string">
            <text:p>[' Energy metabolism <text:s/>carbon ', 'electron transport', 'translation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urA</text:p>
          </table:table-cell>
          <table:table-cell office:value-type="float" office:value="947703">
            <text:p>947703</text:p>
          </table:table-cell>
          <table:table-cell office:value-type="string">
            <text:p>UDP-N-acetylglucosamine 1-carboxyvinyltransfer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nfsA</text:p>
          </table:table-cell>
          <table:table-cell office:value-type="float" office:value="945483">
            <text:p>945483</text:p>
          </table:table-cell>
          <table:table-cell office:value-type="string">
            <text:p>Oxygen-insensitive NADPH nitroreduct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sapA</text:p>
          </table:table-cell>
          <table:table-cell office:value-type="float" office:value="945873">
            <text:p>945873</text:p>
          </table:table-cell>
          <table:table-cell office:value-type="string">
            <text:p>Peptide transport periplasmic protein sap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cjF</text:p>
          </table:table-cell>
          <table:table-cell office:value-type="float" office:value="945878">
            <text:p>945878</text:p>
          </table:table-cell>
          <table:table-cell office:value-type="string">
            <text:p>UPF0283 membrane protein ycjF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prr</text:p>
          </table:table-cell>
          <table:table-cell office:value-type="float" office:value="945876">
            <text:p>945876</text:p>
          </table:table-cell>
          <table:table-cell office:value-type="string">
            <text:p>Gamma-aminobutyraldehyde dehydrogen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cjW</text:p>
          </table:table-cell>
          <table:table-cell office:value-type="float" office:value="945875">
            <text:p>945875</text:p>
          </table:table-cell>
          <table:table-cell office:value-type="string">
            <text:p>Uncharacterized HTH-type transcriptional regulator ycjW</text:p>
          </table:table-cell>
          <table:table-cell office:value-type="string">
            <text:p>['Transcription', ' RNA related', ' Type of regulation', ' Genetic unit regulated', 'transcription', 'regulation of transcription <text:s/>DNA dependent'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potG</text:p>
          </table:table-cell>
          <table:table-cell office:value-type="float" office:value="945476">
            <text:p>945476</text:p>
          </table:table-cell>
          <table:table-cell office:value-type="string">
            <text:p>Putrescine transport ATP-binding protein potG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grxA</text:p>
          </table:table-cell>
          <table:table-cell office:value-type="float" office:value="945479">
            <text:p>945479</text:p>
          </table:table-cell>
          <table:table-cell office:value-type="string">
            <text:p>Glutaredoxin-1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tyrR</text:p>
          </table:table-cell>
          <table:table-cell office:value-type="float" office:value="945879">
            <text:p>945879</text:p>
          </table:table-cell>
          <table:table-cell office:value-type="string">
            <text:p>Transcriptional regulatory protein tyrR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bjI</text:p>
          </table:table-cell>
          <table:table-cell office:value-type="float" office:value="945470">
            <text:p>945470</text:p>
          </table:table-cell>
          <table:table-cell office:value-type="string">
            <text:p>Phosphatase ybjI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ihfA</text:p>
          </table:table-cell>
          <table:table-cell office:value-type="float" office:value="945472">
            <text:p>945472</text:p>
          </table:table-cell>
          <table:table-cell office:value-type="string">
            <text:p>Integration host factor subunit alph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bjL</text:p>
          </table:table-cell>
          <table:table-cell office:value-type="float" office:value="945474">
            <text:p>945474</text:p>
          </table:table-cell>
          <table:table-cell office:value-type="string">
            <text:p>Putative transport protein ybjL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puuD</text:p>
          </table:table-cell>
          <table:table-cell office:value-type="float" office:value="945882">
            <text:p>945882</text:p>
          </table:table-cell>
          <table:table-cell office:value-type="string">
            <text:p>Gamma-glutamyl-gamma-aminobutyrate hydrol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ppH</text:p>
          </table:table-cell>
          <table:table-cell office:value-type="float" office:value="947300">
            <text:p>947300</text:p>
          </table:table-cell>
          <table:table-cell office:value-type="string">
            <text:p>RNA pyrophosphohydrolas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pspA</text:p>
          </table:table-cell>
          <table:table-cell office:value-type="float" office:value="945887">
            <text:p>945887</text:p>
          </table:table-cell>
          <table:table-cell office:value-type="string">
            <text:p>Phage shock protein 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uuR</text:p>
          </table:table-cell>
          <table:table-cell office:value-type="float" office:value="945886">
            <text:p>945886</text:p>
          </table:table-cell>
          <table:table-cell office:value-type="string">
            <text:p>HTH-type transcriptional regulator puuR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ompG</text:p>
          </table:table-cell>
          <table:table-cell office:value-type="float" office:value="945889">
            <text:p>945889</text:p>
          </table:table-cell>
          <table:table-cell office:value-type="string">
            <text:p>Outer membrane protein G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gdR</text:p>
          </table:table-cell>
          <table:table-cell office:value-type="float" office:value="947304">
            <text:p>947304</text:p>
          </table:table-cell>
          <table:table-cell office:value-type="string">
            <text:p>Uncharacterized lipoprotein ygdR</text:p>
          </table:table-cell>
          <table:table-cell office:value-type="string">
            <text:p>['Amino acid transport and metabolism', ' Building block biosynthesis', 'amino acid metabolic process'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lgt</text:p>
          </table:table-cell>
          <table:table-cell office:value-type="float" office:value="947303">
            <text:p>947303</text:p>
          </table:table-cell>
          <table:table-cell office:value-type="string">
            <text:p>Prolipoprotein diacylglyceryl transfer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fhM</text:p>
          </table:table-cell>
          <table:table-cell office:value-type="float" office:value="947302">
            <text:p>947302</text:p>
          </table:table-cell>
          <table:table-cell office:value-type="string">
            <text:p>Uncharacterized lipoprotein yfhM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hmD</text:p>
          </table:table-cell>
          <table:table-cell office:value-type="float" office:value="945881">
            <text:p>945881</text:p>
          </table:table-cell>
          <table:table-cell office:value-type="string">
            <text:p>L-rhamnonate dehydrat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faW</text:p>
          </table:table-cell>
          <table:table-cell office:value-type="float" office:value="945881">
            <text:p>945881</text:p>
          </table:table-cell>
          <table:table-cell office:value-type="string">
            <text:p>L-rhamnonate dehydrat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tas</text:p>
          </table:table-cell>
          <table:table-cell office:value-type="float" office:value="947306">
            <text:p>947306</text:p>
          </table:table-cell>
          <table:table-cell office:value-type="string">
            <text:p>Protein tas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ascG</text:p>
          </table:table-cell>
          <table:table-cell office:value-type="float" office:value="947305">
            <text:p>947305</text:p>
          </table:table-cell>
          <table:table-cell office:value-type="string">
            <text:p>HTH-type transcriptional regulator ascG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acrD</text:p>
          </table:table-cell>
          <table:table-cell office:value-type="float" office:value="945464">
            <text:p>945464</text:p>
          </table:table-cell>
          <table:table-cell office:value-type="string">
            <text:p>Probable aminoglycoside efflux pump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imO</text:p>
          </table:table-cell>
          <table:table-cell office:value-type="float" office:value="945465">
            <text:p>945465</text:p>
          </table:table-cell>
          <table:table-cell office:value-type="string">
            <text:p>Ribosomal protein S12 methylthiotransferase rimO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liE</text:p>
          </table:table-cell>
          <table:table-cell office:value-type="float" office:value="945462">
            <text:p>945462</text:p>
          </table:table-cell>
          <table:table-cell office:value-type="string">
            <text:p>Uncharacterized protein yliE</text:p>
          </table:table-cell>
          <table:table-cell office:value-type="string">
            <text:p>['Signal transduction mechanisms', ' Type of regulation', 'two component signal transduction system <text:s/>phosphorelay ', 'transcription', 'regulation of transcription <text:s/>DNA dependent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ssB</text:p>
          </table:table-cell>
          <table:table-cell office:value-type="float" office:value="945855">
            <text:p>945855</text:p>
          </table:table-cell>
          <table:table-cell office:value-type="string">
            <text:p>Protein hnr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ciO</text:p>
          </table:table-cell>
          <table:table-cell office:value-type="float" office:value="945854">
            <text:p>945854</text:p>
          </table:table-cell>
          <table:table-cell office:value-type="string">
            <text:p>Uncharacterized protein yciO</text:p>
          </table:table-cell>
          <table:table-cell office:value-type="string">
            <text:p>[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Ogt</text:p>
          </table:table-cell>
          <table:table-cell office:value-type="float" office:value="945853">
            <text:p>945853</text:p>
          </table:table-cell>
          <table:table-cell office:value-type="string">
            <text:p>Methylated-DNA--protein-cysteine methyltransf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dd</text:p>
          </table:table-cell>
          <table:table-cell office:value-type="float" office:value="945851">
            <text:p>945851</text:p>
          </table:table-cell>
          <table:table-cell office:value-type="string">
            <text:p>Adenosine deamin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gsiA</text:p>
          </table:table-cell>
          <table:table-cell office:value-type="float" office:value="945457">
            <text:p>945457</text:p>
          </table:table-cell>
          <table:table-cell office:value-type="string">
            <text:p>Glutathione import ATP-binding protein gsi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siB</text:p>
          </table:table-cell>
          <table:table-cell office:value-type="float" office:value="945459">
            <text:p>945459</text:p>
          </table:table-cell>
          <table:table-cell office:value-type="string">
            <text:p>Glutathione-binding protein gsiB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deoR</text:p>
          </table:table-cell>
          <table:table-cell office:value-type="float" office:value="945453">
            <text:p>945453</text:p>
          </table:table-cell>
          <table:table-cell office:value-type="string">
            <text:p>Deoxyribose operon repressor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oeA</text:p>
          </table:table-cell>
          <table:table-cell office:value-type="float" office:value="945454">
            <text:p>945454</text:p>
          </table:table-cell>
          <table:table-cell office:value-type="string">
            <text:p>Molybdopterin biosynthesis protein moe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dacC</text:p>
          </table:table-cell>
          <table:table-cell office:value-type="float" office:value="945455">
            <text:p>945455</text:p>
          </table:table-cell>
          <table:table-cell office:value-type="string">
            <text:p>D-alanyl-D-alanine carboxypeptidase dacC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folC</text:p>
          </table:table-cell>
          <table:table-cell office:value-type="float" office:value="945451">
            <text:p>945451</text:p>
          </table:table-cell>
          <table:table-cell office:value-type="string">
            <text:p>Bifunctional protein folC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moeB</text:p>
          </table:table-cell>
          <table:table-cell office:value-type="float" office:value="945452">
            <text:p>945452</text:p>
          </table:table-cell>
          <table:table-cell office:value-type="string">
            <text:p>Molybdopterin biosynthesis protein moeB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ciV</text:p>
          </table:table-cell>
          <table:table-cell office:value-type="float" office:value="945857">
            <text:p>945857</text:p>
          </table:table-cell>
          <table:table-cell office:value-type="string">
            <text:p>Protein trpH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ciW</text:p>
          </table:table-cell>
          <table:table-cell office:value-type="float" office:value="945859">
            <text:p>945859</text:p>
          </table:table-cell>
          <table:table-cell office:value-type="string">
            <text:p>Uncharacterized protein yciW</text:p>
          </table:table-cell>
          <table:table-cell office:value-type="string">
            <text:p>['Lipid transport and metabolism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tktB</text:p>
          </table:table-cell>
          <table:table-cell office:value-type="float" office:value="945865">
            <text:p>945865</text:p>
          </table:table-cell>
          <table:table-cell office:value-type="string">
            <text:p>Transketolase 2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nb</text:p>
          </table:table-cell>
          <table:table-cell office:value-type="float" office:value="945864">
            <text:p>945864</text:p>
          </table:table-cell>
          <table:table-cell office:value-type="string">
            <text:p>Exoribonuclease 2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osmB</text:p>
          </table:table-cell>
          <table:table-cell office:value-type="float" office:value="945866">
            <text:p>945866</text:p>
          </table:table-cell>
          <table:table-cell office:value-type="string">
            <text:p>Osmotically-inducible lipoprotein B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dfI</text:p>
          </table:table-cell>
          <table:table-cell office:value-type="float" office:value="945861">
            <text:p>945861</text:p>
          </table:table-cell>
          <table:table-cell office:value-type="string">
            <text:p>Uncharacterized oxidoreductase ydfI</text:p>
          </table:table-cell>
          <table:table-cell office:value-type="string">
            <text:p>[' Carbon compound utilization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ciN</text:p>
          </table:table-cell>
          <table:table-cell office:value-type="float" office:value="945860">
            <text:p>945860</text:p>
          </table:table-cell>
          <table:table-cell office:value-type="string">
            <text:p>Protein yciN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dapF</text:p>
          </table:table-cell>
          <table:table-cell office:value-type="float" office:value="948364">
            <text:p>948364</text:p>
          </table:table-cell>
          <table:table-cell office:value-type="string">
            <text:p>Diaminopimelate epim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bcJ</text:p>
          </table:table-cell>
          <table:table-cell office:value-type="float" office:value="945158">
            <text:p>945158</text:p>
          </table:table-cell>
          <table:table-cell office:value-type="string">
            <text:p>Uncharacterized protein ybcJ</text:p>
          </table:table-cell>
          <table:table-cell office:value-type="string">
            <text:p>[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ihN</text:p>
          </table:table-cell>
          <table:table-cell office:value-type="float" office:value="948365">
            <text:p>948365</text:p>
          </table:table-cell>
          <table:table-cell office:value-type="string">
            <text:p>Inner membrane protein yihN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glnL</text:p>
          </table:table-cell>
          <table:table-cell office:value-type="float" office:value="948360">
            <text:p>948360</text:p>
          </table:table-cell>
          <table:table-cell office:value-type="string">
            <text:p>Nitrogen regulation protein NR(II); Sensor prote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roX</text:p>
          </table:table-cell>
          <table:table-cell office:value-type="float" office:value="947165">
            <text:p>947165</text:p>
          </table:table-cell>
          <table:table-cell office:value-type="string">
            <text:p>Glycine betaine-binding periplasmic protein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glnG</text:p>
          </table:table-cell>
          <table:table-cell office:value-type="float" office:value="948361">
            <text:p>948361</text:p>
          </table:table-cell>
          <table:table-cell office:value-type="string">
            <text:p>Nitrogen regulation protein NR(I)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emrA</text:p>
          </table:table-cell>
          <table:table-cell office:value-type="float" office:value="947166">
            <text:p>947166</text:p>
          </table:table-cell>
          <table:table-cell office:value-type="string">
            <text:p>Multidrug resistance protein 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hemN</text:p>
          </table:table-cell>
          <table:table-cell office:value-type="float" office:value="948362">
            <text:p>948362</text:p>
          </table:table-cell>
          <table:table-cell office:value-type="string">
            <text:p>Oxygen-independent coproporphyrinogen-III oxid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ihI</text:p>
          </table:table-cell>
          <table:table-cell office:value-type="float" office:value="948363">
            <text:p>948363</text:p>
          </table:table-cell>
          <table:table-cell office:value-type="string">
            <text:p>UPF0241 protein yihI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luxS</text:p>
          </table:table-cell>
          <table:table-cell office:value-type="float" office:value="947168">
            <text:p>947168</text:p>
          </table:table-cell>
          <table:table-cell office:value-type="string">
            <text:p>S-ribosylhomocysteine ly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allC</text:p>
          </table:table-cell>
          <table:table-cell office:value-type="float" office:value="945150">
            <text:p>945150</text:p>
          </table:table-cell>
          <table:table-cell office:value-type="string">
            <text:p>Allantoate amidohydrol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fbA</text:p>
          </table:table-cell>
          <table:table-cell office:value-type="float" office:value="945154">
            <text:p>945154</text:p>
          </table:table-cell>
          <table:table-cell office:value-type="string">
            <text:p>Glucose-1-phosphate thymidylyltransferase; Glucose-1-phosphate thymidylyltransferase 1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ihL</text:p>
          </table:table-cell>
          <table:table-cell office:value-type="float" office:value="948368">
            <text:p>948368</text:p>
          </table:table-cell>
          <table:table-cell office:value-type="string">
            <text:p>Uncharacterized HTH-type transcriptional regulator yihL</text:p>
          </table:table-cell>
          <table:table-cell office:value-type="string">
            <text:p>['Amino acid transport and metabolism', ' Carbon compound utilization', ' Central intermediary metabolism', ' Primary Active Transporters', 'metabolic process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typA</text:p>
          </table:table-cell>
          <table:table-cell office:value-type="float" office:value="948369">
            <text:p>948369</text:p>
          </table:table-cell>
          <table:table-cell office:value-type="string">
            <text:p>GTP-binding protein typA/BipA; GTP-binding protein typA/bip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plT</text:p>
          </table:table-cell>
          <table:table-cell office:value-type="float" office:value="945152">
            <text:p>945152</text:p>
          </table:table-cell>
          <table:table-cell office:value-type="string">
            <text:p>50S ribosomal protein L20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tfE</text:p>
          </table:table-cell>
          <table:table-cell office:value-type="float" office:value="948724">
            <text:p>948724</text:p>
          </table:table-cell>
          <table:table-cell office:value-type="string">
            <text:p>Regulator of cell morphogenesis and NO signaling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malY</text:p>
          </table:table-cell>
          <table:table-cell office:value-type="float" office:value="945937">
            <text:p>945937</text:p>
          </table:table-cell>
          <table:table-cell office:value-type="string">
            <text:p>Protein malY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Cyca</text:p>
          </table:table-cell>
          <table:table-cell office:value-type="float" office:value="948725">
            <text:p>948725</text:p>
          </table:table-cell>
          <table:table-cell office:value-type="string">
            <text:p>D-serine/D-alanine/glycine transporter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tfB</text:p>
          </table:table-cell>
          <table:table-cell office:value-type="float" office:value="948727">
            <text:p>948727</text:p>
          </table:table-cell>
          <table:table-cell office:value-type="string">
            <text:p>Uncharacterized protein ytfB</text:p>
          </table:table-cell>
          <table:table-cell office:value-type="string">
            <text:p>['Replication <text:s/>recombination and repair', 'DNA recombination', 'DNA integration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plI</text:p>
          </table:table-cell>
          <table:table-cell office:value-type="float" office:value="948720">
            <text:p>948720</text:p>
          </table:table-cell>
          <table:table-cell office:value-type="string">
            <text:p>50S ribosomal protein L9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psR</text:p>
          </table:table-cell>
          <table:table-cell office:value-type="float" office:value="948721">
            <text:p>948721</text:p>
          </table:table-cell>
          <table:table-cell office:value-type="string">
            <text:p>30S ribosomal protein S18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hpR</text:p>
          </table:table-cell>
          <table:table-cell office:value-type="float" office:value="945938">
            <text:p>945938</text:p>
          </table:table-cell>
          <table:table-cell office:value-type="string">
            <text:p>Mhp operon transcriptional activator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pbpC</text:p>
          </table:table-cell>
          <table:table-cell office:value-type="float" office:value="947152">
            <text:p>947152</text:p>
          </table:table-cell>
          <table:table-cell office:value-type="string">
            <text:p>Penicillin-binding protein 1C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dtd</text:p>
          </table:table-cell>
          <table:table-cell office:value-type="float" office:value="948378">
            <text:p>948378</text:p>
          </table:table-cell>
          <table:table-cell office:value-type="string">
            <text:p>D-tyrosyl-tRNA(Tyr) deacyl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dbpA</text:p>
          </table:table-cell>
          <table:table-cell office:value-type="float" office:value="947153">
            <text:p>947153</text:p>
          </table:table-cell>
          <table:table-cell office:value-type="string">
            <text:p>ATP-independent RNA helicase dbp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qcA</text:p>
          </table:table-cell>
          <table:table-cell office:value-type="float" office:value="947151">
            <text:p>947151</text:p>
          </table:table-cell>
          <table:table-cell office:value-type="string">
            <text:p>Uncharacterized protein yqcA</text:p>
          </table:table-cell>
          <table:table-cell office:value-type="string">
            <text:p>[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gaM</text:p>
          </table:table-cell>
          <table:table-cell office:value-type="float" office:value="947157">
            <text:p>947157</text:p>
          </table:table-cell>
          <table:table-cell office:value-type="string">
            <text:p>Uncharacterized protein ygaM</text:p>
          </table:table-cell>
          <table:table-cell office:value-type="string">
            <text:p>['Cell wall membrane envelope biogenesis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prpD</text:p>
          </table:table-cell>
          <table:table-cell office:value-type="float" office:value="945931">
            <text:p>945931</text:p>
          </table:table-cell>
          <table:table-cell office:value-type="string">
            <text:p>2-methylcitrate dehydrat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cpdB</text:p>
          </table:table-cell>
          <table:table-cell office:value-type="float" office:value="948729">
            <text:p>948729</text:p>
          </table:table-cell>
          <table:table-cell office:value-type="string">
            <text:p>ECs5191; ECP_4467; ECSE_4519; EcSMS35_4692; ECUMN_4750; Z5824; EcolC_3793; ECS88_4807; E2348C_4544; EC55989_4773; ECDH10B_4408; ECED1_5072; ECH74115_5730; ECIAI1_4447; b4213; ECIAI39_4685; UTI89_C4822; EcHS_A4467; APECO1_2173; EcE24377A_4783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ihP</text:p>
          </table:table-cell>
          <table:table-cell office:value-type="float" office:value="948371">
            <text:p>948371</text:p>
          </table:table-cell>
          <table:table-cell office:value-type="string">
            <text:p>Inner membrane symporter yihP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nrdE</text:p>
          </table:table-cell>
          <table:table-cell office:value-type="float" office:value="947155">
            <text:p>947155</text:p>
          </table:table-cell>
          <table:table-cell office:value-type="string">
            <text:p>Ribonucleoside-diphosphate reductase; Ribonucleoside-diphosphate reductase 2 subunit alpha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cysQ</text:p>
          </table:table-cell>
          <table:table-cell office:value-type="float" office:value="948728">
            <text:p>948728</text:p>
          </table:table-cell>
          <table:table-cell office:value-type="string">
            <text:p>3'(2'),5'-bisphosphate nucleotidase cysQ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sfmD</text:p>
          </table:table-cell>
          <table:table-cell office:value-type="float" office:value="945160">
            <text:p>945160</text:p>
          </table:table-cell>
          <table:table-cell office:value-type="string">
            <text:p>Outer membrane usher protein sfmD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egI</text:p>
          </table:table-cell>
          <table:table-cell office:value-type="float" office:value="947159">
            <text:p>947159</text:p>
          </table:table-cell>
          <table:table-cell office:value-type="string">
            <text:p>Uncharacterized protein yegI</text:p>
          </table:table-cell>
          <table:table-cell office:value-type="string">
            <text:p>[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macB</text:p>
          </table:table-cell>
          <table:table-cell office:value-type="float" office:value="945164">
            <text:p>945164</text:p>
          </table:table-cell>
          <table:table-cell office:value-type="string">
            <text:p>Macrolide export ATP-binding/permease protein macB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glnA</text:p>
          </table:table-cell>
          <table:table-cell office:value-type="float" office:value="948370">
            <text:p>948370</text:p>
          </table:table-cell>
          <table:table-cell office:value-type="string">
            <text:p>Glutamine synthet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tfJ</text:p>
          </table:table-cell>
          <table:table-cell office:value-type="float" office:value="948737">
            <text:p>948737</text:p>
          </table:table-cell>
          <table:table-cell office:value-type="string">
            <text:p>Uncharacterized protein ytfJ</text:p>
          </table:table-cell>
          <table:table-cell office:value-type="string">
            <text:p>['Energy production and conversion', 'Secondary metabolites biosynthesis <text:s/>transport and catabolism'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tfL</text:p>
          </table:table-cell>
          <table:table-cell office:value-type="float" office:value="948735">
            <text:p>948735</text:p>
          </table:table-cell>
          <table:table-cell office:value-type="string">
            <text:p>UPF0053 inner membrane protein ytfL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tfM</text:p>
          </table:table-cell>
          <table:table-cell office:value-type="float" office:value="948733">
            <text:p>948733</text:p>
          </table:table-cell>
          <table:table-cell office:value-type="string">
            <text:p>Uncharacterized protein ytfM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msrA</text:p>
          </table:table-cell>
          <table:table-cell office:value-type="float" office:value="948734">
            <text:p>948734</text:p>
          </table:table-cell>
          <table:table-cell office:value-type="string">
            <text:p>Peptide methionine sulfoxide reductase msr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qorB</text:p>
          </table:table-cell>
          <table:table-cell office:value-type="float" office:value="948731">
            <text:p>948731</text:p>
          </table:table-cell>
          <table:table-cell office:value-type="string">
            <text:p>Uncharacterized oxidoreductase ytfG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fdhE</text:p>
          </table:table-cell>
          <table:table-cell office:value-type="float" office:value="948384">
            <text:p>948384</text:p>
          </table:table-cell>
          <table:table-cell office:value-type="string">
            <text:p>Protein fdh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djA</text:p>
          </table:table-cell>
          <table:table-cell office:value-type="float" office:value="945964">
            <text:p>945964</text:p>
          </table:table-cell>
          <table:table-cell office:value-type="string">
            <text:p>Putative NAD(P)H nitroreductase ydj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ddB</text:p>
          </table:table-cell>
          <table:table-cell office:value-type="float" office:value="945961">
            <text:p>945961</text:p>
          </table:table-cell>
          <table:table-cell office:value-type="string">
            <text:p>Uncharacterized protein yddB</text:p>
          </table:table-cell>
          <table:table-cell office:value-type="string">
            <text:p>['Cell wall membrane envelope biogenesis', 'translation', 'ion transport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MltB</text:p>
          </table:table-cell>
          <table:table-cell office:value-type="float" office:value="947184">
            <text:p>947184</text:p>
          </table:table-cell>
          <table:table-cell office:value-type="string">
            <text:p>Membrane-bound lytic murein transglycosylase 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llB</text:p>
          </table:table-cell>
          <table:table-cell office:value-type="float" office:value="945134">
            <text:p>945134</text:p>
          </table:table-cell>
          <table:table-cell office:value-type="string">
            <text:p>Allantoin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tus</text:p>
          </table:table-cell>
          <table:table-cell office:value-type="float" office:value="945135">
            <text:p>945135</text:p>
          </table:table-cell>
          <table:table-cell office:value-type="string">
            <text:p>DNA replication terminus site-binding prote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norR</text:p>
          </table:table-cell>
          <table:table-cell office:value-type="float" office:value="947186">
            <text:p>947186</text:p>
          </table:table-cell>
          <table:table-cell office:value-type="string">
            <text:p>Anaerobic nitric oxide reductase transcription regulator norR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kefA</text:p>
          </table:table-cell>
          <table:table-cell office:value-type="float" office:value="945132">
            <text:p>945132</text:p>
          </table:table-cell>
          <table:table-cell office:value-type="string">
            <text:p>Potassium efflux system kef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pmrD</text:p>
          </table:table-cell>
          <table:table-cell office:value-type="float" office:value="945130">
            <text:p>945130</text:p>
          </table:table-cell>
          <table:table-cell office:value-type="string">
            <text:p>Signal transduction protein pmrD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tfN</text:p>
          </table:table-cell>
          <table:table-cell office:value-type="float" office:value="948742">
            <text:p>948742</text:p>
          </table:table-cell>
          <table:table-cell office:value-type="string">
            <text:p>Uncharacterized protein ytfN</text:p>
          </table:table-cell>
          <table:table-cell office:value-type="string">
            <text:p>[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hlA</text:p>
          </table:table-cell>
          <table:table-cell office:value-type="float" office:value="947181">
            <text:p>947181</text:p>
          </table:table-cell>
          <table:table-cell office:value-type="string">
            <text:p>Formate hydrogenlyase transcriptional activator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tfQ</text:p>
          </table:table-cell>
          <table:table-cell office:value-type="float" office:value="948746">
            <text:p>948746</text:p>
          </table:table-cell>
          <table:table-cell office:value-type="string">
            <text:p>ABC transporter periplasmic-binding protein ytfQ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ppa</text:p>
          </table:table-cell>
          <table:table-cell office:value-type="float" office:value="948748">
            <text:p>948748</text:p>
          </table:table-cell>
          <table:table-cell office:value-type="string">
            <text:p>Inorganic pyrophosphat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deN</text:p>
          </table:table-cell>
          <table:table-cell office:value-type="float" office:value="945957">
            <text:p>945957</text:p>
          </table:table-cell>
          <table:table-cell office:value-type="string">
            <text:p>Uncharacterized sulfatase ydeN</text:p>
          </table:table-cell>
          <table:table-cell office:value-type="string">
            <text:p>['Signal transduction mechanisms', ' Metabolism of other compounds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ihW</text:p>
          </table:table-cell>
          <table:table-cell office:value-type="float" office:value="948381">
            <text:p>948381</text:p>
          </table:table-cell>
          <table:table-cell office:value-type="string">
            <text:p>Uncharacterized HTH-type transcriptional regulator yihW</text:p>
          </table:table-cell>
          <table:table-cell office:value-type="string">
            <text:p>['Transcription', ' RNA related', ' Type of regulation', ' Genetic unit regulated', 'transcription', 'regulation of transcription <text:s/>DNA dependent']</text:p>
          </table:table-cell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ihX</text:p>
          </table:table-cell>
          <table:table-cell office:value-type="float" office:value="948380">
            <text:p>948380</text:p>
          </table:table-cell>
          <table:table-cell office:value-type="string">
            <text:p>Phosphatase yihX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fdoH</text:p>
          </table:table-cell>
          <table:table-cell office:value-type="float" office:value="948395">
            <text:p>948395</text:p>
          </table:table-cell>
          <table:table-cell office:value-type="string">
            <text:p>Formate dehydrogenase-O iron-sulfur subunit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lbA</text:p>
          </table:table-cell>
          <table:table-cell office:value-type="float" office:value="945149">
            <text:p>945149</text:p>
          </table:table-cell>
          <table:table-cell office:value-type="string">
            <text:p>Uncharacterized protein ylbA</text:p>
          </table:table-cell>
          <table:table-cell office:value-type="string">
            <text:p>[' Carbon compound utilization', 'proteolysis'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daL</text:p>
          </table:table-cell>
          <table:table-cell office:value-type="float" office:value="945953">
            <text:p>945953</text:p>
          </table:table-cell>
          <table:table-cell office:value-type="string">
            <text:p>Uncharacterized protein ydaL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clcB</text:p>
          </table:table-cell>
          <table:table-cell office:value-type="float" office:value="947179">
            <text:p>947179</text:p>
          </table:table-cell>
          <table:table-cell office:value-type="string">
            <text:p>Voltage-gated ClC-type chloride channel clcB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csrA</text:p>
          </table:table-cell>
          <table:table-cell office:value-type="float" office:value="947176">
            <text:p>947176</text:p>
          </table:table-cell>
          <table:table-cell office:value-type="string">
            <text:p>Carbon storage regulator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fdhD</text:p>
          </table:table-cell>
          <table:table-cell office:value-type="float" office:value="948393">
            <text:p>948393</text:p>
          </table:table-cell>
          <table:table-cell office:value-type="string">
            <text:p>Protein fdhD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fdoG</text:p>
          </table:table-cell>
          <table:table-cell office:value-type="float" office:value="948394">
            <text:p>948394</text:p>
          </table:table-cell>
          <table:table-cell office:value-type="string">
            <text:p>Formate dehydrogenase-O major subunit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dgt</text:p>
          </table:table-cell>
          <table:table-cell office:value-type="float" office:value="947177">
            <text:p>947177</text:p>
          </table:table-cell>
          <table:table-cell office:value-type="string">
            <text:p>Deoxyguanosinetriphosphate triphosphohydrol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qseC</text:p>
          </table:table-cell>
          <table:table-cell office:value-type="float" office:value="947174">
            <text:p>947174</text:p>
          </table:table-cell>
          <table:table-cell office:value-type="string">
            <text:p>Sensor protein qseC; Sensor prote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xdhC</text:p>
          </table:table-cell>
          <table:table-cell office:value-type="float" office:value="945148">
            <text:p>945148</text:p>
          </table:table-cell>
          <table:table-cell office:value-type="string">
            <text:p>Xanthine dehydrogenase iron-sulfur-binding subunit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mppA</text:p>
          </table:table-cell>
          <table:table-cell office:value-type="float" office:value="945951">
            <text:p>945951</text:p>
          </table:table-cell>
          <table:table-cell office:value-type="string">
            <text:p>Periplasmic murein peptide-binding protein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ThiM</text:p>
          </table:table-cell>
          <table:table-cell office:value-type="float" office:value="945142">
            <text:p>945142</text:p>
          </table:table-cell>
          <table:table-cell office:value-type="string">
            <text:p>Hydroxyethylthiazole kin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lpxM</text:p>
          </table:table-cell>
          <table:table-cell office:value-type="float" office:value="945143">
            <text:p>945143</text:p>
          </table:table-cell>
          <table:table-cell office:value-type="string">
            <text:p>Lipid A biosynthesis (KDO)2-(lauroyl)-lipid IVA acyltransfer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niB</text:p>
          </table:table-cell>
          <table:table-cell office:value-type="float" office:value="945140">
            <text:p>945140</text:p>
          </table:table-cell>
          <table:table-cell office:value-type="string">
            <text:p>Uncharacterized protein yniB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jgA</text:p>
          </table:table-cell>
          <table:table-cell office:value-type="float" office:value="948751">
            <text:p>948751</text:p>
          </table:table-cell>
          <table:table-cell office:value-type="string">
            <text:p>UPF0307 protein yjg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nrdD</text:p>
          </table:table-cell>
          <table:table-cell office:value-type="float" office:value="948755">
            <text:p>948755</text:p>
          </table:table-cell>
          <table:table-cell office:value-type="string">
            <text:p>Anaerobic ribonucleoside-triphosphate reductas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dbH</text:p>
          </table:table-cell>
          <table:table-cell office:value-type="float" office:value="945949">
            <text:p>945949</text:p>
          </table:table-cell>
          <table:table-cell office:value-type="string">
            <text:p>Uncharacterized protein ydbH</text:p>
          </table:table-cell>
          <table:table-cell office:value-type="string">
            <text:p>[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dhV</text:p>
          </table:table-cell>
          <table:table-cell office:value-type="float" office:value="948756">
            <text:p>948756</text:p>
          </table:table-cell>
          <table:table-cell office:value-type="string">
            <text:p>Uncharacterized protein ydhV</text:p>
          </table:table-cell>
          <table:table-cell office:value-type="string">
            <text:p>[' Central intermediary metabolism'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fbp</text:p>
          </table:table-cell>
          <table:table-cell office:value-type="float" office:value="948753">
            <text:p>948753</text:p>
          </table:table-cell>
          <table:table-cell office:value-type="string">
            <text:p>Fructose-1,6-bisphosphatase class 1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ddA</text:p>
          </table:table-cell>
          <table:table-cell office:value-type="float" office:value="945945">
            <text:p>945945</text:p>
          </table:table-cell>
          <table:table-cell office:value-type="string">
            <text:p>Inner membrane ABC transporter ATP-binding protein ydd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uspF</text:p>
          </table:table-cell>
          <table:table-cell office:value-type="float" office:value="945948">
            <text:p>945948</text:p>
          </table:table-cell>
          <table:table-cell office:value-type="string">
            <text:p>Universal stress protein F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fre</text:p>
          </table:table-cell>
          <table:table-cell office:value-type="float" office:value="948325">
            <text:p>948325</text:p>
          </table:table-cell>
          <table:table-cell office:value-type="string">
            <text:p>NAD(P)H-flavin reduct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adA</text:p>
          </table:table-cell>
          <table:table-cell office:value-type="float" office:value="948324">
            <text:p>948324</text:p>
          </table:table-cell>
          <table:table-cell office:value-type="string">
            <text:p>3-ketoacyl-CoA thiol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aiA</text:p>
          </table:table-cell>
          <table:table-cell office:value-type="float" office:value="947129">
            <text:p>947129</text:p>
          </table:table-cell>
          <table:table-cell office:value-type="string">
            <text:p>Ribosome-associated inhibitor 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faH</text:p>
          </table:table-cell>
          <table:table-cell office:value-type="float" office:value="948327">
            <text:p>948327</text:p>
          </table:table-cell>
          <table:table-cell office:value-type="string">
            <text:p>Transcriptional activator rfaH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ubiD</text:p>
          </table:table-cell>
          <table:table-cell office:value-type="float" office:value="948326">
            <text:p>948326</text:p>
          </table:table-cell>
          <table:table-cell office:value-type="string">
            <text:p>3-octaprenyl-4-hydroxybenzoate carboxy-ly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tatA</text:p>
          </table:table-cell>
          <table:table-cell office:value-type="float" office:value="948321">
            <text:p>948321</text:p>
          </table:table-cell>
          <table:table-cell office:value-type="string">
            <text:p>Sec-independent protein translocase protein tat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sgA</text:p>
          </table:table-cell>
          <table:table-cell office:value-type="float" office:value="948320">
            <text:p>948320</text:p>
          </table:table-cell>
          <table:table-cell office:value-type="string">
            <text:p>Putative carboxymethylenebutenolid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patA</text:p>
          </table:table-cell>
          <table:table-cell office:value-type="float" office:value="947120">
            <text:p>947120</text:p>
          </table:table-cell>
          <table:table-cell office:value-type="string">
            <text:p>Putrescine aminotransfer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ubiB</text:p>
          </table:table-cell>
          <table:table-cell office:value-type="float" office:value="948322">
            <text:p>948322</text:p>
          </table:table-cell>
          <table:table-cell office:value-type="string">
            <text:p>Probable ubiquinone biosynthesis protein ubi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nth</text:p>
          </table:table-cell>
          <table:table-cell office:value-type="float" office:value="947122">
            <text:p>947122</text:p>
          </table:table-cell>
          <table:table-cell office:value-type="string">
            <text:p>Endonuclease III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bbP</text:p>
          </table:table-cell>
          <table:table-cell office:value-type="float" office:value="945118">
            <text:p>945118</text:p>
          </table:table-cell>
          <table:table-cell office:value-type="string">
            <text:p>Uncharacterized ABC transporter permease ybbP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dgH</text:p>
          </table:table-cell>
          <table:table-cell office:value-type="float" office:value="945117">
            <text:p>945117</text:p>
          </table:table-cell>
          <table:table-cell office:value-type="string">
            <text:p>Protein ydgH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jgI</text:p>
          </table:table-cell>
          <table:table-cell office:value-type="float" office:value="948765">
            <text:p>948765</text:p>
          </table:table-cell>
          <table:table-cell office:value-type="string">
            <text:p>Uncharacterized oxidoreductase yjgI</text:p>
          </table:table-cell>
          <table:table-cell office:value-type="string">
            <text:p>[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yrB</text:p>
          </table:table-cell>
          <table:table-cell office:value-type="float" office:value="948767">
            <text:p>948767</text:p>
          </table:table-cell>
          <table:table-cell office:value-type="string">
            <text:p>Aspartate carbamoyltransferase catalytic chain; Aspartate carbamoyltransfer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treR</text:p>
          </table:table-cell>
          <table:table-cell office:value-type="float" office:value="948760">
            <text:p>948760</text:p>
          </table:table-cell>
          <table:table-cell office:value-type="string">
            <text:p>HTH-type transcriptional regulator treR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yrI</text:p>
          </table:table-cell>
          <table:table-cell office:value-type="float" office:value="948763">
            <text:p>948763</text:p>
          </table:table-cell>
          <table:table-cell office:value-type="string">
            <text:p>Aspartate carbamoyltransferase regulatory cha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treC</text:p>
          </table:table-cell>
          <table:table-cell office:value-type="float" office:value="948762">
            <text:p>948762</text:p>
          </table:table-cell>
          <table:table-cell office:value-type="string">
            <text:p>Trehalose-6-phosphate hydrol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xdhA</text:p>
          </table:table-cell>
          <table:table-cell office:value-type="float" office:value="947116">
            <text:p>947116</text:p>
          </table:table-cell>
          <table:table-cell office:value-type="string">
            <text:p>Xanthine dehydrogenase molybdenum-binding subunit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igI</text:p>
          </table:table-cell>
          <table:table-cell office:value-type="float" office:value="948338">
            <text:p>948338</text:p>
          </table:table-cell>
          <table:table-cell office:value-type="string">
            <text:p>Uncharacterized protein yigI</text:p>
          </table:table-cell>
          <table:table-cell office:value-type="string">
            <text:p>[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bbA</text:p>
          </table:table-cell>
          <table:table-cell office:value-type="float" office:value="945122">
            <text:p>945122</text:p>
          </table:table-cell>
          <table:table-cell office:value-type="string">
            <text:p>Uncharacterized ABC transporter ATP-binding protein ybb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fadB</text:p>
          </table:table-cell>
          <table:table-cell office:value-type="float" office:value="948336">
            <text:p>948336</text:p>
          </table:table-cell>
          <table:table-cell office:value-type="string">
            <text:p>Fatty acid oxidation complex subunit alph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pepQ</text:p>
          </table:table-cell>
          <table:table-cell office:value-type="float" office:value="948335">
            <text:p>948335</text:p>
          </table:table-cell>
          <table:table-cell office:value-type="string">
            <text:p>Xaa-Pro dipeptid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queD</text:p>
          </table:table-cell>
          <table:table-cell office:value-type="float" office:value="945123">
            <text:p>945123</text:p>
          </table:table-cell>
          <table:table-cell office:value-type="string">
            <text:p>Putative 6-pyruvoyl tetrahydrobiopterin synth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hemG</text:p>
          </table:table-cell>
          <table:table-cell office:value-type="float" office:value="948331">
            <text:p>948331</text:p>
          </table:table-cell>
          <table:table-cell office:value-type="string">
            <text:p>Protoporphyrinogen oxid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ompW</text:p>
          </table:table-cell>
          <table:table-cell office:value-type="float" office:value="945128">
            <text:p>945128</text:p>
          </table:table-cell>
          <table:table-cell office:value-type="string">
            <text:p>Outer membrane protein W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tesA</text:p>
          </table:table-cell>
          <table:table-cell office:value-type="float" office:value="945127">
            <text:p>945127</text:p>
          </table:table-cell>
          <table:table-cell office:value-type="string">
            <text:p>Acyl-CoA thioesterase I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tabA</text:p>
          </table:table-cell>
          <table:table-cell office:value-type="float" office:value="948777">
            <text:p>948777</text:p>
          </table:table-cell>
          <table:table-cell office:value-type="string">
            <text:p>Uncharacterized protein yjgK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jgL</text:p>
          </table:table-cell>
          <table:table-cell office:value-type="float" office:value="948776">
            <text:p>948776</text:p>
          </table:table-cell>
          <table:table-cell office:value-type="string">
            <text:p>Uncharacterized protein yjgL</text:p>
          </table:table-cell>
          <table:table-cell office:value-type="string">
            <text:p>[' Type of regulation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jgJ</text:p>
          </table:table-cell>
          <table:table-cell office:value-type="float" office:value="948775">
            <text:p>948775</text:p>
          </table:table-cell>
          <table:table-cell office:value-type="string">
            <text:p>Uncharacterized HTH-type transcriptional regulator yjgJ</text:p>
          </table:table-cell>
          <table:table-cell office:value-type="string">
            <text:p>['Cell wall membrane envelope biogenesis', 'Intracellular trafficking <text:s/>secretion <text:s/>and vesicular transport', ' Cell division', 'protein transport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rgI</text:p>
          </table:table-cell>
          <table:table-cell office:value-type="float" office:value="948774">
            <text:p>948774</text:p>
          </table:table-cell>
          <table:table-cell office:value-type="string">
            <text:p>Ornithine carbamoyltransferase chain I; Ornithine carbamoyltransf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raB</text:p>
          </table:table-cell>
          <table:table-cell office:value-type="float" office:value="948773">
            <text:p>948773</text:p>
          </table:table-cell>
          <table:table-cell office:value-type="string">
            <text:p>Uncharacterized protein yjgD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jgM</text:p>
          </table:table-cell>
          <table:table-cell office:value-type="float" office:value="948772">
            <text:p>948772</text:p>
          </table:table-cell>
          <table:table-cell office:value-type="string">
            <text:p>Uncharacterized N-acetyltransferase yjgM</text:p>
          </table:table-cell>
          <table:table-cell office:value-type="string">
            <text:p>[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uvrD</text:p>
          </table:table-cell>
          <table:table-cell office:value-type="float" office:value="948347">
            <text:p>948347</text:p>
          </table:table-cell>
          <table:table-cell office:value-type="string">
            <text:p>DNA helicase II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rdoA</text:p>
          </table:table-cell>
          <table:table-cell office:value-type="float" office:value="948346">
            <text:p>948346</text:p>
          </table:table-cell>
          <table:table-cell office:value-type="string">
            <text:p>Protein rdoA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mobA</text:p>
          </table:table-cell>
          <table:table-cell office:value-type="float" office:value="948349">
            <text:p>948349</text:p>
          </table:table-cell>
          <table:table-cell office:value-type="string">
            <text:p>Molybdopterin-guanine dinucleotide biosynthesis protein 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roV</text:p>
          </table:table-cell>
          <table:table-cell office:value-type="float" office:value="947148">
            <text:p>947148</text:p>
          </table:table-cell>
          <table:table-cell office:value-type="string">
            <text:p>Glycine betaine/L-proline transport ATP-binding protein proV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nrdF</text:p>
          </table:table-cell>
          <table:table-cell office:value-type="float" office:value="947149">
            <text:p>947149</text:p>
          </table:table-cell>
          <table:table-cell office:value-type="string">
            <text:p>Ribonucleoside-diphosphate reductase 2 subunit bet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gaU</text:p>
          </table:table-cell>
          <table:table-cell office:value-type="float" office:value="947144">
            <text:p>947144</text:p>
          </table:table-cell>
          <table:table-cell office:value-type="string">
            <text:p>Uncharacterized protein ygaU</text:p>
          </table:table-cell>
          <table:table-cell office:value-type="string">
            <text:p>[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giS</text:p>
          </table:table-cell>
          <table:table-cell office:value-type="float" office:value="947140">
            <text:p>947140</text:p>
          </table:table-cell>
          <table:table-cell office:value-type="string">
            <text:p>Putative binding protein ygiS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allD</text:p>
          </table:table-cell>
          <table:table-cell office:value-type="float" office:value="948342">
            <text:p>948342</text:p>
          </table:table-cell>
          <table:table-cell office:value-type="string">
            <text:p>Ureidoglycolate dehydrogen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holC</text:p>
          </table:table-cell>
          <table:table-cell office:value-type="float" office:value="948787">
            <text:p>948787</text:p>
          </table:table-cell>
          <table:table-cell office:value-type="string">
            <text:p>DNA polymerase III subunit chi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ecE</text:p>
          </table:table-cell>
          <table:table-cell office:value-type="float" office:value="945918">
            <text:p>945918</text:p>
          </table:table-cell>
          <table:table-cell office:value-type="string">
            <text:p>Exodeoxyribonuclease 8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ccU</text:p>
          </table:table-cell>
          <table:table-cell office:value-type="float" office:value="949008">
            <text:p>949008</text:p>
          </table:table-cell>
          <table:table-cell office:value-type="string">
            <text:p>Uncharacterized protein yccU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fadE</text:p>
          </table:table-cell>
          <table:table-cell office:value-type="float" office:value="949007">
            <text:p>949007</text:p>
          </table:table-cell>
          <table:table-cell office:value-type="string">
            <text:p>Acyl-coenzyme A dehydrogen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btuE</text:p>
          </table:table-cell>
          <table:table-cell office:value-type="float" office:value="945915">
            <text:p>945915</text:p>
          </table:table-cell>
          <table:table-cell office:value-type="string">
            <text:p>Vitamin B12 transport periplasmic protein btuE; Glutathione peroxid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abgT</text:p>
          </table:table-cell>
          <table:table-cell office:value-type="float" office:value="945912">
            <text:p>945912</text:p>
          </table:table-cell>
          <table:table-cell office:value-type="string">
            <text:p>Aminobenzoyl-glutamate transport protein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psI</text:p>
          </table:table-cell>
          <table:table-cell office:value-type="float" office:value="949000">
            <text:p>949000</text:p>
          </table:table-cell>
          <table:table-cell office:value-type="string">
            <text:p>30S ribosomal protein S9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jgN</text:p>
          </table:table-cell>
          <table:table-cell office:value-type="float" office:value="948784">
            <text:p>948784</text:p>
          </table:table-cell>
          <table:table-cell office:value-type="string">
            <text:p>Inner membrane protein yjgN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prfA</text:p>
          </table:table-cell>
          <table:table-cell office:value-type="float" office:value="949002">
            <text:p>949002</text:p>
          </table:table-cell>
          <table:table-cell office:value-type="string">
            <text:p>Peptide chain release factor 1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igA</text:p>
          </table:table-cell>
          <table:table-cell office:value-type="float" office:value="948359">
            <text:p>948359</text:p>
          </table:table-cell>
          <table:table-cell office:value-type="string">
            <text:p>Uncharacterized protein yigA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recR</text:p>
          </table:table-cell>
          <table:table-cell office:value-type="float" office:value="945100">
            <text:p>945100</text:p>
          </table:table-cell>
          <table:table-cell office:value-type="string">
            <text:p>Recombination protein recR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degP</text:p>
          </table:table-cell>
          <table:table-cell office:value-type="float" office:value="947139">
            <text:p>947139</text:p>
          </table:table-cell>
          <table:table-cell office:value-type="string">
            <text:p>Protease do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ihF</text:p>
          </table:table-cell>
          <table:table-cell office:value-type="float" office:value="948352">
            <text:p>948352</text:p>
          </table:table-cell>
          <table:table-cell office:value-type="string">
            <text:p>Uncharacterized protein yihF</text:p>
          </table:table-cell>
          <table:table-cell office:value-type="string">
            <text:p>['Replication <text:s/>recombination and repair', ' Adaptation to stress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orA</text:p>
          </table:table-cell>
          <table:table-cell office:value-type="float" office:value="948351">
            <text:p>948351</text:p>
          </table:table-cell>
          <table:table-cell office:value-type="string">
            <text:p>Magnesium transport protein corA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ahE</text:p>
          </table:table-cell>
          <table:table-cell office:value-type="float" office:value="947134">
            <text:p>947134</text:p>
          </table:table-cell>
          <table:table-cell office:value-type="string">
            <text:p>Uncharacterized protein yahE</text:p>
          </table:table-cell>
          <table:table-cell office:value-type="string">
            <text:p>[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dnaX</text:p>
          </table:table-cell>
          <table:table-cell office:value-type="float" office:value="945105">
            <text:p>945105</text:p>
          </table:table-cell>
          <table:table-cell office:value-type="string">
            <text:p>DNA polymerase III subunit tau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daN</text:p>
          </table:table-cell>
          <table:table-cell office:value-type="float" office:value="945910">
            <text:p>945910</text:p>
          </table:table-cell>
          <table:table-cell office:value-type="string">
            <text:p>Zinc transport protein zntB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ftsK</text:p>
          </table:table-cell>
          <table:table-cell office:value-type="float" office:value="945102">
            <text:p>945102</text:p>
          </table:table-cell>
          <table:table-cell office:value-type="string">
            <text:p>DNA translocase ftsK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olA</text:p>
          </table:table-cell>
          <table:table-cell office:value-type="float" office:value="948356">
            <text:p>948356</text:p>
          </table:table-cell>
          <table:table-cell office:value-type="string">
            <text:p>DNA polymerase I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dps</text:p>
          </table:table-cell>
          <table:table-cell office:value-type="float" office:value="945101">
            <text:p>945101</text:p>
          </table:table-cell>
          <table:table-cell office:value-type="string">
            <text:p>DNA protection during starvation protein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xerC</text:p>
          </table:table-cell>
          <table:table-cell office:value-type="float" office:value="948355">
            <text:p>948355</text:p>
          </table:table-cell>
          <table:table-cell office:value-type="string">
            <text:p>Tyrosine recombinase xerC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stpA</text:p>
          </table:table-cell>
          <table:table-cell office:value-type="float" office:value="947130">
            <text:p>947130</text:p>
          </table:table-cell>
          <table:table-cell office:value-type="string">
            <text:p>DNA-binding protein stp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baB</text:p>
          </table:table-cell>
          <table:table-cell office:value-type="float" office:value="945104">
            <text:p>945104</text:p>
          </table:table-cell>
          <table:table-cell office:value-type="string">
            <text:p>UPF0133 protein ybaB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dsbA</text:p>
          </table:table-cell>
          <table:table-cell office:value-type="float" office:value="948353">
            <text:p>948353</text:p>
          </table:table-cell>
          <table:table-cell office:value-type="string">
            <text:p>Thiol:disulfide interchange protein dsb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kgG</text:p>
          </table:table-cell>
          <table:table-cell office:value-type="float" office:value="945906">
            <text:p>945906</text:p>
          </table:table-cell>
          <table:table-cell office:value-type="string">
            <text:p>UPF0707 protein ykgG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fnr</text:p>
          </table:table-cell>
          <table:table-cell office:value-type="float" office:value="945908">
            <text:p>945908</text:p>
          </table:table-cell>
          <table:table-cell office:value-type="string">
            <text:p>Fumarate and nitrate reduction regulatory prote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uspE</text:p>
          </table:table-cell>
          <table:table-cell office:value-type="float" office:value="945904">
            <text:p>945904</text:p>
          </table:table-cell>
          <table:table-cell office:value-type="string">
            <text:p>Universal stress protein 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folK</text:p>
          </table:table-cell>
          <table:table-cell office:value-type="float" office:value="948792">
            <text:p>948792</text:p>
          </table:table-cell>
          <table:table-cell office:value-type="string">
            <text:p>2-amino-4-hydroxy-6-hydroxymethyldihydropteridine pyrophosphokin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lptF</text:p>
          </table:table-cell>
          <table:table-cell office:value-type="float" office:value="948795">
            <text:p>948795</text:p>
          </table:table-cell>
          <table:table-cell office:value-type="string">
            <text:p>Lipopolysaccharide export system permease protein lptF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ehT</text:p>
          </table:table-cell>
          <table:table-cell office:value-type="float" office:value="949024">
            <text:p>949024</text:p>
          </table:table-cell>
          <table:table-cell office:value-type="string">
            <text:p>Uncharacterized response regulatory protein yehT</text:p>
          </table:table-cell>
          <table:table-cell office:value-type="string">
            <text:p>['transcription', 'regulation of transcription <text:s/>DNA dependent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ARA</text:p>
          </table:table-cell>
          <table:table-cell office:value-type="float" office:value="949025">
            <text:p>949025</text:p>
          </table:table-cell>
          <table:table-cell office:value-type="string">
            <text:p>Carbamoyl-phosphate synthase small chain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acL</text:p>
          </table:table-cell>
          <table:table-cell office:value-type="float" office:value="944809">
            <text:p>944809</text:p>
          </table:table-cell>
          <table:table-cell office:value-type="string">
            <text:p>UPF0231 protein yacL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ehS</text:p>
          </table:table-cell>
          <table:table-cell office:value-type="float" office:value="949026">
            <text:p>949026</text:p>
          </table:table-cell>
          <table:table-cell office:value-type="string">
            <text:p>Uncharacterized protein yehS</text:p>
          </table:table-cell>
          <table:table-cell office:value-type="string">
            <text:p>['Replication <text:s/>recombination and repair'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idi</text:p>
          </table:table-cell>
          <table:table-cell office:value-type="float" office:value="949020">
            <text:p>949020</text:p>
          </table:table-cell>
          <table:table-cell office:value-type="string">
            <text:p>Isopentenyl-diphosphate Delta-isomer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ftsL</text:p>
          </table:table-cell>
          <table:table-cell office:value-type="float" office:value="944803">
            <text:p>944803</text:p>
          </table:table-cell>
          <table:table-cell office:value-type="string">
            <text:p>Cell division protein ftsL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ruR</text:p>
          </table:table-cell>
          <table:table-cell office:value-type="float" office:value="944804">
            <text:p>944804</text:p>
          </table:table-cell>
          <table:table-cell office:value-type="string">
            <text:p>Fructose repressor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mlrA</text:p>
          </table:table-cell>
          <table:table-cell office:value-type="float" office:value="949029">
            <text:p>949029</text:p>
          </table:table-cell>
          <table:table-cell office:value-type="string">
            <text:p>HTH-type transcriptional regulator mlr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acpP</text:p>
          </table:table-cell>
          <table:table-cell office:value-type="float" office:value="944805">
            <text:p>944805</text:p>
          </table:table-cell>
          <table:table-cell office:value-type="string">
            <text:p>Acyl carrier prote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aeA</text:p>
          </table:table-cell>
          <table:table-cell office:value-type="float" office:value="946031">
            <text:p>946031</text:p>
          </table:table-cell>
          <table:table-cell office:value-type="string">
            <text:p>NAD-dependent malic enzym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cfa</text:p>
          </table:table-cell>
          <table:table-cell office:value-type="float" office:value="944811">
            <text:p>944811</text:p>
          </table:table-cell>
          <table:table-cell office:value-type="string">
            <text:p>Cyclopropane-fatty-acyl-phospholipid synthas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mraZ</text:p>
          </table:table-cell>
          <table:table-cell office:value-type="float" office:value="944810">
            <text:p>944810</text:p>
          </table:table-cell>
          <table:table-cell office:value-type="string">
            <text:p>Protein mraZ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fdnG</text:p>
          </table:table-cell>
          <table:table-cell office:value-type="float" office:value="946035">
            <text:p>946035</text:p>
          </table:table-cell>
          <table:table-cell office:value-type="string">
            <text:p>Formate dehydrogenase, nitrate-inducible, major subunit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hyfB</text:p>
          </table:table-cell>
          <table:table-cell office:value-type="float" office:value="946961">
            <text:p>946961</text:p>
          </table:table-cell>
          <table:table-cell office:value-type="string">
            <text:p>Hydrogenase-4 component B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dhF</text:p>
          </table:table-cell>
          <table:table-cell office:value-type="float" office:value="946960">
            <text:p>946960</text:p>
          </table:table-cell>
          <table:table-cell office:value-type="string">
            <text:p>Oxidoreductase ydhF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adhP</text:p>
          </table:table-cell>
          <table:table-cell office:value-type="float" office:value="946036">
            <text:p>946036</text:p>
          </table:table-cell>
          <table:table-cell office:value-type="string">
            <text:p>Alcohol dehydrogenase, propanol-preferring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cgK</text:p>
          </table:table-cell>
          <table:table-cell office:value-type="float" office:value="946963">
            <text:p>946963</text:p>
          </table:table-cell>
          <table:table-cell office:value-type="string">
            <text:p>Uncharacterized protein ycgK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frsA</text:p>
          </table:table-cell>
          <table:table-cell office:value-type="float" office:value="946039">
            <text:p>946039</text:p>
          </table:table-cell>
          <table:table-cell office:value-type="string">
            <text:p>Esterase frs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sufA</text:p>
          </table:table-cell>
          <table:table-cell office:value-type="float" office:value="949014">
            <text:p>949014</text:p>
          </table:table-cell>
          <table:table-cell office:value-type="string">
            <text:p>Protein suf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gfT</text:p>
          </table:table-cell>
          <table:table-cell office:value-type="float" office:value="949018">
            <text:p>949018</text:p>
          </table:table-cell>
          <table:table-cell office:value-type="string">
            <text:p>Uncharacterized protein ygfT</text:p>
          </table:table-cell>
          <table:table-cell office:value-type="string">
            <text:p>['electron transport'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ncH</text:p>
          </table:table-cell>
          <table:table-cell office:value-type="float" office:value="946024">
            <text:p>946024</text:p>
          </table:table-cell>
          <table:table-cell office:value-type="string">
            <text:p>Uncharacterized protein yncH</text:p>
          </table:table-cell>
          <table:table-cell office:value-type="string">
            <text:p>[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ppx</text:p>
          </table:table-cell>
          <table:table-cell office:value-type="float" office:value="946970">
            <text:p>946970</text:p>
          </table:table-cell>
          <table:table-cell office:value-type="string">
            <text:p>Exopolyphosphat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ucK</text:p>
          </table:table-cell>
          <table:table-cell office:value-type="float" office:value="946022">
            <text:p>946022</text:p>
          </table:table-cell>
          <table:table-cell office:value-type="string">
            <text:p>L-fuculokin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fgD</text:p>
          </table:table-cell>
          <table:table-cell office:value-type="float" office:value="946974">
            <text:p>946974</text:p>
          </table:table-cell>
          <table:table-cell office:value-type="string">
            <text:p>Uncharacterized protein yfgD</text:p>
          </table:table-cell>
          <table:table-cell office:value-type="string">
            <text:p>[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qcC</text:p>
          </table:table-cell>
          <table:table-cell office:value-type="float" office:value="946027">
            <text:p>946027</text:p>
          </table:table-cell>
          <table:table-cell office:value-type="string">
            <text:p>Uncharacterized protein yqcC</text:p>
          </table:table-cell>
          <table:table-cell office:value-type="string">
            <text:p>[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hsE</text:p>
          </table:table-cell>
          <table:table-cell office:value-type="float" office:value="946026">
            <text:p>946026</text:p>
          </table:table-cell>
          <table:table-cell office:value-type="string">
            <text:p>ECDH10B_1586; EC55989_0238; b1456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bjX</text:p>
          </table:table-cell>
          <table:table-cell office:value-type="float" office:value="946025">
            <text:p>946025</text:p>
          </table:table-cell>
          <table:table-cell office:value-type="string">
            <text:p>Uncharacterized protein ybjX</text:p>
          </table:table-cell>
          <table:table-cell office:value-type="string">
            <text:p>[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hda</text:p>
          </table:table-cell>
          <table:table-cell office:value-type="float" office:value="946977">
            <text:p>946977</text:p>
          </table:table-cell>
          <table:table-cell office:value-type="string">
            <text:p>DnaA-homolog protein hd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irA</text:p>
          </table:table-cell>
          <table:table-cell office:value-type="float" office:value="949042">
            <text:p>949042</text:p>
          </table:table-cell>
          <table:table-cell office:value-type="string">
            <text:p>Colicin I receptor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galS</text:p>
          </table:table-cell>
          <table:table-cell office:value-type="float" office:value="949043">
            <text:p>949043</text:p>
          </table:table-cell>
          <table:table-cell office:value-type="string">
            <text:p>HTH-type transcriptional regulator galS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eiG</text:p>
          </table:table-cell>
          <table:table-cell office:value-type="float" office:value="949045">
            <text:p>949045</text:p>
          </table:table-cell>
          <table:table-cell office:value-type="string">
            <text:p>S-formylglutathione hydrolase yeiG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rtQ</text:p>
          </table:table-cell>
          <table:table-cell office:value-type="float" office:value="949046">
            <text:p>949046</text:p>
          </table:table-cell>
          <table:table-cell office:value-type="string">
            <text:p>Arginine transport system permease protein artQ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waaA</text:p>
          </table:table-cell>
          <table:table-cell office:value-type="float" office:value="949048">
            <text:p>949048</text:p>
          </table:table-cell>
          <table:table-cell office:value-type="string">
            <text:p>3-deoxy-D-manno-octulosonic-acid transf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ltI</text:p>
          </table:table-cell>
          <table:table-cell office:value-type="float" office:value="946938">
            <text:p>946938</text:p>
          </table:table-cell>
          <table:table-cell office:value-type="string">
            <text:p>Glutamate/aspartate periplasmic-binding protein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eiT</text:p>
          </table:table-cell>
          <table:table-cell office:value-type="float" office:value="949049">
            <text:p>949049</text:p>
          </table:table-cell>
          <table:table-cell office:value-type="string">
            <text:p>Uncharacterized oxidoreductase yeiT</text:p>
          </table:table-cell>
          <table:table-cell office:value-type="string">
            <text:p>[' Primary Active Transporters'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pdhR</text:p>
          </table:table-cell>
          <table:table-cell office:value-type="float" office:value="944827">
            <text:p>944827</text:p>
          </table:table-cell>
          <table:table-cell office:value-type="string">
            <text:p>Pyruvate dehydrogenase complex repressor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ftsQ</text:p>
          </table:table-cell>
          <table:table-cell office:value-type="float" office:value="944823">
            <text:p>944823</text:p>
          </table:table-cell>
          <table:table-cell office:value-type="string">
            <text:p>Cell division protein ftsQ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utT</text:p>
          </table:table-cell>
          <table:table-cell office:value-type="float" office:value="944824">
            <text:p>944824</text:p>
          </table:table-cell>
          <table:table-cell office:value-type="string">
            <text:p>Mutator mutT prote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deP</text:p>
          </table:table-cell>
          <table:table-cell office:value-type="float" office:value="946055">
            <text:p>946055</text:p>
          </table:table-cell>
          <table:table-cell office:value-type="string">
            <text:p>Protein ydeP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adG</text:p>
          </table:table-cell>
          <table:table-cell office:value-type="float" office:value="944833">
            <text:p>944833</text:p>
          </table:table-cell>
          <table:table-cell office:value-type="string">
            <text:p>Uncharacterized ABC transporter ATP-binding protein yadG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gnsb</text:p>
          </table:table-cell>
          <table:table-cell office:value-type="float" office:value="946054">
            <text:p>946054</text:p>
          </table:table-cell>
          <table:table-cell office:value-type="string">
            <text:p>Protein gnsB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gadC</text:p>
          </table:table-cell>
          <table:table-cell office:value-type="float" office:value="946057">
            <text:p>946057</text:p>
          </table:table-cell>
          <table:table-cell office:value-type="string">
            <text:p>Probable glutamate/gamma-aminobutyrate antiporter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gcd</text:p>
          </table:table-cell>
          <table:table-cell office:value-type="float" office:value="944830">
            <text:p>944830</text:p>
          </table:table-cell>
          <table:table-cell office:value-type="string">
            <text:p>Quinoprotein glucose dehydrogen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giW</text:p>
          </table:table-cell>
          <table:table-cell office:value-type="float" office:value="946051">
            <text:p>946051</text:p>
          </table:table-cell>
          <table:table-cell office:value-type="string">
            <text:p>Protein ygiW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deQ</text:p>
          </table:table-cell>
          <table:table-cell office:value-type="float" office:value="946050">
            <text:p>946050</text:p>
          </table:table-cell>
          <table:table-cell office:value-type="string">
            <text:p>Uncharacterized fimbrial-like protein ydeQ</text:p>
          </table:table-cell>
          <table:table-cell office:value-type="string">
            <text:p>[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tmcA</text:p>
          </table:table-cell>
          <table:table-cell office:value-type="float" office:value="946053">
            <text:p>946053</text:p>
          </table:table-cell>
          <table:table-cell office:value-type="string">
            <text:p>Uncharacterized protein ypfI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ddpA</text:p>
          </table:table-cell>
          <table:table-cell office:value-type="float" office:value="946052">
            <text:p>946052</text:p>
          </table:table-cell>
          <table:table-cell office:value-type="string">
            <text:p>Probable D,D-dipeptide-binding periplasmic protein ddp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PqqL</text:p>
          </table:table-cell>
          <table:table-cell office:value-type="float" office:value="946059">
            <text:p>946059</text:p>
          </table:table-cell>
          <table:table-cell office:value-type="string">
            <text:p>Probable zinc protease pqqL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mglB</text:p>
          </table:table-cell>
          <table:table-cell office:value-type="float" office:value="949041">
            <text:p>949041</text:p>
          </table:table-cell>
          <table:table-cell office:value-type="string">
            <text:p>D-galactose-binding periplasmic protein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pmB</text:p>
          </table:table-cell>
          <table:table-cell office:value-type="float" office:value="946941">
            <text:p>946941</text:p>
          </table:table-cell>
          <table:table-cell office:value-type="string">
            <text:p>50S ribosomal protein L28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eutD</text:p>
          </table:table-cell>
          <table:table-cell office:value-type="float" office:value="946940">
            <text:p>946940</text:p>
          </table:table-cell>
          <table:table-cell office:value-type="string">
            <text:p>Ethanolamine utilization protein eutD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ubiX</text:p>
          </table:table-cell>
          <table:table-cell office:value-type="float" office:value="949033">
            <text:p>949033</text:p>
          </table:table-cell>
          <table:table-cell office:value-type="string">
            <text:p>3-octaprenyl-4-hydroxybenzoate carboxy-ly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leuO</text:p>
          </table:table-cell>
          <table:table-cell office:value-type="float" office:value="949034">
            <text:p>949034</text:p>
          </table:table-cell>
          <table:table-cell office:value-type="string">
            <text:p>Probable HTH-type transcriptional regulator leuO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narQ</text:p>
          </table:table-cell>
          <table:table-cell office:value-type="float" office:value="946948">
            <text:p>946948</text:p>
          </table:table-cell>
          <table:table-cell office:value-type="string">
            <text:p>Nitrate/nitrite sensor protein narQ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bcp</text:p>
          </table:table-cell>
          <table:table-cell office:value-type="float" office:value="946949">
            <text:p>946949</text:p>
          </table:table-cell>
          <table:table-cell office:value-type="string">
            <text:p>Putative peroxiredoxin bcp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ppiB</text:p>
          </table:table-cell>
          <table:table-cell office:value-type="float" office:value="949038">
            <text:p>949038</text:p>
          </table:table-cell>
          <table:table-cell office:value-type="string">
            <text:p>Peptidyl-prolyl cis-trans isomerase B; Peptidyl-prolyl cis-trans isomer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thyA</text:p>
          </table:table-cell>
          <table:table-cell office:value-type="float" office:value="949035">
            <text:p>949035</text:p>
          </table:table-cell>
          <table:table-cell office:value-type="string">
            <text:p>Thymidylate synth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glA</text:p>
          </table:table-cell>
          <table:table-cell office:value-type="float" office:value="949036">
            <text:p>949036</text:p>
          </table:table-cell>
          <table:table-cell office:value-type="string">
            <text:p>Galactose/methyl galactoside import ATP-binding protein mgl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maeB</text:p>
          </table:table-cell>
          <table:table-cell office:value-type="float" office:value="946947">
            <text:p>946947</text:p>
          </table:table-cell>
          <table:table-cell office:value-type="string">
            <text:p>NADP-dependent malic enzym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lpxC</text:p>
          </table:table-cell>
          <table:table-cell office:value-type="float" office:value="944816">
            <text:p>944816</text:p>
          </table:table-cell>
          <table:table-cell office:value-type="string">
            <text:p>UDP-3-O-[3-hydroxymyristoyl] N-acetylglucosamine deacetyl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Gpt</text:p>
          </table:table-cell>
          <table:table-cell office:value-type="float" office:value="944817">
            <text:p>944817</text:p>
          </table:table-cell>
          <table:table-cell office:value-type="string">
            <text:p>Xanthine phosphoribosyltransfer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murD</text:p>
          </table:table-cell>
          <table:table-cell office:value-type="float" office:value="944818">
            <text:p>944818</text:p>
          </table:table-cell>
          <table:table-cell office:value-type="string">
            <text:p>UDP-N-acetylmuramoylalanine--D-glutamate lig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mglC</text:p>
          </table:table-cell>
          <table:table-cell office:value-type="float" office:value="949039">
            <text:p>949039</text:p>
          </table:table-cell>
          <table:table-cell office:value-type="string">
            <text:p>Galactoside transport system permease protein mglC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murF</text:p>
          </table:table-cell>
          <table:table-cell office:value-type="float" office:value="944813">
            <text:p>944813</text:p>
          </table:table-cell>
          <table:table-cell office:value-type="string">
            <text:p>UDP-N-acetylmuramoyl-tripeptide--D-alanyl-D-alanine lig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wzzE</text:p>
          </table:table-cell>
          <table:table-cell office:value-type="float" office:value="944815">
            <text:p>944815</text:p>
          </table:table-cell>
          <table:table-cell office:value-type="string">
            <text:p>Lipopolysaccharide biosynthesis protein wzz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nhaB</text:p>
          </table:table-cell>
          <table:table-cell office:value-type="float" office:value="944822">
            <text:p>944822</text:p>
          </table:table-cell>
          <table:table-cell office:value-type="string">
            <text:p>Na(+)/H(+) antiporter nha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osmC</text:p>
          </table:table-cell>
          <table:table-cell office:value-type="float" office:value="946043">
            <text:p>946043</text:p>
          </table:table-cell>
          <table:table-cell office:value-type="string">
            <text:p>Peroxiredoxin osmC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pfJ</text:p>
          </table:table-cell>
          <table:table-cell office:value-type="float" office:value="946956">
            <text:p>946956</text:p>
          </table:table-cell>
          <table:table-cell office:value-type="string">
            <text:p>Uncharacterized protein ypfJ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nhA</text:p>
          </table:table-cell>
          <table:table-cell office:value-type="float" office:value="946955">
            <text:p>946955</text:p>
          </table:table-cell>
          <table:table-cell office:value-type="string">
            <text:p>Ribonuclease HI; Ribonuclease H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ffB</text:p>
          </table:table-cell>
          <table:table-cell office:value-type="float" office:value="946953">
            <text:p>946953</text:p>
          </table:table-cell>
          <table:table-cell office:value-type="string">
            <text:p>Protein yffB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argT</text:p>
          </table:table-cell>
          <table:table-cell office:value-type="float" office:value="949030">
            <text:p>949030</text:p>
          </table:table-cell>
          <table:table-cell office:value-type="string">
            <text:p>Lysine-arginine-ornithine-binding periplasmic protein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gcvR</text:p>
          </table:table-cell>
          <table:table-cell office:value-type="float" office:value="946950">
            <text:p>946950</text:p>
          </table:table-cell>
          <table:table-cell office:value-type="string">
            <text:p>Glycine cleavage system transcriptional repressor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ligT</text:p>
          </table:table-cell>
          <table:table-cell office:value-type="float" office:value="944848">
            <text:p>944848</text:p>
          </table:table-cell>
          <table:table-cell office:value-type="string">
            <text:p>2'-5'-RNA lig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adB</text:p>
          </table:table-cell>
          <table:table-cell office:value-type="float" office:value="944846">
            <text:p>944846</text:p>
          </table:table-cell>
          <table:table-cell office:value-type="string">
            <text:p>Glutamyl-Q tRNA(Asp) synthetase; Insertion element IS150 uncharacterized 14 kDa protein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uxaC</text:p>
          </table:table-cell>
          <table:table-cell office:value-type="float" office:value="947599">
            <text:p>947599</text:p>
          </table:table-cell>
          <table:table-cell office:value-type="string">
            <text:p>Uronate isomer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hrpB</text:p>
          </table:table-cell>
          <table:table-cell office:value-type="float" office:value="944845">
            <text:p>944845</text:p>
          </table:table-cell>
          <table:table-cell office:value-type="string">
            <text:p>ATP-dependent RNA helicase hrpB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cgF</text:p>
          </table:table-cell>
          <table:table-cell office:value-type="float" office:value="947592">
            <text:p>947592</text:p>
          </table:table-cell>
          <table:table-cell office:value-type="string">
            <text:p>Uncharacterized protein ycgF</text:p>
          </table:table-cell>
          <table:table-cell office:value-type="string">
            <text:p>['Signal transduction mechanisms', 'two component signal transduction system <text:s/>phosphorelay ', 'regulation of transcription <text:s/>DNA dependent'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gfK</text:p>
          </table:table-cell>
          <table:table-cell office:value-type="float" office:value="949068">
            <text:p>949068</text:p>
          </table:table-cell>
          <table:table-cell office:value-type="string">
            <text:p>Uncharacterized protein ygfK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rna</text:p>
          </table:table-cell>
          <table:table-cell office:value-type="float" office:value="949065">
            <text:p>949065</text:p>
          </table:table-cell>
          <table:table-cell office:value-type="string">
            <text:p>Ribonuclease I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fadH</text:p>
          </table:table-cell>
          <table:table-cell office:value-type="float" office:value="947594">
            <text:p>947594</text:p>
          </table:table-cell>
          <table:table-cell office:value-type="string">
            <text:p>2,4-dienoyl-CoA reductase [NADPH]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coaE</text:p>
          </table:table-cell>
          <table:table-cell office:value-type="float" office:value="949060">
            <text:p>949060</text:p>
          </table:table-cell>
          <table:table-cell office:value-type="string">
            <text:p>Dephospho-CoA kin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dksA</text:p>
          </table:table-cell>
          <table:table-cell office:value-type="float" office:value="944850">
            <text:p>944850</text:p>
          </table:table-cell>
          <table:table-cell office:value-type="string">
            <text:p>DnaK suppressor protein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dhQ</text:p>
          </table:table-cell>
          <table:table-cell office:value-type="float" office:value="944851">
            <text:p>944851</text:p>
          </table:table-cell>
          <table:table-cell office:value-type="string">
            <text:p>Uncharacterized protein ydhQ</text:p>
          </table:table-cell>
          <table:table-cell office:value-type="string">
            <text:p>['Translation <text:s/>ribosomal structure and biogenesis', ' Adaptation to stress', 'translation']</text:p>
          </table:table-cell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tam</text:p>
          </table:table-cell>
          <table:table-cell office:value-type="float" office:value="946074">
            <text:p>946074</text:p>
          </table:table-cell>
          <table:table-cell office:value-type="string">
            <text:p>Trans-aconitate 2-methyltransfer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HtpX</text:p>
          </table:table-cell>
          <table:table-cell office:value-type="float" office:value="946076">
            <text:p>946076</text:p>
          </table:table-cell>
          <table:table-cell office:value-type="string">
            <text:p>Probable protease htpX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sfsA</text:p>
          </table:table-cell>
          <table:table-cell office:value-type="float" office:value="944855">
            <text:p>944855</text:p>
          </table:table-cell>
          <table:table-cell office:value-type="string">
            <text:p>Sugar fermentation stimulation protein 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nhB</text:p>
          </table:table-cell>
          <table:table-cell office:value-type="float" office:value="944852">
            <text:p>944852</text:p>
          </table:table-cell>
          <table:table-cell office:value-type="string">
            <text:p>Ribonuclease HII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neJ</text:p>
          </table:table-cell>
          <table:table-cell office:value-type="float" office:value="946079">
            <text:p>946079</text:p>
          </table:table-cell>
          <table:table-cell office:value-type="string">
            <text:p>Uncharacterized HTH-type transcriptional regulator yneJ</text:p>
          </table:table-cell>
          <table:table-cell office:value-type="string">
            <text:p>['Transcription', ' RNA related', ' Type of regulation', ' Genetic unit regulated', 'transcription', 'regulation of transcription <text:s/>DNA dependent']</text:p>
          </table:table-cell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panB</text:p>
          </table:table-cell>
          <table:table-cell office:value-type="float" office:value="944839">
            <text:p>944839</text:p>
          </table:table-cell>
          <table:table-cell office:value-type="string">
            <text:p>3-methyl-2-oxobutanoate hydroxymethyltransf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lpxB</text:p>
          </table:table-cell>
          <table:table-cell office:value-type="float" office:value="944838">
            <text:p>944838</text:p>
          </table:table-cell>
          <table:table-cell office:value-type="string">
            <text:p>Lipid-A-disaccharide synth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rplU</text:p>
          </table:table-cell>
          <table:table-cell office:value-type="float" office:value="949057">
            <text:p>949057</text:p>
          </table:table-cell>
          <table:table-cell office:value-type="string">
            <text:p>50S ribosomal protein L21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lrp</text:p>
          </table:table-cell>
          <table:table-cell office:value-type="float" office:value="949051">
            <text:p>949051</text:p>
          </table:table-cell>
          <table:table-cell office:value-type="string">
            <text:p>Leucine-responsive regulatory protein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cydD</text:p>
          </table:table-cell>
          <table:table-cell office:value-type="float" office:value="949052">
            <text:p>949052</text:p>
          </table:table-cell>
          <table:table-cell office:value-type="string">
            <text:p>ATP-binding/permease protein cydD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HypB</text:p>
          </table:table-cell>
          <table:table-cell office:value-type="float" office:value="947194">
            <text:p>947194</text:p>
          </table:table-cell>
          <table:table-cell office:value-type="string">
            <text:p>Hydrogenase isoenzymes nickel incorporation protein hyp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hipA</text:p>
          </table:table-cell>
          <table:table-cell office:value-type="float" office:value="946064">
            <text:p>946064</text:p>
          </table:table-cell>
          <table:table-cell office:value-type="string">
            <text:p>Protein hipA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gbK</text:p>
          </table:table-cell>
          <table:table-cell office:value-type="float" office:value="947199">
            <text:p>947199</text:p>
          </table:table-cell>
          <table:table-cell office:value-type="string">
            <text:p>Uncharacterized protein ygbK</text:p>
          </table:table-cell>
          <table:table-cell office:value-type="string">
            <text:p>['Carbohydrate transport and metabolism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adN</text:p>
          </table:table-cell>
          <table:table-cell office:value-type="float" office:value="944841">
            <text:p>944841</text:p>
          </table:table-cell>
          <table:table-cell office:value-type="string">
            <text:p>Uncharacterized fimbrial-like protein yadN</text:p>
          </table:table-cell>
          <table:table-cell office:value-type="string">
            <text:p>[' Building block biosynthesis'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deI</text:p>
          </table:table-cell>
          <table:table-cell office:value-type="float" office:value="946068">
            <text:p>946068</text:p>
          </table:table-cell>
          <table:table-cell office:value-type="string">
            <text:p>Uncharacterized protein ydeI</text:p>
          </table:table-cell>
          <table:table-cell office:value-type="string">
            <text:p>['Signal transduction mechanisms', 'response to stress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hipB</text:p>
          </table:table-cell>
          <table:table-cell office:value-type="float" office:value="946065">
            <text:p>946065</text:p>
          </table:table-cell>
          <table:table-cell office:value-type="string">
            <text:p>HTH-type transcriptional regulator hipB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kgC</text:p>
          </table:table-cell>
          <table:table-cell office:value-type="float" office:value="946092">
            <text:p>946092</text:p>
          </table:table-cell>
          <table:table-cell office:value-type="string">
            <text:p>Probable pyridine nucleotide-disulfide oxidoreductase ykgC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ulaG</text:p>
          </table:table-cell>
          <table:table-cell office:value-type="float" office:value="948705">
            <text:p>948705</text:p>
          </table:table-cell>
          <table:table-cell office:value-type="string">
            <text:p>Probable L-ascorbate-6-phosphate lactonase ulaG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argP</text:p>
          </table:table-cell>
          <table:table-cell office:value-type="float" office:value="944867">
            <text:p>944867</text:p>
          </table:table-cell>
          <table:table-cell office:value-type="string">
            <text:p>Chromosome initiation inhibitor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ak</text:p>
          </table:table-cell>
          <table:table-cell office:value-type="float" office:value="949086">
            <text:p>949086</text:p>
          </table:table-cell>
          <table:table-cell office:value-type="string">
            <text:p>Fructokin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symE</text:p>
          </table:table-cell>
          <table:table-cell office:value-type="float" office:value="949088">
            <text:p>949088</text:p>
          </table:table-cell>
          <table:table-cell office:value-type="string">
            <text:p>Endoribonuclease sym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mdB</text:p>
          </table:table-cell>
          <table:table-cell office:value-type="float" office:value="946987">
            <text:p>946987</text:p>
          </table:table-cell>
          <table:table-cell office:value-type="string">
            <text:p>UPF0189 protein ymdB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xseA</text:p>
          </table:table-cell>
          <table:table-cell office:value-type="float" office:value="946988">
            <text:p>946988</text:p>
          </table:table-cell>
          <table:table-cell office:value-type="string">
            <text:p>Exodeoxyribonuclease 7 large subunit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narP</text:p>
          </table:table-cell>
          <table:table-cell office:value-type="float" office:value="949081">
            <text:p>949081</text:p>
          </table:table-cell>
          <table:table-cell office:value-type="string">
            <text:p>Nitrate/nitrite response regulator protein narP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der</text:p>
          </table:table-cell>
          <table:table-cell office:value-type="float" office:value="946983">
            <text:p>946983</text:p>
          </table:table-cell>
          <table:table-cell office:value-type="string">
            <text:p>GTP-binding protein eng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fgJ</text:p>
          </table:table-cell>
          <table:table-cell office:value-type="float" office:value="946984">
            <text:p>946984</text:p>
          </table:table-cell>
          <table:table-cell office:value-type="string">
            <text:p>Uncharacterized protein yfgJ</text:p>
          </table:table-cell>
          <table:table-cell office:value-type="string">
            <text:p>[' Type of regulation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ciI</text:p>
          </table:table-cell>
          <table:table-cell office:value-type="float" office:value="949085">
            <text:p>949085</text:p>
          </table:table-cell>
          <table:table-cell office:value-type="string">
            <text:p>Protein yciI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dnaE</text:p>
          </table:table-cell>
          <table:table-cell office:value-type="float" office:value="944877">
            <text:p>944877</text:p>
          </table:table-cell>
          <table:table-cell office:value-type="string">
            <text:p>DNA polymerase III subunit alph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ispU</text:p>
          </table:table-cell>
          <table:table-cell office:value-type="float" office:value="944874">
            <text:p>944874</text:p>
          </table:table-cell>
          <table:table-cell office:value-type="string">
            <text:p>Undecaprenyl pyrophosphate synthet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fgM</text:p>
          </table:table-cell>
          <table:table-cell office:value-type="float" office:value="946981">
            <text:p>946981</text:p>
          </table:table-cell>
          <table:table-cell office:value-type="string">
            <text:p>UPF0070 protein yfgM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aeR</text:p>
          </table:table-cell>
          <table:table-cell office:value-type="float" office:value="944875">
            <text:p>944875</text:p>
          </table:table-cell>
          <table:table-cell office:value-type="string">
            <text:p>Uncharacterized protein yaeR</text:p>
          </table:table-cell>
          <table:table-cell office:value-type="string">
            <text:p>[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flhE</text:p>
          </table:table-cell>
          <table:table-cell office:value-type="float" office:value="946094">
            <text:p>946094</text:p>
          </table:table-cell>
          <table:table-cell office:value-type="string">
            <text:p>Flagellar protein flh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lnH</text:p>
          </table:table-cell>
          <table:table-cell office:value-type="float" office:value="944872">
            <text:p>944872</text:p>
          </table:table-cell>
          <table:table-cell office:value-type="string">
            <text:p>Glutamine-binding periplasmic protein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acF</text:p>
          </table:table-cell>
          <table:table-cell office:value-type="float" office:value="944873">
            <text:p>944873</text:p>
          </table:table-cell>
          <table:table-cell office:value-type="string">
            <text:p>UPF0289 protein yacF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prc</text:p>
          </table:table-cell>
          <table:table-cell office:value-type="float" office:value="946096">
            <text:p>946096</text:p>
          </table:table-cell>
          <table:table-cell office:value-type="string">
            <text:p>Tail-specific prote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seP</text:p>
          </table:table-cell>
          <table:table-cell office:value-type="float" office:value="944871">
            <text:p>944871</text:p>
          </table:table-cell>
          <table:table-cell office:value-type="string">
            <text:p>Regulator of sigma E prote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neK</text:p>
          </table:table-cell>
          <table:table-cell office:value-type="float" office:value="946080">
            <text:p>946080</text:p>
          </table:table-cell>
          <table:table-cell office:value-type="string">
            <text:p>Uncharacterized protein yneK</text:p>
          </table:table-cell>
          <table:table-cell office:value-type="string">
            <text:p>[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ulaF</text:p>
          </table:table-cell>
          <table:table-cell office:value-type="float" office:value="948711">
            <text:p>948711</text:p>
          </table:table-cell>
          <table:table-cell office:value-type="string">
            <text:p>L-ribulose-5-phosphate 4-epimerase ulaF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erpA</text:p>
          </table:table-cell>
          <table:table-cell office:value-type="float" office:value="944857">
            <text:p>944857</text:p>
          </table:table-cell>
          <table:table-cell office:value-type="string">
            <text:p>Iron-sulfur cluster insertion protein erp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ulaD</text:p>
          </table:table-cell>
          <table:table-cell office:value-type="float" office:value="948714">
            <text:p>948714</text:p>
          </table:table-cell>
          <table:table-cell office:value-type="string">
            <text:p>3-keto-L-gulonate-6-phosphate decarboxylase ulaD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fhuA</text:p>
          </table:table-cell>
          <table:table-cell office:value-type="float" office:value="944856">
            <text:p>944856</text:p>
          </table:table-cell>
          <table:table-cell office:value-type="string">
            <text:p>Ferrichrome-iron receptor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ciM</text:p>
          </table:table-cell>
          <table:table-cell office:value-type="float" office:value="944858">
            <text:p>944858</text:p>
          </table:table-cell>
          <table:table-cell office:value-type="string">
            <text:p>Uncharacterized protein yciM</text:p>
          </table:table-cell>
          <table:table-cell office:value-type="string">
            <text:p>[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sbcC</text:p>
          </table:table-cell>
          <table:table-cell office:value-type="float" office:value="949076">
            <text:p>949076</text:p>
          </table:table-cell>
          <table:table-cell office:value-type="string">
            <text:p>Nuclease sbcCD subunit C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xdhD</text:p>
          </table:table-cell>
          <table:table-cell office:value-type="float" office:value="949079">
            <text:p>949079</text:p>
          </table:table-cell>
          <table:table-cell office:value-type="string">
            <text:p>Probable hypoxanthine oxidase xdhD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iscA</text:p>
          </table:table-cell>
          <table:table-cell office:value-type="float" office:value="946999">
            <text:p>946999</text:p>
          </table:table-cell>
          <table:table-cell office:value-type="string">
            <text:p>Iron-binding protein isc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hscB</text:p>
          </table:table-cell>
          <table:table-cell office:value-type="float" office:value="946995">
            <text:p>946995</text:p>
          </table:table-cell>
          <table:table-cell office:value-type="string">
            <text:p>Co-chaperone protein hsc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cmG</text:p>
          </table:table-cell>
          <table:table-cell office:value-type="float" office:value="949073">
            <text:p>949073</text:p>
          </table:table-cell>
          <table:table-cell office:value-type="string">
            <text:p>Thiol:disulfide interchange protein dsb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flgH</text:p>
          </table:table-cell>
          <table:table-cell office:value-type="float" office:value="946996">
            <text:p>946996</text:p>
          </table:table-cell>
          <table:table-cell office:value-type="string">
            <text:p>Flagellar L-ring prote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sseA</text:p>
          </table:table-cell>
          <table:table-cell office:value-type="float" office:value="946993">
            <text:p>946993</text:p>
          </table:table-cell>
          <table:table-cell office:value-type="string">
            <text:p>3-mercaptopyruvate sulfurtransfer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gfM</text:p>
          </table:table-cell>
          <table:table-cell office:value-type="float" office:value="949071">
            <text:p>949071</text:p>
          </table:table-cell>
          <table:table-cell office:value-type="string">
            <text:p>Uncharacterized protein ygfM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sseB</text:p>
          </table:table-cell>
          <table:table-cell office:value-type="float" office:value="946994">
            <text:p>946994</text:p>
          </table:table-cell>
          <table:table-cell office:value-type="string">
            <text:p>Protein sseB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tjB</text:p>
          </table:table-cell>
          <table:table-cell office:value-type="float" office:value="946089">
            <text:p>946089</text:p>
          </table:table-cell>
          <table:table-cell office:value-type="string">
            <text:p>Protein smp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ulaR</text:p>
          </table:table-cell>
          <table:table-cell office:value-type="float" office:value="948706">
            <text:p>948706</text:p>
          </table:table-cell>
          <table:table-cell office:value-type="string">
            <text:p>HTH-type transcriptional regulator ulaR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ispG</text:p>
          </table:table-cell>
          <table:table-cell office:value-type="float" office:value="946991">
            <text:p>946991</text:p>
          </table:table-cell>
          <table:table-cell office:value-type="string">
            <text:p>4-hydroxy-3-methylbut-2-en-1-yl diphosphate synth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lnD</text:p>
          </table:table-cell>
          <table:table-cell office:value-type="float" office:value="944863">
            <text:p>944863</text:p>
          </table:table-cell>
          <table:table-cell office:value-type="string">
            <text:p>[Protein-PII] uridylyltransf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jfP</text:p>
          </table:table-cell>
          <table:table-cell office:value-type="float" office:value="948707">
            <text:p>948707</text:p>
          </table:table-cell>
          <table:table-cell office:value-type="string">
            <text:p>Esterase yjfP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dfH</text:p>
          </table:table-cell>
          <table:table-cell office:value-type="float" office:value="946087">
            <text:p>946087</text:p>
          </table:table-cell>
          <table:table-cell office:value-type="string">
            <text:p>Uncharacterized HTH-type transcriptional regulator ydfH</text:p>
          </table:table-cell>
          <table:table-cell office:value-type="string">
            <text:p>[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bbL</text:p>
          </table:table-cell>
          <table:table-cell office:value-type="float" office:value="946990">
            <text:p>946990</text:p>
          </table:table-cell>
          <table:table-cell office:value-type="string">
            <text:p>Uncharacterized ABC transporter ATP-binding protein ybbL</text:p>
          </table:table-cell>
          <table:table-cell office:value-type="string">
            <text:p>[' Macromolecules <text:s/>cellular constituent <text:s text:c="2"/>biosynthesis', ' Primary Active Transporters', 'DNA repair', 'response to DNA damage stimulus', 'cell cycle', 'SOS response', 'cell division'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tsf</text:p>
          </table:table-cell>
          <table:table-cell office:value-type="float" office:value="944866">
            <text:p>944866</text:p>
          </table:table-cell>
          <table:table-cell office:value-type="string">
            <text:p>Elongation factor Ts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dfG</text:p>
          </table:table-cell>
          <table:table-cell office:value-type="float" office:value="946085">
            <text:p>946085</text:p>
          </table:table-cell>
          <table:table-cell office:value-type="string">
            <text:p>NADP-dependent L-serine/L-allo-threonine dehydrogenase ydfG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ebR</text:p>
          </table:table-cell>
          <table:table-cell office:value-type="float" office:value="946086">
            <text:p>946086</text:p>
          </table:table-cell>
          <table:table-cell office:value-type="string">
            <text:p>UPF0067 protein yebR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skp</text:p>
          </table:table-cell>
          <table:table-cell office:value-type="float" office:value="944861">
            <text:p>944861</text:p>
          </table:table-cell>
          <table:table-cell office:value-type="string">
            <text:p>Chaperone protein skp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dapD</text:p>
          </table:table-cell>
          <table:table-cell office:value-type="float" office:value="944862">
            <text:p>944862</text:p>
          </table:table-cell>
          <table:table-cell office:value-type="string">
            <text:p>2,3,4,5-tetrahydropyridine-2,6-dicarboxylate N-succinyltransf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aiC</text:p>
          </table:table-cell>
          <table:table-cell office:value-type="float" office:value="944886">
            <text:p>944886</text:p>
          </table:table-cell>
          <table:table-cell office:value-type="string">
            <text:p>Probable crotonobetaine/carnitine-CoA ligas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hscA</text:p>
          </table:table-cell>
          <table:table-cell office:value-type="float" office:value="944885">
            <text:p>944885</text:p>
          </table:table-cell>
          <table:table-cell office:value-type="string">
            <text:p>Chaperone protein hscA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lpxD</text:p>
          </table:table-cell>
          <table:table-cell office:value-type="float" office:value="944882">
            <text:p>944882</text:p>
          </table:table-cell>
          <table:table-cell office:value-type="string">
            <text:p>UDP-3-O-[3-hydroxymyristoyl] glucosamine N-acyltransfer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kdsB</text:p>
          </table:table-cell>
          <table:table-cell office:value-type="float" office:value="945539">
            <text:p>945539</text:p>
          </table:table-cell>
          <table:table-cell office:value-type="string">
            <text:p>3-deoxy-manno-octulosonate cytidylyltransf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olM</text:p>
          </table:table-cell>
          <table:table-cell office:value-type="float" office:value="949096">
            <text:p>949096</text:p>
          </table:table-cell>
          <table:table-cell office:value-type="string">
            <text:p>Dihydrofolate reductase folM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hupB</text:p>
          </table:table-cell>
          <table:table-cell office:value-type="float" office:value="949095">
            <text:p>949095</text:p>
          </table:table-cell>
          <table:table-cell office:value-type="string">
            <text:p>DNA-binding protein HU-bet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fadJ</text:p>
          </table:table-cell>
          <table:table-cell office:value-type="float" office:value="949097">
            <text:p>949097</text:p>
          </table:table-cell>
          <table:table-cell office:value-type="string">
            <text:p>Fatty acid oxidation complex subunit alph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cbC</text:p>
          </table:table-cell>
          <table:table-cell office:value-type="float" office:value="945546">
            <text:p>945546</text:p>
          </table:table-cell>
          <table:table-cell office:value-type="string">
            <text:p>Uncharacterized protein ycbC</text:p>
          </table:table-cell>
          <table:table-cell office:value-type="string">
            <text:p>['regulation of cell shape', 'peptidoglycan biosynthetic process'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mukF</text:p>
          </table:table-cell>
          <table:table-cell office:value-type="float" office:value="945548">
            <text:p>945548</text:p>
          </table:table-cell>
          <table:table-cell office:value-type="string">
            <text:p>Chromosome partition protein mukF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smtA</text:p>
          </table:table-cell>
          <table:table-cell office:value-type="float" office:value="945547">
            <text:p>945547</text:p>
          </table:table-cell>
          <table:table-cell office:value-type="string">
            <text:p>Protein smt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cbB</text:p>
          </table:table-cell>
          <table:table-cell office:value-type="float" office:value="945541">
            <text:p>945541</text:p>
          </table:table-cell>
          <table:table-cell office:value-type="string">
            <text:p>Uncharacterized protein ycbB</text:p>
          </table:table-cell>
          <table:table-cell office:value-type="string">
            <text:p>['DNA replication'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rimP</text:p>
          </table:table-cell>
          <table:table-cell office:value-type="float" office:value="947680">
            <text:p>947680</text:p>
          </table:table-cell>
          <table:table-cell office:value-type="string">
            <text:p>b3170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rlmE</text:p>
          </table:table-cell>
          <table:table-cell office:value-type="float" office:value="947689">
            <text:p>947689</text:p>
          </table:table-cell>
          <table:table-cell office:value-type="string">
            <text:p>b3179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hbY</text:p>
          </table:table-cell>
          <table:table-cell office:value-type="float" office:value="947688">
            <text:p>947688</text:p>
          </table:table-cell>
          <table:table-cell office:value-type="string">
            <text:p>RNA-binding protein yhbY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sufD</text:p>
          </table:table-cell>
          <table:table-cell office:value-type="float" office:value="944878">
            <text:p>944878</text:p>
          </table:table-cell>
          <table:table-cell office:value-type="string">
            <text:p>Protein sufD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truB</text:p>
          </table:table-cell>
          <table:table-cell office:value-type="float" office:value="947687">
            <text:p>947687</text:p>
          </table:table-cell>
          <table:table-cell office:value-type="string">
            <text:p>tRNA pseudouridine synthase 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mhB</text:p>
          </table:table-cell>
          <table:table-cell office:value-type="float" office:value="944879">
            <text:p>944879</text:p>
          </table:table-cell>
          <table:table-cell office:value-type="string">
            <text:p>D,D-heptose 1,7-bisphosphate phosphat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psO</text:p>
          </table:table-cell>
          <table:table-cell office:value-type="float" office:value="947686">
            <text:p>947686</text:p>
          </table:table-cell>
          <table:table-cell office:value-type="string">
            <text:p>30S ribosomal protein S15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afL</text:p>
          </table:table-cell>
          <table:table-cell office:value-type="float" office:value="944899">
            <text:p>944899</text:p>
          </table:table-cell>
          <table:table-cell office:value-type="string">
            <text:p>Uncharacterized lipoprotein yafL</text:p>
          </table:table-cell>
          <table:table-cell office:value-type="string">
            <text:p>['Cell wall membrane envelope biogenesis', 'lipid biosynthetic process', 'response to antibiotic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etI</text:p>
          </table:table-cell>
          <table:table-cell office:value-type="float" office:value="944894">
            <text:p>944894</text:p>
          </table:table-cell>
          <table:table-cell office:value-type="string">
            <text:p>D-methionine transport system permease protein metI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of</text:p>
          </table:table-cell>
          <table:table-cell office:value-type="float" office:value="944891">
            <text:p>944891</text:p>
          </table:table-cell>
          <table:table-cell office:value-type="string">
            <text:p>Protein rof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ejH</text:p>
          </table:table-cell>
          <table:table-cell office:value-type="float" office:value="945529">
            <text:p>945529</text:p>
          </table:table-cell>
          <table:table-cell office:value-type="string">
            <text:p>Uncharacterized protein yejH</text:p>
          </table:table-cell>
          <table:table-cell office:value-type="string">
            <text:p>[' Building block biosynthesis', 'amino acid biosynthetic process'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aroA</text:p>
          </table:table-cell>
          <table:table-cell office:value-type="float" office:value="945528">
            <text:p>945528</text:p>
          </table:table-cell>
          <table:table-cell office:value-type="string">
            <text:p>3-phosphoshikimate 1-carboxyvinyltransfer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caR</text:p>
          </table:table-cell>
          <table:table-cell office:value-type="float" office:value="945537">
            <text:p>945537</text:p>
          </table:table-cell>
          <table:table-cell office:value-type="string">
            <text:p>UPF0434 protein ycaR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psA</text:p>
          </table:table-cell>
          <table:table-cell office:value-type="float" office:value="945536">
            <text:p>945536</text:p>
          </table:table-cell>
          <table:table-cell office:value-type="string">
            <text:p>30S ribosomal protein S1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deaD</text:p>
          </table:table-cell>
          <table:table-cell office:value-type="float" office:value="947674">
            <text:p>947674</text:p>
          </table:table-cell>
          <table:table-cell office:value-type="string">
            <text:p>Cold-shock DEAD box protein 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mk</text:p>
          </table:table-cell>
          <table:table-cell office:value-type="float" office:value="945535">
            <text:p>945535</text:p>
          </table:table-cell>
          <table:table-cell office:value-type="string">
            <text:p>Cytidylate kin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caL</text:p>
          </table:table-cell>
          <table:table-cell office:value-type="float" office:value="945534">
            <text:p>945534</text:p>
          </table:table-cell>
          <table:table-cell office:value-type="string">
            <text:p>Uncharacterized metalloprotease ycaL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nlpI</text:p>
          </table:table-cell>
          <table:table-cell office:value-type="float" office:value="947673">
            <text:p>947673</text:p>
          </table:table-cell>
          <table:table-cell office:value-type="string">
            <text:p>Lipoprotein nlpI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ihfB</text:p>
          </table:table-cell>
          <table:table-cell office:value-type="float" office:value="945533">
            <text:p>945533</text:p>
          </table:table-cell>
          <table:table-cell office:value-type="string">
            <text:p>Integration host factor subunit bet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hbS</text:p>
          </table:table-cell>
          <table:table-cell office:value-type="float" office:value="947670">
            <text:p>947670</text:p>
          </table:table-cell>
          <table:table-cell office:value-type="string">
            <text:p>Uncharacterized N-acetyltransferase yhbS</text:p>
          </table:table-cell>
          <table:table-cell office:value-type="string">
            <text:p>[' Building block biosynthesis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msbA</text:p>
          </table:table-cell>
          <table:table-cell office:value-type="float" office:value="945530">
            <text:p>945530</text:p>
          </table:table-cell>
          <table:table-cell office:value-type="string">
            <text:p>Lipid A export ATP-binding/permease protein msb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tilS</text:p>
          </table:table-cell>
          <table:table-cell office:value-type="float" office:value="944889">
            <text:p>944889</text:p>
          </table:table-cell>
          <table:table-cell office:value-type="string">
            <text:p>tRNA(Ile)-lysidine synth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hbW</text:p>
          </table:table-cell>
          <table:table-cell office:value-type="float" office:value="947677">
            <text:p>947677</text:p>
          </table:table-cell>
          <table:table-cell office:value-type="string">
            <text:p>Uncharacterized protein yhbW</text:p>
          </table:table-cell>
          <table:table-cell office:value-type="string">
            <text:p>[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lmL</text:p>
          </table:table-cell>
          <table:table-cell office:value-type="float" office:value="945564">
            <text:p>945564</text:p>
          </table:table-cell>
          <table:table-cell office:value-type="string">
            <text:p>Ribosomal RNA large subunit methyltransferase L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uup</text:p>
          </table:table-cell>
          <table:table-cell office:value-type="float" office:value="945566">
            <text:p>945566</text:p>
          </table:table-cell>
          <table:table-cell office:value-type="string">
            <text:p>ABC transporter ATP-binding protein uup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abA</text:p>
          </table:table-cell>
          <table:table-cell office:value-type="float" office:value="945568">
            <text:p>945568</text:p>
          </table:table-cell>
          <table:table-cell office:value-type="string">
            <text:p>3-hydroxydecanoyl-[acyl-carrier-protein] dehydrat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cbZ</text:p>
          </table:table-cell>
          <table:table-cell office:value-type="float" office:value="945569">
            <text:p>945569</text:p>
          </table:table-cell>
          <table:table-cell office:value-type="string">
            <text:p>Putative protease La homolog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mukB</text:p>
          </table:table-cell>
          <table:table-cell office:value-type="float" office:value="945549">
            <text:p>945549</text:p>
          </table:table-cell>
          <table:table-cell office:value-type="string">
            <text:p>Chromosome partition protein muk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tsH</text:p>
          </table:table-cell>
          <table:table-cell office:value-type="float" office:value="947690">
            <text:p>947690</text:p>
          </table:table-cell>
          <table:table-cell office:value-type="string">
            <text:p>Cell division protease ftsH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ompF</text:p>
          </table:table-cell>
          <table:table-cell office:value-type="float" office:value="945554">
            <text:p>945554</text:p>
          </table:table-cell>
          <table:table-cell office:value-type="string">
            <text:p>Outer membrane protein F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obgE</text:p>
          </table:table-cell>
          <table:table-cell office:value-type="float" office:value="947694">
            <text:p>947694</text:p>
          </table:table-cell>
          <table:table-cell office:value-type="string">
            <text:p>ECIAI1_3331; ECP_3270; ECS88_3565; ECIAI39_3678; Z4545; ECH74115_4505; ECUMN_3663; EcolC_0517; c3940; EcHS_A3376; EC55989_3601; ECSE_3467; ECED1_3841; ECDH10B_3357; EcE24377A_3668; APECO1_3249; ECs4062; EcSMS35_3479; E2348C_3462; b3183; UTI89_C3616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dacB</text:p>
          </table:table-cell>
          <table:table-cell office:value-type="float" office:value="947693">
            <text:p>947693</text:p>
          </table:table-cell>
          <table:table-cell office:value-type="string">
            <text:p>D-alanyl-D-alanine carboxypeptidase dacB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greA</text:p>
          </table:table-cell>
          <table:table-cell office:value-type="float" office:value="947696">
            <text:p>947696</text:p>
          </table:table-cell>
          <table:table-cell office:value-type="string">
            <text:p>Transcription elongation factor; Transcription elongation factor gre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pyrD</text:p>
          </table:table-cell>
          <table:table-cell office:value-type="float" office:value="945556">
            <text:p>945556</text:p>
          </table:table-cell>
          <table:table-cell office:value-type="string">
            <text:p>Dihydroorotate dehydrogen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fis</text:p>
          </table:table-cell>
          <table:table-cell office:value-type="float" office:value="947697">
            <text:p>947697</text:p>
          </table:table-cell>
          <table:table-cell office:value-type="string">
            <text:p>DNA-binding protein fis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hbE</text:p>
          </table:table-cell>
          <table:table-cell office:value-type="float" office:value="947699">
            <text:p>947699</text:p>
          </table:table-cell>
          <table:table-cell office:value-type="string">
            <text:p>Uncharacterized inner membrane transporter yhbE</text:p>
          </table:table-cell>
          <table:table-cell office:value-type="string">
            <text:p>[' Type of regulation'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mukE</text:p>
          </table:table-cell>
          <table:table-cell office:value-type="float" office:value="945550">
            <text:p>945550</text:p>
          </table:table-cell>
          <table:table-cell office:value-type="string">
            <text:p>Chromosome partition protein muk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copA</text:p>
          </table:table-cell>
          <table:table-cell office:value-type="float" office:value="946106">
            <text:p>946106</text:p>
          </table:table-cell>
          <table:table-cell office:value-type="string">
            <text:p>Copper-exporting P-type ATPase 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cbS</text:p>
          </table:table-cell>
          <table:table-cell office:value-type="float" office:value="946934">
            <text:p>946934</text:p>
          </table:table-cell>
          <table:table-cell office:value-type="string">
            <text:p>Uncharacterized outer membrane usher protein ycbS</text:p>
          </table:table-cell>
          <table:table-cell office:value-type="string">
            <text:p>['Cell motility', 'Intracellular trafficking <text:s/>secretion <text:s/>and vesicular transport', ' Macromolecules <text:s/>cellular constituent <text:s text:c="2"/>biosynthesis'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eeO</text:p>
          </table:table-cell>
          <table:table-cell office:value-type="float" office:value="946506">
            <text:p>946506</text:p>
          </table:table-cell>
          <table:table-cell office:value-type="string">
            <text:p>Uncharacterized transporter yeeO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agaD</text:p>
          </table:table-cell>
          <table:table-cell office:value-type="float" office:value="947649">
            <text:p>947649</text:p>
          </table:table-cell>
          <table:table-cell office:value-type="string">
            <text:p>N-acetylgalactosamine permease IID component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hisF</text:p>
          </table:table-cell>
          <table:table-cell office:value-type="float" office:value="946516">
            <text:p>946516</text:p>
          </table:table-cell>
          <table:table-cell office:value-type="string">
            <text:p>Imidazole glycerol phosphate synthase subunit hisF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hisI</text:p>
          </table:table-cell>
          <table:table-cell office:value-type="float" office:value="946515">
            <text:p>946515</text:p>
          </table:table-cell>
          <table:table-cell office:value-type="string">
            <text:p>Histidine biosynthesis bifunctional protein hisI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eeU</text:p>
          </table:table-cell>
          <table:table-cell office:value-type="float" office:value="946510">
            <text:p>946510</text:p>
          </table:table-cell>
          <table:table-cell office:value-type="string">
            <text:p>Uncharacterized protein yeeU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eeR</text:p>
          </table:table-cell>
          <table:table-cell office:value-type="float" office:value="946512">
            <text:p>946512</text:p>
          </table:table-cell>
          <table:table-cell office:value-type="string">
            <text:p>Inner membrane protein yeeR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garD</text:p>
          </table:table-cell>
          <table:table-cell office:value-type="float" office:value="947641">
            <text:p>947641</text:p>
          </table:table-cell>
          <table:table-cell office:value-type="string">
            <text:p>D-galactarate dehydratas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rihA</text:p>
          </table:table-cell>
          <table:table-cell office:value-type="float" office:value="945503">
            <text:p>945503</text:p>
          </table:table-cell>
          <table:table-cell office:value-type="string">
            <text:p>Pyrimidine-specific ribonucleoside hydrolase rih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cydC</text:p>
          </table:table-cell>
          <table:table-cell office:value-type="float" office:value="945504">
            <text:p>945504</text:p>
          </table:table-cell>
          <table:table-cell office:value-type="string">
            <text:p>ATP-binding/permease protein cydC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infA</text:p>
          </table:table-cell>
          <table:table-cell office:value-type="float" office:value="945500">
            <text:p>945500</text:p>
          </table:table-cell>
          <table:table-cell office:value-type="string">
            <text:p>Translation initiation factor IF-1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grxB</text:p>
          </table:table-cell>
          <table:table-cell office:value-type="float" office:value="946926">
            <text:p>946926</text:p>
          </table:table-cell>
          <table:table-cell office:value-type="string">
            <text:p>Glutaredoxin-2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nfB</text:p>
          </table:table-cell>
          <table:table-cell office:value-type="float" office:value="946119">
            <text:p>946119</text:p>
          </table:table-cell>
          <table:table-cell office:value-type="string">
            <text:p>UPF0482 protein ynfB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speG</text:p>
          </table:table-cell>
          <table:table-cell office:value-type="float" office:value="946117">
            <text:p>946117</text:p>
          </table:table-cell>
          <table:table-cell office:value-type="string">
            <text:p>Spermidine N(1)-acetyltransf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cgM</text:p>
          </table:table-cell>
          <table:table-cell office:value-type="float" office:value="946115">
            <text:p>946115</text:p>
          </table:table-cell>
          <table:table-cell office:value-type="string">
            <text:p>Uncharacterized protein ycgM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pyrG</text:p>
          </table:table-cell>
          <table:table-cell office:value-type="float" office:value="946116">
            <text:p>946116</text:p>
          </table:table-cell>
          <table:table-cell office:value-type="string">
            <text:p>CTP synth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dfE</text:p>
          </table:table-cell>
          <table:table-cell office:value-type="float" office:value="946113">
            <text:p>946113</text:p>
          </table:table-cell>
          <table:table-cell office:value-type="string">
            <text:p>b1577; ECDH10B_1709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njE</text:p>
          </table:table-cell>
          <table:table-cell office:value-type="float" office:value="946505">
            <text:p>946505</text:p>
          </table:table-cell>
          <table:table-cell office:value-type="string">
            <text:p>Putative thiosulfate sulfurtransferase ynj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sxy</text:p>
          </table:table-cell>
          <table:table-cell office:value-type="float" office:value="946504">
            <text:p>946504</text:p>
          </table:table-cell>
          <table:table-cell office:value-type="string">
            <text:p>Protein sxy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gaR</text:p>
          </table:table-cell>
          <table:table-cell office:value-type="float" office:value="947636">
            <text:p>947636</text:p>
          </table:table-cell>
          <table:table-cell office:value-type="string">
            <text:p>Putative aga operon transcriptional repressor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cbl</text:p>
          </table:table-cell>
          <table:table-cell office:value-type="float" office:value="946502">
            <text:p>946502</text:p>
          </table:table-cell>
          <table:table-cell office:value-type="string">
            <text:p>HTH-type transcriptional regulator cbl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arR</text:p>
          </table:table-cell>
          <table:table-cell office:value-type="float" office:value="947631">
            <text:p>947631</text:p>
          </table:table-cell>
          <table:table-cell office:value-type="string">
            <text:p>2-hydroxy-3-oxopropionate reduct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efeB</text:p>
          </table:table-cell>
          <table:table-cell office:value-type="float" office:value="946500">
            <text:p>946500</text:p>
          </table:table-cell>
          <table:table-cell office:value-type="string">
            <text:p>Peroxidase ycd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arK</text:p>
          </table:table-cell>
          <table:table-cell office:value-type="float" office:value="947632">
            <text:p>947632</text:p>
          </table:table-cell>
          <table:table-cell office:value-type="string">
            <text:p>Glycerate kinase 2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feY</text:p>
          </table:table-cell>
          <table:table-cell office:value-type="float" office:value="946919">
            <text:p>946919</text:p>
          </table:table-cell>
          <table:table-cell office:value-type="string">
            <text:p>Uncharacterized protein yfeY</text:p>
          </table:table-cell>
          <table:table-cell office:value-type="string">
            <text:p>[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peA</text:p>
          </table:table-cell>
          <table:table-cell office:value-type="float" office:value="946917">
            <text:p>946917</text:p>
          </table:table-cell>
          <table:table-cell office:value-type="string">
            <text:p>Acetyltransferase ype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miA</text:p>
          </table:table-cell>
          <table:table-cell office:value-type="float" office:value="946916">
            <text:p>946916</text:p>
          </table:table-cell>
          <table:table-cell office:value-type="string">
            <text:p>Probable N-acetylmuramoyl-L-alanine amidase ami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bisC</text:p>
          </table:table-cell>
          <table:table-cell office:value-type="float" office:value="946915">
            <text:p>946915</text:p>
          </table:table-cell>
          <table:table-cell office:value-type="string">
            <text:p>Biotin sulfoxide reduct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eutL</text:p>
          </table:table-cell>
          <table:table-cell office:value-type="float" office:value="946914">
            <text:p>946914</text:p>
          </table:table-cell>
          <table:table-cell office:value-type="string">
            <text:p>Ethanolamine utilization protein eutL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feX</text:p>
          </table:table-cell>
          <table:table-cell office:value-type="float" office:value="946913">
            <text:p>946913</text:p>
          </table:table-cell>
          <table:table-cell office:value-type="string">
            <text:p>Uncharacterized protein yfeX</text:p>
          </table:table-cell>
          <table:table-cell office:value-type="string">
            <text:p>[' Building block biosynthesis'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pflA</text:p>
          </table:table-cell>
          <table:table-cell office:value-type="float" office:value="945517">
            <text:p>945517</text:p>
          </table:table-cell>
          <table:table-cell office:value-type="string">
            <text:p>Pyruvate formate-lyase 1-activating enzym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acrR</text:p>
          </table:table-cell>
          <table:table-cell office:value-type="float" office:value="945516">
            <text:p>945516</text:p>
          </table:table-cell>
          <table:table-cell office:value-type="string">
            <text:p>HTH-type transcriptional regulator acrR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trpC</text:p>
          </table:table-cell>
          <table:table-cell office:value-type="float" office:value="945519">
            <text:p>945519</text:p>
          </table:table-cell>
          <table:table-cell office:value-type="string">
            <text:p>Tryptophan biosynthesis protein trpCF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sufC</text:p>
          </table:table-cell>
          <table:table-cell office:value-type="float" office:value="946128">
            <text:p>946128</text:p>
          </table:table-cell>
          <table:table-cell office:value-type="string">
            <text:p>Probable ATP-dependent transporter sufC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kdgR</text:p>
          </table:table-cell>
          <table:table-cell office:value-type="float" office:value="946129">
            <text:p>946129</text:p>
          </table:table-cell>
          <table:table-cell office:value-type="string">
            <text:p>Transcriptional regulator kdgR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imJ</text:p>
          </table:table-cell>
          <table:table-cell office:value-type="float" office:value="946910">
            <text:p>946910</text:p>
          </table:table-cell>
          <table:table-cell office:value-type="string">
            <text:p>Ribosomal-protein-alanine acetyltransfer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sbcB</text:p>
          </table:table-cell>
          <table:table-cell office:value-type="float" office:value="946529">
            <text:p>946529</text:p>
          </table:table-cell>
          <table:table-cell office:value-type="string">
            <text:p>Exodeoxyribonuclease I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eeY</text:p>
          </table:table-cell>
          <table:table-cell office:value-type="float" office:value="946532">
            <text:p>946532</text:p>
          </table:table-cell>
          <table:table-cell office:value-type="string">
            <text:p>Uncharacterized HTH-type transcriptional regulator yeeY</text:p>
          </table:table-cell>
          <table:table-cell office:value-type="string">
            <text:p>[' RNA related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raR</text:p>
          </table:table-cell>
          <table:table-cell office:value-type="float" office:value="947667">
            <text:p>947667</text:p>
          </table:table-cell>
          <table:table-cell office:value-type="string">
            <text:p>Uncharacterized protein yraR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raL</text:p>
          </table:table-cell>
          <table:table-cell office:value-type="float" office:value="947664">
            <text:p>947664</text:p>
          </table:table-cell>
          <table:table-cell office:value-type="string">
            <text:p>UPF0011 protein yraL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smI</text:p>
          </table:table-cell>
          <table:table-cell office:value-type="float" office:value="947664">
            <text:p>947664</text:p>
          </table:table-cell>
          <table:table-cell office:value-type="string">
            <text:p>UPF0011 protein yraL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eeF</text:p>
          </table:table-cell>
          <table:table-cell office:value-type="float" office:value="946533">
            <text:p>946533</text:p>
          </table:table-cell>
          <table:table-cell office:value-type="string">
            <text:p>Inner membrane transport protein yeeF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hbP</text:p>
          </table:table-cell>
          <table:table-cell office:value-type="float" office:value="947665">
            <text:p>947665</text:p>
          </table:table-cell>
          <table:table-cell office:value-type="string">
            <text:p>UPF0306 protein yhbP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eeZ</text:p>
          </table:table-cell>
          <table:table-cell office:value-type="float" office:value="946538">
            <text:p>946538</text:p>
          </table:table-cell>
          <table:table-cell office:value-type="string">
            <text:p>Protein yeeZ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hbT</text:p>
          </table:table-cell>
          <table:table-cell office:value-type="float" office:value="947669">
            <text:p>947669</text:p>
          </table:table-cell>
          <table:table-cell office:value-type="string">
            <text:p>Uncharacterized protein yhbT</text:p>
          </table:table-cell>
          <table:table-cell office:value-type="string">
            <text:p>['Coenzyme transport and metabolism', ' Energy metabolism <text:s/>carbon ', ' Building block biosynthesis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ajO</text:p>
          </table:table-cell>
          <table:table-cell office:value-type="float" office:value="946903">
            <text:p>946903</text:p>
          </table:table-cell>
          <table:table-cell office:value-type="string">
            <text:p>Uncharacterized oxidoreductase yajO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caK</text:p>
          </table:table-cell>
          <table:table-cell office:value-type="float" office:value="945520">
            <text:p>945520</text:p>
          </table:table-cell>
          <table:table-cell office:value-type="string">
            <text:p>Uncharacterized NAD(P)H oxidoreductase ycaK</text:p>
          </table:table-cell>
          <table:table-cell office:value-type="string">
            <text:p>['amino acid transport'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ampH</text:p>
          </table:table-cell>
          <table:table-cell office:value-type="float" office:value="946904">
            <text:p>946904</text:p>
          </table:table-cell>
          <table:table-cell office:value-type="string">
            <text:p>Penicillin-binding protein ampH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caN</text:p>
          </table:table-cell>
          <table:table-cell office:value-type="float" office:value="945523">
            <text:p>945523</text:p>
          </table:table-cell>
          <table:table-cell office:value-type="string">
            <text:p>Uncharacterized HTH-type transcriptional regulator ycaN</text:p>
          </table:table-cell>
          <table:table-cell office:value-type="string">
            <text:p>['Transcription', ' RNA related', ' Type of regulation', 'transcription', 'regulation of transcription <text:s/>DNA dependent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caQ</text:p>
          </table:table-cell>
          <table:table-cell office:value-type="float" office:value="945524">
            <text:p>945524</text:p>
          </table:table-cell>
          <table:table-cell office:value-type="string">
            <text:p>Uncharacterized protein ycaQ</text:p>
          </table:table-cell>
          <table:table-cell office:value-type="string">
            <text:p>['two component signal transduction system <text:s/>phosphorelay '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ivy</text:p>
          </table:table-cell>
          <table:table-cell office:value-type="float" office:value="946530">
            <text:p>946530</text:p>
          </table:table-cell>
          <table:table-cell office:value-type="string">
            <text:p>Inhibitor of vertebrate lysozym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diaA</text:p>
          </table:table-cell>
          <table:table-cell office:value-type="float" office:value="947661">
            <text:p>947661</text:p>
          </table:table-cell>
          <table:table-cell office:value-type="string">
            <text:p>DnaA initiator-associating protein dia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hemF</text:p>
          </table:table-cell>
          <table:table-cell office:value-type="float" office:value="946908">
            <text:p>946908</text:p>
          </table:table-cell>
          <table:table-cell office:value-type="string">
            <text:p>Coproporphyrinogen-III oxidase, aerobic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lpxK</text:p>
          </table:table-cell>
          <table:table-cell office:value-type="float" office:value="945526">
            <text:p>945526</text:p>
          </table:table-cell>
          <table:table-cell office:value-type="string">
            <text:p>Tetraacyldisaccharide 4'-kin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loB</text:p>
          </table:table-cell>
          <table:table-cell office:value-type="float" office:value="944902">
            <text:p>944902</text:p>
          </table:table-cell>
          <table:table-cell office:value-type="string">
            <text:p>Hydroxyacylglutathione hydrol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sxC</text:p>
          </table:table-cell>
          <table:table-cell office:value-type="float" office:value="946137">
            <text:p>946137</text:p>
          </table:table-cell>
          <table:table-cell office:value-type="string">
            <text:p>Electron transport complex protein rnfC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dmsB</text:p>
          </table:table-cell>
          <table:table-cell office:value-type="float" office:value="945507">
            <text:p>945507</text:p>
          </table:table-cell>
          <table:table-cell office:value-type="string">
            <text:p>Anaerobic dimethyl sulfoxide reductase chain 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nfE</text:p>
          </table:table-cell>
          <table:table-cell office:value-type="float" office:value="946135">
            <text:p>946135</text:p>
          </table:table-cell>
          <table:table-cell office:value-type="string">
            <text:p>Putative dimethyl sulfoxide reductase chain ynf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dkgB</text:p>
          </table:table-cell>
          <table:table-cell office:value-type="float" office:value="944901">
            <text:p>944901</text:p>
          </table:table-cell>
          <table:table-cell office:value-type="string">
            <text:p>2,5-diketo-D-gluconic acid reductase B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arA</text:p>
          </table:table-cell>
          <table:table-cell office:value-type="float" office:value="945505">
            <text:p>945505</text:p>
          </table:table-cell>
          <table:table-cell office:value-type="string">
            <text:p>Replication-associated recombination protein 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afJ</text:p>
          </table:table-cell>
          <table:table-cell office:value-type="float" office:value="944906">
            <text:p>944906</text:p>
          </table:table-cell>
          <table:table-cell office:value-type="string">
            <text:p>Putative glutamine amidotransferase yafJ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queA</text:p>
          </table:table-cell>
          <table:table-cell office:value-type="float" office:value="944905">
            <text:p>944905</text:p>
          </table:table-cell>
          <table:table-cell office:value-type="string">
            <text:p>S-adenosylmethionine:tRNA ribosyltransferase-isomer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caO</text:p>
          </table:table-cell>
          <table:table-cell office:value-type="float" office:value="945509">
            <text:p>945509</text:p>
          </table:table-cell>
          <table:table-cell office:value-type="string">
            <text:p>UPF0142 protein ycaO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obT</text:p>
          </table:table-cell>
          <table:table-cell office:value-type="float" office:value="946517">
            <text:p>946517</text:p>
          </table:table-cell>
          <table:table-cell office:value-type="string">
            <text:p>Nicotinate-nucleotide--dimethylbenzimidazole phosphoribosyltransfer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dacD</text:p>
          </table:table-cell>
          <table:table-cell office:value-type="float" office:value="946518">
            <text:p>946518</text:p>
          </table:table-cell>
          <table:table-cell office:value-type="string">
            <text:p>D-alanyl-D-alanine carboxypeptidase dacD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nfD</text:p>
          </table:table-cell>
          <table:table-cell office:value-type="float" office:value="946133">
            <text:p>946133</text:p>
          </table:table-cell>
          <table:table-cell office:value-type="string">
            <text:p>Uncharacterized protein ynfD</text:p>
          </table:table-cell>
          <table:table-cell office:value-type="string">
            <text:p>['Energy production and conversion', ' Electrochemical potential driven transporters', 'response to stress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nfC</text:p>
          </table:table-cell>
          <table:table-cell office:value-type="float" office:value="946131">
            <text:p>946131</text:p>
          </table:table-cell>
          <table:table-cell office:value-type="string">
            <text:p>UPF0257 lipoprotein ynfC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oxB</text:p>
          </table:table-cell>
          <table:table-cell office:value-type="float" office:value="946132">
            <text:p>946132</text:p>
          </table:table-cell>
          <table:table-cell office:value-type="string">
            <text:p>Pyruvate dehydrogenase [cytochrome]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mreC</text:p>
          </table:table-cell>
          <table:table-cell office:value-type="float" office:value="947655">
            <text:p>947655</text:p>
          </table:table-cell>
          <table:table-cell office:value-type="string">
            <text:p>Rod shape-determining protein mreC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raI</text:p>
          </table:table-cell>
          <table:table-cell office:value-type="float" office:value="947657">
            <text:p>947657</text:p>
          </table:table-cell>
          <table:table-cell office:value-type="string">
            <text:p>Uncharacterized fimbrial chaperone yraI</text:p>
          </table:table-cell>
          <table:table-cell office:value-type="string">
            <text:p>['Amino acid transport and metabolism', 'Coenzyme transport and metabolism', ' Central intermediary metabolism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hslJ</text:p>
          </table:table-cell>
          <table:table-cell office:value-type="float" office:value="946525">
            <text:p>946525</text:p>
          </table:table-cell>
          <table:table-cell office:value-type="string">
            <text:p>Heat shock protein hslJ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raP</text:p>
          </table:table-cell>
          <table:table-cell office:value-type="float" office:value="947659">
            <text:p>947659</text:p>
          </table:table-cell>
          <table:table-cell office:value-type="string">
            <text:p>Uncharacterized protein yraP</text:p>
          </table:table-cell>
          <table:table-cell office:value-type="string">
            <text:p>['DNA replication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dgsA</text:p>
          </table:table-cell>
          <table:table-cell office:value-type="float" office:value="945510">
            <text:p>945510</text:p>
          </table:table-cell>
          <table:table-cell office:value-type="string">
            <text:p>Protein mlc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entC</text:p>
          </table:table-cell>
          <table:table-cell office:value-type="float" office:value="945511">
            <text:p>945511</text:p>
          </table:table-cell>
          <table:table-cell office:value-type="string">
            <text:p>Isochorismate synthase entC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afK</text:p>
          </table:table-cell>
          <table:table-cell office:value-type="float" office:value="944910">
            <text:p>944910</text:p>
          </table:table-cell>
          <table:table-cell office:value-type="string">
            <text:p>Uncharacterized protein yafK</text:p>
          </table:table-cell>
          <table:table-cell office:value-type="string">
            <text:p>[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caC</text:p>
          </table:table-cell>
          <table:table-cell office:value-type="float" office:value="945512">
            <text:p>945512</text:p>
          </table:table-cell>
          <table:table-cell office:value-type="string">
            <text:p>Uncharacterized protein ycaC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miaA</text:p>
          </table:table-cell>
          <table:table-cell office:value-type="float" office:value="948690">
            <text:p>948690</text:p>
          </table:table-cell>
          <table:table-cell office:value-type="string">
            <text:p>tRNA Delta(2)-isopentenylpyrophosphate transf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afN</text:p>
          </table:table-cell>
          <table:table-cell office:value-type="float" office:value="944920">
            <text:p>944920</text:p>
          </table:table-cell>
          <table:table-cell office:value-type="string">
            <text:p>Uncharacterized protein yafN</text:p>
          </table:table-cell>
          <table:table-cell office:value-type="string">
            <text:p>['Replication <text:s/>recombination and repair', ' RNA related', ' Type of regulation', ' Protection', 'transcription', 'regulation of transcription <text:s/>DNA dependent', 'response to stress']</text:p>
          </table:table-cell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tpiA</text:p>
          </table:table-cell>
          <table:table-cell office:value-type="float" office:value="948409">
            <text:p>948409</text:p>
          </table:table-cell>
          <table:table-cell office:value-type="string">
            <text:p>Triosephosphate isomeras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mutL</text:p>
          </table:table-cell>
          <table:table-cell office:value-type="float" office:value="948691">
            <text:p>948691</text:p>
          </table:table-cell>
          <table:table-cell office:value-type="string">
            <text:p>DNA mismatch repair protein mutL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rnr</text:p>
          </table:table-cell>
          <table:table-cell office:value-type="float" office:value="948692">
            <text:p>948692</text:p>
          </table:table-cell>
          <table:table-cell office:value-type="string">
            <text:p>Ribonuclease R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nsrR</text:p>
          </table:table-cell>
          <table:table-cell office:value-type="float" office:value="948693">
            <text:p>948693</text:p>
          </table:table-cell>
          <table:table-cell office:value-type="string">
            <text:p>HTH-type transcriptional repressor nsrR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lmB</text:p>
          </table:table-cell>
          <table:table-cell office:value-type="float" office:value="948694">
            <text:p>948694</text:p>
          </table:table-cell>
          <table:table-cell office:value-type="string">
            <text:p>23S rRNA (guanosine-2'-O-)-methyltransferase rlmB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uxaA</text:p>
          </table:table-cell>
          <table:table-cell office:value-type="float" office:value="947603">
            <text:p>947603</text:p>
          </table:table-cell>
          <table:table-cell office:value-type="string">
            <text:p>Altronate hydrol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exuR</text:p>
          </table:table-cell>
          <table:table-cell office:value-type="float" office:value="947602">
            <text:p>947602</text:p>
          </table:table-cell>
          <table:table-cell office:value-type="string">
            <text:p>Exu regulon transcriptional regulator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jfC</text:p>
          </table:table-cell>
          <table:table-cell office:value-type="float" office:value="948699">
            <text:p>948699</text:p>
          </table:table-cell>
          <table:table-cell office:value-type="string">
            <text:p>Uncharacterized protein yjfC</text:p>
          </table:table-cell>
          <table:table-cell office:value-type="string">
            <text:p>['electron transport', 'metabolic process'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sstT</text:p>
          </table:table-cell>
          <table:table-cell office:value-type="float" office:value="947605">
            <text:p>947605</text:p>
          </table:table-cell>
          <table:table-cell office:value-type="string">
            <text:p>Serine/threonine transporter sstT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wza</text:p>
          </table:table-cell>
          <table:table-cell office:value-type="float" office:value="946558">
            <text:p>946558</text:p>
          </table:table-cell>
          <table:table-cell office:value-type="string">
            <text:p>Putative polysaccharide export protein wz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gjR</text:p>
          </table:table-cell>
          <table:table-cell office:value-type="float" office:value="947600">
            <text:p>947600</text:p>
          </table:table-cell>
          <table:table-cell office:value-type="string">
            <text:p>Uncharacterized oxidoreductase ygjR</text:p>
          </table:table-cell>
          <table:table-cell office:value-type="string">
            <text:p>['Carbohydrate transport and metabolism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cdh</text:p>
          </table:table-cell>
          <table:table-cell office:value-type="float" office:value="948410">
            <text:p>948410</text:p>
          </table:table-cell>
          <table:table-cell office:value-type="string">
            <text:p>CDP-diacylglycerol pyrophosphat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sbp</text:p>
          </table:table-cell>
          <table:table-cell office:value-type="float" office:value="948411">
            <text:p>948411</text:p>
          </table:table-cell>
          <table:table-cell office:value-type="string">
            <text:p>Sulfate-binding protein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fieF</text:p>
          </table:table-cell>
          <table:table-cell office:value-type="float" office:value="948413">
            <text:p>948413</text:p>
          </table:table-cell>
          <table:table-cell office:value-type="string">
            <text:p>Ferrous-iron efflux pump fieF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pr</text:p>
          </table:table-cell>
          <table:table-cell office:value-type="float" office:value="948414">
            <text:p>948414</text:p>
          </table:table-cell>
          <table:table-cell office:value-type="string">
            <text:p>Ferredoxin--NADP reduct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uspD</text:p>
          </table:table-cell>
          <table:table-cell office:value-type="float" office:value="948415">
            <text:p>948415</text:p>
          </table:table-cell>
          <table:table-cell office:value-type="string">
            <text:p>Universal stress protein D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dinJ</text:p>
          </table:table-cell>
          <table:table-cell office:value-type="float" office:value="944914">
            <text:p>944914</text:p>
          </table:table-cell>
          <table:table-cell office:value-type="string">
            <text:p>DNA-damage-inducible protein J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iiS</text:p>
          </table:table-cell>
          <table:table-cell office:value-type="float" office:value="948416">
            <text:p>948416</text:p>
          </table:table-cell>
          <table:table-cell office:value-type="string">
            <text:p>UPF0381 protein yiiS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raA</text:p>
          </table:table-cell>
          <table:table-cell office:value-type="float" office:value="948419">
            <text:p>948419</text:p>
          </table:table-cell>
          <table:table-cell office:value-type="string">
            <text:p>Regulator of ribonuclease activity 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lu</text:p>
          </table:table-cell>
          <table:table-cell office:value-type="float" office:value="946540">
            <text:p>946540</text:p>
          </table:table-cell>
          <table:table-cell office:value-type="string">
            <text:p>Antigen 43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jeF</text:p>
          </table:table-cell>
          <table:table-cell office:value-type="float" office:value="948685">
            <text:p>948685</text:p>
          </table:table-cell>
          <table:table-cell office:value-type="string">
            <text:p>Uncharacterized protein yjeF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amiB</text:p>
          </table:table-cell>
          <table:table-cell office:value-type="float" office:value="948683">
            <text:p>948683</text:p>
          </table:table-cell>
          <table:table-cell office:value-type="string">
            <text:p>N-acetylmuramoyl-L-alanine amidase ami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jeE</text:p>
          </table:table-cell>
          <table:table-cell office:value-type="float" office:value="948684">
            <text:p>948684</text:p>
          </table:table-cell>
          <table:table-cell office:value-type="string">
            <text:p>UPF0079 ATP-binding protein yje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sbmC</text:p>
          </table:table-cell>
          <table:table-cell office:value-type="float" office:value="946546">
            <text:p>946546</text:p>
          </table:table-cell>
          <table:table-cell office:value-type="string">
            <text:p>DNA gyrase inhibitory protein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hflX</text:p>
          </table:table-cell>
          <table:table-cell office:value-type="float" office:value="948688">
            <text:p>948688</text:p>
          </table:table-cell>
          <table:table-cell office:value-type="string">
            <text:p>GTP-binding protein hflX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eeD</text:p>
          </table:table-cell>
          <table:table-cell office:value-type="float" office:value="946539">
            <text:p>946539</text:p>
          </table:table-cell>
          <table:table-cell office:value-type="string">
            <text:p>UPF0033 protein yeeD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sodA</text:p>
          </table:table-cell>
          <table:table-cell office:value-type="float" office:value="948403">
            <text:p>948403</text:p>
          </table:table-cell>
          <table:table-cell office:value-type="string">
            <text:p>Superoxide dismutase [Mn]; Superoxide dismut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phoE</text:p>
          </table:table-cell>
          <table:table-cell office:value-type="float" office:value="944926">
            <text:p>944926</text:p>
          </table:table-cell>
          <table:table-cell office:value-type="string">
            <text:p>Outer membrane pore protein 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cpxR</text:p>
          </table:table-cell>
          <table:table-cell office:value-type="float" office:value="948404">
            <text:p>948404</text:p>
          </table:table-cell>
          <table:table-cell office:value-type="string">
            <text:p>Transcriptional regulatory protein cpxR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rhaD</text:p>
          </table:table-cell>
          <table:table-cell office:value-type="float" office:value="948401">
            <text:p>948401</text:p>
          </table:table-cell>
          <table:table-cell office:value-type="string">
            <text:p>Rhamnulose-1-phosphate aldol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utS</text:p>
          </table:table-cell>
          <table:table-cell office:value-type="float" office:value="947206">
            <text:p>947206</text:p>
          </table:table-cell>
          <table:table-cell office:value-type="string">
            <text:p>DNA mismatch repair protein mutS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pcm</text:p>
          </table:table-cell>
          <table:table-cell office:value-type="float" office:value="944923">
            <text:p>944923</text:p>
          </table:table-cell>
          <table:table-cell office:value-type="string">
            <text:p>Protein-L-isoaspartate O-methyltransfer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iiQ</text:p>
          </table:table-cell>
          <table:table-cell office:value-type="float" office:value="948408">
            <text:p>948408</text:p>
          </table:table-cell>
          <table:table-cell office:value-type="string">
            <text:p>Uncharacterized protein yiiQ</text:p>
          </table:table-cell>
          <table:table-cell office:value-type="string">
            <text:p>[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pxA</text:p>
          </table:table-cell>
          <table:table-cell office:value-type="float" office:value="948405">
            <text:p>948405</text:p>
          </table:table-cell>
          <table:table-cell office:value-type="string">
            <text:p>Sensor protein; Sensor protein cpx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iiM</text:p>
          </table:table-cell>
          <table:table-cell office:value-type="float" office:value="948406">
            <text:p>948406</text:p>
          </table:table-cell>
          <table:table-cell office:value-type="string">
            <text:p>Protein yiiM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uvrC</text:p>
          </table:table-cell>
          <table:table-cell office:value-type="float" office:value="947203">
            <text:p>947203</text:p>
          </table:table-cell>
          <table:table-cell office:value-type="string">
            <text:p>UvrABC system protein C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wcaA</text:p>
          </table:table-cell>
          <table:table-cell office:value-type="float" office:value="946570">
            <text:p>946570</text:p>
          </table:table-cell>
          <table:table-cell office:value-type="string">
            <text:p>Putative colanic acid biosynthesis glycosyl transferase wcaA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cpsG</text:p>
          </table:table-cell>
          <table:table-cell office:value-type="float" office:value="946574">
            <text:p>946574</text:p>
          </table:table-cell>
          <table:table-cell office:value-type="string">
            <text:p>Phosphomannomut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haJ</text:p>
          </table:table-cell>
          <table:table-cell office:value-type="float" office:value="947621">
            <text:p>947621</text:p>
          </table:table-cell>
          <table:table-cell office:value-type="string">
            <text:p>Uncharacterized HTH-type transcriptional regulator yhaJ</text:p>
          </table:table-cell>
          <table:table-cell office:value-type="string">
            <text:p>['Posttranslational modification <text:s/>protein turnover <text:s/>chaperones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haK</text:p>
          </table:table-cell>
          <table:table-cell office:value-type="float" office:value="947620">
            <text:p>947620</text:p>
          </table:table-cell>
          <table:table-cell office:value-type="string">
            <text:p>Pirin-like protein yhaK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tdcE</text:p>
          </table:table-cell>
          <table:table-cell office:value-type="float" office:value="947623">
            <text:p>947623</text:p>
          </table:table-cell>
          <table:table-cell office:value-type="string">
            <text:p>Keto-acid formate acetyltransfer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baL</text:p>
          </table:table-cell>
          <table:table-cell office:value-type="float" office:value="946576">
            <text:p>946576</text:p>
          </table:table-cell>
          <table:table-cell office:value-type="string">
            <text:p>Inner membrane protein ybaL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tdcF</text:p>
          </table:table-cell>
          <table:table-cell office:value-type="float" office:value="947624">
            <text:p>947624</text:p>
          </table:table-cell>
          <table:table-cell office:value-type="string">
            <text:p>Protein tdcF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metL</text:p>
          </table:table-cell>
          <table:table-cell office:value-type="float" office:value="948433">
            <text:p>948433</text:p>
          </table:table-cell>
          <table:table-cell office:value-type="string">
            <text:p>Bifunctional aspartokinase/homoserine dehydrogenase 2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poS</text:p>
          </table:table-cell>
          <table:table-cell office:value-type="float" office:value="947210">
            <text:p>947210</text:p>
          </table:table-cell>
          <table:table-cell office:value-type="string">
            <text:p>RNA polymerase sigma factor rpoS; RNA polymerase sigma factor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surE</text:p>
          </table:table-cell>
          <table:table-cell office:value-type="float" office:value="947211">
            <text:p>947211</text:p>
          </table:table-cell>
          <table:table-cell office:value-type="string">
            <text:p>Multifunctional protein sur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ciS</text:p>
          </table:table-cell>
          <table:table-cell office:value-type="float" office:value="944936">
            <text:p>944936</text:p>
          </table:table-cell>
          <table:table-cell office:value-type="string">
            <text:p>Inner membrane protein yciS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fsaB</text:p>
          </table:table-cell>
          <table:table-cell office:value-type="float" office:value="948439">
            <text:p>948439</text:p>
          </table:table-cell>
          <table:table-cell office:value-type="string">
            <text:p>Fructose-6-phosphate aldolase 2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truD</text:p>
          </table:table-cell>
          <table:table-cell office:value-type="float" office:value="947214">
            <text:p>947214</text:p>
          </table:table-cell>
          <table:table-cell office:value-type="string">
            <text:p>tRNA pseudouridine synthase D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cysD</text:p>
          </table:table-cell>
          <table:table-cell office:value-type="float" office:value="947217">
            <text:p>947217</text:p>
          </table:table-cell>
          <table:table-cell office:value-type="string">
            <text:p>Sulfate adenylyltransferase subunit 2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etB</text:p>
          </table:table-cell>
          <table:table-cell office:value-type="float" office:value="948434">
            <text:p>948434</text:p>
          </table:table-cell>
          <table:table-cell office:value-type="string">
            <text:p>Cystathionine gamma-synth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metJ</text:p>
          </table:table-cell>
          <table:table-cell office:value-type="float" office:value="948435">
            <text:p>948435</text:p>
          </table:table-cell>
          <table:table-cell office:value-type="string">
            <text:p>Met repressor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smA</text:p>
          </table:table-cell>
          <table:table-cell office:value-type="float" office:value="944939">
            <text:p>944939</text:p>
          </table:table-cell>
          <table:table-cell office:value-type="string">
            <text:p>b0051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cysN</text:p>
          </table:table-cell>
          <table:table-cell office:value-type="float" office:value="947219">
            <text:p>947219</text:p>
          </table:table-cell>
          <table:table-cell office:value-type="string">
            <text:p>Sulfate adenylyltransferase subunit 1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lmF</text:p>
          </table:table-cell>
          <table:table-cell office:value-type="float" office:value="944938">
            <text:p>944938</text:p>
          </table:table-cell>
          <table:table-cell office:value-type="string">
            <text:p>Ribosomal RNA large subunit methyltransferase F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tsA</text:p>
          </table:table-cell>
          <table:table-cell office:value-type="float" office:value="948437">
            <text:p>948437</text:p>
          </table:table-cell>
          <table:table-cell office:value-type="string">
            <text:p>Multiphosphoryl transfer protein 2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galF</text:p>
          </table:table-cell>
          <table:table-cell office:value-type="float" office:value="946560">
            <text:p>946560</text:p>
          </table:table-cell>
          <table:table-cell office:value-type="string">
            <text:p>UTP--glucose-1-phosphate uridylyltransfer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mdlA</text:p>
          </table:table-cell>
          <table:table-cell office:value-type="float" office:value="945092">
            <text:p>945092</text:p>
          </table:table-cell>
          <table:table-cell office:value-type="string">
            <text:p>Multidrug resistance-like ATP-binding protein mdl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wcaL</text:p>
          </table:table-cell>
          <table:table-cell office:value-type="float" office:value="946565">
            <text:p>946565</text:p>
          </table:table-cell>
          <table:table-cell office:value-type="string">
            <text:p>Putative colanic acid biosynthesis glycosyltransferase wcaL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egH</text:p>
          </table:table-cell>
          <table:table-cell office:value-type="float" office:value="946566">
            <text:p>946566</text:p>
          </table:table-cell>
          <table:table-cell office:value-type="string">
            <text:p>UPF0053 protein yegH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qjG</text:p>
          </table:table-cell>
          <table:table-cell office:value-type="float" office:value="947615">
            <text:p>947615</text:p>
          </table:table-cell>
          <table:table-cell office:value-type="string">
            <text:p>Uncharacterized protein yqjG</text:p>
          </table:table-cell>
          <table:table-cell office:value-type="string">
            <text:p>['electron transport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qjD</text:p>
          </table:table-cell>
          <table:table-cell office:value-type="float" office:value="947614">
            <text:p>947614</text:p>
          </table:table-cell>
          <table:table-cell office:value-type="string">
            <text:p>Uncharacterized protein yqjD</text:p>
          </table:table-cell>
          <table:table-cell office:value-type="string">
            <text:p>['Cell wall membrane envelope biogenesis', ' Macromolecules <text:s/>cellular constituent <text:s text:c="2"/>biosynthesis'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cgR</text:p>
          </table:table-cell>
          <table:table-cell office:value-type="float" office:value="947609">
            <text:p>947609</text:p>
          </table:table-cell>
          <table:table-cell office:value-type="string">
            <text:p>Uncharacterized protein ycgR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glpF</text:p>
          </table:table-cell>
          <table:table-cell office:value-type="float" office:value="948422">
            <text:p>948422</text:p>
          </table:table-cell>
          <table:table-cell office:value-type="string">
            <text:p>Glycerol uptake facilitator protein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agX</text:p>
          </table:table-cell>
          <table:table-cell office:value-type="float" office:value="947606">
            <text:p>947606</text:p>
          </table:table-cell>
          <table:table-cell office:value-type="string">
            <text:p>Uncharacterized protein yagX</text:p>
          </table:table-cell>
          <table:table-cell office:value-type="string">
            <text:p>['Carbohydrate transport and metabolism', 'Transcription', ' RNA related', ' Type of regulation', 'transcription', 'regulation of transcription <text:s/>DNA dependent'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zapB</text:p>
          </table:table-cell>
          <table:table-cell office:value-type="float" office:value="948420">
            <text:p>948420</text:p>
          </table:table-cell>
          <table:table-cell office:value-type="string">
            <text:p>Cell division protein zapB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cysC</text:p>
          </table:table-cell>
          <table:table-cell office:value-type="float" office:value="947221">
            <text:p>947221</text:p>
          </table:table-cell>
          <table:table-cell office:value-type="string">
            <text:p>Adenylyl-sulfate kin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hslV</text:p>
          </table:table-cell>
          <table:table-cell office:value-type="float" office:value="948429">
            <text:p>948429</text:p>
          </table:table-cell>
          <table:table-cell office:value-type="string">
            <text:p>ATP-dependent protease hslV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bgF</text:p>
          </table:table-cell>
          <table:table-cell office:value-type="float" office:value="947227">
            <text:p>947227</text:p>
          </table:table-cell>
          <table:table-cell office:value-type="string">
            <text:p>Uncharacterized protein ybgF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cytR</text:p>
          </table:table-cell>
          <table:table-cell office:value-type="float" office:value="948427">
            <text:p>948427</text:p>
          </table:table-cell>
          <table:table-cell office:value-type="string">
            <text:p>HTH-type transcriptional repressor cytR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ftsN</text:p>
          </table:table-cell>
          <table:table-cell office:value-type="float" office:value="948428">
            <text:p>948428</text:p>
          </table:table-cell>
          <table:table-cell office:value-type="string">
            <text:p>Cell division protein fts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aa</text:p>
          </table:table-cell>
          <table:table-cell office:value-type="float" office:value="945096">
            <text:p>945096</text:p>
          </table:table-cell>
          <table:table-cell office:value-type="string">
            <text:p>Maltose O-acetyltransf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pmE</text:p>
          </table:table-cell>
          <table:table-cell office:value-type="float" office:value="948425">
            <text:p>948425</text:p>
          </table:table-cell>
          <table:table-cell office:value-type="string">
            <text:p>50S ribosomal protein L31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hha</text:p>
          </table:table-cell>
          <table:table-cell office:value-type="float" office:value="945098">
            <text:p>945098</text:p>
          </table:table-cell>
          <table:table-cell office:value-type="string">
            <text:p>Hemolysin expression-modulating prote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riA</text:p>
          </table:table-cell>
          <table:table-cell office:value-type="float" office:value="948426">
            <text:p>948426</text:p>
          </table:table-cell>
          <table:table-cell office:value-type="string">
            <text:p>Primosomal protein N'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glpK</text:p>
          </table:table-cell>
          <table:table-cell office:value-type="float" office:value="948423">
            <text:p>948423</text:p>
          </table:table-cell>
          <table:table-cell office:value-type="string">
            <text:p>Glycerol kin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glpX</text:p>
          </table:table-cell>
          <table:table-cell office:value-type="float" office:value="948424">
            <text:p>948424</text:p>
          </table:table-cell>
          <table:table-cell office:value-type="string">
            <text:p>Fructose-1,6-bisphosphatase class 2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smpA</text:p>
          </table:table-cell>
          <table:table-cell office:value-type="float" office:value="945583">
            <text:p>945583</text:p>
          </table:table-cell>
          <table:table-cell office:value-type="string">
            <text:p>Small protein 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bamE</text:p>
          </table:table-cell>
          <table:table-cell office:value-type="float" office:value="945583">
            <text:p>945583</text:p>
          </table:table-cell>
          <table:table-cell office:value-type="string">
            <text:p>Small protein 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vacJ</text:p>
          </table:table-cell>
          <table:table-cell office:value-type="float" office:value="945582">
            <text:p>945582</text:p>
          </table:table-cell>
          <table:table-cell office:value-type="string">
            <text:p>Lipoprotein vacJ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mlaA</text:p>
          </table:table-cell>
          <table:table-cell office:value-type="float" office:value="945582">
            <text:p>945582</text:p>
          </table:table-cell>
          <table:table-cell office:value-type="string">
            <text:p>Lipoprotein vacJ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mpaA</text:p>
          </table:table-cell>
          <table:table-cell office:value-type="float" office:value="945969">
            <text:p>945969</text:p>
          </table:table-cell>
          <table:table-cell office:value-type="string">
            <text:p>Protein mpa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hyaB</text:p>
          </table:table-cell>
          <table:table-cell office:value-type="float" office:value="945580">
            <text:p>945580</text:p>
          </table:table-cell>
          <table:table-cell office:value-type="string">
            <text:p>Hydrogenase-1 large cha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udk</text:p>
          </table:table-cell>
          <table:table-cell office:value-type="float" office:value="946597">
            <text:p>946597</text:p>
          </table:table-cell>
          <table:table-cell office:value-type="string">
            <text:p>Uridine kin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yoA</text:p>
          </table:table-cell>
          <table:table-cell office:value-type="float" office:value="945080">
            <text:p>945080</text:p>
          </table:table-cell>
          <table:table-cell office:value-type="string">
            <text:p>Ubiquinol oxidase subunit 2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faL</text:p>
          </table:table-cell>
          <table:table-cell office:value-type="float" office:value="946595">
            <text:p>946595</text:p>
          </table:table-cell>
          <table:table-cell office:value-type="string">
            <text:p>Uncharacterized protein yfaL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mltA</text:p>
          </table:table-cell>
          <table:table-cell office:value-type="float" office:value="944964">
            <text:p>944964</text:p>
          </table:table-cell>
          <table:table-cell office:value-type="string">
            <text:p>Membrane-bound lytic murein transglycosylase 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hypF</text:p>
          </table:table-cell>
          <table:table-cell office:value-type="float" office:value="944963">
            <text:p>944963</text:p>
          </table:table-cell>
          <table:table-cell office:value-type="string">
            <text:p>Carbamoyltransferase hypF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dcd</text:p>
          </table:table-cell>
          <table:table-cell office:value-type="float" office:value="946593">
            <text:p>946593</text:p>
          </table:table-cell>
          <table:table-cell office:value-type="string">
            <text:p>Deoxycytidine triphosphate deamin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utE</text:p>
          </table:table-cell>
          <table:table-cell office:value-type="float" office:value="946591">
            <text:p>946591</text:p>
          </table:table-cell>
          <table:table-cell office:value-type="string">
            <text:p>Putative NADH dehydrogenase/NAD(P)H nitroreductase rut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gfcD</text:p>
          </table:table-cell>
          <table:table-cell office:value-type="float" office:value="945588">
            <text:p>945588</text:p>
          </table:table-cell>
          <table:table-cell office:value-type="string">
            <text:p>Uncharacterized lipoprotein gfcD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kgM</text:p>
          </table:table-cell>
          <table:table-cell office:value-type="float" office:value="944960">
            <text:p>944960</text:p>
          </table:table-cell>
          <table:table-cell office:value-type="string">
            <text:p>50S ribosomal protein L31 type B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cof</text:p>
          </table:table-cell>
          <table:table-cell office:value-type="float" office:value="945089">
            <text:p>945089</text:p>
          </table:table-cell>
          <table:table-cell office:value-type="string">
            <text:p>HMP-PP phosphat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mdlB</text:p>
          </table:table-cell>
          <table:table-cell office:value-type="float" office:value="945088">
            <text:p>945088</text:p>
          </table:table-cell>
          <table:table-cell office:value-type="string">
            <text:p>Multidrug resistance-like ATP-binding protein mdlB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giB</text:p>
          </table:table-cell>
          <table:table-cell office:value-type="float" office:value="945086">
            <text:p>945086</text:p>
          </table:table-cell>
          <table:table-cell office:value-type="string">
            <text:p>UPF0441 protein ygi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lon</text:p>
          </table:table-cell>
          <table:table-cell office:value-type="float" office:value="945085">
            <text:p>945085</text:p>
          </table:table-cell>
          <table:table-cell office:value-type="string">
            <text:p>ATP-dependent protease L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clpX</text:p>
          </table:table-cell>
          <table:table-cell office:value-type="float" office:value="945083">
            <text:p>945083</text:p>
          </table:table-cell>
          <table:table-cell office:value-type="string">
            <text:p>ATP-dependent Clp protease ATP-binding subunit clpX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ltaE</text:p>
          </table:table-cell>
          <table:table-cell office:value-type="float" office:value="944955">
            <text:p>944955</text:p>
          </table:table-cell>
          <table:table-cell office:value-type="string">
            <text:p>Low specificity L-threonine aldol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clpP</text:p>
          </table:table-cell>
          <table:table-cell office:value-type="float" office:value="945082">
            <text:p>945082</text:p>
          </table:table-cell>
          <table:table-cell office:value-type="string">
            <text:p>ATP-dependent Clp protease proteolytic subunit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dcU</text:p>
          </table:table-cell>
          <table:table-cell office:value-type="float" office:value="945976">
            <text:p>945976</text:p>
          </table:table-cell>
          <table:table-cell office:value-type="string">
            <text:p>Inner membrane ABC transporter permease protein ydcU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ddW</text:p>
          </table:table-cell>
          <table:table-cell office:value-type="float" office:value="945975">
            <text:p>945975</text:p>
          </table:table-cell>
          <table:table-cell office:value-type="string">
            <text:p>Uncharacterized lipoprotein yddW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cbG</text:p>
          </table:table-cell>
          <table:table-cell office:value-type="float" office:value="945570">
            <text:p>945570</text:p>
          </table:table-cell>
          <table:table-cell office:value-type="string">
            <text:p>UPF0268 protein ycbG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ompA</text:p>
          </table:table-cell>
          <table:table-cell office:value-type="float" office:value="945571">
            <text:p>945571</text:p>
          </table:table-cell>
          <table:table-cell office:value-type="string">
            <text:p>Outer membrane protein 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cusS</text:p>
          </table:table-cell>
          <table:table-cell office:value-type="float" office:value="945978">
            <text:p>945978</text:p>
          </table:table-cell>
          <table:table-cell office:value-type="string">
            <text:p>Sensor kinase cusS; Sensor protein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dbK</text:p>
          </table:table-cell>
          <table:table-cell office:value-type="float" office:value="946587">
            <text:p>946587</text:p>
          </table:table-cell>
          <table:table-cell office:value-type="string">
            <text:p>Probable pyruvate-flavodoxin oxidoreduct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tehB</text:p>
          </table:table-cell>
          <table:table-cell office:value-type="float" office:value="945979">
            <text:p>945979</text:p>
          </table:table-cell>
          <table:table-cell office:value-type="string">
            <text:p>Tellurite resistance protein tehB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hspQ</text:p>
          </table:table-cell>
          <table:table-cell office:value-type="float" office:value="945578">
            <text:p>945578</text:p>
          </table:table-cell>
          <table:table-cell office:value-type="string">
            <text:p>Heat shock protein hspQ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neH</text:p>
          </table:table-cell>
          <table:table-cell office:value-type="float" office:value="944973">
            <text:p>944973</text:p>
          </table:table-cell>
          <table:table-cell office:value-type="string">
            <text:p>Glutaminase 2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afV</text:p>
          </table:table-cell>
          <table:table-cell office:value-type="float" office:value="946585">
            <text:p>946585</text:p>
          </table:table-cell>
          <table:table-cell office:value-type="string">
            <text:p>UPF0012 hydrolase yafV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ahJ</text:p>
          </table:table-cell>
          <table:table-cell office:value-type="float" office:value="944976">
            <text:p>944976</text:p>
          </table:table-cell>
          <table:table-cell office:value-type="string">
            <text:p>Uncharacterized protein yahJ</text:p>
          </table:table-cell>
          <table:table-cell office:value-type="string">
            <text:p>['Amino acid transport and metabolism', 'Inorganic ion transport and metabolism', ' Carbon compound utilization', ' Primary Active Transporters', 'protein transport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ahK</text:p>
          </table:table-cell>
          <table:table-cell office:value-type="float" office:value="944975">
            <text:p>944975</text:p>
          </table:table-cell>
          <table:table-cell office:value-type="string">
            <text:p>Uncharacterized zinc-type alcohol dehydrogenase-like protein yahK</text:p>
          </table:table-cell>
          <table:table-cell office:value-type="string">
            <text:p>['Amino acid transport and metabolism', ' Carbon compound utilization', 'metabolic process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baY</text:p>
          </table:table-cell>
          <table:table-cell office:value-type="float" office:value="945070">
            <text:p>945070</text:p>
          </table:table-cell>
          <table:table-cell office:value-type="string">
            <text:p>Uncharacterized lipoprotein ybaY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gsk</text:p>
          </table:table-cell>
          <table:table-cell office:value-type="float" office:value="946584">
            <text:p>946584</text:p>
          </table:table-cell>
          <table:table-cell office:value-type="string">
            <text:p>Inosine-guanosine kin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ahL</text:p>
          </table:table-cell>
          <table:table-cell office:value-type="float" office:value="944970">
            <text:p>944970</text:p>
          </table:table-cell>
          <table:table-cell office:value-type="string">
            <text:p>Uncharacterized protein yahL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mgsA</text:p>
          </table:table-cell>
          <table:table-cell office:value-type="float" office:value="945574">
            <text:p>945574</text:p>
          </table:table-cell>
          <table:table-cell office:value-type="string">
            <text:p>Methylglyoxal synth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scpA</text:p>
          </table:table-cell>
          <table:table-cell office:value-type="float" office:value="945576">
            <text:p>945576</text:p>
          </table:table-cell>
          <table:table-cell office:value-type="string">
            <text:p>Protein sbm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cpsB</text:p>
          </table:table-cell>
          <table:table-cell office:value-type="float" office:value="946580">
            <text:p>946580</text:p>
          </table:table-cell>
          <table:table-cell office:value-type="string">
            <text:p>Mannose-1-phosphate guanylyltransferase 1; Mannose-1-phosphate guanylyltransfer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dedD</text:p>
          </table:table-cell>
          <table:table-cell office:value-type="float" office:value="944971">
            <text:p>944971</text:p>
          </table:table-cell>
          <table:table-cell office:value-type="string">
            <text:p>Protein dedD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LeuC</text:p>
          </table:table-cell>
          <table:table-cell office:value-type="float" office:value="945076">
            <text:p>945076</text:p>
          </table:table-cell>
          <table:table-cell office:value-type="string">
            <text:p>3-isopropylmalate dehydratase large subunit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utR</text:p>
          </table:table-cell>
          <table:table-cell office:value-type="float" office:value="945075">
            <text:p>945075</text:p>
          </table:table-cell>
          <table:table-cell office:value-type="string">
            <text:p>HTH-type transcriptional regulator rutR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fjF</text:p>
          </table:table-cell>
          <table:table-cell office:value-type="float" office:value="945078">
            <text:p>945078</text:p>
          </table:table-cell>
          <table:table-cell office:value-type="string">
            <text:p>UPF0125 protein yfjF; Protein rnfH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crl</text:p>
          </table:table-cell>
          <table:table-cell office:value-type="float" office:value="945077">
            <text:p>945077</text:p>
          </table:table-cell>
          <table:table-cell office:value-type="string">
            <text:p>Sigma factor-binding protein crl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uuB</text:p>
          </table:table-cell>
          <table:table-cell office:value-type="float" office:value="945072">
            <text:p>945072</text:p>
          </table:table-cell>
          <table:table-cell office:value-type="string">
            <text:p>Gamma-glutamylputrescine oxidoreduct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ompX</text:p>
          </table:table-cell>
          <table:table-cell office:value-type="float" office:value="944967">
            <text:p>944967</text:p>
          </table:table-cell>
          <table:table-cell office:value-type="string">
            <text:p>Outer membrane protein X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priC</text:p>
          </table:table-cell>
          <table:table-cell office:value-type="float" office:value="945071">
            <text:p>945071</text:p>
          </table:table-cell>
          <table:table-cell office:value-type="string">
            <text:p>Primosomal replication protein N''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tesB</text:p>
          </table:table-cell>
          <table:table-cell office:value-type="float" office:value="945074">
            <text:p>945074</text:p>
          </table:table-cell>
          <table:table-cell office:value-type="string">
            <text:p>Acyl-CoA thioesterase 2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cjY</text:p>
          </table:table-cell>
          <table:table-cell office:value-type="float" office:value="945988">
            <text:p>945988</text:p>
          </table:table-cell>
          <table:table-cell office:value-type="string">
            <text:p>Uncharacterized protein ycjY</text:p>
          </table:table-cell>
          <table:table-cell office:value-type="string">
            <text:p>['Amino acid transport and metabolism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dmsD</text:p>
          </table:table-cell>
          <table:table-cell office:value-type="float" office:value="945987">
            <text:p>945987</text:p>
          </table:table-cell>
          <table:table-cell office:value-type="string">
            <text:p>Twin-arginine leader-binding protein dmsD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dbD</text:p>
          </table:table-cell>
          <table:table-cell office:value-type="float" office:value="945983">
            <text:p>945983</text:p>
          </table:table-cell>
          <table:table-cell office:value-type="string">
            <text:p>Uncharacterized protein ydbD</text:p>
          </table:table-cell>
          <table:table-cell office:value-type="string">
            <text:p>[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ftsP</text:p>
          </table:table-cell>
          <table:table-cell office:value-type="float" office:value="944982">
            <text:p>944982</text:p>
          </table:table-cell>
          <table:table-cell office:value-type="string">
            <text:p>Protein sufI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kgF</text:p>
          </table:table-cell>
          <table:table-cell office:value-type="float" office:value="944980">
            <text:p>944980</text:p>
          </table:table-cell>
          <table:table-cell office:value-type="string">
            <text:p>Uncharacterized electron transport protein ykgF</text:p>
          </table:table-cell>
          <table:table-cell office:value-type="string">
            <text:p>[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frmR</text:p>
          </table:table-cell>
          <table:table-cell office:value-type="float" office:value="944986">
            <text:p>944986</text:p>
          </table:table-cell>
          <table:table-cell office:value-type="string">
            <text:p>Transcriptional repressor frmR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ahO</text:p>
          </table:table-cell>
          <table:table-cell office:value-type="float" office:value="944985">
            <text:p>944985</text:p>
          </table:table-cell>
          <table:table-cell office:value-type="string">
            <text:p>Uncharacterized protein yahO</text:p>
          </table:table-cell>
          <table:table-cell office:value-type="string">
            <text:p>[' Building block biosynthesis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eutH</text:p>
          </table:table-cell>
          <table:table-cell office:value-type="float" office:value="944979">
            <text:p>944979</text:p>
          </table:table-cell>
          <table:table-cell office:value-type="string">
            <text:p>Ethanolamine utilization protein eutH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ecA</text:p>
          </table:table-cell>
          <table:table-cell office:value-type="float" office:value="945061">
            <text:p>945061</text:p>
          </table:table-cell>
          <table:table-cell office:value-type="string">
            <text:p>Uncharacterized protein yecA</text:p>
          </table:table-cell>
          <table:table-cell office:value-type="string">
            <text:p>[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dxs</text:p>
          </table:table-cell>
          <table:table-cell office:value-type="float" office:value="945060">
            <text:p>945060</text:p>
          </table:table-cell>
          <table:table-cell office:value-type="string">
            <text:p>1-deoxy-D-xylulose-5-phosphate synth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thiI</text:p>
          </table:table-cell>
          <table:table-cell office:value-type="float" office:value="945067">
            <text:p>945067</text:p>
          </table:table-cell>
          <table:table-cell office:value-type="string">
            <text:p>Thiamine biosynthesis protein thiI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dcj</text:p>
          </table:table-cell>
          <table:table-cell office:value-type="float" office:value="945991">
            <text:p>945991</text:p>
          </table:table-cell>
          <table:table-cell office:value-type="string">
            <text:p>Uncharacterized protein ydcJ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panE</text:p>
          </table:table-cell>
          <table:table-cell office:value-type="float" office:value="945065">
            <text:p>945065</text:p>
          </table:table-cell>
          <table:table-cell office:value-type="string">
            <text:p>2-dehydropantoate 2-reduct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ispA</text:p>
          </table:table-cell>
          <table:table-cell office:value-type="float" office:value="945064">
            <text:p>945064</text:p>
          </table:table-cell>
          <table:table-cell office:value-type="string">
            <text:p>Geranyltranstransfer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xseB</text:p>
          </table:table-cell>
          <table:table-cell office:value-type="float" office:value="945069">
            <text:p>945069</text:p>
          </table:table-cell>
          <table:table-cell office:value-type="string">
            <text:p>Exodeoxyribonuclease 7 small subunit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dcP</text:p>
          </table:table-cell>
          <table:table-cell office:value-type="float" office:value="945993">
            <text:p>945993</text:p>
          </table:table-cell>
          <table:table-cell office:value-type="string">
            <text:p>Uncharacterized protease ydcP</text:p>
          </table:table-cell>
          <table:table-cell office:value-type="string">
            <text:p>['amino acid biosynthetic process'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narZ</text:p>
          </table:table-cell>
          <table:table-cell office:value-type="float" office:value="945999">
            <text:p>945999</text:p>
          </table:table-cell>
          <table:table-cell office:value-type="string">
            <text:p>Respiratory nitrate reductase 2 alpha chain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dcH</text:p>
          </table:table-cell>
          <table:table-cell office:value-type="float" office:value="945997">
            <text:p>945997</text:p>
          </table:table-cell>
          <table:table-cell office:value-type="string">
            <text:p>Uncharacterized protein ydcH</text:p>
          </table:table-cell>
          <table:table-cell office:value-type="string">
            <text:p>[' Channel type Transporters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cspG</text:p>
          </table:table-cell>
          <table:table-cell office:value-type="float" office:value="945591">
            <text:p>945591</text:p>
          </table:table-cell>
          <table:table-cell office:value-type="string">
            <text:p>Cold shock-like protein cspG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ccF</text:p>
          </table:table-cell>
          <table:table-cell office:value-type="float" office:value="945594">
            <text:p>945594</text:p>
          </table:table-cell>
          <table:table-cell office:value-type="string">
            <text:p>Inner membrane protein yccF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rpB</text:p>
          </table:table-cell>
          <table:table-cell office:value-type="float" office:value="944990">
            <text:p>944990</text:p>
          </table:table-cell>
          <table:table-cell office:value-type="string">
            <text:p>Methylisocitrate lyas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torS</text:p>
          </table:table-cell>
          <table:table-cell office:value-type="float" office:value="945595">
            <text:p>945595</text:p>
          </table:table-cell>
          <table:table-cell office:value-type="string">
            <text:p>Sensor protein torS; Sensor prote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odA</text:p>
          </table:table-cell>
          <table:table-cell office:value-type="float" office:value="944996">
            <text:p>944996</text:p>
          </table:table-cell>
          <table:table-cell office:value-type="string">
            <text:p>Cytosine deaminase; Protein ccd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rmA</text:p>
          </table:table-cell>
          <table:table-cell office:value-type="float" office:value="944988">
            <text:p>944988</text:p>
          </table:table-cell>
          <table:table-cell office:value-type="string">
            <text:p>S-(hydroxymethyl)glutathione dehydrogen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pyrH</text:p>
          </table:table-cell>
          <table:table-cell office:value-type="float" office:value="944989">
            <text:p>944989</text:p>
          </table:table-cell>
          <table:table-cell office:value-type="string">
            <text:p>Uridylate kin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ajD</text:p>
          </table:table-cell>
          <table:table-cell office:value-type="float" office:value="945051">
            <text:p>945051</text:p>
          </table:table-cell>
          <table:table-cell office:value-type="string">
            <text:p>Uncharacterized protein yajD</text:p>
          </table:table-cell>
          <table:table-cell office:value-type="string">
            <text:p>[' Primary Active Transporters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ajR</text:p>
          </table:table-cell>
          <table:table-cell office:value-type="float" office:value="945058">
            <text:p>945058</text:p>
          </table:table-cell>
          <table:table-cell office:value-type="string">
            <text:p>Inner membrane transport protein yajR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ispF</text:p>
          </table:table-cell>
          <table:table-cell office:value-type="float" office:value="945057">
            <text:p>945057</text:p>
          </table:table-cell>
          <table:table-cell office:value-type="string">
            <text:p>2-C-methyl-D-erythritol 2,4-cyclodiphosphate synth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McrB</text:p>
          </table:table-cell>
          <table:table-cell office:value-type="float" office:value="949122">
            <text:p>949122</text:p>
          </table:table-cell>
          <table:table-cell office:value-type="string">
            <text:p>5-methylcytosine-specific restriction enzyme B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secF</text:p>
          </table:table-cell>
          <table:table-cell office:value-type="float" office:value="949120">
            <text:p>949120</text:p>
          </table:table-cell>
          <table:table-cell office:value-type="string">
            <text:p>Protein-export membrane protein secF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cutA</text:p>
          </table:table-cell>
          <table:table-cell office:value-type="float" office:value="948660">
            <text:p>948660</text:p>
          </table:table-cell>
          <table:table-cell office:value-type="string">
            <text:p>Divalent-cation tolerance protein cut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jeK</text:p>
          </table:table-cell>
          <table:table-cell office:value-type="float" office:value="948662">
            <text:p>948662</text:p>
          </table:table-cell>
          <table:table-cell office:value-type="string">
            <text:p>Uncharacterized kamA family protein yjeK</text:p>
          </table:table-cell>
          <table:table-cell office:value-type="string">
            <text:p>['metabolic process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efp</text:p>
          </table:table-cell>
          <table:table-cell office:value-type="float" office:value="948661">
            <text:p>948661</text:p>
          </table:table-cell>
          <table:table-cell office:value-type="string">
            <text:p>Elongation factor P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jeI</text:p>
          </table:table-cell>
          <table:table-cell office:value-type="float" office:value="948664">
            <text:p>948664</text:p>
          </table:table-cell>
          <table:table-cell office:value-type="string">
            <text:p>Uncharacterized protein yjeI</text:p>
          </table:table-cell>
          <table:table-cell office:value-type="string">
            <text:p>['cell cycle', 'cell division'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frdB</text:p>
          </table:table-cell>
          <table:table-cell office:value-type="float" office:value="948666">
            <text:p>948666</text:p>
          </table:table-cell>
          <table:table-cell office:value-type="string">
            <text:p>Fumarate reductase iron-sulfur subunit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groL</text:p>
          </table:table-cell>
          <table:table-cell office:value-type="float" office:value="948665">
            <text:p>948665</text:p>
          </table:table-cell>
          <table:table-cell office:value-type="string">
            <text:p>60 kDa chaperonin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ribF</text:p>
          </table:table-cell>
          <table:table-cell office:value-type="float" office:value="949129">
            <text:p>949129</text:p>
          </table:table-cell>
          <table:table-cell office:value-type="string">
            <text:p>Riboflavin biosynthesis protein ribF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frdA</text:p>
          </table:table-cell>
          <table:table-cell office:value-type="float" office:value="948667">
            <text:p>948667</text:p>
          </table:table-cell>
          <table:table-cell office:value-type="string">
            <text:p>Fumarate reductase flavoprotein subunit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ampC</text:p>
          </table:table-cell>
          <table:table-cell office:value-type="float" office:value="948669">
            <text:p>948669</text:p>
          </table:table-cell>
          <table:table-cell office:value-type="string">
            <text:p>Beta-lactam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lipB</text:p>
          </table:table-cell>
          <table:table-cell office:value-type="float" office:value="945217">
            <text:p>945217</text:p>
          </table:table-cell>
          <table:table-cell office:value-type="string">
            <text:p>Octanoyltransf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entH</text:p>
          </table:table-cell>
          <table:table-cell office:value-type="float" office:value="945215">
            <text:p>945215</text:p>
          </table:table-cell>
          <table:table-cell office:value-type="string">
            <text:p>Esterase ybdB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bdH</text:p>
          </table:table-cell>
          <table:table-cell office:value-type="float" office:value="945212">
            <text:p>945212</text:p>
          </table:table-cell>
          <table:table-cell office:value-type="string">
            <text:p>Uncharacterized oxidoreductase ybdH</text:p>
          </table:table-cell>
          <table:table-cell office:value-type="string">
            <text:p>[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bdL</text:p>
          </table:table-cell>
          <table:table-cell office:value-type="float" office:value="945211">
            <text:p>945211</text:p>
          </table:table-cell>
          <table:table-cell office:value-type="string">
            <text:p>Aminotransferase ybdL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blc</text:p>
          </table:table-cell>
          <table:table-cell office:value-type="float" office:value="948670">
            <text:p>948670</text:p>
          </table:table-cell>
          <table:table-cell office:value-type="string">
            <text:p>Outer membrane lipoprotein blc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orn</text:p>
          </table:table-cell>
          <table:table-cell office:value-type="float" office:value="948675">
            <text:p>948675</text:p>
          </table:table-cell>
          <table:table-cell office:value-type="string">
            <text:p>Oligoribonucle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csF</text:p>
          </table:table-cell>
          <table:table-cell office:value-type="float" office:value="949113">
            <text:p>949113</text:p>
          </table:table-cell>
          <table:table-cell office:value-type="string">
            <text:p>Protein rcsF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aeB</text:p>
          </table:table-cell>
          <table:table-cell office:value-type="float" office:value="949112">
            <text:p>949112</text:p>
          </table:table-cell>
          <table:table-cell office:value-type="string">
            <text:p>UPF0066 protein yaeB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psd</text:p>
          </table:table-cell>
          <table:table-cell office:value-type="float" office:value="948673">
            <text:p>948673</text:p>
          </table:table-cell>
          <table:table-cell office:value-type="string">
            <text:p>Phosphatidylserine decarboxylase proenzym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poxA</text:p>
          </table:table-cell>
          <table:table-cell office:value-type="float" office:value="948672">
            <text:p>948672</text:p>
          </table:table-cell>
          <table:table-cell office:value-type="string">
            <text:p>Putative lysyl-tRNA synthet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jeM</text:p>
          </table:table-cell>
          <table:table-cell office:value-type="float" office:value="948679">
            <text:p>948679</text:p>
          </table:table-cell>
          <table:table-cell office:value-type="string">
            <text:p>Inner membrane transporter yjeM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jeP</text:p>
          </table:table-cell>
          <table:table-cell office:value-type="float" office:value="948676">
            <text:p>948676</text:p>
          </table:table-cell>
          <table:table-cell office:value-type="string">
            <text:p>Uncharacterized mscS family protein yjeP</text:p>
          </table:table-cell>
          <table:table-cell office:value-type="string">
            <text:p>['purine nucleotide biosynthetic process', 'biosynthetic process'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lipA</text:p>
          </table:table-cell>
          <table:table-cell office:value-type="float" office:value="945227">
            <text:p>945227</text:p>
          </table:table-cell>
          <table:table-cell office:value-type="string">
            <text:p>Lipoyl synth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plsC</text:p>
          </table:table-cell>
          <table:table-cell office:value-type="float" office:value="947496">
            <text:p>947496</text:p>
          </table:table-cell>
          <table:table-cell office:value-type="string">
            <text:p>1-acyl-sn-glycerol-3-phosphate acyltransfer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uspG</text:p>
          </table:table-cell>
          <table:table-cell office:value-type="float" office:value="945229">
            <text:p>945229</text:p>
          </table:table-cell>
          <table:table-cell office:value-type="string">
            <text:p>Universal stress protein G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dkgA</text:p>
          </table:table-cell>
          <table:table-cell office:value-type="float" office:value="947495">
            <text:p>947495</text:p>
          </table:table-cell>
          <table:table-cell office:value-type="string">
            <text:p>2,5-diketo-D-gluconic acid reductase 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tatE</text:p>
          </table:table-cell>
          <table:table-cell office:value-type="float" office:value="945228">
            <text:p>945228</text:p>
          </table:table-cell>
          <table:table-cell office:value-type="string">
            <text:p>Sec-independent protein translocase protein tat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tdcA</text:p>
          </table:table-cell>
          <table:table-cell office:value-type="float" office:value="947494">
            <text:p>947494</text:p>
          </table:table-cell>
          <table:table-cell office:value-type="string">
            <text:p>HTH-type transcriptional regulator tdc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qhD</text:p>
          </table:table-cell>
          <table:table-cell office:value-type="float" office:value="947493">
            <text:p>947493</text:p>
          </table:table-cell>
          <table:table-cell office:value-type="string">
            <text:p>Alcohol dehydrogenase yqhD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dacA</text:p>
          </table:table-cell>
          <table:table-cell office:value-type="float" office:value="945222">
            <text:p>945222</text:p>
          </table:table-cell>
          <table:table-cell office:value-type="string">
            <text:p>D-alanyl-D-alanine carboxypeptidase dac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hpC</text:p>
          </table:table-cell>
          <table:table-cell office:value-type="float" office:value="945225">
            <text:p>945225</text:p>
          </table:table-cell>
          <table:table-cell office:value-type="string">
            <text:p>Alkyl hydroperoxide reductase subunit C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dsbG</text:p>
          </table:table-cell>
          <table:table-cell office:value-type="float" office:value="945224">
            <text:p>945224</text:p>
          </table:table-cell>
          <table:table-cell office:value-type="string">
            <text:p>Thiol:disulfide interchange protein dsbG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olD</text:p>
          </table:table-cell>
          <table:table-cell office:value-type="float" office:value="945221">
            <text:p>945221</text:p>
          </table:table-cell>
          <table:table-cell office:value-type="string">
            <text:p>Bifunctional protein folD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beD</text:p>
          </table:table-cell>
          <table:table-cell office:value-type="float" office:value="945220">
            <text:p>945220</text:p>
          </table:table-cell>
          <table:table-cell office:value-type="string">
            <text:p>UPF0250 protein ybeD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arC</text:p>
          </table:table-cell>
          <table:table-cell office:value-type="float" office:value="947499">
            <text:p>947499</text:p>
          </table:table-cell>
          <table:table-cell office:value-type="string">
            <text:p>DNA topoisomerase 4 subunit 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dsdX</text:p>
          </table:table-cell>
          <table:table-cell office:value-type="float" office:value="949103">
            <text:p>949103</text:p>
          </table:table-cell>
          <table:table-cell office:value-type="string">
            <text:p>DsdX perme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dcuB</text:p>
          </table:table-cell>
          <table:table-cell office:value-type="float" office:value="948641">
            <text:p>948641</text:p>
          </table:table-cell>
          <table:table-cell office:value-type="string">
            <text:p>Anaerobic C4-dicarboxylate transporter dcuB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dsbD</text:p>
          </table:table-cell>
          <table:table-cell office:value-type="float" office:value="948649">
            <text:p>948649</text:p>
          </table:table-cell>
          <table:table-cell office:value-type="string">
            <text:p>Thiol:disulfide interchange protein dsbD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cadA</text:p>
          </table:table-cell>
          <table:table-cell office:value-type="float" office:value="948643">
            <text:p>948643</text:p>
          </table:table-cell>
          <table:table-cell office:value-type="string">
            <text:p>Lysine decarboxylase, inducibl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nanM</text:p>
          </table:table-cell>
          <table:table-cell office:value-type="float" office:value="949106">
            <text:p>949106</text:p>
          </table:table-cell>
          <table:table-cell office:value-type="string">
            <text:p>N-acetylneuraminate epimer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lysU</text:p>
          </table:table-cell>
          <table:table-cell office:value-type="float" office:value="948645">
            <text:p>948645</text:p>
          </table:table-cell>
          <table:table-cell office:value-type="string">
            <text:p>Lysyl-tRNA synthetase; Lysyl-tRNA synthetase, heat inducibl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pr</text:p>
          </table:table-cell>
          <table:table-cell office:value-type="float" office:value="947480">
            <text:p>947480</text:p>
          </table:table-cell>
          <table:table-cell office:value-type="string">
            <text:p>Uncharacterized protein yghZ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ghZ</text:p>
          </table:table-cell>
          <table:table-cell office:value-type="float" office:value="947480">
            <text:p>947480</text:p>
          </table:table-cell>
          <table:table-cell office:value-type="string">
            <text:p>Uncharacterized protein yghZ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dpiB</text:p>
          </table:table-cell>
          <table:table-cell office:value-type="float" office:value="945233">
            <text:p>945233</text:p>
          </table:table-cell>
          <table:table-cell office:value-type="string">
            <text:p>Sensor kinase dpiB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rfbC</text:p>
          </table:table-cell>
          <table:table-cell office:value-type="float" office:value="947482">
            <text:p>947482</text:p>
          </table:table-cell>
          <table:table-cell office:value-type="string">
            <text:p>dTDP-4-dehydrorhamnose 3,5-epim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lmH</text:p>
          </table:table-cell>
          <table:table-cell office:value-type="float" office:value="945239">
            <text:p>945239</text:p>
          </table:table-cell>
          <table:table-cell office:value-type="string">
            <text:p>Ribosomal RNA large subunit methyltransferase H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beB</text:p>
          </table:table-cell>
          <table:table-cell office:value-type="float" office:value="945237">
            <text:p>945237</text:p>
          </table:table-cell>
          <table:table-cell office:value-type="string">
            <text:p>Uncharacterized protein ybeB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citC</text:p>
          </table:table-cell>
          <table:table-cell office:value-type="float" office:value="945231">
            <text:p>945231</text:p>
          </table:table-cell>
          <table:table-cell office:value-type="string">
            <text:p>[Citrate [pro-3S]-lyase] lig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fadR</text:p>
          </table:table-cell>
          <table:table-cell office:value-type="float" office:value="948652">
            <text:p>948652</text:p>
          </table:table-cell>
          <table:table-cell office:value-type="string">
            <text:p>Fatty acid metabolism regulator prote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jdC</text:p>
          </table:table-cell>
          <table:table-cell office:value-type="float" office:value="948650">
            <text:p>948650</text:p>
          </table:table-cell>
          <table:table-cell office:value-type="string">
            <text:p>HTH-type transcriptional regulator yjdC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aspA</text:p>
          </table:table-cell>
          <table:table-cell office:value-type="float" office:value="948658">
            <text:p>948658</text:p>
          </table:table-cell>
          <table:table-cell office:value-type="string">
            <text:p>Aspartate ammonia-ly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fxsA</text:p>
          </table:table-cell>
          <table:table-cell office:value-type="float" office:value="948657">
            <text:p>948657</text:p>
          </table:table-cell>
          <table:table-cell office:value-type="string">
            <text:p>UPF0716 protein fxs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ghU</text:p>
          </table:table-cell>
          <table:table-cell office:value-type="float" office:value="947472">
            <text:p>947472</text:p>
          </table:table-cell>
          <table:table-cell office:value-type="string">
            <text:p>Uncharacterized GST-like protein yghU</text:p>
          </table:table-cell>
          <table:table-cell office:value-type="string">
            <text:p>[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holE</text:p>
          </table:table-cell>
          <table:table-cell office:value-type="float" office:value="947471">
            <text:p>947471</text:p>
          </table:table-cell>
          <table:table-cell office:value-type="string">
            <text:p>DNA polymerase III subunit theta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nadD</text:p>
          </table:table-cell>
          <table:table-cell office:value-type="float" office:value="945248">
            <text:p>945248</text:p>
          </table:table-cell>
          <table:table-cell office:value-type="string">
            <text:p>Nicotinate-nucleotide adenylyltransferase; Probable nicotinate-nucleotide adenylyltransfer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gss</text:p>
          </table:table-cell>
          <table:table-cell office:value-type="float" office:value="947474">
            <text:p>947474</text:p>
          </table:table-cell>
          <table:table-cell office:value-type="string">
            <text:p>Bifunctional glutathionylspermidine synthetase/amid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sp</text:p>
          </table:table-cell>
          <table:table-cell office:value-type="float" office:value="947474">
            <text:p>947474</text:p>
          </table:table-cell>
          <table:table-cell office:value-type="string">
            <text:p>Bifunctional glutathionylspermidine synthetase/amid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lcG</text:p>
          </table:table-cell>
          <table:table-cell office:value-type="float" office:value="947473">
            <text:p>947473</text:p>
          </table:table-cell>
          <table:table-cell office:value-type="string">
            <text:p>Protein glcG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qhA</text:p>
          </table:table-cell>
          <table:table-cell office:value-type="float" office:value="947479">
            <text:p>947479</text:p>
          </table:table-cell>
          <table:table-cell office:value-type="string">
            <text:p>UPF0114 protein yqh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ghA</text:p>
          </table:table-cell>
          <table:table-cell office:value-type="float" office:value="947478">
            <text:p>947478</text:p>
          </table:table-cell>
          <table:table-cell office:value-type="string">
            <text:p>Uncharacterized oxidoreductase yghA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lpA</text:p>
          </table:table-cell>
          <table:table-cell office:value-type="float" office:value="945241">
            <text:p>945241</text:p>
          </table:table-cell>
          <table:table-cell office:value-type="string">
            <text:p>Rare lipoprotein A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mrdA</text:p>
          </table:table-cell>
          <table:table-cell office:value-type="float" office:value="945240">
            <text:p>945240</text:p>
          </table:table-cell>
          <table:table-cell office:value-type="string">
            <text:p>Penicillin-binding protein 2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jdM</text:p>
          </table:table-cell>
          <table:table-cell office:value-type="float" office:value="948621">
            <text:p>948621</text:p>
          </table:table-cell>
          <table:table-cell office:value-type="string">
            <text:p>Protein phn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jdN</text:p>
          </table:table-cell>
          <table:table-cell office:value-type="float" office:value="948622">
            <text:p>948622</text:p>
          </table:table-cell>
          <table:table-cell office:value-type="string">
            <text:p>Protein phnB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proP</text:p>
          </table:table-cell>
          <table:table-cell office:value-type="float" office:value="948626">
            <text:p>948626</text:p>
          </table:table-cell>
          <table:table-cell office:value-type="string">
            <text:p>Proline/betaine transporter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beL</text:p>
          </table:table-cell>
          <table:table-cell office:value-type="float" office:value="945252">
            <text:p>945252</text:p>
          </table:table-cell>
          <table:table-cell office:value-type="string">
            <text:p>Uncharacterized protein ybeL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fhuC</text:p>
          </table:table-cell>
          <table:table-cell office:value-type="float" office:value="945250">
            <text:p>945250</text:p>
          </table:table-cell>
          <table:table-cell office:value-type="string">
            <text:p>Iron(3+)-hydroxamate import ATP-binding protein fhuC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slp</text:p>
          </table:table-cell>
          <table:table-cell office:value-type="float" office:value="948022">
            <text:p>948022</text:p>
          </table:table-cell>
          <table:table-cell office:value-type="string">
            <text:p>Outer membrane protein slp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serA</text:p>
          </table:table-cell>
          <table:table-cell office:value-type="float" office:value="945258">
            <text:p>945258</text:p>
          </table:table-cell>
          <table:table-cell office:value-type="string">
            <text:p>D-3-phosphoglycerate dehydrogen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cmtA</text:p>
          </table:table-cell>
          <table:table-cell office:value-type="float" office:value="945256">
            <text:p>945256</text:p>
          </table:table-cell>
          <table:table-cell office:value-type="string">
            <text:p>PTS system mannitol-specific cryptic EIICB component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adiA</text:p>
          </table:table-cell>
          <table:table-cell office:value-type="float" office:value="948638">
            <text:p>948638</text:p>
          </table:table-cell>
          <table:table-cell office:value-type="string">
            <text:p>Biodegradative arginine decarboxyl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melR</text:p>
          </table:table-cell>
          <table:table-cell office:value-type="float" office:value="948637">
            <text:p>948637</text:p>
          </table:table-cell>
          <table:table-cell office:value-type="string">
            <text:p>Melibiose operon regulatory protein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dctA</text:p>
          </table:table-cell>
          <table:table-cell office:value-type="float" office:value="948039">
            <text:p>948039</text:p>
          </table:table-cell>
          <table:table-cell office:value-type="string">
            <text:p>C4-dicarboxylate transport protein; Aerobic C4-dicarboxylate transport protein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miaB</text:p>
          </table:table-cell>
          <table:table-cell office:value-type="float" office:value="945260">
            <text:p>945260</text:p>
          </table:table-cell>
          <table:table-cell office:value-type="string">
            <text:p>(Dimethylallyl)adenosine tRNA methylthiotransferase mia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ubif</text:p>
          </table:table-cell>
          <table:table-cell office:value-type="float" office:value="945261">
            <text:p>945261</text:p>
          </table:table-cell>
          <table:table-cell office:value-type="string">
            <text:p>2-octaprenyl-3-methyl-6-methoxy-1,4-benzoquinol hydroxyl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hjE</text:p>
          </table:table-cell>
          <table:table-cell office:value-type="float" office:value="948032">
            <text:p>948032</text:p>
          </table:table-cell>
          <table:table-cell office:value-type="string">
            <text:p>Inner membrane metabolite transport protein yhj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hjD</text:p>
          </table:table-cell>
          <table:table-cell office:value-type="float" office:value="948033">
            <text:p>948033</text:p>
          </table:table-cell>
          <table:table-cell office:value-type="string">
            <text:p>Inner membrane protein yhjD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treF</text:p>
          </table:table-cell>
          <table:table-cell office:value-type="float" office:value="948037">
            <text:p>948037</text:p>
          </table:table-cell>
          <table:table-cell office:value-type="string">
            <text:p>Cytoplasmic trehal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hjC</text:p>
          </table:table-cell>
          <table:table-cell office:value-type="float" office:value="948035">
            <text:p>948035</text:p>
          </table:table-cell>
          <table:table-cell office:value-type="string">
            <text:p>Uncharacterized HTH-type transcriptional regulator yhjC</text:p>
          </table:table-cell>
          <table:table-cell office:value-type="string">
            <text:p>['Transcription', ' RNA related', ' Type of regulation', 'transcription', 'regulation of transcription <text:s/>DNA dependent'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piR</text:p>
          </table:table-cell>
          <table:table-cell office:value-type="float" office:value="948603">
            <text:p>948603</text:p>
          </table:table-cell>
          <table:table-cell office:value-type="string">
            <text:p>HTH-type transcriptional regulator rpiR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ecJ</text:p>
          </table:table-cell>
          <table:table-cell office:value-type="float" office:value="946388">
            <text:p>946388</text:p>
          </table:table-cell>
          <table:table-cell office:value-type="string">
            <text:p>Uncharacterized protein yecJ</text:p>
          </table:table-cell>
          <table:table-cell office:value-type="string">
            <text:p>[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torZ</text:p>
          </table:table-cell>
          <table:table-cell office:value-type="float" office:value="946389">
            <text:p>946389</text:p>
          </table:table-cell>
          <table:table-cell office:value-type="string">
            <text:p>Trimethylamine-N-oxide reductase 2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phnJ</text:p>
          </table:table-cell>
          <table:table-cell office:value-type="float" office:value="948606">
            <text:p>948606</text:p>
          </table:table-cell>
          <table:table-cell office:value-type="string">
            <text:p>Protein phnJ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phnP</text:p>
          </table:table-cell>
          <table:table-cell office:value-type="float" office:value="948600">
            <text:p>948600</text:p>
          </table:table-cell>
          <table:table-cell office:value-type="string">
            <text:p>Protein phnP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piB</text:p>
          </table:table-cell>
          <table:table-cell office:value-type="float" office:value="948602">
            <text:p>948602</text:p>
          </table:table-cell>
          <table:table-cell office:value-type="string">
            <text:p>Ribose-5-phosphate isomerase 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moA</text:p>
          </table:table-cell>
          <table:table-cell office:value-type="float" office:value="946380">
            <text:p>946380</text:p>
          </table:table-cell>
          <table:table-cell office:value-type="string">
            <text:p>tRNA (cmo5U34)-methyltransfer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ecR</text:p>
          </table:table-cell>
          <table:table-cell office:value-type="float" office:value="946386">
            <text:p>946386</text:p>
          </table:table-cell>
          <table:table-cell office:value-type="string">
            <text:p>Uncharacterized protein yecR</text:p>
          </table:table-cell>
          <table:table-cell office:value-type="string">
            <text:p>['Inorganic ion transport and metabolism', ' Adaptation to stress', 'iron ion transport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moB</text:p>
          </table:table-cell>
          <table:table-cell office:value-type="float" office:value="946387">
            <text:p>946387</text:p>
          </table:table-cell>
          <table:table-cell office:value-type="string">
            <text:p>tRNA (mo5U34)-methyltransf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ecD</text:p>
          </table:table-cell>
          <table:table-cell office:value-type="float" office:value="946384">
            <text:p>946384</text:p>
          </table:table-cell>
          <table:table-cell office:value-type="string">
            <text:p>Isochorismatase family protein yecD; Uncharacterized isochorismatase family protein yecD</text:p>
          </table:table-cell>
          <table:table-cell office:value-type="string">
            <text:p>[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pitA</text:p>
          </table:table-cell>
          <table:table-cell office:value-type="float" office:value="948009">
            <text:p>948009</text:p>
          </table:table-cell>
          <table:table-cell office:value-type="string">
            <text:p>Low-affinity inorganic phosphate transporter 1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seqA</text:p>
          </table:table-cell>
          <table:table-cell office:value-type="float" office:value="945272">
            <text:p>945272</text:p>
          </table:table-cell>
          <table:table-cell office:value-type="string">
            <text:p>Protein seq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hiQ</text:p>
          </table:table-cell>
          <table:table-cell office:value-type="float" office:value="948005">
            <text:p>948005</text:p>
          </table:table-cell>
          <table:table-cell office:value-type="string">
            <text:p>UPF0341 protein yhiQ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fbB</text:p>
          </table:table-cell>
          <table:table-cell office:value-type="float" office:value="945276">
            <text:p>945276</text:p>
          </table:table-cell>
          <table:table-cell office:value-type="string">
            <text:p>dTDP-glucose 4,6-dehydrat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erfK</text:p>
          </table:table-cell>
          <table:table-cell office:value-type="float" office:value="945273">
            <text:p>945273</text:p>
          </table:table-cell>
          <table:table-cell office:value-type="string">
            <text:p>Protein erfK/srfK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uspA</text:p>
          </table:table-cell>
          <table:table-cell office:value-type="float" office:value="948007">
            <text:p>948007</text:p>
          </table:table-cell>
          <table:table-cell office:value-type="string">
            <text:p>Universal stress protein 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iscR</text:p>
          </table:table-cell>
          <table:table-cell office:value-type="float" office:value="945279">
            <text:p>945279</text:p>
          </table:table-cell>
          <table:table-cell office:value-type="string">
            <text:p>HTH-type transcriptional regulator iscR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hiI</text:p>
          </table:table-cell>
          <table:table-cell office:value-type="float" office:value="948003">
            <text:p>948003</text:p>
          </table:table-cell>
          <table:table-cell office:value-type="string">
            <text:p>Uncharacterized protein yhiI</text:p>
          </table:table-cell>
          <table:table-cell office:value-type="string">
            <text:p>[' Protection'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trmJ</text:p>
          </table:table-cell>
          <table:table-cell office:value-type="float" office:value="948610">
            <text:p>948610</text:p>
          </table:table-cell>
          <table:table-cell office:value-type="string">
            <text:p>tRNA (cytidine/uridine-2'-O-)-methyltransferase trmJ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lhB</text:p>
          </table:table-cell>
          <table:table-cell office:value-type="float" office:value="946391">
            <text:p>946391</text:p>
          </table:table-cell>
          <table:table-cell office:value-type="string">
            <text:p>Flagellar biosynthetic protein flh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heZ</text:p>
          </table:table-cell>
          <table:table-cell office:value-type="float" office:value="946392">
            <text:p>946392</text:p>
          </table:table-cell>
          <table:table-cell office:value-type="string">
            <text:p>Chemotaxis protein cheZ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cheB</text:p>
          </table:table-cell>
          <table:table-cell office:value-type="float" office:value="946394">
            <text:p>946394</text:p>
          </table:table-cell>
          <table:table-cell office:value-type="string">
            <text:p>Chemotaxis response regulator protein-glutamate methylest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heR</text:p>
          </table:table-cell>
          <table:table-cell office:value-type="float" office:value="946396">
            <text:p>946396</text:p>
          </table:table-cell>
          <table:table-cell office:value-type="string">
            <text:p>Chemotaxis protein methyltransferas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tap</text:p>
          </table:table-cell>
          <table:table-cell office:value-type="float" office:value="946397">
            <text:p>946397</text:p>
          </table:table-cell>
          <table:table-cell office:value-type="string">
            <text:p>Methyl-accepting chemotaxis protein IV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mprA</text:p>
          </table:table-cell>
          <table:table-cell office:value-type="float" office:value="945282">
            <text:p>945282</text:p>
          </table:table-cell>
          <table:table-cell office:value-type="string">
            <text:p>Transcriptional repressor mpr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arsC</text:p>
          </table:table-cell>
          <table:table-cell office:value-type="float" office:value="948018">
            <text:p>948018</text:p>
          </table:table-cell>
          <table:table-cell office:value-type="string">
            <text:p>Arsenate reductas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hiD</text:p>
          </table:table-cell>
          <table:table-cell office:value-type="float" office:value="948019">
            <text:p>948019</text:p>
          </table:table-cell>
          <table:table-cell office:value-type="string">
            <text:p>Uncharacterized protein yhiD</text:p>
          </table:table-cell>
          <table:table-cell office:value-type="string">
            <text:p>[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nagC</text:p>
          </table:table-cell>
          <table:table-cell office:value-type="float" office:value="945285">
            <text:p>945285</text:p>
          </table:table-cell>
          <table:table-cell office:value-type="string">
            <text:p>N-acetylglucosamine repressor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lhA</text:p>
          </table:table-cell>
          <table:table-cell office:value-type="float" office:value="946390">
            <text:p>946390</text:p>
          </table:table-cell>
          <table:table-cell office:value-type="string">
            <text:p>Flagellar biosynthesis protein flh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hiR</text:p>
          </table:table-cell>
          <table:table-cell office:value-type="float" office:value="948012">
            <text:p>948012</text:p>
          </table:table-cell>
          <table:table-cell office:value-type="string">
            <text:p>Uncharacterized protein yhiR</text:p>
          </table:table-cell>
          <table:table-cell office:value-type="string">
            <text:p>[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phoH</text:p>
          </table:table-cell>
          <table:table-cell office:value-type="float" office:value="948010">
            <text:p>948010</text:p>
          </table:table-cell>
          <table:table-cell office:value-type="string">
            <text:p>Protein phoH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dut</text:p>
          </table:table-cell>
          <table:table-cell office:value-type="float" office:value="948607">
            <text:p>948607</text:p>
          </table:table-cell>
          <table:table-cell office:value-type="string">
            <text:p>Deoxyuridine 5'-triphosphate nucleotidohydrol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dppD</text:p>
          </table:table-cell>
          <table:table-cell office:value-type="float" office:value="948065">
            <text:p>948065</text:p>
          </table:table-cell>
          <table:table-cell office:value-type="string">
            <text:p>Dipeptide transport ATP-binding protein dppD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dppB</text:p>
          </table:table-cell>
          <table:table-cell office:value-type="float" office:value="948063">
            <text:p>948063</text:p>
          </table:table-cell>
          <table:table-cell office:value-type="string">
            <text:p>Dipeptide transport system permease protein dppB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eptB</text:p>
          </table:table-cell>
          <table:table-cell office:value-type="float" office:value="948068">
            <text:p>948068</text:p>
          </table:table-cell>
          <table:table-cell office:value-type="string">
            <text:p>b3546; ECS88_3965; ECIAI39_4054; EC55989_3997; E2348C_3793; ECED1_4224; ECUMN_4058; ECDH10B_3725; ECIAI1_3705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gabT</text:p>
          </table:table-cell>
          <table:table-cell office:value-type="float" office:value="948067">
            <text:p>948067</text:p>
          </table:table-cell>
          <table:table-cell office:value-type="string">
            <text:p>4-aminobutyrate aminotransfer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feD</text:p>
          </table:table-cell>
          <table:table-cell office:value-type="float" office:value="946865">
            <text:p>946865</text:p>
          </table:table-cell>
          <table:table-cell office:value-type="string">
            <text:p>Uncharacterized protein yfeD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ejO</text:p>
          </table:table-cell>
          <table:table-cell office:value-type="float" office:value="946867">
            <text:p>946867</text:p>
          </table:table-cell>
          <table:table-cell office:value-type="string">
            <text:p>b2190; E2348C_2336; ECDH10B_2348; Z3449; ECIAI39_2330; APECO1_4367; UTI89_C2469; EC55989_2444; EC55989_2445; ECUMN_2527; ECIAI1_2272; ECIAI1_2273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feA</text:p>
          </table:table-cell>
          <table:table-cell office:value-type="float" office:value="946864">
            <text:p>946864</text:p>
          </table:table-cell>
          <table:table-cell office:value-type="string">
            <text:p>Uncharacterized protein yfeA</text:p>
          </table:table-cell>
          <table:table-cell office:value-type="string">
            <text:p>['Signal transduction mechanisms', ' Type of regulation', 'two component signal transduction system <text:s/>phosphorelay ', 'regulation of transcription <text:s/>DNA dependent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abD</text:p>
          </table:table-cell>
          <table:table-cell office:value-type="float" office:value="948060">
            <text:p>948060</text:p>
          </table:table-cell>
          <table:table-cell office:value-type="string">
            <text:p>Succinate-semialdehyde dehydrogenase [NADP+]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iaD</text:p>
          </table:table-cell>
          <table:table-cell office:value-type="float" office:value="948075">
            <text:p>948075</text:p>
          </table:table-cell>
          <table:table-cell office:value-type="string">
            <text:p>Inner membrane lipoprotein yiaD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csiD</text:p>
          </table:table-cell>
          <table:table-cell office:value-type="float" office:value="948076">
            <text:p>948076</text:p>
          </table:table-cell>
          <table:table-cell office:value-type="string">
            <text:p>Protein csiD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feK</text:p>
          </table:table-cell>
          <table:table-cell office:value-type="float" office:value="946876">
            <text:p>946876</text:p>
          </table:table-cell>
          <table:table-cell office:value-type="string">
            <text:p>Uncharacterized protein yfeK</text:p>
          </table:table-cell>
          <table:table-cell office:value-type="string">
            <text:p>['Defense mechanisms', ' Primary Active Transporters', ' Protection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spA</text:p>
          </table:table-cell>
          <table:table-cell office:value-type="float" office:value="948070">
            <text:p>948070</text:p>
          </table:table-cell>
          <table:table-cell office:value-type="string">
            <text:p>Cold shock protein csp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iaF</text:p>
          </table:table-cell>
          <table:table-cell office:value-type="float" office:value="948072">
            <text:p>948072</text:p>
          </table:table-cell>
          <table:table-cell office:value-type="string">
            <text:p>Uncharacterized protein yiaF</text:p>
          </table:table-cell>
          <table:table-cell office:value-type="string">
            <text:p>['Carbohydrate transport and metabolism', ' Carbon compound utilization', 'phosphoenolpyruvate dependent sugar phosphotransferase system'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hjK</text:p>
          </table:table-cell>
          <table:table-cell office:value-type="float" office:value="948048">
            <text:p>948048</text:p>
          </table:table-cell>
          <table:table-cell office:value-type="string">
            <text:p>c4341; EC55989_3976; ECDH10B_3706; APECO1_2919; ECIAI1_3680; b3529; ECIAI39_4032; ECED1_4207; ECS88_3943; ECUMN_4036; UTI89_C4061; Z4943; E2348C_3771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bcsZ</text:p>
          </table:table-cell>
          <table:table-cell office:value-type="float" office:value="948046">
            <text:p>948046</text:p>
          </table:table-cell>
          <table:table-cell office:value-type="string">
            <text:p>Endoglucan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bcsB</text:p>
          </table:table-cell>
          <table:table-cell office:value-type="float" office:value="948045">
            <text:p>948045</text:p>
          </table:table-cell>
          <table:table-cell office:value-type="string">
            <text:p>Cyclic di-GMP-binding protein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crr</text:p>
          </table:table-cell>
          <table:table-cell office:value-type="float" office:value="946880">
            <text:p>946880</text:p>
          </table:table-cell>
          <table:table-cell office:value-type="string">
            <text:p>Glucose-specific phosphotransferase enzyme IIA component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hjG</text:p>
          </table:table-cell>
          <table:table-cell office:value-type="float" office:value="948043">
            <text:p>948043</text:p>
          </table:table-cell>
          <table:table-cell office:value-type="string">
            <text:p>Uncharacterized protein yhjG</text:p>
          </table:table-cell>
          <table:table-cell office:value-type="string">
            <text:p>['Lipid transport and metabolism']</text:p>
          </table:table-cell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pdxK</text:p>
          </table:table-cell>
          <table:table-cell office:value-type="float" office:value="946881">
            <text:p>946881</text:p>
          </table:table-cell>
          <table:table-cell office:value-type="string">
            <text:p>Pyridoxine kin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kdgK</text:p>
          </table:table-cell>
          <table:table-cell office:value-type="float" office:value="948041">
            <text:p>948041</text:p>
          </table:table-cell>
          <table:table-cell office:value-type="string">
            <text:p>2-dehydro-3-deoxygluconokin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ptsH</text:p>
          </table:table-cell>
          <table:table-cell office:value-type="float" office:value="946886">
            <text:p>946886</text:p>
          </table:table-cell>
          <table:table-cell office:value-type="string">
            <text:p>Phosphocarrier protein HPr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feS</text:p>
          </table:table-cell>
          <table:table-cell office:value-type="float" office:value="946887">
            <text:p>946887</text:p>
          </table:table-cell>
          <table:table-cell office:value-type="string">
            <text:p>Uncharacterized protein yfeS</text:p>
          </table:table-cell>
          <table:table-cell office:value-type="string">
            <text:p>[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cysM</text:p>
          </table:table-cell>
          <table:table-cell office:value-type="float" office:value="946888">
            <text:p>946888</text:p>
          </table:table-cell>
          <table:table-cell office:value-type="string">
            <text:p>Cysteine synthase B; Cysteine synth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ysA</text:p>
          </table:table-cell>
          <table:table-cell office:value-type="float" office:value="946889">
            <text:p>946889</text:p>
          </table:table-cell>
          <table:table-cell office:value-type="string">
            <text:p>Sulfate/thiosulfate import ATP-binding protein cys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hjJ</text:p>
          </table:table-cell>
          <table:table-cell office:value-type="float" office:value="948040">
            <text:p>948040</text:p>
          </table:table-cell>
          <table:table-cell office:value-type="string">
            <text:p>Protein yhjJ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dppF</text:p>
          </table:table-cell>
          <table:table-cell office:value-type="float" office:value="948056">
            <text:p>948056</text:p>
          </table:table-cell>
          <table:table-cell office:value-type="string">
            <text:p>Dipeptide transport ATP-binding protein dppF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bcsG</text:p>
          </table:table-cell>
          <table:table-cell office:value-type="float" office:value="948058">
            <text:p>948058</text:p>
          </table:table-cell>
          <table:table-cell office:value-type="string">
            <text:p>Uncharacterized protein yhjU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murQ</text:p>
          </table:table-cell>
          <table:table-cell office:value-type="float" office:value="946893">
            <text:p>946893</text:p>
          </table:table-cell>
          <table:table-cell office:value-type="string">
            <text:p>N-acetylmuramic acid 6-phosphate ether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csiR</text:p>
          </table:table-cell>
          <table:table-cell office:value-type="float" office:value="948055">
            <text:p>948055</text:p>
          </table:table-cell>
          <table:table-cell office:value-type="string">
            <text:p>Uncharacterized HTH-type transcriptional regulator yga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nupC</text:p>
          </table:table-cell>
          <table:table-cell office:value-type="float" office:value="946895">
            <text:p>946895</text:p>
          </table:table-cell>
          <table:table-cell office:value-type="string">
            <text:p>Nucleoside permease nupC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ucpA</text:p>
          </table:table-cell>
          <table:table-cell office:value-type="float" office:value="946898">
            <text:p>946898</text:p>
          </table:table-cell>
          <table:table-cell office:value-type="string">
            <text:p>Oxidoreductase ucp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bcsE</text:p>
          </table:table-cell>
          <table:table-cell office:value-type="float" office:value="948050">
            <text:p>948050</text:p>
          </table:table-cell>
          <table:table-cell office:value-type="string">
            <text:p>Uncharacterized protein yhjS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fadL</text:p>
          </table:table-cell>
          <table:table-cell office:value-type="float" office:value="946820">
            <text:p>946820</text:p>
          </table:table-cell>
          <table:table-cell office:value-type="string">
            <text:p>Long-chain fatty acid transport protein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sixA</text:p>
          </table:table-cell>
          <table:table-cell office:value-type="float" office:value="946815">
            <text:p>946815</text:p>
          </table:table-cell>
          <table:table-cell office:value-type="string">
            <text:p>Phosphohistidine phosphatase six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ecD</text:p>
          </table:table-cell>
          <table:table-cell office:value-type="float" office:value="946816">
            <text:p>946816</text:p>
          </table:table-cell>
          <table:table-cell office:value-type="string">
            <text:p>Fe(3+) dicitrate transport system permease protein fecD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emrY</text:p>
          </table:table-cell>
          <table:table-cell office:value-type="float" office:value="946835">
            <text:p>946835</text:p>
          </table:table-cell>
          <table:table-cell office:value-type="string">
            <text:p>Multidrug resistance protein Y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efeO</text:p>
          </table:table-cell>
          <table:table-cell office:value-type="float" office:value="945603">
            <text:p>945603</text:p>
          </table:table-cell>
          <table:table-cell office:value-type="string">
            <text:p>UPF0409 protein ycdO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putP</text:p>
          </table:table-cell>
          <table:table-cell office:value-type="float" office:value="945602">
            <text:p>945602</text:p>
          </table:table-cell>
          <table:table-cell office:value-type="string">
            <text:p>Sodium/proline symporter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ceA</text:p>
          </table:table-cell>
          <table:table-cell office:value-type="float" office:value="945601">
            <text:p>945601</text:p>
          </table:table-cell>
          <table:table-cell office:value-type="string">
            <text:p>UPF0176 protein yce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utA</text:p>
          </table:table-cell>
          <table:table-cell office:value-type="float" office:value="945600">
            <text:p>945600</text:p>
          </table:table-cell>
          <table:table-cell office:value-type="string">
            <text:p>Bifunctional protein put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rc</text:p>
          </table:table-cell>
          <table:table-cell office:value-type="float" office:value="946842">
            <text:p>946842</text:p>
          </table:table-cell>
          <table:table-cell office:value-type="string">
            <text:p>Formyl-coenzyme A transf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evgS</text:p>
          </table:table-cell>
          <table:table-cell office:value-type="float" office:value="946844">
            <text:p>946844</text:p>
          </table:table-cell>
          <table:table-cell office:value-type="string">
            <text:p>Sensor protein evgS; Sensor protein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malS</text:p>
          </table:table-cell>
          <table:table-cell office:value-type="float" office:value="948088">
            <text:p>948088</text:p>
          </table:table-cell>
          <table:table-cell office:value-type="string">
            <text:p>Alpha-amyl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xylR</text:p>
          </table:table-cell>
          <table:table-cell office:value-type="float" office:value="948086">
            <text:p>948086</text:p>
          </table:table-cell>
          <table:table-cell office:value-type="string">
            <text:p>Xylose operon regulatory protein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iaJ</text:p>
          </table:table-cell>
          <table:table-cell office:value-type="float" office:value="948084">
            <text:p>948084</text:p>
          </table:table-cell>
          <table:table-cell office:value-type="string">
            <text:p>HTH-type transcriptional regulator yiaJ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dsdA</text:p>
          </table:table-cell>
          <table:table-cell office:value-type="float" office:value="946837">
            <text:p>946837</text:p>
          </table:table-cell>
          <table:table-cell office:value-type="string">
            <text:p>D-serine dehydratase; D-serine dehydratase 1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fecB</text:p>
          </table:table-cell>
          <table:table-cell office:value-type="float" office:value="946838">
            <text:p>946838</text:p>
          </table:table-cell>
          <table:table-cell office:value-type="string">
            <text:p>Fe(3+) dicitrate-binding periplasmic protein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fecI</text:p>
          </table:table-cell>
          <table:table-cell office:value-type="float" office:value="946839">
            <text:p>946839</text:p>
          </table:table-cell>
          <table:table-cell office:value-type="string">
            <text:p>Probable RNA polymerase sigma factor fecI; RNA polymerase sigma factor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frya</text:p>
          </table:table-cell>
          <table:table-cell office:value-type="float" office:value="946852">
            <text:p>946852</text:p>
          </table:table-cell>
          <table:table-cell office:value-type="string">
            <text:p>Multiphosphoryl transfer protein 1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fdZ</text:p>
          </table:table-cell>
          <table:table-cell office:value-type="float" office:value="946850">
            <text:p>946850</text:p>
          </table:table-cell>
          <table:table-cell office:value-type="string">
            <text:p>Uncharacterized aminotransferase yfdZ</text:p>
          </table:table-cell>
          <table:table-cell office:value-type="string">
            <text:p>[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feC</text:p>
          </table:table-cell>
          <table:table-cell office:value-type="float" office:value="946857">
            <text:p>946857</text:p>
          </table:table-cell>
          <table:table-cell office:value-type="string">
            <text:p>Uncharacterized protein yfeC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fepC</text:p>
          </table:table-cell>
          <table:table-cell office:value-type="float" office:value="945201">
            <text:p>945201</text:p>
          </table:table-cell>
          <table:table-cell office:value-type="string">
            <text:p>Ferric enterobactin transport ATP-binding protein fepC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stfR</text:p>
          </table:table-cell>
          <table:table-cell office:value-type="float" office:value="945207">
            <text:p>945207</text:p>
          </table:table-cell>
          <table:table-cell office:value-type="string">
            <text:p>Side tail fiber protein homolog from lambdoid prophage Rac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ceM</text:p>
          </table:table-cell>
          <table:table-cell office:value-type="float" office:value="945204">
            <text:p>945204</text:p>
          </table:table-cell>
          <table:table-cell office:value-type="string">
            <text:p>Virulence factor mviM homolog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xylF</text:p>
          </table:table-cell>
          <table:table-cell office:value-type="float" office:value="948090">
            <text:p>948090</text:p>
          </table:table-cell>
          <table:table-cell office:value-type="string">
            <text:p>D-xylose-binding periplasmic protein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lpcA</text:p>
          </table:table-cell>
          <table:table-cell office:value-type="float" office:value="949134">
            <text:p>949134</text:p>
          </table:table-cell>
          <table:table-cell office:value-type="string">
            <text:p>Phosphoheptose isomer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lpxP</text:p>
          </table:table-cell>
          <table:table-cell office:value-type="float" office:value="946847">
            <text:p>946847</text:p>
          </table:table-cell>
          <table:table-cell office:value-type="string">
            <text:p>Protein ddg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secD</text:p>
          </table:table-cell>
          <table:table-cell office:value-type="float" office:value="949133">
            <text:p>949133</text:p>
          </table:table-cell>
          <table:table-cell office:value-type="string">
            <text:p>Protein-export membrane protein secD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tgt</text:p>
          </table:table-cell>
          <table:table-cell office:value-type="float" office:value="949130">
            <text:p>949130</text:p>
          </table:table-cell>
          <table:table-cell office:value-type="string">
            <text:p>Queuine tRNA-ribosyltransfer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malZ</text:p>
          </table:table-cell>
          <table:table-cell office:value-type="float" office:value="949131">
            <text:p>949131</text:p>
          </table:table-cell>
          <table:table-cell office:value-type="string">
            <text:p>Maltodextrin glucosid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leuD</text:p>
          </table:table-cell>
          <table:table-cell office:value-type="float" office:value="945642">
            <text:p>945642</text:p>
          </table:table-cell>
          <table:table-cell office:value-type="string">
            <text:p>3-isopropylmalate dehydratase small subunit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flgL</text:p>
          </table:table-cell>
          <table:table-cell office:value-type="float" office:value="945646">
            <text:p>945646</text:p>
          </table:table-cell>
          <table:table-cell office:value-type="string">
            <text:p>Flagellar hook-associated protein 3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lgG</text:p>
          </table:table-cell>
          <table:table-cell office:value-type="float" office:value="945647">
            <text:p>945647</text:p>
          </table:table-cell>
          <table:table-cell office:value-type="string">
            <text:p>Flagellar basal-body rod protein flgG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tnA</text:p>
          </table:table-cell>
          <table:table-cell office:value-type="float" office:value="946410">
            <text:p>946410</text:p>
          </table:table-cell>
          <table:table-cell office:value-type="string">
            <text:p>Ferritin-1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ecM</text:p>
          </table:table-cell>
          <table:table-cell office:value-type="float" office:value="946415">
            <text:p>946415</text:p>
          </table:table-cell>
          <table:table-cell office:value-type="string">
            <text:p>Protein yecM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beX</text:p>
          </table:table-cell>
          <table:table-cell office:value-type="float" office:value="946417">
            <text:p>946417</text:p>
          </table:table-cell>
          <table:table-cell office:value-type="string">
            <text:p>Magnesium and cobalt efflux protein corC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tnB</text:p>
          </table:table-cell>
          <table:table-cell office:value-type="float" office:value="946407">
            <text:p>946407</text:p>
          </table:table-cell>
          <table:table-cell office:value-type="string">
            <text:p>Ferritin-like protein 2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araG</text:p>
          </table:table-cell>
          <table:table-cell office:value-type="float" office:value="946408">
            <text:p>946408</text:p>
          </table:table-cell>
          <table:table-cell office:value-type="string">
            <text:p>Arabinose import ATP-binding protein araG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araF</text:p>
          </table:table-cell>
          <table:table-cell office:value-type="float" office:value="946409">
            <text:p>946409</text:p>
          </table:table-cell>
          <table:table-cell office:value-type="string">
            <text:p>L-arabinose-binding periplasmic protein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luC</text:p>
          </table:table-cell>
          <table:table-cell office:value-type="float" office:value="945637">
            <text:p>945637</text:p>
          </table:table-cell>
          <table:table-cell office:value-type="string">
            <text:p>Pseudouridine synthase; Ribosomal large subunit pseudouridine synthase C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dcS</text:p>
          </table:table-cell>
          <table:table-cell office:value-type="float" office:value="946005">
            <text:p>946005</text:p>
          </table:table-cell>
          <table:table-cell office:value-type="string">
            <text:p>Putative ABC transporter periplasmic-binding protein ydcS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flgF</text:p>
          </table:table-cell>
          <table:table-cell office:value-type="float" office:value="945639">
            <text:p>945639</text:p>
          </table:table-cell>
          <table:table-cell office:value-type="string">
            <text:p>Flagellar basal-body rod protein flgF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ncE</text:p>
          </table:table-cell>
          <table:table-cell office:value-type="float" office:value="946006">
            <text:p>946006</text:p>
          </table:table-cell>
          <table:table-cell office:value-type="string">
            <text:p>Uncharacterized protein yncE</text:p>
          </table:table-cell>
          <table:table-cell office:value-type="string">
            <text:p>['Translation <text:s/>ribosomal structure and biogenesis', 'rRNA processing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dcT</text:p>
          </table:table-cell>
          <table:table-cell office:value-type="float" office:value="946007">
            <text:p>946007</text:p>
          </table:table-cell>
          <table:table-cell office:value-type="string">
            <text:p>Uncharacterized ABC transporter ATP-binding protein ydcT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ceF</text:p>
          </table:table-cell>
          <table:table-cell office:value-type="float" office:value="945631">
            <text:p>945631</text:p>
          </table:table-cell>
          <table:table-cell office:value-type="string">
            <text:p>Maf-like protein yceF 1; Maf-like protein yceF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acG</text:p>
          </table:table-cell>
          <table:table-cell office:value-type="float" office:value="945630">
            <text:p>945630</text:p>
          </table:table-cell>
          <table:table-cell office:value-type="string">
            <text:p>UPF0243 zinc-binding protein yacG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flgE</text:p>
          </table:table-cell>
          <table:table-cell office:value-type="float" office:value="945636">
            <text:p>945636</text:p>
          </table:table-cell>
          <table:table-cell office:value-type="string">
            <text:p>Flagellar hook protein flg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ceH</text:p>
          </table:table-cell>
          <table:table-cell office:value-type="float" office:value="945633">
            <text:p>945633</text:p>
          </table:table-cell>
          <table:table-cell office:value-type="string">
            <text:p>UPF0502 protein yceH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flgN</text:p>
          </table:table-cell>
          <table:table-cell office:value-type="float" office:value="945634">
            <text:p>945634</text:p>
          </table:table-cell>
          <table:table-cell office:value-type="string">
            <text:p>Flagella synthesis protein flgN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otsA</text:p>
          </table:table-cell>
          <table:table-cell office:value-type="float" office:value="946405">
            <text:p>946405</text:p>
          </table:table-cell>
          <table:table-cell office:value-type="string">
            <text:p>Alpha,alpha-trehalose-phosphate synthase [UDP-forming]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uspC</text:p>
          </table:table-cell>
          <table:table-cell office:value-type="float" office:value="946404">
            <text:p>946404</text:p>
          </table:table-cell>
          <table:table-cell office:value-type="string">
            <text:p>Universal stress protein C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ncB</text:p>
          </table:table-cell>
          <table:table-cell office:value-type="float" office:value="946012">
            <text:p>946012</text:p>
          </table:table-cell>
          <table:table-cell office:value-type="string">
            <text:p>Putative NADP-dependent oxidoreductase yncB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cjG</text:p>
          </table:table-cell>
          <table:table-cell office:value-type="float" office:value="946013">
            <text:p>946013</text:p>
          </table:table-cell>
          <table:table-cell office:value-type="string">
            <text:p>Z2450; ECUMN_1620; ECED1_1533; ECDH10B_1444; b1325; UTI89_C1596; E2348C_1518; ECIAI1_1350; c1797; APECO1_478; ECS88_1467; ECIAI39_1677; EC55989_1489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araB</text:p>
          </table:table-cell>
          <table:table-cell office:value-type="float" office:value="946017">
            <text:p>946017</text:p>
          </table:table-cell>
          <table:table-cell office:value-type="string">
            <text:p>Ribulokin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ncD</text:p>
          </table:table-cell>
          <table:table-cell office:value-type="float" office:value="946015">
            <text:p>946015</text:p>
          </table:table-cell>
          <table:table-cell office:value-type="string">
            <text:p>Probable tonB-dependent receptor yncD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roP</text:p>
          </table:table-cell>
          <table:table-cell office:value-type="float" office:value="946018">
            <text:p>946018</text:p>
          </table:table-cell>
          <table:table-cell office:value-type="string">
            <text:p>Aromatic amino acid transport protein aroP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ansP</text:p>
          </table:table-cell>
          <table:table-cell office:value-type="float" office:value="946019">
            <text:p>946019</text:p>
          </table:table-cell>
          <table:table-cell office:value-type="string">
            <text:p>L-asparagine perme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fcM</text:p>
          </table:table-cell>
          <table:table-cell office:value-type="float" office:value="946807">
            <text:p>946807</text:p>
          </table:table-cell>
          <table:table-cell office:value-type="string">
            <text:p>Uncharacterized protein yfcM</text:p>
          </table:table-cell>
          <table:table-cell office:value-type="string">
            <text:p>['Cell wall membrane envelope biogenesis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opgH</text:p>
          </table:table-cell>
          <table:table-cell office:value-type="float" office:value="945624">
            <text:p>945624</text:p>
          </table:table-cell>
          <table:table-cell office:value-type="string">
            <text:p>Glucans biosynthesis glucosyltransferase H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aeQ</text:p>
          </table:table-cell>
          <table:table-cell office:value-type="float" office:value="946809">
            <text:p>946809</text:p>
          </table:table-cell>
          <table:table-cell office:value-type="string">
            <text:p>Uncharacterized protein yaeQ</text:p>
          </table:table-cell>
          <table:table-cell office:value-type="string">
            <text:p>['Inorganic ion transport and metabolism', 'DNA repair', 'DNA recombination', 'response to DNA damage stimulus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fcL</text:p>
          </table:table-cell>
          <table:table-cell office:value-type="float" office:value="946804">
            <text:p>946804</text:p>
          </table:table-cell>
          <table:table-cell office:value-type="string">
            <text:p>Uncharacterized protein yfcL</text:p>
          </table:table-cell>
          <table:table-cell office:value-type="string">
            <text:p>['Cell wall membrane envelope biogenesis', 'amino acid biosynthetic process', 'aromatic amino acid family biosynthetic process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lbG</text:p>
          </table:table-cell>
          <table:table-cell office:value-type="float" office:value="946803">
            <text:p>946803</text:p>
          </table:table-cell>
          <table:table-cell office:value-type="string">
            <text:p>b0502; ECDH10B_0458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ibD</text:p>
          </table:table-cell>
          <table:table-cell office:value-type="float" office:value="945620">
            <text:p>945620</text:p>
          </table:table-cell>
          <table:table-cell office:value-type="string">
            <text:p>Riboflavin biosynthesis protein ribD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glnP</text:p>
          </table:table-cell>
          <table:table-cell office:value-type="float" office:value="945621">
            <text:p>945621</text:p>
          </table:table-cell>
          <table:table-cell office:value-type="string">
            <text:p>Glutamine transport system permease protein glnP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epA</text:p>
          </table:table-cell>
          <table:table-cell office:value-type="float" office:value="946812">
            <text:p>946812</text:p>
          </table:table-cell>
          <table:table-cell office:value-type="string">
            <text:p>Penicillin-insensitive murein endopeptid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yoB</text:p>
          </table:table-cell>
          <table:table-cell office:value-type="float" office:value="945615">
            <text:p>945615</text:p>
          </table:table-cell>
          <table:table-cell office:value-type="string">
            <text:p>Ubiquinol oxidase subunit 1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rplY</text:p>
          </table:table-cell>
          <table:table-cell office:value-type="float" office:value="945618">
            <text:p>945618</text:p>
          </table:table-cell>
          <table:table-cell office:value-type="string">
            <text:p>50S ribosomal protein L25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fjG</text:p>
          </table:table-cell>
          <table:table-cell office:value-type="float" office:value="945614">
            <text:p>945614</text:p>
          </table:table-cell>
          <table:table-cell office:value-type="string">
            <text:p>UPF0083 protein yfjG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hhJ</text:p>
          </table:table-cell>
          <table:table-cell office:value-type="float" office:value="947991">
            <text:p>947991</text:p>
          </table:table-cell>
          <table:table-cell office:value-type="string">
            <text:p>Inner membrane transport permease yhhJ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msyB</text:p>
          </table:table-cell>
          <table:table-cell office:value-type="float" office:value="945612">
            <text:p>945612</text:p>
          </table:table-cell>
          <table:table-cell office:value-type="string">
            <text:p>Acidic protein msyB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bbA</text:p>
          </table:table-cell>
          <table:table-cell office:value-type="float" office:value="947998">
            <text:p>947998</text:p>
          </table:table-cell>
          <table:table-cell office:value-type="string">
            <text:p>Uncharacterized ABC transporter ATP-binding protein yhiH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hsB</text:p>
          </table:table-cell>
          <table:table-cell office:value-type="float" office:value="947994">
            <text:p>947994</text:p>
          </table:table-cell>
          <table:table-cell office:value-type="string">
            <text:p>Protein rhs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nikR</text:p>
          </table:table-cell>
          <table:table-cell office:value-type="float" office:value="947995">
            <text:p>947995</text:p>
          </table:table-cell>
          <table:table-cell office:value-type="string">
            <text:p>Nickel-responsive regulator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hiN</text:p>
          </table:table-cell>
          <table:table-cell office:value-type="float" office:value="947996">
            <text:p>947996</text:p>
          </table:table-cell>
          <table:table-cell office:value-type="string">
            <text:p>Uncharacterized protein yhiN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slyB</text:p>
          </table:table-cell>
          <table:table-cell office:value-type="float" office:value="946801">
            <text:p>946801</text:p>
          </table:table-cell>
          <table:table-cell office:value-type="string">
            <text:p>Outer membrane lipoprotein slyB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mnmC</text:p>
          </table:table-cell>
          <table:table-cell office:value-type="float" office:value="946800">
            <text:p>946800</text:p>
          </table:table-cell>
          <table:table-cell office:value-type="string">
            <text:p>tRNA 5-methylaminomethyl-2-thiouridine biosynthesis bifunctional protein mnmC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mfd</text:p>
          </table:table-cell>
          <table:table-cell office:value-type="float" office:value="945681">
            <text:p>945681</text:p>
          </table:table-cell>
          <table:table-cell office:value-type="string">
            <text:p>Transcription-repair-coupling factor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pspF</text:p>
          </table:table-cell>
          <table:table-cell office:value-type="float" office:value="945683">
            <text:p>945683</text:p>
          </table:table-cell>
          <table:table-cell office:value-type="string">
            <text:p>Psp operon transcriptional activator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potD</text:p>
          </table:table-cell>
          <table:table-cell office:value-type="float" office:value="945682">
            <text:p>945682</text:p>
          </table:table-cell>
          <table:table-cell office:value-type="string">
            <text:p>Spermidine/putrescine-binding periplasmic protein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cobB</text:p>
          </table:table-cell>
          <table:table-cell office:value-type="float" office:value="945687">
            <text:p>945687</text:p>
          </table:table-cell>
          <table:table-cell office:value-type="string">
            <text:p>NAD-dependent deacetyl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panD</text:p>
          </table:table-cell>
          <table:table-cell office:value-type="float" office:value="945686">
            <text:p>945686</text:p>
          </table:table-cell>
          <table:table-cell office:value-type="string">
            <text:p>Aspartate 1-decarboxyl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nudJ</text:p>
          </table:table-cell>
          <table:table-cell office:value-type="float" office:value="945689">
            <text:p>945689</text:p>
          </table:table-cell>
          <table:table-cell office:value-type="string">
            <text:p>Phosphatase nudJ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ldA</text:p>
          </table:table-cell>
          <table:table-cell office:value-type="float" office:value="945672">
            <text:p>945672</text:p>
          </table:table-cell>
          <table:table-cell office:value-type="string">
            <text:p>Lactaldehyde dehydrogen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nagZ</text:p>
          </table:table-cell>
          <table:table-cell office:value-type="float" office:value="945671">
            <text:p>945671</text:p>
          </table:table-cell>
          <table:table-cell office:value-type="string">
            <text:p>Beta-hexosaminidas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lolD</text:p>
          </table:table-cell>
          <table:table-cell office:value-type="float" office:value="945670">
            <text:p>945670</text:p>
          </table:table-cell>
          <table:table-cell office:value-type="string">
            <text:p>Lipoprotein-releasing system ATP-binding protein lolD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cfP</text:p>
          </table:table-cell>
          <table:table-cell office:value-type="float" office:value="945676">
            <text:p>945676</text:p>
          </table:table-cell>
          <table:table-cell office:value-type="string">
            <text:p>UPF0227 protein ycfP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eaO</text:p>
          </table:table-cell>
          <table:table-cell office:value-type="float" office:value="945675">
            <text:p>945675</text:p>
          </table:table-cell>
          <table:table-cell office:value-type="string">
            <text:p>Uncharacterized protein yeaO</text:p>
          </table:table-cell>
          <table:table-cell office:value-type="string">
            <text:p>[' Primary Active Transporters', 'electron transport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lolC</text:p>
          </table:table-cell>
          <table:table-cell office:value-type="float" office:value="945673">
            <text:p>945673</text:p>
          </table:table-cell>
          <table:table-cell office:value-type="string">
            <text:p>Lipoprotein-releasing system transmembrane protein lolC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flgB</text:p>
          </table:table-cell>
          <table:table-cell office:value-type="float" office:value="945678">
            <text:p>945678</text:p>
          </table:table-cell>
          <table:table-cell office:value-type="string">
            <text:p>Flagellar basal-body rod protein flg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agU</text:p>
          </table:table-cell>
          <table:table-cell office:value-type="float" office:value="945677">
            <text:p>945677</text:p>
          </table:table-cell>
          <table:table-cell office:value-type="string">
            <text:p>Inner membrane protein yagU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parE</text:p>
          </table:table-cell>
          <table:table-cell office:value-type="float" office:value="947501">
            <text:p>947501</text:p>
          </table:table-cell>
          <table:table-cell office:value-type="string">
            <text:p>DNA topoisomerase 4 subunit 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biX</text:p>
          </table:table-cell>
          <table:table-cell office:value-type="float" office:value="947502">
            <text:p>947502</text:p>
          </table:table-cell>
          <table:table-cell office:value-type="string">
            <text:p>PKHD-type hydroxylase ybiX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giN</text:p>
          </table:table-cell>
          <table:table-cell office:value-type="float" office:value="947506">
            <text:p>947506</text:p>
          </table:table-cell>
          <table:table-cell office:value-type="string">
            <text:p>Probable quinol monooxygenase ygiN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holB</text:p>
          </table:table-cell>
          <table:table-cell office:value-type="float" office:value="945661">
            <text:p>945661</text:p>
          </table:table-cell>
          <table:table-cell office:value-type="string">
            <text:p>DNA polymerase III subunit delta'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ceG</text:p>
          </table:table-cell>
          <table:table-cell office:value-type="float" office:value="945660">
            <text:p>945660</text:p>
          </table:table-cell>
          <table:table-cell office:value-type="string">
            <text:p>Uncharacterized protein yceG</text:p>
          </table:table-cell>
          <table:table-cell office:value-type="string">
            <text:p>[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pck</text:p>
          </table:table-cell>
          <table:table-cell office:value-type="float" office:value="945667">
            <text:p>945667</text:p>
          </table:table-cell>
          <table:table-cell office:value-type="string">
            <text:p>Phosphoenolpyruvate carboxykinase [ATP]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cfS</text:p>
          </table:table-cell>
          <table:table-cell office:value-type="float" office:value="945666">
            <text:p>945666</text:p>
          </table:table-cell>
          <table:table-cell office:value-type="string">
            <text:p>Uncharacterized protein ycfS</text:p>
          </table:table-cell>
          <table:table-cell office:value-type="string">
            <text:p>[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spD</text:p>
          </table:table-cell>
          <table:table-cell office:value-type="float" office:value="945669">
            <text:p>945669</text:p>
          </table:table-cell>
          <table:table-cell office:value-type="string">
            <text:p>Cold shock-like protein cspD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tmk</text:p>
          </table:table-cell>
          <table:table-cell office:value-type="float" office:value="945663">
            <text:p>945663</text:p>
          </table:table-cell>
          <table:table-cell office:value-type="string">
            <text:p>Thymidylate kin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lolE</text:p>
          </table:table-cell>
          <table:table-cell office:value-type="float" office:value="945665">
            <text:p>945665</text:p>
          </table:table-cell>
          <table:table-cell office:value-type="string">
            <text:p>Lipoprotein-releasing system transmembrane protein lol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pmF</text:p>
          </table:table-cell>
          <table:table-cell office:value-type="float" office:value="945657">
            <text:p>945657</text:p>
          </table:table-cell>
          <table:table-cell office:value-type="string">
            <text:p>50S ribosomal protein L32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cfH</text:p>
          </table:table-cell>
          <table:table-cell office:value-type="float" office:value="945656">
            <text:p>945656</text:p>
          </table:table-cell>
          <table:table-cell office:value-type="string">
            <text:p>Uncharacterized deoxyribonuclease ycfH</text:p>
          </table:table-cell>
          <table:table-cell office:value-type="string">
            <text:p>[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emtA</text:p>
          </table:table-cell>
          <table:table-cell office:value-type="float" office:value="945655">
            <text:p>945655</text:p>
          </table:table-cell>
          <table:table-cell office:value-type="string">
            <text:p>Endo-type membrane-bound lytic murein transglycosylase 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deoD</text:p>
          </table:table-cell>
          <table:table-cell office:value-type="float" office:value="945654">
            <text:p>945654</text:p>
          </table:table-cell>
          <table:table-cell office:value-type="string">
            <text:p>Purine nucleoside phosphorylase deoD-typ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pqiB</text:p>
          </table:table-cell>
          <table:table-cell office:value-type="float" office:value="945653">
            <text:p>945653</text:p>
          </table:table-cell>
          <table:table-cell office:value-type="string">
            <text:p>Paraquat-inducible protein B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pspE</text:p>
          </table:table-cell>
          <table:table-cell office:value-type="float" office:value="945652">
            <text:p>945652</text:p>
          </table:table-cell>
          <table:table-cell office:value-type="string">
            <text:p>Phage shock protein 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flgK</text:p>
          </table:table-cell>
          <table:table-cell office:value-type="float" office:value="945648">
            <text:p>945648</text:p>
          </table:table-cell>
          <table:table-cell office:value-type="string">
            <text:p>Flagellar hook-associated protein 1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huE</text:p>
          </table:table-cell>
          <table:table-cell office:value-type="float" office:value="945649">
            <text:p>945649</text:p>
          </table:table-cell>
          <table:table-cell office:value-type="string">
            <text:p>FhuE receptor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gntK</text:p>
          </table:table-cell>
          <table:table-cell office:value-type="float" office:value="947937">
            <text:p>947937</text:p>
          </table:table-cell>
          <table:table-cell office:value-type="string">
            <text:p>Thermoresistant gluconokinas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glpG</text:p>
          </table:table-cell>
          <table:table-cell office:value-type="float" office:value="947936">
            <text:p>947936</text:p>
          </table:table-cell>
          <table:table-cell office:value-type="string">
            <text:p>Rhomboid protease glpG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cusB</text:p>
          </table:table-cell>
          <table:table-cell office:value-type="float" office:value="945189">
            <text:p>945189</text:p>
          </table:table-cell>
          <table:table-cell office:value-type="string">
            <text:p>Cation efflux system protein cus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lgS</text:p>
          </table:table-cell>
          <table:table-cell office:value-type="float" office:value="947533">
            <text:p>947533</text:p>
          </table:table-cell>
          <table:table-cell office:value-type="string">
            <text:p>Glycogen synthesis protein glgS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entF</text:p>
          </table:table-cell>
          <table:table-cell office:value-type="float" office:value="945184">
            <text:p>945184</text:p>
          </table:table-cell>
          <table:table-cell office:value-type="string">
            <text:p>Enterobactin synthetase component F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hemH</text:p>
          </table:table-cell>
          <table:table-cell office:value-type="float" office:value="947532">
            <text:p>947532</text:p>
          </table:table-cell>
          <table:table-cell office:value-type="string">
            <text:p>Ferrochelat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fes</text:p>
          </table:table-cell>
          <table:table-cell office:value-type="float" office:value="945181">
            <text:p>945181</text:p>
          </table:table-cell>
          <table:table-cell office:value-type="string">
            <text:p>Enterochelin ester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flgI</text:p>
          </table:table-cell>
          <table:table-cell office:value-type="float" office:value="947534">
            <text:p>947534</text:p>
          </table:table-cell>
          <table:table-cell office:value-type="string">
            <text:p>Flagellar P-ring prote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usF</text:p>
          </table:table-cell>
          <table:table-cell office:value-type="float" office:value="945188">
            <text:p>945188</text:p>
          </table:table-cell>
          <table:table-cell office:value-type="string">
            <text:p>Cation efflux system protein cusF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ompT</text:p>
          </table:table-cell>
          <table:table-cell office:value-type="float" office:value="945185">
            <text:p>945185</text:p>
          </table:table-cell>
          <table:table-cell office:value-type="string">
            <text:p>Protease 7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fepB</text:p>
          </table:table-cell>
          <table:table-cell office:value-type="float" office:value="947538">
            <text:p>947538</text:p>
          </table:table-cell>
          <table:table-cell office:value-type="string">
            <text:p>Ferrienterobactin-binding periplasmic protein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eeN</text:p>
          </table:table-cell>
          <table:table-cell office:value-type="float" office:value="946493">
            <text:p>946493</text:p>
          </table:table-cell>
          <table:table-cell office:value-type="string">
            <text:p>UPF0082 protein yee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epE</text:p>
          </table:table-cell>
          <table:table-cell office:value-type="float" office:value="945180">
            <text:p>945180</text:p>
          </table:table-cell>
          <table:table-cell office:value-type="string">
            <text:p>Ferric enterobactin transport protein fep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shiA</text:p>
          </table:table-cell>
          <table:table-cell office:value-type="float" office:value="946495">
            <text:p>946495</text:p>
          </table:table-cell>
          <table:table-cell office:value-type="string">
            <text:p>Shikimate transporter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glgB</text:p>
          </table:table-cell>
          <table:table-cell office:value-type="float" office:value="947940">
            <text:p>947940</text:p>
          </table:table-cell>
          <table:table-cell office:value-type="string">
            <text:p>1,4-alpha-glucan-branching enzym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dhJ</text:p>
          </table:table-cell>
          <table:table-cell office:value-type="float" office:value="946499">
            <text:p>946499</text:p>
          </table:table-cell>
          <table:table-cell office:value-type="string">
            <text:p>Uncharacterized protein ydhJ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glgX</text:p>
          </table:table-cell>
          <table:table-cell office:value-type="float" office:value="947941">
            <text:p>947941</text:p>
          </table:table-cell>
          <table:table-cell office:value-type="string">
            <text:p>Glycogen debranching enzym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eeJ</text:p>
          </table:table-cell>
          <table:table-cell office:value-type="float" office:value="946498">
            <text:p>946498</text:p>
          </table:table-cell>
          <table:table-cell office:value-type="string">
            <text:p>Uncharacterized protein yeeJ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glgC</text:p>
          </table:table-cell>
          <table:table-cell office:value-type="float" office:value="947942">
            <text:p>947942</text:p>
          </table:table-cell>
          <table:table-cell office:value-type="string">
            <text:p>Glucose-1-phosphate adenylyltransfer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hhX</text:p>
          </table:table-cell>
          <table:table-cell office:value-type="float" office:value="947944">
            <text:p>947944</text:p>
          </table:table-cell>
          <table:table-cell office:value-type="string">
            <text:p>Uncharacterized oxidoreductase yhhX</text:p>
          </table:table-cell>
          <table:table-cell office:value-type="string">
            <text:p>[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hhW</text:p>
          </table:table-cell>
          <table:table-cell office:value-type="float" office:value="947945">
            <text:p>947945</text:p>
          </table:table-cell>
          <table:table-cell office:value-type="string">
            <text:p>Protein yhhW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gntR</text:p>
          </table:table-cell>
          <table:table-cell office:value-type="float" office:value="947946">
            <text:p>947946</text:p>
          </table:table-cell>
          <table:table-cell office:value-type="string">
            <text:p>HTH-type transcriptional regulator gntR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tcR</text:p>
          </table:table-cell>
          <table:table-cell office:value-type="float" office:value="947928">
            <text:p>947928</text:p>
          </table:table-cell>
          <table:table-cell office:value-type="string">
            <text:p>Transcriptional regulatory protein rtcR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glpR</text:p>
          </table:table-cell>
          <table:table-cell office:value-type="float" office:value="947926">
            <text:p>947926</text:p>
          </table:table-cell>
          <table:table-cell office:value-type="string">
            <text:p>Glycerol-3-phosphate regulon repressor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ahpF</text:p>
          </table:table-cell>
          <table:table-cell office:value-type="float" office:value="947540">
            <text:p>947540</text:p>
          </table:table-cell>
          <table:table-cell office:value-type="string">
            <text:p>Alkyl hydroperoxide reductase subunit F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tcB</text:p>
          </table:table-cell>
          <table:table-cell office:value-type="float" office:value="947929">
            <text:p>947929</text:p>
          </table:table-cell>
          <table:table-cell office:value-type="string">
            <text:p>Protein rtcB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rnk</text:p>
          </table:table-cell>
          <table:table-cell office:value-type="float" office:value="947546">
            <text:p>947546</text:p>
          </table:table-cell>
          <table:table-cell office:value-type="string">
            <text:p>Regulator of nucleoside diphosphate kin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folB</text:p>
          </table:table-cell>
          <table:table-cell office:value-type="float" office:value="947544">
            <text:p>947544</text:p>
          </table:table-cell>
          <table:table-cell office:value-type="string">
            <text:p>Dihydroneopterin aldol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quuD</text:p>
          </table:table-cell>
          <table:table-cell office:value-type="float" office:value="945177">
            <text:p>945177</text:p>
          </table:table-cell>
          <table:table-cell office:value-type="string">
            <text:p>Antitermination protein Q homolog from lambdoid prophage DLP12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odA</text:p>
          </table:table-cell>
          <table:table-cell office:value-type="float" office:value="946480">
            <text:p>946480</text:p>
          </table:table-cell>
          <table:table-cell office:value-type="string">
            <text:p>Metal-binding protein yod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zinT</text:p>
          </table:table-cell>
          <table:table-cell office:value-type="float" office:value="946480">
            <text:p>946480</text:p>
          </table:table-cell>
          <table:table-cell office:value-type="string">
            <text:p>Metal-binding protein yod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diQ</text:p>
          </table:table-cell>
          <table:table-cell office:value-type="float" office:value="946482">
            <text:p>946482</text:p>
          </table:table-cell>
          <table:table-cell office:value-type="string">
            <text:p>Putative electron transfer flavoprotein subunit ydiQ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edY</text:p>
          </table:table-cell>
          <table:table-cell office:value-type="float" office:value="946484">
            <text:p>946484</text:p>
          </table:table-cell>
          <table:table-cell office:value-type="string">
            <text:p>UPF0190 protein yedY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hiuH</text:p>
          </table:table-cell>
          <table:table-cell office:value-type="float" office:value="946485">
            <text:p>946485</text:p>
          </table:table-cell>
          <table:table-cell office:value-type="string">
            <text:p>5-hydroxyisourate hydrol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damX</text:p>
          </table:table-cell>
          <table:table-cell office:value-type="float" office:value="947930">
            <text:p>947930</text:p>
          </table:table-cell>
          <table:table-cell office:value-type="string">
            <text:p>Protein damX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edV</text:p>
          </table:table-cell>
          <table:table-cell office:value-type="float" office:value="946487">
            <text:p>946487</text:p>
          </table:table-cell>
          <table:table-cell office:value-type="string">
            <text:p>Sensor protein; Putative sensor-like histidine kinase yedV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glgP</text:p>
          </table:table-cell>
          <table:table-cell office:value-type="float" office:value="947931">
            <text:p>947931</text:p>
          </table:table-cell>
          <table:table-cell office:value-type="string">
            <text:p>Phosphorylase; Glycogen phosphoryl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mtfA</text:p>
          </table:table-cell>
          <table:table-cell office:value-type="float" office:value="946489">
            <text:p>946489</text:p>
          </table:table-cell>
          <table:table-cell office:value-type="string">
            <text:p>Protein mtf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glpD</text:p>
          </table:table-cell>
          <table:table-cell office:value-type="float" office:value="947934">
            <text:p>947934</text:p>
          </table:table-cell>
          <table:table-cell office:value-type="string">
            <text:p>Aerobic glycerol-3-phosphate dehydrogen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glpE</text:p>
          </table:table-cell>
          <table:table-cell office:value-type="float" office:value="947935">
            <text:p>947935</text:p>
          </table:table-cell>
          <table:table-cell office:value-type="string">
            <text:p>Thiosulfate sulfurtransferase glp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lgA</text:p>
          </table:table-cell>
          <table:table-cell office:value-type="float" office:value="947932">
            <text:p>947932</text:p>
          </table:table-cell>
          <table:table-cell office:value-type="string">
            <text:p>Glycogen synth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feoB</text:p>
          </table:table-cell>
          <table:table-cell office:value-type="float" office:value="947919">
            <text:p>947919</text:p>
          </table:table-cell>
          <table:table-cell office:value-type="string">
            <text:p>Ferrous iron transport protein B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cpdA</text:p>
          </table:table-cell>
          <table:table-cell office:value-type="float" office:value="947515">
            <text:p>947515</text:p>
          </table:table-cell>
          <table:table-cell office:value-type="string">
            <text:p>Protein icc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raA</text:p>
          </table:table-cell>
          <table:table-cell office:value-type="float" office:value="947511">
            <text:p>947511</text:p>
          </table:table-cell>
          <table:table-cell office:value-type="string">
            <text:p>L-arabinose isomer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fhuD</text:p>
          </table:table-cell>
          <table:table-cell office:value-type="float" office:value="947510">
            <text:p>947510</text:p>
          </table:table-cell>
          <table:table-cell office:value-type="string">
            <text:p>Iron(3+)-hydroxamate-binding protein fhuD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kgH</text:p>
          </table:table-cell>
          <table:table-cell office:value-type="float" office:value="947513">
            <text:p>947513</text:p>
          </table:table-cell>
          <table:table-cell office:value-type="string">
            <text:p>Uncharacterized protein ykgH</text:p>
          </table:table-cell>
          <table:table-cell office:value-type="string">
            <text:p>[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afC</text:p>
          </table:table-cell>
          <table:table-cell office:value-type="float" office:value="947507">
            <text:p>947507</text:p>
          </table:table-cell>
          <table:table-cell office:value-type="string">
            <text:p>Uncharacterized HTH-type transcriptional regulator yafC</text:p>
          </table:table-cell>
          <table:table-cell office:value-type="string">
            <text:p>['Transcription', ' RNA related', ' Type of regulation', 'transcription', 'regulation of transcription <text:s/>DNA dependent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alT</text:p>
          </table:table-cell>
          <table:table-cell office:value-type="float" office:value="947921">
            <text:p>947921</text:p>
          </table:table-cell>
          <table:table-cell office:value-type="string">
            <text:p>HTH-type transcriptional regulator malT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alQ</text:p>
          </table:table-cell>
          <table:table-cell office:value-type="float" office:value="947923">
            <text:p>947923</text:p>
          </table:table-cell>
          <table:table-cell office:value-type="string">
            <text:p>4-alpha-glucanotransfer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gntT</text:p>
          </table:table-cell>
          <table:table-cell office:value-type="float" office:value="947924">
            <text:p>947924</text:p>
          </table:table-cell>
          <table:table-cell office:value-type="string">
            <text:p>High-affinity gluconate transporter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lptA</text:p>
          </table:table-cell>
          <table:table-cell office:value-type="float" office:value="947920">
            <text:p>947920</text:p>
          </table:table-cell>
          <table:table-cell office:value-type="string">
            <text:p>Lipopolysaccharide export system protein lpt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eoA</text:p>
          </table:table-cell>
          <table:table-cell office:value-type="float" office:value="947909">
            <text:p>947909</text:p>
          </table:table-cell>
          <table:table-cell office:value-type="string">
            <text:p>Ferrous iron transport protein 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mrcA</text:p>
          </table:table-cell>
          <table:table-cell office:value-type="float" office:value="947907">
            <text:p>947907</text:p>
          </table:table-cell>
          <table:table-cell office:value-type="string">
            <text:p>Penicillin-binding protein 1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nudE</text:p>
          </table:table-cell>
          <table:table-cell office:value-type="float" office:value="947906">
            <text:p>947906</text:p>
          </table:table-cell>
          <table:table-cell office:value-type="string">
            <text:p>ADP compounds hydrolase nud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rfF</text:p>
          </table:table-cell>
          <table:table-cell office:value-type="float" office:value="947905">
            <text:p>947905</text:p>
          </table:table-cell>
          <table:table-cell office:value-type="string">
            <text:p>Putative membrane protein igaA homolog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rfG</text:p>
          </table:table-cell>
          <table:table-cell office:value-type="float" office:value="947904">
            <text:p>947904</text:p>
          </table:table-cell>
          <table:table-cell office:value-type="string">
            <text:p>Uncharacterized protein yrfG</text:p>
          </table:table-cell>
          <table:table-cell office:value-type="string">
            <text:p>[' Adaptation to stress', 'protein folding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elbB</text:p>
          </table:table-cell>
          <table:table-cell office:value-type="float" office:value="947903">
            <text:p>947903</text:p>
          </table:table-cell>
          <table:table-cell office:value-type="string">
            <text:p>Enhancing lycopene biosynthesis protein 2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mhpA</text:p>
          </table:table-cell>
          <table:table-cell office:value-type="float" office:value="945197">
            <text:p>945197</text:p>
          </table:table-cell>
          <table:table-cell office:value-type="string">
            <text:p>3-(3-hydroxy-phenyl)propionate/3-hydroxycinnamic acid hydroxyl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prpC</text:p>
          </table:table-cell>
          <table:table-cell office:value-type="float" office:value="947528">
            <text:p>947528</text:p>
          </table:table-cell>
          <table:table-cell office:value-type="string">
            <text:p>2-methylcitrate synth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gcF</text:p>
          </table:table-cell>
          <table:table-cell office:value-type="float" office:value="947527">
            <text:p>947527</text:p>
          </table:table-cell>
          <table:table-cell office:value-type="string">
            <text:p>Uncharacterized protein ygcF</text:p>
          </table:table-cell>
          <table:table-cell office:value-type="string">
            <text:p>[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iscX</text:p>
          </table:table-cell>
          <table:table-cell office:value-type="float" office:value="945196">
            <text:p>945196</text:p>
          </table:table-cell>
          <table:table-cell office:value-type="string">
            <text:p>Protein iscX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ibB</text:p>
          </table:table-cell>
          <table:table-cell office:value-type="float" office:value="947526">
            <text:p>947526</text:p>
          </table:table-cell>
          <table:table-cell office:value-type="string">
            <text:p>3,4-dihydroxy-2-butanone 4-phosphate synth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pheP</text:p>
          </table:table-cell>
          <table:table-cell office:value-type="float" office:value="945199">
            <text:p>945199</text:p>
          </table:table-cell>
          <table:table-cell office:value-type="string">
            <text:p>Phenylalanine-specific perme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toD</text:p>
          </table:table-cell>
          <table:table-cell office:value-type="float" office:value="947525">
            <text:p>947525</text:p>
          </table:table-cell>
          <table:table-cell office:value-type="string">
            <text:p>Acetate CoA-transferase subunit alph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thrC</text:p>
          </table:table-cell>
          <table:table-cell office:value-type="float" office:value="945198">
            <text:p>945198</text:p>
          </table:table-cell>
          <table:table-cell office:value-type="string">
            <text:p>Threonine synth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epA</text:p>
          </table:table-cell>
          <table:table-cell office:value-type="float" office:value="945193">
            <text:p>945193</text:p>
          </table:table-cell>
          <table:table-cell office:value-type="string">
            <text:p>Ferrienterobactin receptor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qiC</text:p>
          </table:table-cell>
          <table:table-cell office:value-type="float" office:value="947524">
            <text:p>947524</text:p>
          </table:table-cell>
          <table:table-cell office:value-type="string">
            <text:p>Uncharacterized protein yqiC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giL</text:p>
          </table:table-cell>
          <table:table-cell office:value-type="float" office:value="947522">
            <text:p>947522</text:p>
          </table:table-cell>
          <table:table-cell office:value-type="string">
            <text:p>Uncharacterized fimbrial-like protein ygiL</text:p>
          </table:table-cell>
          <table:table-cell office:value-type="string">
            <text:p>['Replication <text:s/>recombination and repair'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pmA</text:p>
          </table:table-cell>
          <table:table-cell office:value-type="float" office:value="945190">
            <text:p>945190</text:p>
          </table:table-cell>
          <table:table-cell office:value-type="string">
            <text:p>50S ribosomal protein L27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usA</text:p>
          </table:table-cell>
          <table:table-cell office:value-type="float" office:value="945191">
            <text:p>945191</text:p>
          </table:table-cell>
          <table:table-cell office:value-type="string">
            <text:p>Cation efflux system protein cusA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cjN</text:p>
          </table:table-cell>
          <table:table-cell office:value-type="float" office:value="945696">
            <text:p>945696</text:p>
          </table:table-cell>
          <table:table-cell office:value-type="string">
            <text:p>Putative ABC transporter periplasmic-binding protein ycjN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qiB</text:p>
          </table:table-cell>
          <table:table-cell office:value-type="float" office:value="947518">
            <text:p>947518</text:p>
          </table:table-cell>
          <table:table-cell office:value-type="string">
            <text:p>Uncharacterized protein yqiB</text:p>
          </table:table-cell>
          <table:table-cell office:value-type="string">
            <text:p>['Replication <text:s/>recombination and repair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nudF</text:p>
          </table:table-cell>
          <table:table-cell office:value-type="float" office:value="947519">
            <text:p>947519</text:p>
          </table:table-cell>
          <table:table-cell office:value-type="string">
            <text:p>ADP-ribose pyrophosphat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hslR</text:p>
          </table:table-cell>
          <table:table-cell office:value-type="float" office:value="947912">
            <text:p>947912</text:p>
          </table:table-cell>
          <table:table-cell office:value-type="string">
            <text:p>Heat shock protein 15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potB</text:p>
          </table:table-cell>
          <table:table-cell office:value-type="float" office:value="945692">
            <text:p>945692</text:p>
          </table:table-cell>
          <table:table-cell office:value-type="string">
            <text:p>Spermidine/putrescine transport system permease protein pot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ompR</text:p>
          </table:table-cell>
          <table:table-cell office:value-type="float" office:value="947913">
            <text:p>947913</text:p>
          </table:table-cell>
          <table:table-cell office:value-type="string">
            <text:p>Transcriptional regulatory protein ompR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rbL</text:p>
          </table:table-cell>
          <table:table-cell office:value-type="float" office:value="947910">
            <text:p>947910</text:p>
          </table:table-cell>
          <table:table-cell office:value-type="string">
            <text:p>Uncharacterized protein yrbL</text:p>
          </table:table-cell>
          <table:table-cell office:value-type="string">
            <text:p>['Carbohydrate transport and metabolism', ' Macromolecules <text:s/>cellular constituent <text:s text:c="2"/>biosynthesis', ' Central intermediary metabolism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hflD</text:p>
          </table:table-cell>
          <table:table-cell office:value-type="float" office:value="945693">
            <text:p>945693</text:p>
          </table:table-cell>
          <table:table-cell office:value-type="string">
            <text:p>ECIAI1_1170; ECS88_1147; ECDH10B_1204; b1132; ECIAI39_2005; ECED1_1276; E2348C_1273; ECUMN_1376; EC55989_1245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hgF</text:p>
          </table:table-cell>
          <table:table-cell office:value-type="float" office:value="947911">
            <text:p>947911</text:p>
          </table:table-cell>
          <table:table-cell office:value-type="string">
            <text:p>Protein yhgF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psU</text:p>
          </table:table-cell>
          <table:table-cell office:value-type="float" office:value="947577">
            <text:p>947577</text:p>
          </table:table-cell>
          <table:table-cell office:value-type="string">
            <text:p>30S ribosomal protein S21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dnaG</text:p>
          </table:table-cell>
          <table:table-cell office:value-type="float" office:value="947570">
            <text:p>947570</text:p>
          </table:table-cell>
          <table:table-cell office:value-type="string">
            <text:p>DNA prim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pfH</text:p>
          </table:table-cell>
          <table:table-cell office:value-type="float" office:value="947571">
            <text:p>947571</text:p>
          </table:table-cell>
          <table:table-cell office:value-type="string">
            <text:p>Esterase ypfH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cbpA</text:p>
          </table:table-cell>
          <table:table-cell office:value-type="float" office:value="947572">
            <text:p>947572</text:p>
          </table:table-cell>
          <table:table-cell office:value-type="string">
            <text:p>Curved DNA-binding protein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holA</text:p>
          </table:table-cell>
          <table:table-cell office:value-type="float" office:value="947573">
            <text:p>947573</text:p>
          </table:table-cell>
          <table:table-cell office:value-type="string">
            <text:p>DNA polymerase III subunit delt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btuF</text:p>
          </table:table-cell>
          <table:table-cell office:value-type="float" office:value="947574">
            <text:p>947574</text:p>
          </table:table-cell>
          <table:table-cell office:value-type="string">
            <text:p>Vitamin B12-binding protein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dcrB</text:p>
          </table:table-cell>
          <table:table-cell office:value-type="float" office:value="947983">
            <text:p>947983</text:p>
          </table:table-cell>
          <table:table-cell office:value-type="string">
            <text:p>Protein dcrB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thiD</text:p>
          </table:table-cell>
          <table:table-cell office:value-type="float" office:value="946459">
            <text:p>946459</text:p>
          </table:table-cell>
          <table:table-cell office:value-type="string">
            <text:p>Phosphomethylpyrimidine kin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nikD</text:p>
          </table:table-cell>
          <table:table-cell office:value-type="float" office:value="947989">
            <text:p>947989</text:p>
          </table:table-cell>
          <table:table-cell office:value-type="string">
            <text:p>Nickel import ATP-binding protein nikD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alsE</text:p>
          </table:table-cell>
          <table:table-cell office:value-type="float" office:value="948595">
            <text:p>948595</text:p>
          </table:table-cell>
          <table:table-cell office:value-type="string">
            <text:p>D-allulose-6-phosphate 3-epimer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jcS</text:p>
          </table:table-cell>
          <table:table-cell office:value-type="float" office:value="948597">
            <text:p>948597</text:p>
          </table:table-cell>
          <table:table-cell office:value-type="string">
            <text:p>Uncharacterized protein yjcS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gltP</text:p>
          </table:table-cell>
          <table:table-cell office:value-type="float" office:value="948591">
            <text:p>948591</text:p>
          </table:table-cell>
          <table:table-cell office:value-type="string">
            <text:p>Proton glutamate symport prote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rgS</text:p>
          </table:table-cell>
          <table:table-cell office:value-type="float" office:value="946452">
            <text:p>946452</text:p>
          </table:table-cell>
          <table:table-cell office:value-type="string">
            <text:p>Arginyl-tRNA synthet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ibE</text:p>
          </table:table-cell>
          <table:table-cell office:value-type="float" office:value="946453">
            <text:p>946453</text:p>
          </table:table-cell>
          <table:table-cell office:value-type="string">
            <text:p>6,7-dimethyl-8-ribityllumazine synth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lmG</text:p>
          </table:table-cell>
          <table:table-cell office:value-type="float" office:value="947589">
            <text:p>947589</text:p>
          </table:table-cell>
          <table:table-cell office:value-type="string">
            <text:p>Ribosomal RNA large subunit methyltransferase G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utQ</text:p>
          </table:table-cell>
          <table:table-cell office:value-type="float" office:value="947587">
            <text:p>947587</text:p>
          </table:table-cell>
          <table:table-cell office:value-type="string">
            <text:p>Protein gutQ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qjH</text:p>
          </table:table-cell>
          <table:table-cell office:value-type="float" office:value="947582">
            <text:p>947582</text:p>
          </table:table-cell>
          <table:table-cell office:value-type="string">
            <text:p>Uncharacterized protein yqjH</text:p>
          </table:table-cell>
          <table:table-cell office:value-type="string">
            <text:p>[' Adaptation to stress', 'ion transport', 'iron ion transport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ftsX</text:p>
          </table:table-cell>
          <table:table-cell office:value-type="float" office:value="947969">
            <text:p>947969</text:p>
          </table:table-cell>
          <table:table-cell office:value-type="string">
            <text:p>Cell division protein ftsX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nuoK</text:p>
          </table:table-cell>
          <table:table-cell office:value-type="float" office:value="947580">
            <text:p>947580</text:p>
          </table:table-cell>
          <table:table-cell office:value-type="string">
            <text:p>NADH-quinone oxidoreductase subunit K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ebgR</text:p>
          </table:table-cell>
          <table:table-cell office:value-type="float" office:value="947586">
            <text:p>947586</text:p>
          </table:table-cell>
          <table:table-cell office:value-type="string">
            <text:p>HTH-type transcriptional regulator ebgR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ebgA</text:p>
          </table:table-cell>
          <table:table-cell office:value-type="float" office:value="947583">
            <text:p>947583</text:p>
          </table:table-cell>
          <table:table-cell office:value-type="string">
            <text:p>Evolved beta-galactosidase subunit alph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qjI</text:p>
          </table:table-cell>
          <table:table-cell office:value-type="float" office:value="947584">
            <text:p>947584</text:p>
          </table:table-cell>
          <table:table-cell office:value-type="string">
            <text:p>Uncharacterized protein yqjI</text:p>
          </table:table-cell>
          <table:table-cell office:value-type="string">
            <text:p>[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hhM</text:p>
          </table:table-cell>
          <table:table-cell office:value-type="float" office:value="947975">
            <text:p>947975</text:p>
          </table:table-cell>
          <table:table-cell office:value-type="string">
            <text:p>Uncharacterized protein yhhM</text:p>
          </table:table-cell>
          <table:table-cell office:value-type="string">
            <text:p>[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zntA</text:p>
          </table:table-cell>
          <table:table-cell office:value-type="float" office:value="947972">
            <text:p>947972</text:p>
          </table:table-cell>
          <table:table-cell office:value-type="string">
            <text:p>Lead, cadmium, zinc and mercury-transporting ATP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cpT</text:p>
          </table:table-cell>
          <table:table-cell office:value-type="float" office:value="947979">
            <text:p>947979</text:p>
          </table:table-cell>
          <table:table-cell office:value-type="string">
            <text:p>4'-phosphopantetheinyl transferase acpT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jcO</text:p>
          </table:table-cell>
          <table:table-cell office:value-type="float" office:value="948586">
            <text:p>948586</text:p>
          </table:table-cell>
          <table:table-cell office:value-type="string">
            <text:p>Uncharacterized protein yjcO</text:p>
          </table:table-cell>
          <table:table-cell office:value-type="string">
            <text:p>[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hemD</text:p>
          </table:table-cell>
          <table:table-cell office:value-type="float" office:value="948587">
            <text:p>948587</text:p>
          </table:table-cell>
          <table:table-cell office:value-type="string">
            <text:p>Uroporphyrinogen-III synth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dgC</text:p>
          </table:table-cell>
          <table:table-cell office:value-type="float" office:value="948585">
            <text:p>948585</text:p>
          </table:table-cell>
          <table:table-cell office:value-type="string">
            <text:p>Recombination-associated protein rdgC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livJ</text:p>
          </table:table-cell>
          <table:table-cell office:value-type="float" office:value="947971">
            <text:p>947971</text:p>
          </table:table-cell>
          <table:table-cell office:value-type="string">
            <text:p>Leu/Ile/Val-binding protein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mdtO</text:p>
          </table:table-cell>
          <table:table-cell office:value-type="float" office:value="948582">
            <text:p>948582</text:p>
          </table:table-cell>
          <table:table-cell office:value-type="string">
            <text:p>Multidrug resistance protein mdtO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poH</text:p>
          </table:table-cell>
          <table:table-cell office:value-type="float" office:value="947970">
            <text:p>947970</text:p>
          </table:table-cell>
          <table:table-cell office:value-type="string">
            <text:p>RNA polymerase sigma-32 factor; RNA polymerase sigma factor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dnaQ</text:p>
          </table:table-cell>
          <table:table-cell office:value-type="float" office:value="946441">
            <text:p>946441</text:p>
          </table:table-cell>
          <table:table-cell office:value-type="string">
            <text:p>DNA polymerase III subunit epsilo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giF</text:p>
          </table:table-cell>
          <table:table-cell office:value-type="float" office:value="947554">
            <text:p>947554</text:p>
          </table:table-cell>
          <table:table-cell office:value-type="string">
            <text:p>Uncharacterized protein ygiF</text:p>
          </table:table-cell>
          <table:table-cell office:value-type="string">
            <text:p>['Amino acid transport and metabolism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lnE</text:p>
          </table:table-cell>
          <table:table-cell office:value-type="float" office:value="947552">
            <text:p>947552</text:p>
          </table:table-cell>
          <table:table-cell office:value-type="string">
            <text:p>Glutamate-ammonia-ligase adenylyltransfer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cca</text:p>
          </table:table-cell>
          <table:table-cell office:value-type="float" office:value="947553">
            <text:p>947553</text:p>
          </table:table-cell>
          <table:table-cell office:value-type="string">
            <text:p>Multifunctional CCA protein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rbA</text:p>
          </table:table-cell>
          <table:table-cell office:value-type="float" office:value="947958">
            <text:p>947958</text:p>
          </table:table-cell>
          <table:table-cell office:value-type="string">
            <text:p>Uncharacterized protein yrbA</text:p>
          </table:table-cell>
          <table:table-cell office:value-type="string">
            <text:p>['Amino acid transport and metabolism', ' Building block biosynthesis', 'amino acid biosynthetic process'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livM</text:p>
          </table:table-cell>
          <table:table-cell office:value-type="float" office:value="947966">
            <text:p>947966</text:p>
          </table:table-cell>
          <table:table-cell office:value-type="string">
            <text:p>High-affinity branched-chain amino acid transport system permease protein livM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jcE</text:p>
          </table:table-cell>
          <table:table-cell office:value-type="float" office:value="948577">
            <text:p>948577</text:p>
          </table:table-cell>
          <table:table-cell office:value-type="string">
            <text:p>Uncharacterized Na(+)/H(+) exchanger yjcE</text:p>
          </table:table-cell>
          <table:table-cell office:value-type="string">
            <text:p>['rRNA processing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dgD</text:p>
          </table:table-cell>
          <table:table-cell office:value-type="float" office:value="946436">
            <text:p>946436</text:p>
          </table:table-cell>
          <table:table-cell office:value-type="string">
            <text:p>Uncharacterized serine protease ydgD</text:p>
          </table:table-cell>
          <table:table-cell office:value-type="string">
            <text:p>['response to stress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ftsE</text:p>
          </table:table-cell>
          <table:table-cell office:value-type="float" office:value="947968">
            <text:p>947968</text:p>
          </table:table-cell>
          <table:table-cell office:value-type="string">
            <text:p>Cell division ATP-binding protein ft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ugpB</text:p>
          </table:table-cell>
          <table:table-cell office:value-type="float" office:value="947962">
            <text:p>947962</text:p>
          </table:table-cell>
          <table:table-cell office:value-type="string">
            <text:p>sn-glycerol-3-phosphate-binding periplasmic protein ugpB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livF</text:p>
          </table:table-cell>
          <table:table-cell office:value-type="float" office:value="947961">
            <text:p>947961</text:p>
          </table:table-cell>
          <table:table-cell office:value-type="string">
            <text:p>High-affinity branched-chain amino acid transport ATP-binding protein livF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fdE</text:p>
          </table:table-cell>
          <table:table-cell office:value-type="float" office:value="946432">
            <text:p>946432</text:p>
          </table:table-cell>
          <table:table-cell office:value-type="string">
            <text:p>Uncharacterized protein yfdE</text:p>
          </table:table-cell>
          <table:table-cell office:value-type="string">
            <text:p>['metabolic process']</text:p>
          </table:table-cell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livK</text:p>
          </table:table-cell>
          <table:table-cell office:value-type="float" office:value="947964">
            <text:p>947964</text:p>
          </table:table-cell>
          <table:table-cell office:value-type="string">
            <text:p>Leucine-specific-binding protein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hhK</text:p>
          </table:table-cell>
          <table:table-cell office:value-type="float" office:value="947963">
            <text:p>947963</text:p>
          </table:table-cell>
          <table:table-cell office:value-type="string">
            <text:p>Uncharacterized protein yhhK</text:p>
          </table:table-cell>
          <table:table-cell office:value-type="string">
            <text:p>[' Carbon compound utilization', ' Metabolism of other compounds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beY</text:p>
          </table:table-cell>
          <table:table-cell office:value-type="float" office:value="946430">
            <text:p>946430</text:p>
          </table:table-cell>
          <table:table-cell office:value-type="string">
            <text:p>Putative metalloprotease ybeY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ssb</text:p>
          </table:table-cell>
          <table:table-cell office:value-type="float" office:value="948570">
            <text:p>948570</text:p>
          </table:table-cell>
          <table:table-cell office:value-type="string">
            <text:p>Single-stranded DNA-binding protein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nrfA</text:p>
          </table:table-cell>
          <table:table-cell office:value-type="float" office:value="948571">
            <text:p>948571</text:p>
          </table:table-cell>
          <table:table-cell office:value-type="string">
            <text:p>Cytochrome c-552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acs</text:p>
          </table:table-cell>
          <table:table-cell office:value-type="float" office:value="948572">
            <text:p>948572</text:p>
          </table:table-cell>
          <table:table-cell office:value-type="string">
            <text:p>Acetyl-coenzyme A synthet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azoR</text:p>
          </table:table-cell>
          <table:table-cell office:value-type="float" office:value="947569">
            <text:p>947569</text:p>
          </table:table-cell>
          <table:table-cell office:value-type="string">
            <text:p>FMN-dependent NADH-azoreduct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poD</text:p>
          </table:table-cell>
          <table:table-cell office:value-type="float" office:value="947567">
            <text:p>947567</text:p>
          </table:table-cell>
          <table:table-cell office:value-type="string">
            <text:p>RNA polymerase sigma factor rpoD; RNA polymerase sigma factor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ttdR</text:p>
          </table:table-cell>
          <table:table-cell office:value-type="float" office:value="947562">
            <text:p>947562</text:p>
          </table:table-cell>
          <table:table-cell office:value-type="string">
            <text:p>HTH-type transcriptional activator ttdR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fcS</text:p>
          </table:table-cell>
          <table:table-cell office:value-type="float" office:value="946418">
            <text:p>946418</text:p>
          </table:table-cell>
          <table:table-cell office:value-type="string">
            <text:p>Uncharacterized fimbrial chaperone yfcS</text:p>
          </table:table-cell>
          <table:table-cell office:value-type="string">
            <text:p>['Cell motility', 'Intracellular trafficking <text:s/>secretion <text:s/>and vesicular transport', ' Macromolecules <text:s/>cellular constituent <text:s text:c="2"/>biosynthesis'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mug</text:p>
          </table:table-cell>
          <table:table-cell office:value-type="float" office:value="947560">
            <text:p>947560</text:p>
          </table:table-cell>
          <table:table-cell office:value-type="string">
            <text:p>G/U mismatch-specific DNA glycosylas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ggt</text:p>
          </table:table-cell>
          <table:table-cell office:value-type="float" office:value="947947">
            <text:p>947947</text:p>
          </table:table-cell>
          <table:table-cell office:value-type="string">
            <text:p>Gamma-glutamyltranspeptid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rhB</text:p>
          </table:table-cell>
          <table:table-cell office:value-type="float" office:value="947948">
            <text:p>947948</text:p>
          </table:table-cell>
          <table:table-cell office:value-type="string">
            <text:p>Uncharacterized protein yrhB</text:p>
          </table:table-cell>
          <table:table-cell office:value-type="string">
            <text:p>[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hhA</text:p>
          </table:table-cell>
          <table:table-cell office:value-type="float" office:value="947956">
            <text:p>947956</text:p>
          </table:table-cell>
          <table:table-cell office:value-type="string">
            <text:p>Uncharacterized protein yhhA</text:p>
          </table:table-cell>
          <table:table-cell office:value-type="string">
            <text:p>['Cell cycle control <text:s/>cell division <text:s/>chromosome partitioning', ' Cell division', 'cell cycle', 'cell division'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fecA</text:p>
          </table:table-cell>
          <table:table-cell office:value-type="float" office:value="946427">
            <text:p>946427</text:p>
          </table:table-cell>
          <table:table-cell office:value-type="string">
            <text:p>Fe(3+) dicitrate transport protein fec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ugpQ</text:p>
          </table:table-cell>
          <table:table-cell office:value-type="float" office:value="947955">
            <text:p>947955</text:p>
          </table:table-cell>
          <table:table-cell office:value-type="string">
            <text:p>Glycerophosphoryl diester phosphodiester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rbB</text:p>
          </table:table-cell>
          <table:table-cell office:value-type="float" office:value="947954">
            <text:p>947954</text:p>
          </table:table-cell>
          <table:table-cell office:value-type="string">
            <text:p>Uncharacterized protein yrbB</text:p>
          </table:table-cell>
          <table:table-cell office:value-type="string">
            <text:p>['Cell wall membrane envelope biogenesis', ' Macromolecules <text:s/>cellular constituent <text:s text:c="2"/>biosynthesis', 'cell cycle', 'cell division'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mlaB</text:p>
          </table:table-cell>
          <table:table-cell office:value-type="float" office:value="947954">
            <text:p>947954</text:p>
          </table:table-cell>
          <table:table-cell office:value-type="string">
            <text:p>Uncharacterized protein yrbB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ugpC</text:p>
          </table:table-cell>
          <table:table-cell office:value-type="float" office:value="947953">
            <text:p>947953</text:p>
          </table:table-cell>
          <table:table-cell office:value-type="string">
            <text:p>sn-glycerol-3-phosphate import ATP-binding protein ugpC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uvrY</text:p>
          </table:table-cell>
          <table:table-cell office:value-type="float" office:value="946424">
            <text:p>946424</text:p>
          </table:table-cell>
          <table:table-cell office:value-type="string">
            <text:p>Response regulator uvrY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jbR</text:p>
          </table:table-cell>
          <table:table-cell office:value-type="float" office:value="948560">
            <text:p>948560</text:p>
          </table:table-cell>
          <table:table-cell office:value-type="string">
            <text:p>Uncharacterized protein yjbR</text:p>
          </table:table-cell>
          <table:table-cell office:value-type="string">
            <text:p>['Amino acid transport and metabolism', ' Central intermediary metabolism', 'amino acid biosynthetic process', 'biosynthetic process', 'aromatic amino acid family biosynthetic process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alr</text:p>
          </table:table-cell>
          <table:table-cell office:value-type="float" office:value="948564">
            <text:p>948564</text:p>
          </table:table-cell>
          <table:table-cell office:value-type="string">
            <text:p>Alanine racemase, biosynthetic; Alanine racem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jcD</text:p>
          </table:table-cell>
          <table:table-cell office:value-type="float" office:value="948565">
            <text:p>948565</text:p>
          </table:table-cell>
          <table:table-cell office:value-type="string">
            <text:p>Putative permease yjcD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aphA</text:p>
          </table:table-cell>
          <table:table-cell office:value-type="float" office:value="948562">
            <text:p>948562</text:p>
          </table:table-cell>
          <table:table-cell office:value-type="string">
            <text:p>Class B acid phosphat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xylE</text:p>
          </table:table-cell>
          <table:table-cell office:value-type="float" office:value="948529">
            <text:p>948529</text:p>
          </table:table-cell>
          <table:table-cell office:value-type="string">
            <text:p>D-xylose-proton symporter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hepA</text:p>
          </table:table-cell>
          <table:table-cell office:value-type="float" office:value="948523">
            <text:p>948523</text:p>
          </table:table-cell>
          <table:table-cell office:value-type="string">
            <text:p>RNA polymerase-associated protein rap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apA</text:p>
          </table:table-cell>
          <table:table-cell office:value-type="float" office:value="948523">
            <text:p>948523</text:p>
          </table:table-cell>
          <table:table-cell office:value-type="string">
            <text:p>RNA polymerase-associated protein rap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iclR</text:p>
          </table:table-cell>
          <table:table-cell office:value-type="float" office:value="948524">
            <text:p>948524</text:p>
          </table:table-cell>
          <table:table-cell office:value-type="string">
            <text:p>Acetate operon repressor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jbB</text:p>
          </table:table-cell>
          <table:table-cell office:value-type="float" office:value="948521">
            <text:p>948521</text:p>
          </table:table-cell>
          <table:table-cell office:value-type="string">
            <text:p>Uncharacterized protein yjbB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pepE</text:p>
          </table:table-cell>
          <table:table-cell office:value-type="float" office:value="948520">
            <text:p>948520</text:p>
          </table:table-cell>
          <table:table-cell office:value-type="string">
            <text:p>Peptidase 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ubiE</text:p>
          </table:table-cell>
          <table:table-cell office:value-type="float" office:value="948926">
            <text:p>948926</text:p>
          </table:table-cell>
          <table:table-cell office:value-type="string">
            <text:p>Ubiquinone/menaquinone biosynthesis methyltransferase ubi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ecJ</text:p>
          </table:table-cell>
          <table:table-cell office:value-type="float" office:value="947367">
            <text:p>947367</text:p>
          </table:table-cell>
          <table:table-cell office:value-type="string">
            <text:p>Single-stranded-DNA-specific exonuclease recJ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prfB</text:p>
          </table:table-cell>
          <table:table-cell office:value-type="float" office:value="947369">
            <text:p>947369</text:p>
          </table:table-cell>
          <table:table-cell office:value-type="string">
            <text:p>Peptide chain release factor 2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ccJ</text:p>
          </table:table-cell>
          <table:table-cell office:value-type="float" office:value="948930">
            <text:p>948930</text:p>
          </table:table-cell>
          <table:table-cell office:value-type="string">
            <text:p>Uncharacterized protein yccJ</text:p>
          </table:table-cell>
          <table:table-cell office:value-type="string">
            <text:p>[' Macromolecules <text:s/>cellular constituent <text:s text:c="2"/>biosynthesis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nadA</text:p>
          </table:table-cell>
          <table:table-cell office:value-type="float" office:value="945351">
            <text:p>945351</text:p>
          </table:table-cell>
          <table:table-cell office:value-type="string">
            <text:p>Quinolinate synthetase 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alT</text:p>
          </table:table-cell>
          <table:table-cell office:value-type="float" office:value="945357">
            <text:p>945357</text:p>
          </table:table-cell>
          <table:table-cell office:value-type="string">
            <text:p>Galactose-1-phosphate uridylyltransferas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bgS</text:p>
          </table:table-cell>
          <table:table-cell office:value-type="float" office:value="945356">
            <text:p>945356</text:p>
          </table:table-cell>
          <table:table-cell office:value-type="string">
            <text:p>Uncharacterized protein ybgS</text:p>
          </table:table-cell>
          <table:table-cell office:value-type="string">
            <text:p>['Inorganic ion transport and metabolism', ' Electrochemical potential driven transporters', 'ion transport'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xerD</text:p>
          </table:table-cell>
          <table:table-cell office:value-type="float" office:value="947362">
            <text:p>947362</text:p>
          </table:table-cell>
          <table:table-cell office:value-type="string">
            <text:p>Tyrosine recombinase xerD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alE</text:p>
          </table:table-cell>
          <table:table-cell office:value-type="float" office:value="945354">
            <text:p>945354</text:p>
          </table:table-cell>
          <table:table-cell office:value-type="string">
            <text:p>UDP-glucose 4-epimer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fldB</text:p>
          </table:table-cell>
          <table:table-cell office:value-type="float" office:value="947361">
            <text:p>947361</text:p>
          </table:table-cell>
          <table:table-cell office:value-type="string">
            <text:p>Flavodoxin-2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luF</text:p>
          </table:table-cell>
          <table:table-cell office:value-type="float" office:value="948519">
            <text:p>948519</text:p>
          </table:table-cell>
          <table:table-cell office:value-type="string">
            <text:p>Pseudouridine synthase; Ribosomal large subunit pseudouridine synthase F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ispB</text:p>
          </table:table-cell>
          <table:table-cell office:value-type="float" office:value="947364">
            <text:p>947364</text:p>
          </table:table-cell>
          <table:table-cell office:value-type="string">
            <text:p>Octaprenyl-diphosphate synth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dsbC</text:p>
          </table:table-cell>
          <table:table-cell office:value-type="float" office:value="947363">
            <text:p>947363</text:p>
          </table:table-cell>
          <table:table-cell office:value-type="string">
            <text:p>Thiol:disulfide interchange protein dsbC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galK</text:p>
          </table:table-cell>
          <table:table-cell office:value-type="float" office:value="945358">
            <text:p>945358</text:p>
          </table:table-cell>
          <table:table-cell office:value-type="string">
            <text:p>Galactokin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malE</text:p>
          </table:table-cell>
          <table:table-cell office:value-type="float" office:value="948538">
            <text:p>948538</text:p>
          </table:table-cell>
          <table:table-cell office:value-type="string">
            <text:p>Maltose-binding periplasmic protein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malK</text:p>
          </table:table-cell>
          <table:table-cell office:value-type="float" office:value="948537">
            <text:p>948537</text:p>
          </table:table-cell>
          <table:table-cell office:value-type="string">
            <text:p>Maltose/maltodextrin import ATP-binding protein malK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cfM</text:p>
          </table:table-cell>
          <table:table-cell office:value-type="float" office:value="948536">
            <text:p>948536</text:p>
          </table:table-cell>
          <table:table-cell office:value-type="string">
            <text:p>Uncharacterized protein ycfM</text:p>
          </table:table-cell>
          <table:table-cell office:value-type="string">
            <text:p>['Cell wall membrane envelope biogenesis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malF</text:p>
          </table:table-cell>
          <table:table-cell office:value-type="float" office:value="948532">
            <text:p>948532</text:p>
          </table:table-cell>
          <table:table-cell office:value-type="string">
            <text:p>Maltose transport system permease protein malF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jjX</text:p>
          </table:table-cell>
          <table:table-cell office:value-type="float" office:value="948919">
            <text:p>948919</text:p>
          </table:table-cell>
          <table:table-cell office:value-type="string">
            <text:p>UPF0244 protein yjjX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tjC</text:p>
          </table:table-cell>
          <table:table-cell office:value-type="float" office:value="948918">
            <text:p>948918</text:p>
          </table:table-cell>
          <table:table-cell office:value-type="string">
            <text:p>Probable phosphoglycerate mutase gpm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trpR</text:p>
          </table:table-cell>
          <table:table-cell office:value-type="float" office:value="948917">
            <text:p>948917</text:p>
          </table:table-cell>
          <table:table-cell office:value-type="string">
            <text:p>Trp operon repressor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ob</text:p>
          </table:table-cell>
          <table:table-cell office:value-type="float" office:value="948916">
            <text:p>948916</text:p>
          </table:table-cell>
          <table:table-cell office:value-type="string">
            <text:p>Right origin-binding protein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creB</text:p>
          </table:table-cell>
          <table:table-cell office:value-type="float" office:value="948922">
            <text:p>948922</text:p>
          </table:table-cell>
          <table:table-cell office:value-type="string">
            <text:p>Transcriptional regulatory protein creB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mocA</text:p>
          </table:table-cell>
          <table:table-cell office:value-type="float" office:value="947356">
            <text:p>947356</text:p>
          </table:table-cell>
          <table:table-cell office:value-type="string">
            <text:p>Uncharacterized protein ygfJ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gfJ</text:p>
          </table:table-cell>
          <table:table-cell office:value-type="float" office:value="947356">
            <text:p>947356</text:p>
          </table:table-cell>
          <table:table-cell office:value-type="string">
            <text:p>Uncharacterized protein ygfJ</text:p>
          </table:table-cell>
          <table:table-cell office:value-type="string">
            <text:p>['electron transport'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creA</text:p>
          </table:table-cell>
          <table:table-cell office:value-type="float" office:value="948920">
            <text:p>948920</text:p>
          </table:table-cell>
          <table:table-cell office:value-type="string">
            <text:p>Protein cre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modC</text:p>
          </table:table-cell>
          <table:table-cell office:value-type="float" office:value="945362">
            <text:p>945362</text:p>
          </table:table-cell>
          <table:table-cell office:value-type="string">
            <text:p>Molybdenum import ATP-binding protein modC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modA</text:p>
          </table:table-cell>
          <table:table-cell office:value-type="float" office:value="945364">
            <text:p>945364</text:p>
          </table:table-cell>
          <table:table-cell office:value-type="string">
            <text:p>Molybdate-binding periplasmic protein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modF</text:p>
          </table:table-cell>
          <table:table-cell office:value-type="float" office:value="945368">
            <text:p>945368</text:p>
          </table:table-cell>
          <table:table-cell office:value-type="string">
            <text:p>Putative molybdenum transport ATP-binding protein modF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qseB</text:p>
          </table:table-cell>
          <table:table-cell office:value-type="float" office:value="945369">
            <text:p>945369</text:p>
          </table:table-cell>
          <table:table-cell office:value-type="string">
            <text:p>Transcriptional regulatory protein qse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ubiC</text:p>
          </table:table-cell>
          <table:table-cell office:value-type="float" office:value="948545">
            <text:p>948545</text:p>
          </table:table-cell>
          <table:table-cell office:value-type="string">
            <text:p>Chorismate--pyruvate ly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lexA</text:p>
          </table:table-cell>
          <table:table-cell office:value-type="float" office:value="948544">
            <text:p>948544</text:p>
          </table:table-cell>
          <table:table-cell office:value-type="string">
            <text:p>LexA repressor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malM</text:p>
          </table:table-cell>
          <table:table-cell office:value-type="float" office:value="948547">
            <text:p>948547</text:p>
          </table:table-cell>
          <table:table-cell office:value-type="string">
            <text:p>Maltose operon periplasmic protein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qfB</text:p>
          </table:table-cell>
          <table:table-cell office:value-type="float" office:value="947380">
            <text:p>947380</text:p>
          </table:table-cell>
          <table:table-cell office:value-type="string">
            <text:p>UPF0267 protein yqfB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hinT</text:p>
          </table:table-cell>
          <table:table-cell office:value-type="float" office:value="948549">
            <text:p>948549</text:p>
          </table:table-cell>
          <table:table-cell office:value-type="string">
            <text:p>HIT-like protein hinT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psP</text:p>
          </table:table-cell>
          <table:table-cell office:value-type="float" office:value="947103">
            <text:p>947103</text:p>
          </table:table-cell>
          <table:table-cell office:value-type="string">
            <text:p>30S ribosomal protein S16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lamB</text:p>
          </table:table-cell>
          <table:table-cell office:value-type="float" office:value="948548">
            <text:p>948548</text:p>
          </table:table-cell>
          <table:table-cell office:value-type="string">
            <text:p>Maltoporin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fiL</text:p>
          </table:table-cell>
          <table:table-cell office:value-type="float" office:value="947106">
            <text:p>947106</text:p>
          </table:table-cell>
          <table:table-cell office:value-type="string">
            <text:p>Uncharacterized protein yfiL</text:p>
          </table:table-cell>
          <table:table-cell office:value-type="string">
            <text:p>['Replication <text:s/>recombination and repair', 'DNA recombination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ecN</text:p>
          </table:table-cell>
          <table:table-cell office:value-type="float" office:value="947105">
            <text:p>947105</text:p>
          </table:table-cell>
          <table:table-cell office:value-type="string">
            <text:p>DNA repair protein recN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mtn</text:p>
          </table:table-cell>
          <table:table-cell office:value-type="float" office:value="948542">
            <text:p>948542</text:p>
          </table:table-cell>
          <table:table-cell office:value-type="string">
            <text:p>5'-methylthioadenosine/S-adenosylhomocysteine nucleosid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aldB</text:p>
          </table:table-cell>
          <table:table-cell office:value-type="float" office:value="948104">
            <text:p>948104</text:p>
          </table:table-cell>
          <table:table-cell office:value-type="string">
            <text:p>Aldehyde dehydrogenase B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agT</text:p>
          </table:table-cell>
          <table:table-cell office:value-type="float" office:value="945330">
            <text:p>945330</text:p>
          </table:table-cell>
          <table:table-cell office:value-type="string">
            <text:p>Putative xanthine dehydrogenase yagT iron-sulfur-binding subunit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paoA</text:p>
          </table:table-cell>
          <table:table-cell office:value-type="float" office:value="945330">
            <text:p>945330</text:p>
          </table:table-cell>
          <table:table-cell office:value-type="string">
            <text:p>Putative xanthine dehydrogenase yagT iron-sulfur-binding subunit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iaU</text:p>
          </table:table-cell>
          <table:table-cell office:value-type="float" office:value="948107">
            <text:p>948107</text:p>
          </table:table-cell>
          <table:table-cell office:value-type="string">
            <text:p>Uncharacterized HTH-type transcriptional regulator yiaU</text:p>
          </table:table-cell>
          <table:table-cell office:value-type="string">
            <text:p>[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visC</text:p>
          </table:table-cell>
          <table:table-cell office:value-type="float" office:value="947389">
            <text:p>947389</text:p>
          </table:table-cell>
          <table:table-cell office:value-type="string">
            <text:p>Protein visC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chbB</text:p>
          </table:table-cell>
          <table:table-cell office:value-type="float" office:value="945339">
            <text:p>945339</text:p>
          </table:table-cell>
          <table:table-cell office:value-type="string">
            <text:p>N,N'-diacetylchitobiose-specific phosphotransferase enzyme IIB component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ubiH</text:p>
          </table:table-cell>
          <table:table-cell office:value-type="float" office:value="947388">
            <text:p>947388</text:p>
          </table:table-cell>
          <table:table-cell office:value-type="string">
            <text:p>2-octaprenyl-6-methoxyphenol hydroxyl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bbO</text:p>
          </table:table-cell>
          <table:table-cell office:value-type="float" office:value="945337">
            <text:p>945337</text:p>
          </table:table-cell>
          <table:table-cell office:value-type="string">
            <text:p>Uncharacterized oxidoreductase ybbO</text:p>
          </table:table-cell>
          <table:table-cell office:value-type="string">
            <text:p>[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thiL</text:p>
          </table:table-cell>
          <table:table-cell office:value-type="float" office:value="947387">
            <text:p>947387</text:p>
          </table:table-cell>
          <table:table-cell office:value-type="string">
            <text:p>Thiamine-monophosphate kin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gfY</text:p>
          </table:table-cell>
          <table:table-cell office:value-type="float" office:value="947382">
            <text:p>947382</text:p>
          </table:table-cell>
          <table:table-cell office:value-type="string">
            <text:p>UPF0350 protein ygfY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sapF</text:p>
          </table:table-cell>
          <table:table-cell office:value-type="float" office:value="945335">
            <text:p>945335</text:p>
          </table:table-cell>
          <table:table-cell office:value-type="string">
            <text:p>Peptide transport system ATP-binding protein sapF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lyxK</text:p>
          </table:table-cell>
          <table:table-cell office:value-type="float" office:value="948101">
            <text:p>948101</text:p>
          </table:table-cell>
          <table:table-cell office:value-type="string">
            <text:p>L-xylulose/3-keto-L-gulonate kin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allR</text:p>
          </table:table-cell>
          <table:table-cell office:value-type="float" office:value="945333">
            <text:p>945333</text:p>
          </table:table-cell>
          <table:table-cell office:value-type="string">
            <text:p>HTH-type transcriptional repressor allR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selB</text:p>
          </table:table-cell>
          <table:table-cell office:value-type="float" office:value="948103">
            <text:p>948103</text:p>
          </table:table-cell>
          <table:table-cell office:value-type="string">
            <text:p>Selenocysteine-specific elongation factor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ueR</text:p>
          </table:table-cell>
          <table:table-cell office:value-type="float" office:value="945332">
            <text:p>945332</text:p>
          </table:table-cell>
          <table:table-cell office:value-type="string">
            <text:p>HTH-type transcriptional regulator cueR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aegA</text:p>
          </table:table-cell>
          <table:table-cell office:value-type="float" office:value="947383">
            <text:p>947383</text:p>
          </table:table-cell>
          <table:table-cell office:value-type="string">
            <text:p>Protein aeg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dusA</text:p>
          </table:table-cell>
          <table:table-cell office:value-type="float" office:value="948558">
            <text:p>948558</text:p>
          </table:table-cell>
          <table:table-cell office:value-type="string">
            <text:p>tRNA-dihydrouridine synthase 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qorA</text:p>
          </table:table-cell>
          <table:table-cell office:value-type="float" office:value="948556">
            <text:p>948556</text:p>
          </table:table-cell>
          <table:table-cell office:value-type="string">
            <text:p>Quinone oxidoreduct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dnaB</text:p>
          </table:table-cell>
          <table:table-cell office:value-type="float" office:value="948555">
            <text:p>948555</text:p>
          </table:table-cell>
          <table:table-cell office:value-type="string">
            <text:p>Replicative DNA helic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jbJ</text:p>
          </table:table-cell>
          <table:table-cell office:value-type="float" office:value="948553">
            <text:p>948553</text:p>
          </table:table-cell>
          <table:table-cell office:value-type="string">
            <text:p>UPF0337 protein yjbJ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zur</text:p>
          </table:table-cell>
          <table:table-cell office:value-type="float" office:value="948552">
            <text:p>948552</text:p>
          </table:table-cell>
          <table:table-cell office:value-type="string">
            <text:p>Zinc uptake regulation prote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srlR</text:p>
          </table:table-cell>
          <table:table-cell office:value-type="float" office:value="948942">
            <text:p>948942</text:p>
          </table:table-cell>
          <table:table-cell office:value-type="string">
            <text:p>Glucitol operon repressor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mtlA</text:p>
          </table:table-cell>
          <table:table-cell office:value-type="float" office:value="948118">
            <text:p>948118</text:p>
          </table:table-cell>
          <table:table-cell office:value-type="string">
            <text:p>PTS system mannitol-specific EIICBA component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mtlD</text:p>
          </table:table-cell>
          <table:table-cell office:value-type="float" office:value="948117">
            <text:p>948117</text:p>
          </table:table-cell>
          <table:table-cell office:value-type="string">
            <text:p>Mannitol-1-phosphate 5-dehydrogen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cydA</text:p>
          </table:table-cell>
          <table:table-cell office:value-type="float" office:value="945341">
            <text:p>945341</text:p>
          </table:table-cell>
          <table:table-cell office:value-type="string">
            <text:p>Cytochrome d ubiquinol oxidase subunit 1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ibK</text:p>
          </table:table-cell>
          <table:table-cell office:value-type="float" office:value="948119">
            <text:p>948119</text:p>
          </table:table-cell>
          <table:table-cell office:value-type="string">
            <text:p>Uncharacterized tRNA/rRNA methyltransferase yibK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ibH</text:p>
          </table:table-cell>
          <table:table-cell office:value-type="float" office:value="948110">
            <text:p>948110</text:p>
          </table:table-cell>
          <table:table-cell office:value-type="string">
            <text:p>Inner membrane protein yibH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ceB</text:p>
          </table:table-cell>
          <table:table-cell office:value-type="float" office:value="947377">
            <text:p>947377</text:p>
          </table:table-cell>
          <table:table-cell office:value-type="string">
            <text:p>Uncharacterized lipoprotein yceB</text:p>
          </table:table-cell>
          <table:table-cell office:value-type="string">
            <text:p>['electron transport'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betB</text:p>
          </table:table-cell>
          <table:table-cell office:value-type="float" office:value="947376">
            <text:p>947376</text:p>
          </table:table-cell>
          <table:table-cell office:value-type="string">
            <text:p>Betaine aldehyde dehydrogen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lysS</text:p>
          </table:table-cell>
          <table:table-cell office:value-type="float" office:value="947372">
            <text:p>947372</text:p>
          </table:table-cell>
          <table:table-cell office:value-type="string">
            <text:p>Lysyl-tRNA synthetase; Lysyl-tRNA synthetase, heat inducibl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sodC</text:p>
          </table:table-cell>
          <table:table-cell office:value-type="float" office:value="945343">
            <text:p>945343</text:p>
          </table:table-cell>
          <table:table-cell office:value-type="string">
            <text:p>Superoxide dismutase [Cu-Zn]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ibF</text:p>
          </table:table-cell>
          <table:table-cell office:value-type="float" office:value="948113">
            <text:p>948113</text:p>
          </table:table-cell>
          <table:table-cell office:value-type="string">
            <text:p>Uncharacterized GST-like protein yibF</text:p>
          </table:table-cell>
          <table:table-cell office:value-type="string">
            <text:p>[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alkA</text:p>
          </table:table-cell>
          <table:table-cell office:value-type="float" office:value="947371">
            <text:p>947371</text:p>
          </table:table-cell>
          <table:table-cell office:value-type="string">
            <text:p>DNA-3-methyladenine glycosylase 2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stA</text:p>
          </table:table-cell>
          <table:table-cell office:value-type="float" office:value="946261">
            <text:p>946261</text:p>
          </table:table-cell>
          <table:table-cell office:value-type="string">
            <text:p>Arginine N-succinyltransfer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luA</text:p>
          </table:table-cell>
          <table:table-cell office:value-type="float" office:value="946262">
            <text:p>946262</text:p>
          </table:table-cell>
          <table:table-cell office:value-type="string">
            <text:p>Ribosomal large subunit pseudouridine synthase A; Pseudouridine synth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astD</text:p>
          </table:table-cell>
          <table:table-cell office:value-type="float" office:value="946260">
            <text:p>946260</text:p>
          </table:table-cell>
          <table:table-cell office:value-type="string">
            <text:p>N-succinylglutamate 5-semialdehyde dehydrogen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chbF</text:p>
          </table:table-cell>
          <table:table-cell office:value-type="float" office:value="946266">
            <text:p>946266</text:p>
          </table:table-cell>
          <table:table-cell office:value-type="string">
            <text:p>6-phospho-beta-glucosid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moaD</text:p>
          </table:table-cell>
          <table:table-cell office:value-type="float" office:value="945398">
            <text:p>945398</text:p>
          </table:table-cell>
          <table:table-cell office:value-type="string">
            <text:p>Molybdopterin-converting factor subunit 1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selA</text:p>
          </table:table-cell>
          <table:table-cell office:value-type="float" office:value="948124">
            <text:p>948124</text:p>
          </table:table-cell>
          <table:table-cell office:value-type="string">
            <text:p>L-seryl-tRNA(Sec) selenium transf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oaE</text:p>
          </table:table-cell>
          <table:table-cell office:value-type="float" office:value="945399">
            <text:p>945399</text:p>
          </table:table-cell>
          <table:table-cell office:value-type="string">
            <text:p>Molybdopterin-converting factor subunit 2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gpsA</text:p>
          </table:table-cell>
          <table:table-cell office:value-type="float" office:value="948125">
            <text:p>948125</text:p>
          </table:table-cell>
          <table:table-cell office:value-type="string">
            <text:p>Glycerol-3-phosphate dehydrogenase [NAD(P)+]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hsA</text:p>
          </table:table-cell>
          <table:table-cell office:value-type="float" office:value="948120">
            <text:p>948120</text:p>
          </table:table-cell>
          <table:table-cell office:value-type="string">
            <text:p>Protein rhs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lldD</text:p>
          </table:table-cell>
          <table:table-cell office:value-type="float" office:value="948121">
            <text:p>948121</text:p>
          </table:table-cell>
          <table:table-cell office:value-type="string">
            <text:p>L-lactate dehydrogenase [cytochrome]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bhK</text:p>
          </table:table-cell>
          <table:table-cell office:value-type="float" office:value="945390">
            <text:p>945390</text:p>
          </table:table-cell>
          <table:table-cell office:value-type="string">
            <text:p>UPF0052 protein ybhK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ysE</text:p>
          </table:table-cell>
          <table:table-cell office:value-type="float" office:value="948126">
            <text:p>948126</text:p>
          </table:table-cell>
          <table:table-cell office:value-type="string">
            <text:p>Serine acetyltransfer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MoaB</text:p>
          </table:table-cell>
          <table:table-cell office:value-type="float" office:value="945396">
            <text:p>945396</text:p>
          </table:table-cell>
          <table:table-cell office:value-type="string">
            <text:p>Molybdenum cofactor biosynthesis protein B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moaC</text:p>
          </table:table-cell>
          <table:table-cell office:value-type="float" office:value="945397">
            <text:p>945397</text:p>
          </table:table-cell>
          <table:table-cell office:value-type="string">
            <text:p>Molybdenum cofactor biosynthesis protein C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ibQ</text:p>
          </table:table-cell>
          <table:table-cell office:value-type="float" office:value="948128">
            <text:p>948128</text:p>
          </table:table-cell>
          <table:table-cell office:value-type="string">
            <text:p>Uncharacterized protein yibQ</text:p>
          </table:table-cell>
          <table:table-cell office:value-type="string">
            <text:p>['proteolysis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envC</text:p>
          </table:table-cell>
          <table:table-cell office:value-type="float" office:value="948129">
            <text:p>948129</text:p>
          </table:table-cell>
          <table:table-cell office:value-type="string">
            <text:p>Uncharacterized protein yibP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njA</text:p>
          </table:table-cell>
          <table:table-cell office:value-type="float" office:value="946270">
            <text:p>946270</text:p>
          </table:table-cell>
          <table:table-cell office:value-type="string">
            <text:p>Uncharacterized protein ynjA</text:p>
          </table:table-cell>
          <table:table-cell office:value-type="string">
            <text:p>[' Primary Active Transporters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njB</text:p>
          </table:table-cell>
          <table:table-cell office:value-type="float" office:value="946271">
            <text:p>946271</text:p>
          </table:table-cell>
          <table:table-cell office:value-type="string">
            <text:p>Protein ynjB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djF</text:p>
          </table:table-cell>
          <table:table-cell office:value-type="float" office:value="946272">
            <text:p>946272</text:p>
          </table:table-cell>
          <table:table-cell office:value-type="string">
            <text:p>Uncharacterized HTH-type transcriptional regulator ydjF</text:p>
          </table:table-cell>
          <table:table-cell office:value-type="string">
            <text:p>['Transcription', 'transcription', 'regulation of transcription <text:s/>DNA dependent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pncA</text:p>
          </table:table-cell>
          <table:table-cell office:value-type="float" office:value="946276">
            <text:p>946276</text:p>
          </table:table-cell>
          <table:table-cell office:value-type="string">
            <text:p>Pyrazinamidase/nicotinamid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nudG</text:p>
          </table:table-cell>
          <table:table-cell office:value-type="float" office:value="946277">
            <text:p>946277</text:p>
          </table:table-cell>
          <table:table-cell office:value-type="string">
            <text:p>CTP pyrophosphohydrol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ansA</text:p>
          </table:table-cell>
          <table:table-cell office:value-type="float" office:value="946278">
            <text:p>946278</text:p>
          </table:table-cell>
          <table:table-cell office:value-type="string">
            <text:p>L-asparaginase 1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faF</text:p>
          </table:table-cell>
          <table:table-cell office:value-type="float" office:value="948135">
            <text:p>948135</text:p>
          </table:table-cell>
          <table:table-cell office:value-type="string">
            <text:p>ADP-heptose--LPS heptosyltransferase 2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pdB</text:p>
          </table:table-cell>
          <table:table-cell office:value-type="float" office:value="947395">
            <text:p>947395</text:p>
          </table:table-cell>
          <table:table-cell office:value-type="string">
            <text:p>Uncharacterized response regulatory protein ypdB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faC</text:p>
          </table:table-cell>
          <table:table-cell office:value-type="float" office:value="948136">
            <text:p>948136</text:p>
          </table:table-cell>
          <table:table-cell office:value-type="string">
            <text:p>Lipopolysaccharide heptosyltransferase 1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xylB</text:p>
          </table:table-cell>
          <table:table-cell office:value-type="float" office:value="948133">
            <text:p>948133</text:p>
          </table:table-cell>
          <table:table-cell office:value-type="string">
            <text:p>Xylulose kin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gcvH</text:p>
          </table:table-cell>
          <table:table-cell office:value-type="float" office:value="947393">
            <text:p>947393</text:p>
          </table:table-cell>
          <table:table-cell office:value-type="string">
            <text:p>Glycine cleavage system H protein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ggE</text:p>
          </table:table-cell>
          <table:table-cell office:value-type="float" office:value="947398">
            <text:p>947398</text:p>
          </table:table-cell>
          <table:table-cell office:value-type="string">
            <text:p>Uncharacterized protein yggE</text:p>
          </table:table-cell>
          <table:table-cell office:value-type="string">
            <text:p>['Translation <text:s/>ribosomal structure and biogenesis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grxC</text:p>
          </table:table-cell>
          <table:table-cell office:value-type="float" office:value="948132">
            <text:p>948132</text:p>
          </table:table-cell>
          <table:table-cell office:value-type="string">
            <text:p>Glutaredoxin-3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gpmM</text:p>
          </table:table-cell>
          <table:table-cell office:value-type="float" office:value="948130">
            <text:p>948130</text:p>
          </table:table-cell>
          <table:table-cell office:value-type="string">
            <text:p>2,3-bisphosphoglycerate-independent phosphoglycerate mut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tdh</text:p>
          </table:table-cell>
          <table:table-cell office:value-type="float" office:value="948139">
            <text:p>948139</text:p>
          </table:table-cell>
          <table:table-cell office:value-type="string">
            <text:p>L-threonine 3-dehydrogen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kbl</text:p>
          </table:table-cell>
          <table:table-cell office:value-type="float" office:value="948138">
            <text:p>948138</text:p>
          </table:table-cell>
          <table:table-cell office:value-type="string">
            <text:p>2-amino-3-ketobutyrate coenzyme A lig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usC</text:p>
          </table:table-cell>
          <table:table-cell office:value-type="float" office:value="946288">
            <text:p>946288</text:p>
          </table:table-cell>
          <table:table-cell office:value-type="string">
            <text:p>Cation efflux system protein cusC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jjU</text:p>
          </table:table-cell>
          <table:table-cell office:value-type="float" office:value="948906">
            <text:p>948906</text:p>
          </table:table-cell>
          <table:table-cell office:value-type="string">
            <text:p>Uncharacterized protein yjjU</text:p>
          </table:table-cell>
          <table:table-cell office:value-type="string">
            <text:p>[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bgC</text:p>
          </table:table-cell>
          <table:table-cell office:value-type="float" office:value="948907">
            <text:p>948907</text:p>
          </table:table-cell>
          <table:table-cell office:value-type="string">
            <text:p>Acyl-CoA thioester hydrolase ybgC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afD</text:p>
          </table:table-cell>
          <table:table-cell office:value-type="float" office:value="946286">
            <text:p>946286</text:p>
          </table:table-cell>
          <table:table-cell office:value-type="string">
            <text:p>UPF0294 protein yafD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slt</text:p>
          </table:table-cell>
          <table:table-cell office:value-type="float" office:value="948908">
            <text:p>948908</text:p>
          </table:table-cell>
          <table:table-cell office:value-type="string">
            <text:p>Soluble lytic murein transglycosyl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sppA</text:p>
          </table:table-cell>
          <table:table-cell office:value-type="float" office:value="946281">
            <text:p>946281</text:p>
          </table:table-cell>
          <table:table-cell office:value-type="string">
            <text:p>Protease 4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jaG</text:p>
          </table:table-cell>
          <table:table-cell office:value-type="float" office:value="948501">
            <text:p>948501</text:p>
          </table:table-cell>
          <table:table-cell office:value-type="string">
            <text:p>Uncharacterized protein yjaG</text:p>
          </table:table-cell>
          <table:table-cell office:value-type="string">
            <text:p>[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nfi</text:p>
          </table:table-cell>
          <table:table-cell office:value-type="float" office:value="948502">
            <text:p>948502</text:p>
          </table:table-cell>
          <table:table-cell office:value-type="string">
            <text:p>Endonuclease V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zraS</text:p>
          </table:table-cell>
          <table:table-cell office:value-type="float" office:value="948506">
            <text:p>948506</text:p>
          </table:table-cell>
          <table:table-cell office:value-type="string">
            <text:p>Sensor protein; Sensor protein zraS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torT</text:p>
          </table:table-cell>
          <table:table-cell office:value-type="float" office:value="946289">
            <text:p>946289</text:p>
          </table:table-cell>
          <table:table-cell office:value-type="string">
            <text:p>Periplasmic protein torT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nlpE</text:p>
          </table:table-cell>
          <table:table-cell office:value-type="float" office:value="946782">
            <text:p>946782</text:p>
          </table:table-cell>
          <table:table-cell office:value-type="string">
            <text:p>Lipoprotein nlp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xylA</text:p>
          </table:table-cell>
          <table:table-cell office:value-type="float" office:value="948141">
            <text:p>948141</text:p>
          </table:table-cell>
          <table:table-cell office:value-type="string">
            <text:p>Xylose isomer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folX</text:p>
          </table:table-cell>
          <table:table-cell office:value-type="float" office:value="946781">
            <text:p>946781</text:p>
          </table:table-cell>
          <table:table-cell office:value-type="string">
            <text:p>D-erythro-7,8-dihydroneopterin triphosphate epimer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suA</text:p>
          </table:table-cell>
          <table:table-cell office:value-type="float" office:value="945378">
            <text:p>945378</text:p>
          </table:table-cell>
          <table:table-cell office:value-type="string">
            <text:p>Pseudouridine synthase; Ribosomal small subunit pseudouridine synthase 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ahG</text:p>
          </table:table-cell>
          <table:table-cell office:value-type="float" office:value="945379">
            <text:p>945379</text:p>
          </table:table-cell>
          <table:table-cell office:value-type="string">
            <text:p>Uncharacterized protein yahG</text:p>
          </table:table-cell>
          <table:table-cell office:value-type="string">
            <text:p>['Amino acid transport and metabolism', ' Central intermediary metabolism', ' Metabolism of other compounds', 'metabolic process'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bioA</text:p>
          </table:table-cell>
          <table:table-cell office:value-type="float" office:value="945376">
            <text:p>945376</text:p>
          </table:table-cell>
          <table:table-cell office:value-type="string">
            <text:p>Adenosylmethionine-8-amino-7-oxononanoate aminotransf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bhH</text:p>
          </table:table-cell>
          <table:table-cell office:value-type="float" office:value="945375">
            <text:p>945375</text:p>
          </table:table-cell>
          <table:table-cell office:value-type="string">
            <text:p>Uncharacterized protein ybhH</text:p>
          </table:table-cell>
          <table:table-cell office:value-type="string">
            <text:p>[]</text:p>
          </table:table-cell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rfaG</text:p>
          </table:table-cell>
          <table:table-cell office:value-type="float" office:value="948149">
            <text:p>948149</text:p>
          </table:table-cell>
          <table:table-cell office:value-type="string">
            <text:p>Lipopolysaccharide core biosynthesis protein rfaG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bhA</text:p>
          </table:table-cell>
          <table:table-cell office:value-type="float" office:value="945372">
            <text:p>945372</text:p>
          </table:table-cell>
          <table:table-cell office:value-type="string">
            <text:p>Phosphatase ybhA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DeoB</text:p>
          </table:table-cell>
          <table:table-cell office:value-type="float" office:value="948910">
            <text:p>948910</text:p>
          </table:table-cell>
          <table:table-cell office:value-type="string">
            <text:p>Phosphopentomut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hisP</text:p>
          </table:table-cell>
          <table:table-cell office:value-type="float" office:value="946789">
            <text:p>946789</text:p>
          </table:table-cell>
          <table:table-cell office:value-type="string">
            <text:p>Histidine transport ATP-binding protein hisP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adA</text:p>
          </table:table-cell>
          <table:table-cell office:value-type="float" office:value="948912">
            <text:p>948912</text:p>
          </table:table-cell>
          <table:table-cell office:value-type="string">
            <text:p>DNA repair protein rad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bioB</text:p>
          </table:table-cell>
          <table:table-cell office:value-type="float" office:value="945370">
            <text:p>945370</text:p>
          </table:table-cell>
          <table:table-cell office:value-type="string">
            <text:p>Biotin synth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ngR</text:p>
          </table:table-cell>
          <table:table-cell office:value-type="float" office:value="945371">
            <text:p>945371</text:p>
          </table:table-cell>
          <table:table-cell office:value-type="string">
            <text:p>Mannosyl-D-glycerate transport/metabolism system repressor mngR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jiY</text:p>
          </table:table-cell>
          <table:table-cell office:value-type="float" office:value="948914">
            <text:p>948914</text:p>
          </table:table-cell>
          <table:table-cell office:value-type="string">
            <text:p>Inner membrane protein yjiY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fcH</text:p>
          </table:table-cell>
          <table:table-cell office:value-type="float" office:value="946784">
            <text:p>946784</text:p>
          </table:table-cell>
          <table:table-cell office:value-type="string">
            <text:p>Epimerase family protein yfcH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serB</text:p>
          </table:table-cell>
          <table:table-cell office:value-type="float" office:value="948913">
            <text:p>948913</text:p>
          </table:table-cell>
          <table:table-cell office:value-type="string">
            <text:p>Phosphoserine phosphat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drA</text:p>
          </table:table-cell>
          <table:table-cell office:value-type="float" office:value="946298">
            <text:p>946298</text:p>
          </table:table-cell>
          <table:table-cell office:value-type="string">
            <text:p>Protein fdr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metA</text:p>
          </table:table-cell>
          <table:table-cell office:value-type="float" office:value="948513">
            <text:p>948513</text:p>
          </table:table-cell>
          <table:table-cell office:value-type="string">
            <text:p>Homoserine O-succinyltransfer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aceB</text:p>
          </table:table-cell>
          <table:table-cell office:value-type="float" office:value="948512">
            <text:p>948512</text:p>
          </table:table-cell>
          <table:table-cell office:value-type="string">
            <text:p>Malate synthase A; Malate synth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faP</text:p>
          </table:table-cell>
          <table:table-cell office:value-type="float" office:value="948150">
            <text:p>948150</text:p>
          </table:table-cell>
          <table:table-cell office:value-type="string">
            <text:p>Lipopolysaccharide core biosynthesis protein rfaP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ceA</text:p>
          </table:table-cell>
          <table:table-cell office:value-type="float" office:value="948517">
            <text:p>948517</text:p>
          </table:table-cell>
          <table:table-cell office:value-type="string">
            <text:p>Isocitrate ly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pagB</text:p>
          </table:table-cell>
          <table:table-cell office:value-type="float" office:value="948518">
            <text:p>948518</text:p>
          </table:table-cell>
          <table:table-cell office:value-type="string">
            <text:p>Uncharacterized protein yjbD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jbD</text:p>
          </table:table-cell>
          <table:table-cell office:value-type="float" office:value="948518">
            <text:p>948518</text:p>
          </table:table-cell>
          <table:table-cell office:value-type="string">
            <text:p>Uncharacterized protein yjbD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ndh</text:p>
          </table:table-cell>
          <table:table-cell office:value-type="float" office:value="946792">
            <text:p>946792</text:p>
          </table:table-cell>
          <table:table-cell office:value-type="string">
            <text:p>NADH dehydrogen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icC</text:p>
          </table:table-cell>
          <table:table-cell office:value-type="float" office:value="948154">
            <text:p>948154</text:p>
          </table:table-cell>
          <table:table-cell office:value-type="string">
            <text:p>UPF0701 protein yicC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purF</text:p>
          </table:table-cell>
          <table:table-cell office:value-type="float" office:value="946794">
            <text:p>946794</text:p>
          </table:table-cell>
          <table:table-cell office:value-type="string">
            <text:p>Amidophosphoribosyltransferas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truA</text:p>
          </table:table-cell>
          <table:table-cell office:value-type="float" office:value="946793">
            <text:p>946793</text:p>
          </table:table-cell>
          <table:table-cell office:value-type="string">
            <text:p>tRNA pseudouridine synthase 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jaH</text:p>
          </table:table-cell>
          <table:table-cell office:value-type="float" office:value="948508">
            <text:p>948508</text:p>
          </table:table-cell>
          <table:table-cell office:value-type="string">
            <text:p>Uncharacterized protein yjaH</text:p>
          </table:table-cell>
          <table:table-cell office:value-type="string">
            <text:p>['Cell wall membrane envelope biogenesis', 'lipopolysaccharide biosynthetic process'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pyrE</text:p>
          </table:table-cell>
          <table:table-cell office:value-type="float" office:value="948157">
            <text:p>948157</text:p>
          </table:table-cell>
          <table:table-cell office:value-type="string">
            <text:p>Orotate phosphoribosyltransfer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bioD</text:p>
          </table:table-cell>
          <table:table-cell office:value-type="float" office:value="945387">
            <text:p>945387</text:p>
          </table:table-cell>
          <table:table-cell office:value-type="string">
            <text:p>Putative dethiobiotin synthetase; Dethiobiotin synthet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slmA</text:p>
          </table:table-cell>
          <table:table-cell office:value-type="float" office:value="948158">
            <text:p>948158</text:p>
          </table:table-cell>
          <table:table-cell office:value-type="string">
            <text:p>HTH-type protein slm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faQ</text:p>
          </table:table-cell>
          <table:table-cell office:value-type="float" office:value="948155">
            <text:p>948155</text:p>
          </table:table-cell>
          <table:table-cell office:value-type="string">
            <text:p>Lipopolysaccharide core biosynthesis glycosyltransferase rfaQ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ph</text:p>
          </table:table-cell>
          <table:table-cell office:value-type="float" office:value="948156">
            <text:p>948156</text:p>
          </table:table-cell>
          <table:table-cell office:value-type="string">
            <text:p>Ribonuclease PH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bhB</text:p>
          </table:table-cell>
          <table:table-cell office:value-type="float" office:value="945383">
            <text:p>945383</text:p>
          </table:table-cell>
          <table:table-cell office:value-type="string">
            <text:p>UPF0098 protein ybhB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bioF</text:p>
          </table:table-cell>
          <table:table-cell office:value-type="float" office:value="945384">
            <text:p>945384</text:p>
          </table:table-cell>
          <table:table-cell office:value-type="string">
            <text:p>8-amino-7-oxononanoate synth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uvrB</text:p>
          </table:table-cell>
          <table:table-cell office:value-type="float" office:value="945385">
            <text:p>945385</text:p>
          </table:table-cell>
          <table:table-cell office:value-type="string">
            <text:p>UvrABC system protein B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spoT</text:p>
          </table:table-cell>
          <table:table-cell office:value-type="float" office:value="948159">
            <text:p>948159</text:p>
          </table:table-cell>
          <table:table-cell office:value-type="string">
            <text:p>Guanosine-3',5'-bis(diphosphate) 3'-pyrophosphohydrol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eaJ</text:p>
          </table:table-cell>
          <table:table-cell office:value-type="float" office:value="946290">
            <text:p>946290</text:p>
          </table:table-cell>
          <table:table-cell office:value-type="string">
            <text:p>Uncharacterized protein yeaJ</text:p>
          </table:table-cell>
          <table:table-cell office:value-type="string">
            <text:p>['Signal transduction mechanisms', ' Type of regulation', 'two component signal transduction system <text:s/>phosphorelay ', 'transcription', 'regulation of transcription <text:s/>DNA dependent'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uxuB</text:p>
          </table:table-cell>
          <table:table-cell office:value-type="float" office:value="946795">
            <text:p>946795</text:p>
          </table:table-cell>
          <table:table-cell office:value-type="string">
            <text:p>D-mannonate oxidoreductas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deoC</text:p>
          </table:table-cell>
          <table:table-cell office:value-type="float" office:value="948902">
            <text:p>948902</text:p>
          </table:table-cell>
          <table:table-cell office:value-type="string">
            <text:p>Deoxyribose-phosphate aldol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deoA</text:p>
          </table:table-cell>
          <table:table-cell office:value-type="float" office:value="948901">
            <text:p>948901</text:p>
          </table:table-cell>
          <table:table-cell office:value-type="string">
            <text:p>Thymidine phosphoryl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tolQ</text:p>
          </table:table-cell>
          <table:table-cell office:value-type="float" office:value="948900">
            <text:p>948900</text:p>
          </table:table-cell>
          <table:table-cell office:value-type="string">
            <text:p>Protein tolQ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fcG</text:p>
          </table:table-cell>
          <table:table-cell office:value-type="float" office:value="946763">
            <text:p>946763</text:p>
          </table:table-cell>
          <table:table-cell office:value-type="string">
            <text:p>Uncharacterized GST-like protein yfcG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nuoA</text:p>
          </table:table-cell>
          <table:table-cell office:value-type="float" office:value="946764">
            <text:p>946764</text:p>
          </table:table-cell>
          <table:table-cell office:value-type="string">
            <text:p>NADH-quinone oxidoreductase subunit; NADH-quinone oxidoreductase subunit A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mutM</text:p>
          </table:table-cell>
          <table:table-cell office:value-type="float" office:value="946765">
            <text:p>946765</text:p>
          </table:table-cell>
          <table:table-cell office:value-type="string">
            <text:p>Formamidopyrimidine-DNA glycosyl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fbU</text:p>
          </table:table-cell>
          <table:table-cell office:value-type="float" office:value="946767">
            <text:p>946767</text:p>
          </table:table-cell>
          <table:table-cell office:value-type="string">
            <text:p>UPF0304 protein yfbU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selD</text:p>
          </table:table-cell>
          <table:table-cell office:value-type="float" office:value="946768">
            <text:p>946768</text:p>
          </table:table-cell>
          <table:table-cell office:value-type="string">
            <text:p>Selenide, water dikin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lrhA</text:p>
          </table:table-cell>
          <table:table-cell office:value-type="float" office:value="946769">
            <text:p>946769</text:p>
          </table:table-cell>
          <table:table-cell office:value-type="string">
            <text:p>Probable HTH-type transcriptional regulator lrh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icI</text:p>
          </table:table-cell>
          <table:table-cell office:value-type="float" office:value="948169">
            <text:p>948169</text:p>
          </table:table-cell>
          <table:table-cell office:value-type="string">
            <text:p>Alpha-xylosid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icJ</text:p>
          </table:table-cell>
          <table:table-cell office:value-type="float" office:value="948168">
            <text:p>948168</text:p>
          </table:table-cell>
          <table:table-cell office:value-type="string">
            <text:p>Inner membrane symporter yicJ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gltS</text:p>
          </table:table-cell>
          <table:table-cell office:value-type="float" office:value="948166">
            <text:p>948166</text:p>
          </table:table-cell>
          <table:table-cell office:value-type="string">
            <text:p>Sodium/glutamate symport carrier protein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ligB</text:p>
          </table:table-cell>
          <table:table-cell office:value-type="float" office:value="948164">
            <text:p>948164</text:p>
          </table:table-cell>
          <table:table-cell office:value-type="string">
            <text:p>DNA ligase B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bn</text:p>
          </table:table-cell>
          <table:table-cell office:value-type="float" office:value="946760">
            <text:p>946760</text:p>
          </table:table-cell>
          <table:table-cell office:value-type="string">
            <text:p>Ribonuclease Z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mk</text:p>
          </table:table-cell>
          <table:table-cell office:value-type="float" office:value="948163">
            <text:p>948163</text:p>
          </table:table-cell>
          <table:table-cell office:value-type="string">
            <text:p>Guanylate kin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ecG</text:p>
          </table:table-cell>
          <table:table-cell office:value-type="float" office:value="948162">
            <text:p>948162</text:p>
          </table:table-cell>
          <table:table-cell office:value-type="string">
            <text:p>ATP-dependent DNA helicase recG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nuoH</text:p>
          </table:table-cell>
          <table:table-cell office:value-type="float" office:value="946761">
            <text:p>946761</text:p>
          </table:table-cell>
          <table:table-cell office:value-type="string">
            <text:p>NADH-quinone oxidoreductase subunit H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trmH</text:p>
          </table:table-cell>
          <table:table-cell office:value-type="float" office:value="948161">
            <text:p>948161</text:p>
          </table:table-cell>
          <table:table-cell office:value-type="string">
            <text:p>tRNA guanosine-2'-O-methyltransf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lk</text:p>
          </table:table-cell>
          <table:table-cell office:value-type="float" office:value="946776">
            <text:p>946776</text:p>
          </table:table-cell>
          <table:table-cell office:value-type="string">
            <text:p>Flagellar regulator flk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fbT</text:p>
          </table:table-cell>
          <table:table-cell office:value-type="float" office:value="946777">
            <text:p>946777</text:p>
          </table:table-cell>
          <table:table-cell office:value-type="string">
            <text:p>Phosphatase yfbT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setC</text:p>
          </table:table-cell>
          <table:table-cell office:value-type="float" office:value="948177">
            <text:p>948177</text:p>
          </table:table-cell>
          <table:table-cell office:value-type="string">
            <text:p>Sugar efflux transporter C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fbR</text:p>
          </table:table-cell>
          <table:table-cell office:value-type="float" office:value="946771">
            <text:p>946771</text:p>
          </table:table-cell>
          <table:table-cell office:value-type="string">
            <text:p>UPF0207 protein yfbR; 5'-nucleotidase yfbR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fbQ</text:p>
          </table:table-cell>
          <table:table-cell office:value-type="float" office:value="946772">
            <text:p>946772</text:p>
          </table:table-cell>
          <table:table-cell office:value-type="string">
            <text:p>Uncharacterized aminotransferase yfbQ</text:p>
          </table:table-cell>
          <table:table-cell office:value-type="string">
            <text:p>[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icN</text:p>
          </table:table-cell>
          <table:table-cell office:value-type="float" office:value="948173">
            <text:p>948173</text:p>
          </table:table-cell>
          <table:table-cell office:value-type="string">
            <text:p>Uncharacterized protein yicN</text:p>
          </table:table-cell>
          <table:table-cell office:value-type="string">
            <text:p>[' Carbon compound utilization', 'regulation of transcription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nlpA</text:p>
          </table:table-cell>
          <table:table-cell office:value-type="float" office:value="948175">
            <text:p>948175</text:p>
          </table:table-cell>
          <table:table-cell office:value-type="string">
            <text:p>Lipoprotein 28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icH</text:p>
          </table:table-cell>
          <table:table-cell office:value-type="float" office:value="948171">
            <text:p>948171</text:p>
          </table:table-cell>
          <table:table-cell office:value-type="string">
            <text:p>Uncharacterized protein yicH</text:p>
          </table:table-cell>
          <table:table-cell office:value-type="string">
            <text:p>['Energy production and conversion'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kdpD</text:p>
          </table:table-cell>
          <table:table-cell office:value-type="float" office:value="946744">
            <text:p>946744</text:p>
          </table:table-cell>
          <table:table-cell office:value-type="string">
            <text:p>Sensor protein; Sensor protein kdpD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nuoE</text:p>
          </table:table-cell>
          <table:table-cell office:value-type="float" office:value="946746">
            <text:p>946746</text:p>
          </table:table-cell>
          <table:table-cell office:value-type="string">
            <text:p>NADH-quinone oxidoreductase subunit 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idJ</text:p>
          </table:table-cell>
          <table:table-cell office:value-type="float" office:value="948188">
            <text:p>948188</text:p>
          </table:table-cell>
          <table:table-cell office:value-type="string">
            <text:p>Uncharacterized sulfatase yidJ</text:p>
          </table:table-cell>
          <table:table-cell office:value-type="string">
            <text:p>[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ilvN</text:p>
          </table:table-cell>
          <table:table-cell office:value-type="float" office:value="948183">
            <text:p>948183</text:p>
          </table:table-cell>
          <table:table-cell office:value-type="string">
            <text:p>Acetolactate synthase isozyme 1 small subunit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nuoB</text:p>
          </table:table-cell>
          <table:table-cell office:value-type="float" office:value="946738">
            <text:p>946738</text:p>
          </table:table-cell>
          <table:table-cell office:value-type="string">
            <text:p>NADH-quinone oxidoreductase subunit 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nuoI</text:p>
          </table:table-cell>
          <table:table-cell office:value-type="float" office:value="946757">
            <text:p>946757</text:p>
          </table:table-cell>
          <table:table-cell office:value-type="string">
            <text:p>NADH-quinone oxidoreductase subunit I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elaB</text:p>
          </table:table-cell>
          <table:table-cell office:value-type="float" office:value="946751">
            <text:p>946751</text:p>
          </table:table-cell>
          <table:table-cell office:value-type="string">
            <text:p>Protein elaB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elaA</text:p>
          </table:table-cell>
          <table:table-cell office:value-type="float" office:value="946750">
            <text:p>946750</text:p>
          </table:table-cell>
          <table:table-cell office:value-type="string">
            <text:p>Protein elaA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uhpB</text:p>
          </table:table-cell>
          <table:table-cell office:value-type="float" office:value="948195">
            <text:p>948195</text:p>
          </table:table-cell>
          <table:table-cell office:value-type="string">
            <text:p>Sensor protein uhpB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idR</text:p>
          </table:table-cell>
          <table:table-cell office:value-type="float" office:value="948198">
            <text:p>948198</text:p>
          </table:table-cell>
          <table:table-cell office:value-type="string">
            <text:p>Uncharacterized protein yidR</text:p>
          </table:table-cell>
          <table:table-cell office:value-type="string">
            <text:p>['Energy production and conversion', 'electron transport']</text:p>
          </table:table-cell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idQ</text:p>
          </table:table-cell>
          <table:table-cell office:value-type="float" office:value="948199">
            <text:p>948199</text:p>
          </table:table-cell>
          <table:table-cell office:value-type="string">
            <text:p>Uncharacterized protein yidQ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idG</text:p>
          </table:table-cell>
          <table:table-cell office:value-type="float" office:value="948191">
            <text:p>948191</text:p>
          </table:table-cell>
          <table:table-cell office:value-type="string">
            <text:p>Inner membrane protein yidG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ibpB</text:p>
          </table:table-cell>
          <table:table-cell office:value-type="float" office:value="948192">
            <text:p>948192</text:p>
          </table:table-cell>
          <table:table-cell office:value-type="string">
            <text:p>Small heat shock protein ibpB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fcF</text:p>
          </table:table-cell>
          <table:table-cell office:value-type="float" office:value="946749">
            <text:p>946749</text:p>
          </table:table-cell>
          <table:table-cell office:value-type="string">
            <text:p>Uncharacterized GST-like protein yfcF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srlB</text:p>
          </table:table-cell>
          <table:table-cell office:value-type="float" office:value="948971">
            <text:p>948971</text:p>
          </table:table-cell>
          <table:table-cell office:value-type="string">
            <text:p>Glucitol/sorbitol-specific phosphotransferase enzyme IIA component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bgJ</text:p>
          </table:table-cell>
          <table:table-cell office:value-type="float" office:value="945311">
            <text:p>945311</text:p>
          </table:table-cell>
          <table:table-cell office:value-type="string">
            <text:p>Uncharacterized protein ybgJ</text:p>
          </table:table-cell>
          <table:table-cell office:value-type="string">
            <text:p>[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sdhC</text:p>
          </table:table-cell>
          <table:table-cell office:value-type="float" office:value="945316">
            <text:p>945316</text:p>
          </table:table-cell>
          <table:table-cell office:value-type="string">
            <text:p>Succinate dehydrogenase cytochrome b556 subunit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atoE</text:p>
          </table:table-cell>
          <table:table-cell office:value-type="float" office:value="946721">
            <text:p>946721</text:p>
          </table:table-cell>
          <table:table-cell office:value-type="string">
            <text:p>Short-chain fatty acids transporter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jgR</text:p>
          </table:table-cell>
          <table:table-cell office:value-type="float" office:value="948978">
            <text:p>948978</text:p>
          </table:table-cell>
          <table:table-cell office:value-type="string">
            <text:p>Uncharacterized protein yjgR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menD</text:p>
          </table:table-cell>
          <table:table-cell office:value-type="float" office:value="946720">
            <text:p>946720</text:p>
          </table:table-cell>
          <table:table-cell office:value-type="string">
            <text:p>2-succinyl-5-enolpyruvyl-6-hydroxy-3-cyclohexene-1-carboxylate synth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rffD</text:p>
          </table:table-cell>
          <table:table-cell office:value-type="float" office:value="948977">
            <text:p>948977</text:p>
          </table:table-cell>
          <table:table-cell office:value-type="string">
            <text:p>UDP-N-acetyl-D-mannosamine dehydrogen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pdA</text:p>
          </table:table-cell>
          <table:table-cell office:value-type="float" office:value="946723">
            <text:p>946723</text:p>
          </table:table-cell>
          <table:table-cell office:value-type="string">
            <text:p>Inner membrane protein ypdA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glpQ</text:p>
          </table:table-cell>
          <table:table-cell office:value-type="float" office:value="946725">
            <text:p>946725</text:p>
          </table:table-cell>
          <table:table-cell office:value-type="string">
            <text:p>Glycerophosphoryl diester phosphodiesteras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acnA</text:p>
          </table:table-cell>
          <table:table-cell office:value-type="float" office:value="946724">
            <text:p>946724</text:p>
          </table:table-cell>
          <table:table-cell office:value-type="string">
            <text:p>Aconitate hydratase 1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hisJ</text:p>
          </table:table-cell>
          <table:table-cell office:value-type="float" office:value="945309">
            <text:p>945309</text:p>
          </table:table-cell>
          <table:table-cell office:value-type="string">
            <text:p>Histidine-binding periplasmic protein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gltA</text:p>
          </table:table-cell>
          <table:table-cell office:value-type="float" office:value="945323">
            <text:p>945323</text:p>
          </table:table-cell>
          <table:table-cell office:value-type="string">
            <text:p>Citrate synth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lptG</text:p>
          </table:table-cell>
          <table:table-cell office:value-type="float" office:value="945324">
            <text:p>945324</text:p>
          </table:table-cell>
          <table:table-cell office:value-type="string">
            <text:p>Lipopolysaccharide export system permease protein lptG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tolR</text:p>
          </table:table-cell>
          <table:table-cell office:value-type="float" office:value="945328">
            <text:p>945328</text:p>
          </table:table-cell>
          <table:table-cell office:value-type="string">
            <text:p>Protein tolR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bgE</text:p>
          </table:table-cell>
          <table:table-cell office:value-type="float" office:value="945326">
            <text:p>945326</text:p>
          </table:table-cell>
          <table:table-cell office:value-type="string">
            <text:p>Uncharacterized protein ybgE</text:p>
          </table:table-cell>
          <table:table-cell office:value-type="string">
            <text:p>['Energy production and conversion', ' Energy metabolism <text:s/>carbon ', ' Energy production transport', 'electron transport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ttcA</text:p>
          </table:table-cell>
          <table:table-cell office:value-type="float" office:value="948967">
            <text:p>948967</text:p>
          </table:table-cell>
          <table:table-cell office:value-type="string">
            <text:p>tRNA 2-thiocytidine biosynthesis protein ttc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muC</text:p>
          </table:table-cell>
          <table:table-cell office:value-type="float" office:value="948966">
            <text:p>948966</text:p>
          </table:table-cell>
          <table:table-cell office:value-type="string">
            <text:p>DNA recombination protein rmuC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eaP</text:p>
          </table:table-cell>
          <table:table-cell office:value-type="float" office:value="948969">
            <text:p>948969</text:p>
          </table:table-cell>
          <table:table-cell office:value-type="string">
            <text:p>Probable diguanylate cyclase yeaP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giQ</text:p>
          </table:table-cell>
          <table:table-cell office:value-type="float" office:value="948963">
            <text:p>948963</text:p>
          </table:table-cell>
          <table:table-cell office:value-type="string">
            <text:p>UPF0313 protein ygiQ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nei</text:p>
          </table:table-cell>
          <table:table-cell office:value-type="float" office:value="945320">
            <text:p>945320</text:p>
          </table:table-cell>
          <table:table-cell office:value-type="string">
            <text:p>Endonuclease VIII; Endonuclease 8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glpC</text:p>
          </table:table-cell>
          <table:table-cell office:value-type="float" office:value="946735">
            <text:p>946735</text:p>
          </table:table-cell>
          <table:table-cell office:value-type="string">
            <text:p>Anaerobic glycerol-3-phosphate dehydrogenase subunit C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enC</text:p>
          </table:table-cell>
          <table:table-cell office:value-type="float" office:value="946734">
            <text:p>946734</text:p>
          </table:table-cell>
          <table:table-cell office:value-type="string">
            <text:p>o-succinylbenzoate synth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atoB</text:p>
          </table:table-cell>
          <table:table-cell office:value-type="float" office:value="946727">
            <text:p>946727</text:p>
          </table:table-cell>
          <table:table-cell office:value-type="string">
            <text:p>Acetyl-CoA acetyltransfer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ejG</text:p>
          </table:table-cell>
          <table:table-cell office:value-type="float" office:value="945319">
            <text:p>945319</text:p>
          </table:table-cell>
          <table:table-cell office:value-type="string">
            <text:p>Uncharacterized protein yejG</text:p>
          </table:table-cell>
          <table:table-cell office:value-type="string">
            <text:p>[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bgL</text:p>
          </table:table-cell>
          <table:table-cell office:value-type="float" office:value="945318">
            <text:p>945318</text:p>
          </table:table-cell>
          <table:table-cell office:value-type="string">
            <text:p>UPF0271 protein ybgL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csC</text:p>
          </table:table-cell>
          <table:table-cell office:value-type="float" office:value="948993">
            <text:p>948993</text:p>
          </table:table-cell>
          <table:table-cell office:value-type="string">
            <text:p>Sensor kinase protein rcsC; Sensor prote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djlA</text:p>
          </table:table-cell>
          <table:table-cell office:value-type="float" office:value="948992">
            <text:p>948992</text:p>
          </table:table-cell>
          <table:table-cell office:value-type="string">
            <text:p>DnaJ-like protein djlA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eiR</text:p>
          </table:table-cell>
          <table:table-cell office:value-type="float" office:value="946701">
            <text:p>946701</text:p>
          </table:table-cell>
          <table:table-cell office:value-type="string">
            <text:p>Uncharacterized protein yeiR</text:p>
          </table:table-cell>
          <table:table-cell office:value-type="string">
            <text:p>[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eco</text:p>
          </table:table-cell>
          <table:table-cell office:value-type="float" office:value="946700">
            <text:p>946700</text:p>
          </table:table-cell>
          <table:table-cell office:value-type="string">
            <text:p>Ecotin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cho</text:p>
          </table:table-cell>
          <table:table-cell office:value-type="float" office:value="948996">
            <text:p>948996</text:p>
          </table:table-cell>
          <table:table-cell office:value-type="string">
            <text:p>Excinuclease cho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mqo</text:p>
          </table:table-cell>
          <table:table-cell office:value-type="float" office:value="946702">
            <text:p>946702</text:p>
          </table:table-cell>
          <table:table-cell office:value-type="string">
            <text:p>Malate:quinone oxidoreductase; Probable malate:quinone oxidoreductas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csgE</text:p>
          </table:table-cell>
          <table:table-cell office:value-type="float" office:value="945711">
            <text:p>945711</text:p>
          </table:table-cell>
          <table:table-cell office:value-type="string">
            <text:p>Curli production assembly/transport component csg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osmE</text:p>
          </table:table-cell>
          <table:table-cell office:value-type="float" office:value="945305">
            <text:p>945305</text:p>
          </table:table-cell>
          <table:table-cell office:value-type="string">
            <text:p>Osmotically-inducible lipoprotein 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hsC</text:p>
          </table:table-cell>
          <table:table-cell office:value-type="float" office:value="945306">
            <text:p>945306</text:p>
          </table:table-cell>
          <table:table-cell office:value-type="string">
            <text:p>Protein rhsC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ccX</text:p>
          </table:table-cell>
          <table:table-cell office:value-type="float" office:value="945304">
            <text:p>945304</text:p>
          </table:table-cell>
          <table:table-cell office:value-type="string">
            <text:p>Acylphosphat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borD</text:p>
          </table:table-cell>
          <table:table-cell office:value-type="float" office:value="948980">
            <text:p>948980</text:p>
          </table:table-cell>
          <table:table-cell office:value-type="string">
            <text:p>Lipoprotein bor homolog from lambdoid prophage DLP12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SdhB</text:p>
          </table:table-cell>
          <table:table-cell office:value-type="float" office:value="945300">
            <text:p>945300</text:p>
          </table:table-cell>
          <table:table-cell office:value-type="string">
            <text:p>Succinate dehydrogenase iron-sulfur subunit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hybD</text:p>
          </table:table-cell>
          <table:table-cell office:value-type="float" office:value="948982">
            <text:p>948982</text:p>
          </table:table-cell>
          <table:table-cell office:value-type="string">
            <text:p>Hydrogenase 2 maturation prote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ccmA</text:p>
          </table:table-cell>
          <table:table-cell office:value-type="float" office:value="946714">
            <text:p>946714</text:p>
          </table:table-cell>
          <table:table-cell office:value-type="string">
            <text:p>Cytochrome c biogenesis ATP-binding export protein ccmA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glpA</text:p>
          </table:table-cell>
          <table:table-cell office:value-type="float" office:value="946713">
            <text:p>946713</text:p>
          </table:table-cell>
          <table:table-cell office:value-type="string">
            <text:p>Anaerobic glycerol-3-phosphate dehydrogenase subunit 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menF</text:p>
          </table:table-cell>
          <table:table-cell office:value-type="float" office:value="946712">
            <text:p>946712</text:p>
          </table:table-cell>
          <table:table-cell office:value-type="string">
            <text:p>Menaquinone-specific isochorismate synth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apbE</text:p>
          </table:table-cell>
          <table:table-cell office:value-type="float" office:value="946711">
            <text:p>946711</text:p>
          </table:table-cell>
          <table:table-cell office:value-type="string">
            <text:p>Thiamine biosynthesis lipoprotein apb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guaC</text:p>
          </table:table-cell>
          <table:table-cell office:value-type="float" office:value="948986">
            <text:p>948986</text:p>
          </table:table-cell>
          <table:table-cell office:value-type="string">
            <text:p>GMP reduct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lolA</text:p>
          </table:table-cell>
          <table:table-cell office:value-type="float" office:value="948989">
            <text:p>948989</text:p>
          </table:table-cell>
          <table:table-cell office:value-type="string">
            <text:p>Outer-membrane lipoprotein carrier protein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betA</text:p>
          </table:table-cell>
          <table:table-cell office:value-type="float" office:value="945716">
            <text:p>945716</text:p>
          </table:table-cell>
          <table:table-cell office:value-type="string">
            <text:p>Choline dehydrogen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ojI</text:p>
          </table:table-cell>
          <table:table-cell office:value-type="float" office:value="946705">
            <text:p>946705</text:p>
          </table:table-cell>
          <table:table-cell office:value-type="string">
            <text:p>ABC transporter ATP-binding protein yojI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arcB</text:p>
          </table:table-cell>
          <table:table-cell office:value-type="float" office:value="947887">
            <text:p>947887</text:p>
          </table:table-cell>
          <table:table-cell office:value-type="string">
            <text:p>Aerobic respiration control sensor protein arcB; Sensor prote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frlR</text:p>
          </table:table-cell>
          <table:table-cell office:value-type="float" office:value="947885">
            <text:p>947885</text:p>
          </table:table-cell>
          <table:table-cell office:value-type="string">
            <text:p>HTH-type transcriptional regulator frlR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DHAR</text:p>
          </table:table-cell>
          <table:table-cell office:value-type="float" office:value="945743">
            <text:p>945743</text:p>
          </table:table-cell>
          <table:table-cell office:value-type="string">
            <text:p>PTS-dependent dihydroxyacetone kinase operon regulatory protein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map</text:p>
          </table:table-cell>
          <table:table-cell office:value-type="float" office:value="947882">
            <text:p>947882</text:p>
          </table:table-cell>
          <table:table-cell office:value-type="string">
            <text:p>Methionine aminopeptid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minC</text:p>
          </table:table-cell>
          <table:table-cell office:value-type="float" office:value="945744">
            <text:p>945744</text:p>
          </table:table-cell>
          <table:table-cell office:value-type="string">
            <text:p>Septum site-determining protein minC; Probable septum site-determining protein minC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ysG</text:p>
          </table:table-cell>
          <table:table-cell office:value-type="float" office:value="947880">
            <text:p>947880</text:p>
          </table:table-cell>
          <table:table-cell office:value-type="string">
            <text:p>Siroheme synth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inE</text:p>
          </table:table-cell>
          <table:table-cell office:value-type="float" office:value="945740">
            <text:p>945740</text:p>
          </table:table-cell>
          <table:table-cell office:value-type="string">
            <text:p>Cell division topological specificity factor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abA</text:p>
          </table:table-cell>
          <table:table-cell office:value-type="float" office:value="947873">
            <text:p>947873</text:p>
          </table:table-cell>
          <table:table-cell office:value-type="string">
            <text:p>Para-aminobenzoate synthase glutamine amidotransferase component II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psB</text:p>
          </table:table-cell>
          <table:table-cell office:value-type="float" office:value="947874">
            <text:p>947874</text:p>
          </table:table-cell>
          <table:table-cell office:value-type="string">
            <text:p>30S ribosomal protein S2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frlB</text:p>
          </table:table-cell>
          <table:table-cell office:value-type="float" office:value="947875">
            <text:p>947875</text:p>
          </table:table-cell>
          <table:table-cell office:value-type="string">
            <text:p>Fructoselysine 6-phosphate deglycas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cgE</text:p>
          </table:table-cell>
          <table:table-cell office:value-type="float" office:value="945735">
            <text:p>945735</text:p>
          </table:table-cell>
          <table:table-cell office:value-type="string">
            <text:p>Uncharacterized HTH-type transcriptional regulator ycgE</text:p>
          </table:table-cell>
          <table:table-cell office:value-type="string">
            <text:p>[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hfG</text:p>
          </table:table-cell>
          <table:table-cell office:value-type="float" office:value="947871">
            <text:p>947871</text:p>
          </table:table-cell>
          <table:table-cell office:value-type="string">
            <text:p>Uncharacterized protein yhfG</text:p>
          </table:table-cell>
          <table:table-cell office:value-type="string">
            <text:p>['Amino acid transport and metabolism', 'protein folding', 'amino acid biosynthetic process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fic</text:p>
          </table:table-cell>
          <table:table-cell office:value-type="float" office:value="947872">
            <text:p>947872</text:p>
          </table:table-cell>
          <table:table-cell office:value-type="string">
            <text:p>Cell filamentation protein fic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ssA</text:p>
          </table:table-cell>
          <table:table-cell office:value-type="float" office:value="945725">
            <text:p>945725</text:p>
          </table:table-cell>
          <table:table-cell office:value-type="string">
            <text:p>NTE family protein rss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ibA</text:p>
          </table:table-cell>
          <table:table-cell office:value-type="float" office:value="945763">
            <text:p>945763</text:p>
          </table:table-cell>
          <table:table-cell office:value-type="string">
            <text:p>GTP cyclohydrolase-2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lpA</text:p>
          </table:table-cell>
          <table:table-cell office:value-type="float" office:value="945764">
            <text:p>945764</text:p>
          </table:table-cell>
          <table:table-cell office:value-type="string">
            <text:p>ATP-dependent Clp protease ATP-binding subunit clp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pth</text:p>
          </table:table-cell>
          <table:table-cell office:value-type="float" office:value="945765">
            <text:p>945765</text:p>
          </table:table-cell>
          <table:table-cell office:value-type="string">
            <text:p>Peptidyl-tRNA hydrol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cgV</text:p>
          </table:table-cell>
          <table:table-cell office:value-type="float" office:value="945767">
            <text:p>945767</text:p>
          </table:table-cell>
          <table:table-cell office:value-type="string">
            <text:p>Uncharacterized protein ycgV</text:p>
          </table:table-cell>
          <table:table-cell office:value-type="string">
            <text:p>['Amino acid transport and metabolism', ' Building block biosynthesis'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gst</text:p>
          </table:table-cell>
          <table:table-cell office:value-type="float" office:value="945758">
            <text:p>945758</text:p>
          </table:table-cell>
          <table:table-cell office:value-type="string">
            <text:p>Glutathione S-transfer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gph</text:p>
          </table:table-cell>
          <table:table-cell office:value-type="float" office:value="947895">
            <text:p>947895</text:p>
          </table:table-cell>
          <table:table-cell office:value-type="string">
            <text:p>Phosphoglycolate phosphat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pe</text:p>
          </table:table-cell>
          <table:table-cell office:value-type="float" office:value="947896">
            <text:p>947896</text:p>
          </table:table-cell>
          <table:table-cell office:value-type="string">
            <text:p>Ribulose-phosphate 3-epimer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dadA</text:p>
          </table:table-cell>
          <table:table-cell office:value-type="float" office:value="945752">
            <text:p>945752</text:p>
          </table:table-cell>
          <table:table-cell office:value-type="string">
            <text:p>D-amino acid dehydrogenase small subunit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sufB</text:p>
          </table:table-cell>
          <table:table-cell office:value-type="float" office:value="945753">
            <text:p>945753</text:p>
          </table:table-cell>
          <table:table-cell office:value-type="string">
            <text:p>Protein sufB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hfW</text:p>
          </table:table-cell>
          <table:table-cell office:value-type="float" office:value="947890">
            <text:p>947890</text:p>
          </table:table-cell>
          <table:table-cell office:value-type="string">
            <text:p>Uncharacterized protein yhfW</text:p>
          </table:table-cell>
          <table:table-cell office:value-type="string">
            <text:p>['Replication <text:s/>recombination and repair', ' Carbon compound utilization'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btuD</text:p>
          </table:table-cell>
          <table:table-cell office:value-type="float" office:value="945751">
            <text:p>945751</text:p>
          </table:table-cell>
          <table:table-cell office:value-type="string">
            <text:p>Vitamin B12 import ATP-binding protein btuD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ldcA</text:p>
          </table:table-cell>
          <table:table-cell office:value-type="float" office:value="945756">
            <text:p>945756</text:p>
          </table:table-cell>
          <table:table-cell office:value-type="string">
            <text:p>Muramoyltetrapeptide carboxypeptid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treA</text:p>
          </table:table-cell>
          <table:table-cell office:value-type="float" office:value="945757">
            <text:p>945757</text:p>
          </table:table-cell>
          <table:table-cell office:value-type="string">
            <text:p>Periplasmic trehalase; Putative periplasmic trehal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dam</text:p>
          </table:table-cell>
          <table:table-cell office:value-type="float" office:value="947893">
            <text:p>947893</text:p>
          </table:table-cell>
          <table:table-cell office:value-type="string">
            <text:p>DNA adenine methyl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dadX</text:p>
          </table:table-cell>
          <table:table-cell office:value-type="float" office:value="945754">
            <text:p>945754</text:p>
          </table:table-cell>
          <table:table-cell office:value-type="string">
            <text:p>Alanine racemase, catabolic; Alanine racem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cvrA</text:p>
          </table:table-cell>
          <table:table-cell office:value-type="float" office:value="945755">
            <text:p>945755</text:p>
          </table:table-cell>
          <table:table-cell office:value-type="string">
            <text:p>Cell volume regulation protein 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dhaM</text:p>
          </table:table-cell>
          <table:table-cell office:value-type="float" office:value="945749">
            <text:p>945749</text:p>
          </table:table-cell>
          <table:table-cell office:value-type="string">
            <text:p>PTS-dependent dihydroxyacetone kinase, phosphotransferase subunit dhaM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dhaL</text:p>
          </table:table-cell>
          <table:table-cell office:value-type="float" office:value="945748">
            <text:p>945748</text:p>
          </table:table-cell>
          <table:table-cell office:value-type="string">
            <text:p>PTS-dependent dihydroxyacetone kinase, ADP-binding subunit dhaL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dhaK</text:p>
          </table:table-cell>
          <table:table-cell office:value-type="float" office:value="945747">
            <text:p>945747</text:p>
          </table:table-cell>
          <table:table-cell office:value-type="string">
            <text:p>PTS-dependent dihydroxyacetone kinase, dihydroxyacetone-binding subunit dhaK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narX</text:p>
          </table:table-cell>
          <table:table-cell office:value-type="float" office:value="945788">
            <text:p>945788</text:p>
          </table:table-cell>
          <table:table-cell office:value-type="string">
            <text:p>Nitrate/nitrite sensor protein narX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lpB</text:p>
          </table:table-cell>
          <table:table-cell office:value-type="float" office:value="947077">
            <text:p>947077</text:p>
          </table:table-cell>
          <table:table-cell office:value-type="string">
            <text:p>Chaperone protein clpB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chA</text:p>
          </table:table-cell>
          <table:table-cell office:value-type="float" office:value="945784">
            <text:p>945784</text:p>
          </table:table-cell>
          <table:table-cell office:value-type="string">
            <text:p>Protein sirB1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dhS</text:p>
          </table:table-cell>
          <table:table-cell office:value-type="float" office:value="945786">
            <text:p>945786</text:p>
          </table:table-cell>
          <table:table-cell office:value-type="string">
            <text:p>Uncharacterized protein ydhS</text:p>
          </table:table-cell>
          <table:table-cell office:value-type="string">
            <text:p>[' Building block biosynthesis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eaC</text:p>
          </table:table-cell>
          <table:table-cell office:value-type="float" office:value="947074">
            <text:p>947074</text:p>
          </table:table-cell>
          <table:table-cell office:value-type="string">
            <text:p>Uncharacterized protein yeaC</text:p>
          </table:table-cell>
          <table:table-cell office:value-type="string">
            <text:p>[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narG</text:p>
          </table:table-cell>
          <table:table-cell office:value-type="float" office:value="945782">
            <text:p>945782</text:p>
          </table:table-cell>
          <table:table-cell office:value-type="string">
            <text:p>Respiratory nitrate reductase 1 alpha chain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nudK</text:p>
          </table:table-cell>
          <table:table-cell office:value-type="float" office:value="947072">
            <text:p>947072</text:p>
          </table:table-cell>
          <table:table-cell office:value-type="string">
            <text:p>GDP-mannose pyrophosphatase nudK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prmC</text:p>
          </table:table-cell>
          <table:table-cell office:value-type="float" office:value="945779">
            <text:p>945779</text:p>
          </table:table-cell>
          <table:table-cell office:value-type="string">
            <text:p>Protein methyltransferase hemK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nfsB</text:p>
          </table:table-cell>
          <table:table-cell office:value-type="float" office:value="945778">
            <text:p>945778</text:p>
          </table:table-cell>
          <table:table-cell office:value-type="string">
            <text:p>Oxygen-insensitive NAD(P)H nitroreduct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fiH</text:p>
          </table:table-cell>
          <table:table-cell office:value-type="float" office:value="947089">
            <text:p>947089</text:p>
          </table:table-cell>
          <table:table-cell office:value-type="string">
            <text:p>UPF0124 protein yfiH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hemA</text:p>
          </table:table-cell>
          <table:table-cell office:value-type="float" office:value="945777">
            <text:p>945777</text:p>
          </table:table-cell>
          <table:table-cell office:value-type="string">
            <text:p>Glutamyl-tRNA reduct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qaB</text:p>
          </table:table-cell>
          <table:table-cell office:value-type="float" office:value="945776">
            <text:p>945776</text:p>
          </table:table-cell>
          <table:table-cell office:value-type="string">
            <text:p>Phosphatase yqaB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lolB</text:p>
          </table:table-cell>
          <table:table-cell office:value-type="float" office:value="945775">
            <text:p>945775</text:p>
          </table:table-cell>
          <table:table-cell office:value-type="string">
            <text:p>Outer-membrane lipoprotein lolB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aroF</text:p>
          </table:table-cell>
          <table:table-cell office:value-type="float" office:value="947084">
            <text:p>947084</text:p>
          </table:table-cell>
          <table:table-cell office:value-type="string">
            <text:p>Phospho-2-dehydro-3-deoxyheptonate aldolase, Tyr-sensitiv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ispE</text:p>
          </table:table-cell>
          <table:table-cell office:value-type="float" office:value="945774">
            <text:p>945774</text:p>
          </table:table-cell>
          <table:table-cell office:value-type="string">
            <text:p>4-diphosphocytidyl-2-C-methyl-D-erythritol kinas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agp</text:p>
          </table:table-cell>
          <table:table-cell office:value-type="float" office:value="945773">
            <text:p>945773</text:p>
          </table:table-cell>
          <table:table-cell office:value-type="string">
            <text:p>Glucose-1-phosphat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luD</text:p>
          </table:table-cell>
          <table:table-cell office:value-type="float" office:value="947087">
            <text:p>947087</text:p>
          </table:table-cell>
          <table:table-cell office:value-type="string">
            <text:p>Pseudouridine synthase; Ribosomal large subunit pseudouridine synthase D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cysB</text:p>
          </table:table-cell>
          <table:table-cell office:value-type="float" office:value="945771">
            <text:p>945771</text:p>
          </table:table-cell>
          <table:table-cell office:value-type="string">
            <text:p>HTH-type transcriptional regulator cysB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baK</text:p>
          </table:table-cell>
          <table:table-cell office:value-type="float" office:value="947083">
            <text:p>947083</text:p>
          </table:table-cell>
          <table:table-cell office:value-type="string">
            <text:p>Uncharacterized protein ybaK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uxuA</text:p>
          </table:table-cell>
          <table:table-cell office:value-type="float" office:value="947082">
            <text:p>947082</text:p>
          </table:table-cell>
          <table:table-cell office:value-type="string">
            <text:p>Mannonate dehydrat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chF</text:p>
          </table:table-cell>
          <table:table-cell office:value-type="float" office:value="945769">
            <text:p>945769</text:p>
          </table:table-cell>
          <table:table-cell office:value-type="string">
            <text:p>GTP-dependent nucleic acid-binding protein engD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egP</text:p>
          </table:table-cell>
          <table:table-cell office:value-type="float" office:value="947095">
            <text:p>947095</text:p>
          </table:table-cell>
          <table:table-cell office:value-type="string">
            <text:p>UPF0339 protein yegP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plS</text:p>
          </table:table-cell>
          <table:table-cell office:value-type="float" office:value="947096">
            <text:p>947096</text:p>
          </table:table-cell>
          <table:table-cell office:value-type="string">
            <text:p>50S ribosomal protein L19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trmD</text:p>
          </table:table-cell>
          <table:table-cell office:value-type="float" office:value="947099">
            <text:p>947099</text:p>
          </table:table-cell>
          <table:table-cell office:value-type="string">
            <text:p>tRNA (guanine-N(1)-)-methyltransfer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fiB</text:p>
          </table:table-cell>
          <table:table-cell office:value-type="float" office:value="947094">
            <text:p>947094</text:p>
          </table:table-cell>
          <table:table-cell office:value-type="string">
            <text:p>Putative lipoprotein yfi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narL</text:p>
          </table:table-cell>
          <table:table-cell office:value-type="float" office:value="945795">
            <text:p>945795</text:p>
          </table:table-cell>
          <table:table-cell office:value-type="string">
            <text:p>Nitrate/nitrite response regulator protein narL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chN</text:p>
          </table:table-cell>
          <table:table-cell office:value-type="float" office:value="945794">
            <text:p>945794</text:p>
          </table:table-cell>
          <table:table-cell office:value-type="string">
            <text:p>Protein ychN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plE</text:p>
          </table:table-cell>
          <table:table-cell office:value-type="float" office:value="947800">
            <text:p>947800</text:p>
          </table:table-cell>
          <table:table-cell office:value-type="string">
            <text:p>50S ribosomal protein L5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psN</text:p>
          </table:table-cell>
          <table:table-cell office:value-type="float" office:value="947801">
            <text:p>947801</text:p>
          </table:table-cell>
          <table:table-cell office:value-type="string">
            <text:p>30S ribosomal protein S14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psH</text:p>
          </table:table-cell>
          <table:table-cell office:value-type="float" office:value="947802">
            <text:p>947802</text:p>
          </table:table-cell>
          <table:table-cell office:value-type="string">
            <text:p>30S ribosomal protein S8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trB</text:p>
          </table:table-cell>
          <table:table-cell office:value-type="float" office:value="946358">
            <text:p>946358</text:p>
          </table:table-cell>
          <table:table-cell office:value-type="string">
            <text:p>Protease 2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acpS</text:p>
          </table:table-cell>
          <table:table-cell office:value-type="float" office:value="947037">
            <text:p>947037</text:p>
          </table:table-cell>
          <table:table-cell office:value-type="string">
            <text:p>Holo-[acyl-carrier-protein] synthas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oaB</text:p>
          </table:table-cell>
          <table:table-cell office:value-type="float" office:value="946357">
            <text:p>946357</text:p>
          </table:table-cell>
          <table:table-cell office:value-type="string">
            <text:p>UPF0076 protein yoaB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ebE</text:p>
          </table:table-cell>
          <table:table-cell office:value-type="float" office:value="946355">
            <text:p>946355</text:p>
          </table:table-cell>
          <table:table-cell office:value-type="string">
            <text:p>Inner membrane protein yeb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pdxJ</text:p>
          </table:table-cell>
          <table:table-cell office:value-type="float" office:value="947039">
            <text:p>947039</text:p>
          </table:table-cell>
          <table:table-cell office:value-type="string">
            <text:p>Pyridoxine 5'-phosphate synth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queC</text:p>
          </table:table-cell>
          <table:table-cell office:value-type="float" office:value="947034">
            <text:p>947034</text:p>
          </table:table-cell>
          <table:table-cell office:value-type="string">
            <text:p>Queuosine biosynthesis protein queC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thiC</text:p>
          </table:table-cell>
          <table:table-cell office:value-type="float" office:value="948492">
            <text:p>948492</text:p>
          </table:table-cell>
          <table:table-cell office:value-type="string">
            <text:p>Thiamine biosynthesis protein thiC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rnc</text:p>
          </table:table-cell>
          <table:table-cell office:value-type="float" office:value="947033">
            <text:p>947033</text:p>
          </table:table-cell>
          <table:table-cell office:value-type="string">
            <text:p>Ribonuclease 3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ebT</text:p>
          </table:table-cell>
          <table:table-cell office:value-type="float" office:value="946352">
            <text:p>946352</text:p>
          </table:table-cell>
          <table:table-cell office:value-type="string">
            <text:p>Uncharacterized protein yebT</text:p>
          </table:table-cell>
          <table:table-cell office:value-type="string">
            <text:p>['Inorganic ion transport and metabolism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era</text:p>
          </table:table-cell>
          <table:table-cell office:value-type="float" office:value="947036">
            <text:p>947036</text:p>
          </table:table-cell>
          <table:table-cell office:value-type="string">
            <text:p>GTP-binding protein era; GTP-binding protein era homolog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ebO</text:p>
          </table:table-cell>
          <table:table-cell office:value-type="float" office:value="946350">
            <text:p>946350</text:p>
          </table:table-cell>
          <table:table-cell office:value-type="string">
            <text:p>Uncharacterized protein yebO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fhH</text:p>
          </table:table-cell>
          <table:table-cell office:value-type="float" office:value="947030">
            <text:p>947030</text:p>
          </table:table-cell>
          <table:table-cell office:value-type="string">
            <text:p>Uncharacterized HTH-type transcriptional regulator yfhH</text:p>
          </table:table-cell>
          <table:table-cell office:value-type="string">
            <text:p>['Carbohydrate transport and metabolism'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sd</text:p>
          </table:table-cell>
          <table:table-cell office:value-type="float" office:value="948496">
            <text:p>948496</text:p>
          </table:table-cell>
          <table:table-cell office:value-type="string">
            <text:p>Regulator of sigma D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hupA</text:p>
          </table:table-cell>
          <table:table-cell office:value-type="float" office:value="948499">
            <text:p>948499</text:p>
          </table:table-cell>
          <table:table-cell office:value-type="string">
            <text:p>DNA-binding protein HU-alph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nudC</text:p>
          </table:table-cell>
          <table:table-cell office:value-type="float" office:value="948498">
            <text:p>948498</text:p>
          </table:table-cell>
          <table:table-cell office:value-type="string">
            <text:p>NADH pyrophosphat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zapA</text:p>
          </table:table-cell>
          <table:table-cell office:value-type="float" office:value="947404">
            <text:p>947404</text:p>
          </table:table-cell>
          <table:table-cell office:value-type="string">
            <text:p>Cell division protein zap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pmI</text:p>
          </table:table-cell>
          <table:table-cell office:value-type="float" office:value="946349">
            <text:p>946349</text:p>
          </table:table-cell>
          <table:table-cell office:value-type="string">
            <text:p>50S ribosomal protein L35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smF</text:p>
          </table:table-cell>
          <table:table-cell office:value-type="float" office:value="946348">
            <text:p>946348</text:p>
          </table:table-cell>
          <table:table-cell office:value-type="string">
            <text:p>Ribosomal RNA small subunit methyltransferase F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exbD</text:p>
          </table:table-cell>
          <table:table-cell office:value-type="float" office:value="946345">
            <text:p>946345</text:p>
          </table:table-cell>
          <table:table-cell office:value-type="string">
            <text:p>Biopolymer transport protein exbD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dsbB</text:p>
          </table:table-cell>
          <table:table-cell office:value-type="float" office:value="946344">
            <text:p>946344</text:p>
          </table:table-cell>
          <table:table-cell office:value-type="string">
            <text:p>Disulfide bond formation protein B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nadB</text:p>
          </table:table-cell>
          <table:table-cell office:value-type="float" office:value="947049">
            <text:p>947049</text:p>
          </table:table-cell>
          <table:table-cell office:value-type="string">
            <text:p>L-aspartate oxidas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ebV</text:p>
          </table:table-cell>
          <table:table-cell office:value-type="float" office:value="946347">
            <text:p>946347</text:p>
          </table:table-cell>
          <table:table-cell office:value-type="string">
            <text:p>Uncharacterized protein yebV</text:p>
          </table:table-cell>
          <table:table-cell office:value-type="string">
            <text:p>['Replication <text:s/>recombination and repair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fiC</text:p>
          </table:table-cell>
          <table:table-cell office:value-type="float" office:value="947047">
            <text:p>947047</text:p>
          </table:table-cell>
          <table:table-cell office:value-type="string">
            <text:p>ECED1_3006; c3099; E2348C_2852; ECIAI1_2689; APECO1_3956; ECS88_2749; ECDH10B_2743; ECUMN_2898; ECIAI39_2780; UTI89_C2897; EC55989_2864; pC15-1a_066; Z3857; b2575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rplA</text:p>
          </table:table-cell>
          <table:table-cell office:value-type="float" office:value="948483">
            <text:p>948483</text:p>
          </table:table-cell>
          <table:table-cell office:value-type="string">
            <text:p>50S ribosomal protein L1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lmA</text:p>
          </table:table-cell>
          <table:table-cell office:value-type="float" office:value="946340">
            <text:p>946340</text:p>
          </table:table-cell>
          <table:table-cell office:value-type="string">
            <text:p>b1822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aeH</text:p>
          </table:table-cell>
          <table:table-cell office:value-type="float" office:value="947044">
            <text:p>947044</text:p>
          </table:table-cell>
          <table:table-cell office:value-type="string">
            <text:p>UPF0325 protein yaeH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manZ</text:p>
          </table:table-cell>
          <table:table-cell office:value-type="float" office:value="946342">
            <text:p>946342</text:p>
          </table:table-cell>
          <table:table-cell office:value-type="string">
            <text:p>Mannose permease IID component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bolA</text:p>
          </table:table-cell>
          <table:table-cell office:value-type="float" office:value="947043">
            <text:p>947043</text:p>
          </table:table-cell>
          <table:table-cell office:value-type="string">
            <text:p>Protein bol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glrR</text:p>
          </table:table-cell>
          <table:table-cell office:value-type="float" office:value="947042">
            <text:p>947042</text:p>
          </table:table-cell>
          <table:table-cell office:value-type="string">
            <text:p>Uncharacterized protein yfh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qseF</text:p>
          </table:table-cell>
          <table:table-cell office:value-type="float" office:value="947042">
            <text:p>947042</text:p>
          </table:table-cell>
          <table:table-cell office:value-type="string">
            <text:p>Uncharacterized protein yfh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lepB</text:p>
          </table:table-cell>
          <table:table-cell office:value-type="float" office:value="947040">
            <text:p>947040</text:p>
          </table:table-cell>
          <table:table-cell office:value-type="string">
            <text:p>Signal peptidase I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epd</text:p>
          </table:table-cell>
          <table:table-cell office:value-type="float" office:value="947413">
            <text:p>947413</text:p>
          </table:table-cell>
          <table:table-cell office:value-type="string">
            <text:p>D-erythrose-4-phosphate dehydrogen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scS</text:p>
          </table:table-cell>
          <table:table-cell office:value-type="float" office:value="947416">
            <text:p>947416</text:p>
          </table:table-cell>
          <table:table-cell office:value-type="string">
            <text:p>Small-conductance mechanosensitive channel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poE</text:p>
          </table:table-cell>
          <table:table-cell office:value-type="float" office:value="947050">
            <text:p>947050</text:p>
          </table:table-cell>
          <table:table-cell office:value-type="string">
            <text:p>RNA polymerase sigma factor; RNA polymerase sigma-E factor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hcB</text:p>
          </table:table-cell>
          <table:table-cell office:value-type="float" office:value="947815">
            <text:p>947815</text:p>
          </table:table-cell>
          <table:table-cell office:value-type="string">
            <text:p>Putative cytochrome d ubiquinol oxidase subunit 3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plC</text:p>
          </table:table-cell>
          <table:table-cell office:value-type="float" office:value="947817">
            <text:p>947817</text:p>
          </table:table-cell>
          <table:table-cell office:value-type="string">
            <text:p>50S ribosomal protein L3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rplW</text:p>
          </table:table-cell>
          <table:table-cell office:value-type="float" office:value="947819">
            <text:p>947819</text:p>
          </table:table-cell>
          <table:table-cell office:value-type="string">
            <text:p>50S ribosomal protein L23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ebC</text:p>
          </table:table-cell>
          <table:table-cell office:value-type="float" office:value="946379">
            <text:p>946379</text:p>
          </table:table-cell>
          <table:table-cell office:value-type="string">
            <text:p>UPF0082 protein yebC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pssA</text:p>
          </table:table-cell>
          <table:table-cell office:value-type="float" office:value="947059">
            <text:p>947059</text:p>
          </table:table-cell>
          <table:table-cell office:value-type="string">
            <text:p>CDP-diacylglycerol--serine O-phosphatidyltransfer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plB</text:p>
          </table:table-cell>
          <table:table-cell office:value-type="float" office:value="947820">
            <text:p>947820</text:p>
          </table:table-cell>
          <table:table-cell office:value-type="string">
            <text:p>50S ribosomal protein L2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hcM</text:p>
          </table:table-cell>
          <table:table-cell office:value-type="float" office:value="947821">
            <text:p>947821</text:p>
          </table:table-cell>
          <table:table-cell office:value-type="string">
            <text:p>Uncharacterized protein yhcM</text:p>
          </table:table-cell>
          <table:table-cell office:value-type="string">
            <text:p>[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seC</text:p>
          </table:table-cell>
          <table:table-cell office:value-type="float" office:value="947052">
            <text:p>947052</text:p>
          </table:table-cell>
          <table:table-cell office:value-type="string">
            <text:p>Sigma-E factor regulatory protein rseC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etk</text:p>
          </table:table-cell>
          <table:table-cell office:value-type="float" office:value="947409">
            <text:p>947409</text:p>
          </table:table-cell>
          <table:table-cell office:value-type="string">
            <text:p>Tyrosine-protein kinase etk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ruvB</text:p>
          </table:table-cell>
          <table:table-cell office:value-type="float" office:value="946371">
            <text:p>946371</text:p>
          </table:table-cell>
          <table:table-cell office:value-type="string">
            <text:p>Holliday junction ATP-dependent DNA helicase ruv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seB</text:p>
          </table:table-cell>
          <table:table-cell office:value-type="float" office:value="947054">
            <text:p>947054</text:p>
          </table:table-cell>
          <table:table-cell office:value-type="string">
            <text:p>Sigma-E factor regulatory protein rse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seA</text:p>
          </table:table-cell>
          <table:table-cell office:value-type="float" office:value="947053">
            <text:p>947053</text:p>
          </table:table-cell>
          <table:table-cell office:value-type="string">
            <text:p>Sigma-E factor negative regulatory prote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fiQ</text:p>
          </table:table-cell>
          <table:table-cell office:value-type="float" office:value="947056">
            <text:p>947056</text:p>
          </table:table-cell>
          <table:table-cell office:value-type="string">
            <text:p>Uncharacterized protein yfiQ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znuA</text:p>
          </table:table-cell>
          <table:table-cell office:value-type="float" office:value="946375">
            <text:p>946375</text:p>
          </table:table-cell>
          <table:table-cell office:value-type="string">
            <text:p>High-affinity zinc uptake system protein znuA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ciH</text:p>
          </table:table-cell>
          <table:table-cell office:value-type="float" office:value="947058">
            <text:p>947058</text:p>
          </table:table-cell>
          <table:table-cell office:value-type="string">
            <text:p>Uncharacterized protein yciH</text:p>
          </table:table-cell>
          <table:table-cell office:value-type="string">
            <text:p>['Translation <text:s/>ribosomal structure and biogenesis', 'translation'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znuC</text:p>
          </table:table-cell>
          <table:table-cell office:value-type="float" office:value="946374">
            <text:p>946374</text:p>
          </table:table-cell>
          <table:table-cell office:value-type="string">
            <text:p>Zinc import ATP-binding protein znuC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fiP</text:p>
          </table:table-cell>
          <table:table-cell office:value-type="float" office:value="947057">
            <text:p>947057</text:p>
          </table:table-cell>
          <table:table-cell office:value-type="string">
            <text:p>DTW domain-containing protein yfiP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ebK</text:p>
          </table:table-cell>
          <table:table-cell office:value-type="float" office:value="946373">
            <text:p>946373</text:p>
          </table:table-cell>
          <table:table-cell office:value-type="string">
            <text:p>HTH-type transcriptional regulator hexR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cfQ</text:p>
          </table:table-cell>
          <table:table-cell office:value-type="float" office:value="947425">
            <text:p>947425</text:p>
          </table:table-cell>
          <table:table-cell office:value-type="string">
            <text:p>Uncharacterized HTH-type transcriptional regulator ycfQ</text:p>
          </table:table-cell>
          <table:table-cell office:value-type="string">
            <text:p>[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nagE</text:p>
          </table:table-cell>
          <table:table-cell office:value-type="float" office:value="945292">
            <text:p>945292</text:p>
          </table:table-cell>
          <table:table-cell office:value-type="string">
            <text:p>PTS system N-acetylglucosamine-specific EIICBA component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ggU</text:p>
          </table:table-cell>
          <table:table-cell office:value-type="float" office:value="947424">
            <text:p>947424</text:p>
          </table:table-cell>
          <table:table-cell office:value-type="string">
            <text:p>UPF0235 protein yggU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bfE</text:p>
          </table:table-cell>
          <table:table-cell office:value-type="float" office:value="945291">
            <text:p>945291</text:p>
          </table:table-cell>
          <table:table-cell office:value-type="string">
            <text:p>Uncharacterized protein ybf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dgB</text:p>
          </table:table-cell>
          <table:table-cell office:value-type="float" office:value="947429">
            <text:p>947429</text:p>
          </table:table-cell>
          <table:table-cell office:value-type="string">
            <text:p>Nucleoside-triphosphatase; Nucleoside-triphosphatase rdgB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fiM</text:p>
          </table:table-cell>
          <table:table-cell office:value-type="float" office:value="947060">
            <text:p>947060</text:p>
          </table:table-cell>
          <table:table-cell office:value-type="string">
            <text:p>Uncharacterized protein yfiM</text:p>
          </table:table-cell>
          <table:table-cell office:value-type="string">
            <text:p>[' RNA related'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hycI</text:p>
          </table:table-cell>
          <table:table-cell office:value-type="float" office:value="947428">
            <text:p>947428</text:p>
          </table:table-cell>
          <table:table-cell office:value-type="string">
            <text:p>Hydrogenase 3 maturation prote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entE</text:p>
          </table:table-cell>
          <table:table-cell office:value-type="float" office:value="947426">
            <text:p>947426</text:p>
          </table:table-cell>
          <table:table-cell office:value-type="string">
            <text:p>Enterobactin synthetase component 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pmC</text:p>
          </table:table-cell>
          <table:table-cell office:value-type="float" office:value="947807">
            <text:p>947807</text:p>
          </table:table-cell>
          <table:table-cell office:value-type="string">
            <text:p>50S ribosomal protein L29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plP</text:p>
          </table:table-cell>
          <table:table-cell office:value-type="float" office:value="947806">
            <text:p>947806</text:p>
          </table:table-cell>
          <table:table-cell office:value-type="string">
            <text:p>50S ribosomal protein L16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plR</text:p>
          </table:table-cell>
          <table:table-cell office:value-type="float" office:value="947804">
            <text:p>947804</text:p>
          </table:table-cell>
          <table:table-cell office:value-type="string">
            <text:p>50S ribosomal protein L18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ggT</text:p>
          </table:table-cell>
          <table:table-cell office:value-type="float" office:value="947421">
            <text:p>947421</text:p>
          </table:table-cell>
          <table:table-cell office:value-type="string">
            <text:p>Uncharacterized protein yggT</text:p>
          </table:table-cell>
          <table:table-cell office:value-type="string">
            <text:p>[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plN</text:p>
          </table:table-cell>
          <table:table-cell office:value-type="float" office:value="947809">
            <text:p>947809</text:p>
          </table:table-cell>
          <table:table-cell office:value-type="string">
            <text:p>50S ribosomal protein L14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psQ</text:p>
          </table:table-cell>
          <table:table-cell office:value-type="float" office:value="947808">
            <text:p>947808</text:p>
          </table:table-cell>
          <table:table-cell office:value-type="string">
            <text:p>30S ribosomal protein S17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rplX</text:p>
          </table:table-cell>
          <table:table-cell office:value-type="float" office:value="947810">
            <text:p>947810</text:p>
          </table:table-cell>
          <table:table-cell office:value-type="string">
            <text:p>50S ribosomal protein L24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uvA</text:p>
          </table:table-cell>
          <table:table-cell office:value-type="float" office:value="946369">
            <text:p>946369</text:p>
          </table:table-cell>
          <table:table-cell office:value-type="string">
            <text:p>Holliday junction ATP-dependent DNA helicase ruv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plV</text:p>
          </table:table-cell>
          <table:table-cell office:value-type="float" office:value="947813">
            <text:p>947813</text:p>
          </table:table-cell>
          <table:table-cell office:value-type="string">
            <text:p>50S ribosomal protein L22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psS</text:p>
          </table:table-cell>
          <table:table-cell office:value-type="float" office:value="947811">
            <text:p>947811</text:p>
          </table:table-cell>
          <table:table-cell office:value-type="string">
            <text:p>30S ribosomal protein S19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selU</text:p>
          </table:table-cell>
          <table:table-cell office:value-type="float" office:value="947063">
            <text:p>947063</text:p>
          </table:table-cell>
          <table:table-cell office:value-type="string">
            <text:p>tRNA 2-selenouridine synth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exoX</text:p>
          </table:table-cell>
          <table:table-cell office:value-type="float" office:value="946361">
            <text:p>946361</text:p>
          </table:table-cell>
          <table:table-cell office:value-type="string">
            <text:p>Exodeoxyribonuclease 10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trxC</text:p>
          </table:table-cell>
          <table:table-cell office:value-type="float" office:value="947062">
            <text:p>947062</text:p>
          </table:table-cell>
          <table:table-cell office:value-type="string">
            <text:p>Thioredoxin-2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kgtP</text:p>
          </table:table-cell>
          <table:table-cell office:value-type="float" office:value="947069">
            <text:p>947069</text:p>
          </table:table-cell>
          <table:table-cell office:value-type="string">
            <text:p>Alpha-ketoglutarate perme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ebF</text:p>
          </table:table-cell>
          <table:table-cell office:value-type="float" office:value="946363">
            <text:p>946363</text:p>
          </table:table-cell>
          <table:table-cell office:value-type="string">
            <text:p>Protein yebF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edd</text:p>
          </table:table-cell>
          <table:table-cell office:value-type="float" office:value="946362">
            <text:p>946362</text:p>
          </table:table-cell>
          <table:table-cell office:value-type="string">
            <text:p>Phosphogluconate dehydrat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fiD</text:p>
          </table:table-cell>
          <table:table-cell office:value-type="float" office:value="947068">
            <text:p>947068</text:p>
          </table:table-cell>
          <table:table-cell office:value-type="string">
            <text:p>Autonomous glycyl radical cofactor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ung</text:p>
          </table:table-cell>
          <table:table-cell office:value-type="float" office:value="947067">
            <text:p>947067</text:p>
          </table:table-cell>
          <table:table-cell office:value-type="string">
            <text:p>Uracil-DNA glycosyl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cgB</text:p>
          </table:table-cell>
          <table:table-cell office:value-type="float" office:value="946365">
            <text:p>946365</text:p>
          </table:table-cell>
          <table:table-cell office:value-type="string">
            <text:p>Uncharacterized protein ycgB</text:p>
          </table:table-cell>
          <table:table-cell office:value-type="string">
            <text:p>['metabolic process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ebG</text:p>
          </table:table-cell>
          <table:table-cell office:value-type="float" office:value="946364">
            <text:p>946364</text:p>
          </table:table-cell>
          <table:table-cell office:value-type="string">
            <text:p>Uncharacterized protein yebG</text:p>
          </table:table-cell>
          <table:table-cell office:value-type="string">
            <text:p>['Translation <text:s/>ribosomal structure and biogenesis', 'Replication <text:s/>recombination and repair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nagB</text:p>
          </table:table-cell>
          <table:table-cell office:value-type="float" office:value="945290">
            <text:p>945290</text:p>
          </table:table-cell>
          <table:table-cell office:value-type="string">
            <text:p>Glucosamine-6-phosphate deamin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ggR</text:p>
          </table:table-cell>
          <table:table-cell office:value-type="float" office:value="947430">
            <text:p>947430</text:p>
          </table:table-cell>
          <table:table-cell office:value-type="string">
            <text:p>Uncharacterized protein yggR</text:p>
          </table:table-cell>
          <table:table-cell office:value-type="string">
            <text:p>[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speA</text:p>
          </table:table-cell>
          <table:table-cell office:value-type="float" office:value="947432">
            <text:p>947432</text:p>
          </table:table-cell>
          <table:table-cell office:value-type="string">
            <text:p>Biosynthetic arginine decarboxylase; Arginine decarboxyl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HIA</text:p>
          </table:table-cell>
          <table:table-cell office:value-type="float" office:value="947837">
            <text:p>947837</text:p>
          </table:table-cell>
          <table:table-cell office:value-type="string">
            <text:p>Probable bifunctional chitinase/lysozym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bfr</text:p>
          </table:table-cell>
          <table:table-cell office:value-type="float" office:value="947839">
            <text:p>947839</text:p>
          </table:table-cell>
          <table:table-cell office:value-type="string">
            <text:p>Bacterioferritin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oaC</text:p>
          </table:table-cell>
          <table:table-cell office:value-type="float" office:value="946308">
            <text:p>946308</text:p>
          </table:table-cell>
          <table:table-cell office:value-type="string">
            <text:p>Uncharacterized protein yoaC</text:p>
          </table:table-cell>
          <table:table-cell office:value-type="string">
            <text:p>['Replication <text:s/>recombination and repair', 'DNA recombination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nrdR</text:p>
          </table:table-cell>
          <table:table-cell office:value-type="float" office:value="947437">
            <text:p>947437</text:p>
          </table:table-cell>
          <table:table-cell office:value-type="string">
            <text:p>Transcriptional repressor nrdR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qgF</text:p>
          </table:table-cell>
          <table:table-cell office:value-type="float" office:value="947439">
            <text:p>947439</text:p>
          </table:table-cell>
          <table:table-cell office:value-type="string">
            <text:p>Putative Holliday junction resolv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oaF</text:p>
          </table:table-cell>
          <table:table-cell office:value-type="float" office:value="946310">
            <text:p>946310</text:p>
          </table:table-cell>
          <table:table-cell office:value-type="string">
            <text:p>Uncharacterized protein yoaF</text:p>
          </table:table-cell>
          <table:table-cell office:value-type="string">
            <text:p>[]</text:p>
          </table:table-cell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pflC</text:p>
          </table:table-cell>
          <table:table-cell office:value-type="float" office:value="948453">
            <text:p>948453</text:p>
          </table:table-cell>
          <table:table-cell office:value-type="string">
            <text:p>Pyruvate formate-lyase 2-activating enzym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flD</text:p>
          </table:table-cell>
          <table:table-cell office:value-type="float" office:value="948454">
            <text:p>948454</text:p>
          </table:table-cell>
          <table:table-cell office:value-type="string">
            <text:p>Formate acetyltransferase 2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argC</text:p>
          </table:table-cell>
          <table:table-cell office:value-type="float" office:value="948455">
            <text:p>948455</text:p>
          </table:table-cell>
          <table:table-cell office:value-type="string">
            <text:p>N-acetyl-gamma-glutamyl-phosphate reduct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argE</text:p>
          </table:table-cell>
          <table:table-cell office:value-type="float" office:value="948456">
            <text:p>948456</text:p>
          </table:table-cell>
          <table:table-cell office:value-type="string">
            <text:p>Acetylornithine deacetyl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psL</text:p>
          </table:table-cell>
          <table:table-cell office:value-type="float" office:value="947845">
            <text:p>947845</text:p>
          </table:table-cell>
          <table:table-cell office:value-type="string">
            <text:p>30S ribosomal protein S12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rpmG</text:p>
          </table:table-cell>
          <table:table-cell office:value-type="float" office:value="946318">
            <text:p>946318</text:p>
          </table:table-cell>
          <table:table-cell office:value-type="string">
            <text:p>50S ribosomal protein L33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heL</text:p>
          </table:table-cell>
          <table:table-cell office:value-type="float" office:value="947844">
            <text:p>947844</text:p>
          </table:table-cell>
          <table:table-cell office:value-type="string">
            <text:p>Protein tusB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ijP</text:p>
          </table:table-cell>
          <table:table-cell office:value-type="float" office:value="948458">
            <text:p>948458</text:p>
          </table:table-cell>
          <table:table-cell office:value-type="string">
            <text:p>E2348C_4267; ECUMN_4486; ECED1_4660; b3955; ECDH10B_4143; ECIAI1_4163; EC55989_4437; Z5513; ECS88_4410; UTI89_C4546; c4914; ECIAI39_3034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rpsG</text:p>
          </table:table-cell>
          <table:table-cell office:value-type="float" office:value="947846">
            <text:p>947846</text:p>
          </table:table-cell>
          <table:table-cell office:value-type="string">
            <text:p>30S ribosomal protein S7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ompN</text:p>
          </table:table-cell>
          <table:table-cell office:value-type="float" office:value="946313">
            <text:p>946313</text:p>
          </table:table-cell>
          <table:table-cell office:value-type="string">
            <text:p>Outer membrane protein N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eaY</text:p>
          </table:table-cell>
          <table:table-cell office:value-type="float" office:value="946312">
            <text:p>946312</text:p>
          </table:table-cell>
          <table:table-cell office:value-type="string">
            <text:p>Uncharacterized lipoprotein yeaY</text:p>
          </table:table-cell>
          <table:table-cell office:value-type="string">
            <text:p>['Cell wall membrane envelope biogenesis', 'metabolic process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sad</text:p>
          </table:table-cell>
          <table:table-cell office:value-type="float" office:value="947440">
            <text:p>947440</text:p>
          </table:table-cell>
          <table:table-cell office:value-type="string">
            <text:p>Aldehyde dehydrogenase-like protein yneI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rplM</text:p>
          </table:table-cell>
          <table:table-cell office:value-type="float" office:value="947828">
            <text:p>947828</text:p>
          </table:table-cell>
          <table:table-cell office:value-type="string">
            <text:p>50S ribosomal protein L13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trmI</text:p>
          </table:table-cell>
          <table:table-cell office:value-type="float" office:value="947448">
            <text:p>947448</text:p>
          </table:table-cell>
          <table:table-cell office:value-type="string">
            <text:p>tRNA (guanine-N(7)-)-methyltransfer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ggL</text:p>
          </table:table-cell>
          <table:table-cell office:value-type="float" office:value="947449">
            <text:p>947449</text:p>
          </table:table-cell>
          <table:table-cell office:value-type="string">
            <text:p>Uncharacterized protein yggL</text:p>
          </table:table-cell>
          <table:table-cell office:value-type="string">
            <text:p>[]</text:p>
          </table:table-cell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ggW</text:p>
          </table:table-cell>
          <table:table-cell office:value-type="float" office:value="947446">
            <text:p>947446</text:p>
          </table:table-cell>
          <table:table-cell office:value-type="string">
            <text:p>Oxygen-independent coproporphyrinogen-III oxidase-like protein yggW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mutY</text:p>
          </table:table-cell>
          <table:table-cell office:value-type="float" office:value="947447">
            <text:p>947447</text:p>
          </table:table-cell>
          <table:table-cell office:value-type="string">
            <text:p>A/G-specific adenine glycosylase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atoC</text:p>
          </table:table-cell>
          <table:table-cell office:value-type="float" office:value="947444">
            <text:p>947444</text:p>
          </table:table-cell>
          <table:table-cell office:value-type="string">
            <text:p>Acetoacetate metabolism regulatory protein atoC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iscU</text:p>
          </table:table-cell>
          <table:table-cell office:value-type="float" office:value="947002">
            <text:p>947002</text:p>
          </table:table-cell>
          <table:table-cell office:value-type="string">
            <text:p>NifU-like prote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uuC</text:p>
          </table:table-cell>
          <table:table-cell office:value-type="float" office:value="947003">
            <text:p>947003</text:p>
          </table:table-cell>
          <table:table-cell office:value-type="string">
            <text:p>Gamma-glutamyl-gamma-aminobutyraldehyde dehydrogenase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gldA</text:p>
          </table:table-cell>
          <table:table-cell office:value-type="float" office:value="948440">
            <text:p>948440</text:p>
          </table:table-cell>
          <table:table-cell office:value-type="string">
            <text:p>Glycerol dehydrogen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ccS</text:p>
          </table:table-cell>
          <table:table-cell office:value-type="float" office:value="947001">
            <text:p>947001</text:p>
          </table:table-cell>
          <table:table-cell office:value-type="string">
            <text:p>Inner membrane protein yccS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clpS</text:p>
          </table:table-cell>
          <table:table-cell office:value-type="float" office:value="948443">
            <text:p>948443</text:p>
          </table:table-cell>
          <table:table-cell office:value-type="string">
            <text:p>ATP-dependent Clp protease adapter protein clpS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hrpA</text:p>
          </table:table-cell>
          <table:table-cell office:value-type="float" office:value="948444">
            <text:p>948444</text:p>
          </table:table-cell>
          <table:table-cell office:value-type="string">
            <text:p>ATP-dependent RNA helicase hrp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eaZ</text:p>
          </table:table-cell>
          <table:table-cell office:value-type="float" office:value="946304">
            <text:p>946304</text:p>
          </table:table-cell>
          <table:table-cell office:value-type="string">
            <text:p>M22 peptidase homolog yeaZ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thiB</text:p>
          </table:table-cell>
          <table:table-cell office:value-type="float" office:value="946306">
            <text:p>946306</text:p>
          </table:table-cell>
          <table:table-cell office:value-type="string">
            <text:p>Thiamine-binding periplasmic protein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flgA</text:p>
          </table:table-cell>
          <table:table-cell office:value-type="float" office:value="946300">
            <text:p>946300</text:p>
          </table:table-cell>
          <table:table-cell office:value-type="string">
            <text:p>Flagella basal body P-ring formation protein flg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talA</text:p>
          </table:table-cell>
          <table:table-cell office:value-type="float" office:value="947006">
            <text:p>947006</text:p>
          </table:table-cell>
          <table:table-cell office:value-type="string">
            <text:p>Transaldolase A; Transaldol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mipA</text:p>
          </table:table-cell>
          <table:table-cell office:value-type="float" office:value="946301">
            <text:p>946301</text:p>
          </table:table-cell>
          <table:table-cell office:value-type="string">
            <text:p>MltA-interacting protein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gspK</text:p>
          </table:table-cell>
          <table:table-cell office:value-type="float" office:value="947831">
            <text:p>947831</text:p>
          </table:table-cell>
          <table:table-cell office:value-type="string">
            <text:p>Probable general secretion pathway protein K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hcO</text:p>
          </table:table-cell>
          <table:table-cell office:value-type="float" office:value="947830">
            <text:p>947830</text:p>
          </table:table-cell>
          <table:table-cell office:value-type="string">
            <text:p>Uncharacterized protein yhcO</text:p>
          </table:table-cell>
          <table:table-cell office:value-type="string">
            <text:p>[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eaE</text:p>
          </table:table-cell>
          <table:table-cell office:value-type="float" office:value="946302">
            <text:p>946302</text:p>
          </table:table-cell>
          <table:table-cell office:value-type="string">
            <text:p>Uncharacterized protein yea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iscS</text:p>
          </table:table-cell>
          <table:table-cell office:value-type="float" office:value="947004">
            <text:p>947004</text:p>
          </table:table-cell>
          <table:table-cell office:value-type="string">
            <text:p>Cysteine desulfur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eaK</text:p>
          </table:table-cell>
          <table:table-cell office:value-type="float" office:value="946303">
            <text:p>946303</text:p>
          </table:table-cell>
          <table:table-cell office:value-type="string">
            <text:p>Uncharacterized protein yeaK</text:p>
          </table:table-cell>
          <table:table-cell office:value-type="string">
            <text:p>[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hr</text:p>
          </table:table-cell>
          <table:table-cell office:value-type="float" office:value="947005">
            <text:p>947005</text:p>
          </table:table-cell>
          <table:table-cell office:value-type="string">
            <text:p>Deoxyribodipyrimidine photo-ly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slyD</text:p>
          </table:table-cell>
          <table:table-cell office:value-type="float" office:value="947859">
            <text:p>947859</text:p>
          </table:table-cell>
          <table:table-cell office:value-type="string">
            <text:p>FKBP-type peptidyl-prolyl cis-trans isomerase slyD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kdpB</text:p>
          </table:table-cell>
          <table:table-cell office:value-type="float" office:value="947450">
            <text:p>947450</text:p>
          </table:table-cell>
          <table:table-cell office:value-type="string">
            <text:p>Potassium-transporting ATPase B chain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ggN</text:p>
          </table:table-cell>
          <table:table-cell office:value-type="float" office:value="947453">
            <text:p>947453</text:p>
          </table:table-cell>
          <table:table-cell office:value-type="string">
            <text:p>Uncharacterized protein yggN</text:p>
          </table:table-cell>
          <table:table-cell office:value-type="string">
            <text:p>[' Central intermediary metabolism']</text:p>
          </table:table-cell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ansB</text:p>
          </table:table-cell>
          <table:table-cell office:value-type="float" office:value="947454">
            <text:p>947454</text:p>
          </table:table-cell>
          <table:table-cell office:value-type="string">
            <text:p>L-asparaginase 2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flgJ</text:p>
          </table:table-cell>
          <table:table-cell office:value-type="float" office:value="947456">
            <text:p>947456</text:p>
          </table:table-cell>
          <table:table-cell office:value-type="string">
            <text:p>Peptidoglycan hydrolase flgJ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speC</text:p>
          </table:table-cell>
          <table:table-cell office:value-type="float" office:value="947457">
            <text:p>947457</text:p>
          </table:table-cell>
          <table:table-cell office:value-type="string">
            <text:p>Ornithine decarboxylase, constitutiv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ahA</text:p>
          </table:table-cell>
          <table:table-cell office:value-type="float" office:value="947459">
            <text:p>947459</text:p>
          </table:table-cell>
          <table:table-cell office:value-type="string">
            <text:p>Cyclic di-GMP phosphodiesterase yahA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fhG</text:p>
          </table:table-cell>
          <table:table-cell office:value-type="float" office:value="947010">
            <text:p>947010</text:p>
          </table:table-cell>
          <table:table-cell office:value-type="string">
            <text:p>Uncharacterized protein yfhG</text:p>
          </table:table-cell>
          <table:table-cell office:value-type="string">
            <text:p>['Amino acid transport and metabolism', ' Building block biosynthesis', ' RNA related', ' Type of regulation', 'transcription', 'regulation of transcription <text:s/>DNA dependent']</text:p>
          </table:table-cell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cdX</text:p>
          </table:table-cell>
          <table:table-cell office:value-type="float" office:value="948477">
            <text:p>948477</text:p>
          </table:table-cell>
          <table:table-cell office:value-type="string">
            <text:p>Putative hydrolase ycdX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sdaA</text:p>
          </table:table-cell>
          <table:table-cell office:value-type="float" office:value="946331">
            <text:p>946331</text:p>
          </table:table-cell>
          <table:table-cell office:value-type="string">
            <text:p>L-serine dehydratase 1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nlpD</text:p>
          </table:table-cell>
          <table:table-cell office:value-type="float" office:value="947011">
            <text:p>947011</text:p>
          </table:table-cell>
          <table:table-cell office:value-type="string">
            <text:p>Lipoprotein nlpD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murB</text:p>
          </table:table-cell>
          <table:table-cell office:value-type="float" office:value="948470">
            <text:p>948470</text:p>
          </table:table-cell>
          <table:table-cell office:value-type="string">
            <text:p>UDP-N-acetylenolpyruvoylglucosamine reduct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manY</text:p>
          </table:table-cell>
          <table:table-cell office:value-type="float" office:value="946332">
            <text:p>946332</text:p>
          </table:table-cell>
          <table:table-cell office:value-type="string">
            <text:p>Mannose permease IIC component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acC</text:p>
          </table:table-cell>
          <table:table-cell office:value-type="float" office:value="948472">
            <text:p>948472</text:p>
          </table:table-cell>
          <table:table-cell office:value-type="string">
            <text:p>Uncharacterized protein yacC</text:p>
          </table:table-cell>
          <table:table-cell office:value-type="string">
            <text:p>['Amino acid transport and metabolism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argR</text:p>
          </table:table-cell>
          <table:table-cell office:value-type="float" office:value="947861">
            <text:p>947861</text:p>
          </table:table-cell>
          <table:table-cell office:value-type="string">
            <text:p>Arginine repressor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qseE</text:p>
          </table:table-cell>
          <table:table-cell office:value-type="float" office:value="947013">
            <text:p>947013</text:p>
          </table:table-cell>
          <table:table-cell office:value-type="string">
            <text:p>Putative sensor-like histidine kinase yfhK; Sensor protein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glrK</text:p>
          </table:table-cell>
          <table:table-cell office:value-type="float" office:value="947013">
            <text:p>947013</text:p>
          </table:table-cell>
          <table:table-cell office:value-type="string">
            <text:p>Putative sensor-like histidine kinase yfhK; Sensor protein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yhfA</text:p>
          </table:table-cell>
          <table:table-cell office:value-type="float" office:value="947860">
            <text:p>947860</text:p>
          </table:table-cell>
          <table:table-cell office:value-type="string">
            <text:p>Protein yhfA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ebY</text:p>
          </table:table-cell>
          <table:table-cell office:value-type="float" office:value="947014">
            <text:p>947014</text:p>
          </table:table-cell>
          <table:table-cell office:value-type="string">
            <text:p>Uncharacterized protein yebY</text:p>
          </table:table-cell>
          <table:table-cell office:value-type="string">
            <text:p>['translation'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oaE</text:p>
          </table:table-cell>
          <table:table-cell office:value-type="float" office:value="946335">
            <text:p>946335</text:p>
          </table:table-cell>
          <table:table-cell office:value-type="string">
            <text:p>UPF0053 inner membrane protein yoa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prkB</text:p>
          </table:table-cell>
          <table:table-cell office:value-type="float" office:value="947862">
            <text:p>947862</text:p>
          </table:table-cell>
          <table:table-cell office:value-type="string">
            <text:p>Probable phosphoribulokinase; Phosphoribulokin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pepT</text:p>
          </table:table-cell>
          <table:table-cell office:value-type="float" office:value="946333">
            <text:p>946333</text:p>
          </table:table-cell>
          <table:table-cell office:value-type="string">
            <text:p>Peptidase T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degS</text:p>
          </table:table-cell>
          <table:table-cell office:value-type="float" office:value="947865">
            <text:p>947865</text:p>
          </table:table-cell>
          <table:table-cell office:value-type="string">
            <text:p>Protease degS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manX</text:p>
          </table:table-cell>
          <table:table-cell office:value-type="float" office:value="946334">
            <text:p>946334</text:p>
          </table:table-cell>
          <table:table-cell office:value-type="string">
            <text:p>PTS system mannose-specific EIIAB component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hmp</text:p>
          </table:table-cell>
          <table:table-cell office:value-type="float" office:value="947018">
            <text:p>947018</text:p>
          </table:table-cell>
          <table:table-cell office:value-type="string">
            <text:p>Flavohemoprote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cspC</text:p>
          </table:table-cell>
          <table:table-cell office:value-type="float" office:value="946339">
            <text:p>946339</text:p>
          </table:table-cell>
          <table:table-cell office:value-type="string">
            <text:p>Cold shock-like protein cspC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phC</text:p>
          </table:table-cell>
          <table:table-cell office:value-type="float" office:value="947019">
            <text:p>947019</text:p>
          </table:table-cell>
          <table:table-cell office:value-type="string">
            <text:p>Uncharacterized zinc-type alcohol dehydrogenase-like protein yphC</text:p>
          </table:table-cell>
          <table:table-cell office:value-type="string">
            <text:p>[' Carbon compound utilization', ' Energy metabolism <text:s/>carbon '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crp</text:p>
          </table:table-cell>
          <table:table-cell office:value-type="float" office:value="947867">
            <text:p>947867</text:p>
          </table:table-cell>
          <table:table-cell office:value-type="string">
            <text:p>Catabolite gene activator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hfK</text:p>
          </table:table-cell>
          <table:table-cell office:value-type="float" office:value="947866">
            <text:p>947866</text:p>
          </table:table-cell>
          <table:table-cell office:value-type="string">
            <text:p>Uncharacterized protein yhfK</text:p>
          </table:table-cell>
          <table:table-cell office:value-type="string">
            <text:p>['Signal transduction mechanisms', 'tricarboxylic acid cycle']</text:p>
          </table:table-cell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pabB</text:p>
          </table:table-cell>
          <table:table-cell office:value-type="float" office:value="946337">
            <text:p>946337</text:p>
          </table:table-cell>
          <table:table-cell office:value-type="string">
            <text:p>Para-aminobenzoate synthase component 1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ascB</text:p>
          </table:table-cell>
          <table:table-cell office:value-type="float" office:value="947460">
            <text:p>947460</text:p>
          </table:table-cell>
          <table:table-cell office:value-type="string">
            <text:p>6-phospho-beta-glucosidase ascB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ggX</text:p>
          </table:table-cell>
          <table:table-cell office:value-type="float" office:value="947461">
            <text:p>947461</text:p>
          </table:table-cell>
          <table:table-cell office:value-type="string">
            <text:p>Probable Fe(2+)-trafficking protein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eaU</text:p>
          </table:table-cell>
          <table:table-cell office:value-type="float" office:value="946319">
            <text:p>946319</text:p>
          </table:table-cell>
          <table:table-cell office:value-type="string">
            <text:p>Probable tartrate dehydrogenase/decarboxyl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dmlA</text:p>
          </table:table-cell>
          <table:table-cell office:value-type="float" office:value="946319">
            <text:p>946319</text:p>
          </table:table-cell>
          <table:table-cell office:value-type="string">
            <text:p>Probable tartrate dehydrogenase/decarboxyl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yhdH</text:p>
          </table:table-cell>
          <table:table-cell office:value-type="float" office:value="947848">
            <text:p>947848</text:p>
          </table:table-cell>
          <table:table-cell office:value-type="string">
            <text:p>Putative quinone oxidoreductase yhdH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slyX</text:p>
          </table:table-cell>
          <table:table-cell office:value-type="float" office:value="947849">
            <text:p>947849</text:p>
          </table:table-cell>
          <table:table-cell office:value-type="string">
            <text:p>Protein slyX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leuA</text:p>
          </table:table-cell>
          <table:table-cell office:value-type="float" office:value="947465">
            <text:p>947465</text:p>
          </table:table-cell>
          <table:table-cell office:value-type="string">
            <text:p>2-isopropylmalate synth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phG</text:p>
          </table:table-cell>
          <table:table-cell office:value-type="float" office:value="947021">
            <text:p>947021</text:p>
          </table:table-cell>
          <table:table-cell office:value-type="string">
            <text:p>Uncharacterized protein yphG</text:p>
          </table:table-cell>
          <table:table-cell office:value-type="string">
            <text:p>[' Carbon compound utilization', 'carbohydrate transport']</text:p>
          </table:table-cell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cspE</text:p>
          </table:table-cell>
          <table:table-cell office:value-type="float" office:value="947024">
            <text:p>947024</text:p>
          </table:table-cell>
          <table:table-cell office:value-type="string">
            <text:p>Cold shock-like protein csp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oxyR</text:p>
          </table:table-cell>
          <table:table-cell office:value-type="float" office:value="948462">
            <text:p>948462</text:p>
          </table:table-cell>
          <table:table-cell office:value-type="string">
            <text:p>Hydrogen peroxide-inducible genes activator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fabR</text:p>
          </table:table-cell>
          <table:table-cell office:value-type="float" office:value="948460">
            <text:p>948460</text:p>
          </table:table-cell>
          <table:table-cell office:value-type="string">
            <text:p>HTH-type transcriptional repressor fabR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murG</text:p>
          </table:table-cell>
          <table:table-cell office:value-type="float" office:value="946321">
            <text:p>946321</text:p>
          </table:table-cell>
          <table:table-cell office:value-type="string">
            <text:p>UDP-N-acetylglucosamine--N-acetylmuramyl-(pentapeptide) pyrophosphoryl-undecaprenol N-acetylglucosamine transferase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phH</text:p>
          </table:table-cell>
          <table:table-cell office:value-type="float" office:value="947023">
            <text:p>947023</text:p>
          </table:table-cell>
          <table:table-cell office:value-type="string">
            <text:p>Uncharacterized protein yphH</text:p>
          </table:table-cell>
          <table:table-cell office:value-type="string">
            <text:p>['Carbohydrate transport and metabolism', 'Transcription', 'carbohydrate metabolic process'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potA</text:p>
          </table:table-cell>
          <table:table-cell office:value-type="float" office:value="946323">
            <text:p>946323</text:p>
          </table:table-cell>
          <table:table-cell office:value-type="string">
            <text:p>Spermidine/putrescine import ATP-binding protein potA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heM</text:p>
          </table:table-cell>
          <table:table-cell office:value-type="float" office:value="947853">
            <text:p>947853</text:p>
          </table:table-cell>
          <table:table-cell office:value-type="string">
            <text:p>Protein tusC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yfgC</text:p>
          </table:table-cell>
          <table:table-cell office:value-type="float" office:value="947029">
            <text:p>947029</text:p>
          </table:table-cell>
          <table:table-cell office:value-type="string">
            <text:p>TPR repeat-containing protein yfgC</text:p>
          </table:table-cell>
          <table:table-cell/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ddlB</text:p>
          </table:table-cell>
          <table:table-cell office:value-type="float" office:value="946324">
            <text:p>946324</text:p>
          </table:table-cell>
          <table:table-cell office:value-type="string">
            <text:p>D-alanine--D-alanine ligase B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fhB</text:p>
          </table:table-cell>
          <table:table-cell office:value-type="float" office:value="947026">
            <text:p>947026</text:p>
          </table:table-cell>
          <table:table-cell office:value-type="string">
            <text:p>Uncharacterized protein yfhB</text:p>
          </table:table-cell>
          <table:table-cell office:value-type="string">
            <text:p>['Nucleotide transport and metabolism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tadA</text:p>
          </table:table-cell>
          <table:table-cell office:value-type="float" office:value="947027">
            <text:p>947027</text:p>
          </table:table-cell>
          <table:table-cell office:value-type="string">
            <text:p>tRNA-specific adenosine deamin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heO</text:p>
          </table:table-cell>
          <table:table-cell office:value-type="float" office:value="947851">
            <text:p>947851</text:p>
          </table:table-cell>
          <table:table-cell office:value-type="string">
            <text:p>Uncharacterized protein yheO</text:p>
          </table:table-cell>
          <table:table-cell office:value-type="string">
            <text:p>['protein folding']</text:p>
          </table:table-cell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phoQ</text:p>
          </table:table-cell>
          <table:table-cell office:value-type="float" office:value="946326">
            <text:p>946326</text:p>
          </table:table-cell>
          <table:table-cell office:value-type="string">
            <text:p>Sensor protein phoQ; Sensor protein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birA</text:p>
          </table:table-cell>
          <table:table-cell office:value-type="float" office:value="948469">
            <text:p>948469</text:p>
          </table:table-cell>
          <table:table-cell office:value-type="string">
            <text:p>Bifunctional protein birA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>
          <table:table-cell office:value-type="string">
            <text:p>kefB</text:p>
          </table:table-cell>
          <table:table-cell office:value-type="float" office:value="947858">
            <text:p>947858</text:p>
          </table:table-cell>
          <table:table-cell office:value-type="string">
            <text:p>Glutathione-regulated potassium-efflux system protein kefB</text:p>
          </table:table-cell>
          <table:table-cell/>
          <table:table-cell office:value-type="string">
            <text:p>Temporarly Down Regulated</text:p>
          </table:table-cell>
          <table:table-cell table:number-columns-repeated="1019"/>
        </table:table-row>
        <table:table-row table:style-name="ro1">
          <table:table-cell office:value-type="string">
            <text:p>kefG</text:p>
          </table:table-cell>
          <table:table-cell office:value-type="float" office:value="947857">
            <text:p>947857</text:p>
          </table:table-cell>
          <table:table-cell office:value-type="string">
            <text:p>Glutathione-regulated potassium-efflux system ancillary protein kefG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Fadd</text:p>
          </table:table-cell>
          <table:table-cell office:value-type="float" office:value="946327">
            <text:p>946327</text:p>
          </table:table-cell>
          <table:table-cell office:value-type="string">
            <text:p>Long-chain-fatty-acid--CoA ligase</text:p>
          </table:table-cell>
          <table:table-cell/>
          <table:table-cell office:value-type="string">
            <text:p>Up Regulated</text:p>
          </table:table-cell>
          <table:table-cell table:number-columns-repeated="1019"/>
        </table:table-row>
        <table:table-row table:style-name="ro1">
          <table:table-cell office:value-type="string">
            <text:p>rnd</text:p>
          </table:table-cell>
          <table:table-cell office:value-type="float" office:value="946328">
            <text:p>946328</text:p>
          </table:table-cell>
          <table:table-cell office:value-type="string">
            <text:p>Ribonuclease D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murI</text:p>
          </table:table-cell>
          <table:table-cell office:value-type="float" office:value="948467">
            <text:p>948467</text:p>
          </table:table-cell>
          <table:table-cell office:value-type="string">
            <text:p>Glutamate racemase</text:p>
          </table:table-cell>
          <table:table-cell/>
          <table:table-cell office:value-type="string">
            <text:p>Down Regulated</text:p>
          </table:table-cell>
          <table:table-cell table:number-columns-repeated="1019"/>
        </table:table-row>
        <table:table-row table:style-name="ro1">
          <table:table-cell office:value-type="string">
            <text:p>yheS</text:p>
          </table:table-cell>
          <table:table-cell office:value-type="float" office:value="947856">
            <text:p>947856</text:p>
          </table:table-cell>
          <table:table-cell office:value-type="string">
            <text:p>Uncharacterized ABC transporter ATP-binding protein yheS</text:p>
          </table:table-cell>
          <table:table-cell office:value-type="string">
            <text:p>[]</text:p>
          </table:table-cell>
          <table:table-cell office:value-type="string">
            <text:p>Ambiguous/Unsorted</text:p>
          </table:table-cell>
          <table:table-cell table:number-columns-repeated="1019"/>
        </table:table-row>
        <table:table-row table:style-name="ro1">
          <table:table-cell office:value-type="string">
            <text:p>yheT</text:p>
          </table:table-cell>
          <table:table-cell office:value-type="float" office:value="947855">
            <text:p>947855</text:p>
          </table:table-cell>
          <table:table-cell office:value-type="string">
            <text:p>Putative esterase yheT</text:p>
          </table:table-cell>
          <table:table-cell/>
          <table:table-cell office:value-type="string">
            <text:p>Temporarly Up Regulated</text:p>
          </table:table-cell>
          <table:table-cell table:number-columns-repeated="1019"/>
        </table:table-row>
        <table:table-row table:style-name="ro1" table:number-rows-repeated="10466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061in" fo:margin-bottom="0.75in" fo:margin-left="0.3335in" fo:margin-right="0.3063in" style:shadow="none" fo:background-color="transparent" style:scale-to="45%" style:writing-mode="lr-tb" style:print="charts drawings grid objects zero-values">
        <style:background-image/>
      </style:page-layout-properties>
      <style:header-style>
        <style:header-footer-properties svg:height="0.7799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size="32pt" fo:font-weight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ed-by>jrh94 </meta:printed-by>
    <meta:print-date>2014-09-26T17:56:57</meta:print-date>
    <dc:date>2014-09-26T18:01:01</dc:date>
    <dc:creator>jrh94 </dc:creator>
    <meta:document-statistic meta:table-count="1" meta:cell-count="7864" meta:object-count="0"/>
    <meta:generator>LibreOffice/3.5$Linux_X86_64 LibreOffice_project/350m1$Build-2</meta:generator>
  </office:meta>
</office:document-meta>
</file>